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automatic-styles>
    <style:style style:name="Table1" style:family="table">
      <style:table-properties style:width="6.9271in" fo:margin-left="0in" table:align="left" style:may-break-between-rows="true" style:writing-mode="lr-tb" table:border-model="collapsing"/>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9" style:family="table-row">
      <style:table-row-properties fo:keep-together="auto"/>
    </style:style>
    <style:style style:name="Table1.A12" style:family="table-cell">
      <style:table-cell-properties fo:background-color="transparent" fo:padding="0in" fo:border-left="none" fo:border-right="none" fo:border-top="none" fo:border-bottom="0.75pt solid #000000" style:writing-mode="page">
        <style:background-image/>
      </style:table-cell-properties>
    </style:style>
    <style:style style:name="IncludedMetrics" style:family="table">
      <style:table-properties style:width="6.9271in" fo:margin-left="0in" table:align="left" style:may-break-between-rows="false" style:writing-mode="lr-tb"/>
    </style:style>
    <style:style style:name="IncludedMetrics.A" style:family="table-column">
      <style:table-column-properties style:column-width="1in"/>
    </style:style>
    <style:style style:name="IncludedMetrics.B" style:family="table-column">
      <style:table-column-properties style:column-width="1.125in"/>
    </style:style>
    <style:style style:name="IncludedMetrics.C" style:family="table-column">
      <style:table-column-properties style:column-width="4.8021in"/>
    </style:style>
    <style:style style:name="IncludedMetrics.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IncludedMetrics.A2" style:family="table-cell">
      <style:table-cell-properties fo:background-color="#eeeeee" fo:padding="0in" fo:border-left="none" fo:border-right="none" fo:border-top="none" fo:border-bottom="0.75pt solid #999999" style:writing-mode="page">
        <style:background-image/>
      </style:table-cell-properties>
    </style:style>
    <style:style style:name="IncludedMetrics.A20"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Header">
      <style:paragraph-properties fo:text-align="start" style:justify-single-word="false" style:writing-mode="lr-tb"/>
    </style:style>
    <style:style style:name="P2" style:family="paragraph" style:parent-style-name="Footer">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05e64e"/>
    </style:style>
    <style:style style:name="P7" style:family="paragraph" style:parent-style-name="Standard">
      <style:paragraph-properties fo:text-align="start" style:justify-single-word="false" style:writing-mode="lr-tb"/>
      <style:text-properties officeooo:paragraph-rsid="000744c4"/>
    </style:style>
    <style:style style:name="P8" style:family="paragraph" style:parent-style-name="Standard">
      <style:paragraph-properties fo:text-align="start" style:justify-single-word="false" style:writing-mode="lr-tb"/>
      <style:text-properties officeooo:paragraph-rsid="00117f58"/>
    </style:style>
    <style:style style:name="P9" style:family="paragraph" style:parent-style-name="Standard">
      <style:paragraph-properties fo:text-align="start" style:justify-single-word="false" style:writing-mode="lr-tb"/>
      <style:text-properties officeooo:paragraph-rsid="0015b517"/>
    </style:style>
    <style:style style:name="P10" style:family="paragraph" style:parent-style-name="Standard">
      <style:paragraph-properties fo:text-align="start" style:justify-single-word="false" style:writing-mode="lr-tb"/>
      <style:text-properties officeooo:paragraph-rsid="001887e3"/>
    </style:style>
    <style:style style:name="P11" style:family="paragraph" style:parent-style-name="Standard">
      <style:paragraph-properties fo:text-align="start" style:justify-single-word="false" style:writing-mode="lr-tb"/>
      <style:text-properties officeooo:paragraph-rsid="00224fe7"/>
    </style:style>
    <style:style style:name="P12" style:family="paragraph" style:parent-style-name="Standard">
      <style:paragraph-properties fo:text-align="start" style:justify-single-word="false" style:writing-mode="lr-tb"/>
      <style:text-properties officeooo:paragraph-rsid="0023d2f0"/>
    </style:style>
    <style:style style:name="P13" style:family="paragraph" style:parent-style-name="Standard">
      <style:paragraph-properties fo:text-align="start" style:justify-single-word="false" style:writing-mode="lr-tb"/>
      <style:text-properties officeooo:paragraph-rsid="0024af4e"/>
    </style:style>
    <style:style style:name="P14" style:family="paragraph" style:parent-style-name="Preformatted_20_Text">
      <style:paragraph-properties fo:margin-top="0in" fo:margin-bottom="0.1965in" style:contextual-spacing="false" fo:text-align="start" style:justify-single-word="false" style:writing-mode="lr-tb"/>
    </style:style>
    <style:style style:name="P15" style:family="paragraph" style:parent-style-name="Preformatted_20_Text">
      <style:paragraph-properties fo:margin-top="0in" fo:margin-bottom="0in" style:contextual-spacing="false" fo:text-align="start" style:justify-single-word="false" style:writing-mode="lr-tb"/>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align="start" style:justify-single-word="false" fo:text-indent="0in" style:auto-text-indent="false" style:writing-mode="lr-tb"/>
    </style:style>
    <style:style style:name="P18" style:family="paragraph" style:parent-style-name="Standard">
      <style:paragraph-properties fo:text-align="start" style:justify-single-word="false" style:writing-mode="lr-tb"/>
      <style:text-properties officeooo:paragraph-rsid="00347775"/>
    </style:style>
    <style:style style:name="P19" style:family="paragraph" style:parent-style-name="Standard">
      <style:paragraph-properties fo:text-align="start" style:justify-single-word="false" style:writing-mode="lr-tb"/>
      <style:text-properties officeooo:paragraph-rsid="00379f54"/>
    </style:style>
    <style:style style:name="P20" style:family="paragraph" style:parent-style-name="Standard">
      <style:paragraph-properties fo:text-align="start" style:justify-single-word="false" style:writing-mode="lr-tb"/>
      <style:text-properties officeooo:paragraph-rsid="003ab502"/>
    </style:style>
    <style:style style:name="P21" style:family="paragraph" style:parent-style-name="Standard">
      <style:paragraph-properties fo:text-align="start" style:justify-single-word="false" style:writing-mode="lr-tb"/>
      <style:text-properties officeooo:paragraph-rsid="003f3712"/>
    </style:style>
    <style:style style:name="P22" style:family="paragraph" style:parent-style-name="Standard">
      <style:paragraph-properties fo:text-align="start" style:justify-single-word="false" style:writing-mode="lr-tb"/>
      <style:text-properties officeooo:paragraph-rsid="003fd112"/>
    </style:style>
    <style:style style:name="P23" style:family="paragraph" style:parent-style-name="Text_20_body">
      <style:paragraph-properties fo:text-align="start" style:justify-single-word="false" style:writing-mode="lr-tb"/>
      <style:text-properties officeooo:paragraph-rsid="004194aa"/>
    </style:style>
    <style:style style:name="P24" style:family="paragraph" style:parent-style-name="Standard">
      <style:paragraph-properties fo:text-align="start" style:justify-single-word="false" style:writing-mode="lr-tb"/>
      <style:text-properties officeooo:paragraph-rsid="004353da"/>
    </style:style>
    <style:style style:name="P25" style:family="paragraph" style:parent-style-name="Standard">
      <style:paragraph-properties fo:text-align="start" style:justify-single-word="false" style:writing-mode="lr-tb"/>
      <style:text-properties officeooo:paragraph-rsid="0053808d"/>
    </style:style>
    <style:style style:name="P26" style:family="paragraph" style:parent-style-name="Standard">
      <style:paragraph-properties fo:text-align="start" style:justify-single-word="false" style:writing-mode="lr-tb"/>
      <style:text-properties officeooo:paragraph-rsid="006669dc"/>
    </style:style>
    <style:style style:name="P27" style:family="paragraph" style:parent-style-name="Standard">
      <style:paragraph-properties fo:text-align="start" style:justify-single-word="false" style:writing-mode="lr-tb"/>
      <style:text-properties officeooo:paragraph-rsid="0031baa5"/>
    </style:style>
    <style:style style:name="P28" style:family="paragraph" style:parent-style-name="Standard">
      <style:paragraph-properties fo:text-align="start" style:justify-single-word="false" fo:break-before="page" style:writing-mode="lr-tb"/>
      <style:text-properties officeooo:paragraph-rsid="007db016"/>
    </style:style>
    <style:style style:name="P29" style:family="paragraph" style:parent-style-name="Standard">
      <style:paragraph-properties fo:text-align="start" style:justify-single-word="false" style:writing-mode="lr-tb"/>
      <style:text-properties officeooo:paragraph-rsid="007db016"/>
    </style:style>
    <style:style style:name="P30" style:family="paragraph" style:parent-style-name="Preformatted_20_Text">
      <style:paragraph-properties fo:text-align="start" style:justify-single-word="false" style:writing-mode="lr-tb"/>
      <style:text-properties fo:color="#0000ff" loext:opacity="100%"/>
    </style:style>
    <style:style style:name="P31" style:family="paragraph" style:parent-style-name="Preformatted_20_Text">
      <style:paragraph-properties fo:margin-top="0in" fo:margin-bottom="0.1965in" style:contextual-spacing="false" fo:text-align="start" style:justify-single-word="false" style:writing-mode="lr-tb"/>
      <style:text-properties fo:color="#0000ff" loext:opacity="100%"/>
    </style:style>
    <style:style style:name="P32" style:family="paragraph" style:parent-style-name="Standard">
      <style:paragraph-properties fo:text-align="start" style:justify-single-word="false" style:writing-mode="lr-tb"/>
      <style:text-properties fo:font-weight="normal" style:font-weight-asian="normal" style:font-weight-complex="normal"/>
    </style:style>
    <style:style style:name="P33" style:family="paragraph" style:parent-style-name="Standard">
      <style:paragraph-properties fo:text-align="start" style:justify-single-word="false" style:writing-mode="lr-tb"/>
      <style:text-properties fo:font-weight="normal" officeooo:rsid="000e1936" officeooo:paragraph-rsid="000e1936" style:font-weight-asian="normal" style:font-weight-complex="normal"/>
    </style:style>
    <style:style style:name="P34" style:family="paragraph" style:parent-style-name="Standard">
      <style:paragraph-properties fo:text-align="start" style:justify-single-word="false" style:writing-mode="lr-tb"/>
      <style:text-properties fo:font-weight="normal" officeooo:rsid="0042f204" officeooo:paragraph-rsid="0042f204" style:font-weight-asian="normal" style:font-weight-complex="normal"/>
    </style:style>
    <style:style style:name="P35" style:family="paragraph" style:parent-style-name="Standard">
      <style:paragraph-properties fo:text-align="start" style:justify-single-word="false" style:writing-mode="lr-tb"/>
      <style:text-properties fo:font-weight="normal" style:font-name-asian="Liberation Serif1" style:font-weight-asian="normal" style:font-name-complex="Liberation Serif1" style:font-weight-complex="normal"/>
    </style:style>
    <style:style style:name="P36" style:family="paragraph" style:parent-style-name="Standard">
      <style:paragraph-properties fo:text-align="start" style:justify-single-word="false" style:writing-mode="lr-tb"/>
      <style:text-properties fo:font-size="12pt" style:font-size-asian="12pt" style:font-size-complex="12pt"/>
    </style:style>
    <style:style style:name="P37" style:family="paragraph" style:parent-style-name="Text_20_body">
      <style:paragraph-properties fo:text-align="start" style:justify-single-word="false" style:writing-mode="lr-tb"/>
      <style:text-properties fo:font-size="12pt" style:font-size-asian="12pt" style:font-size-complex="12pt"/>
    </style:style>
    <style:style style:name="P38" style:family="paragraph" style:parent-style-name="Standard">
      <style:paragraph-properties fo:text-align="start" style:justify-single-word="false" style:writing-mode="lr-tb"/>
      <style:text-properties fo:font-size="12pt" officeooo:paragraph-rsid="004353da" style:font-size-asian="12pt" style:font-size-complex="12pt"/>
    </style:style>
    <style:style style:name="P39"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40" style:family="paragraph" style:parent-style-name="Standard">
      <style:paragraph-properties fo:text-align="start" style:justify-single-word="false" style:writing-mode="lr-tb"/>
      <style:text-properties fo:font-size="12pt" fo:font-weight="normal" officeooo:paragraph-rsid="004194aa" style:font-size-asian="12pt" style:font-weight-asian="normal" style:font-size-complex="12pt" style:font-weight-complex="normal"/>
    </style:style>
    <style:style style:name="P41" style:family="paragraph" style:parent-style-name="Standard">
      <style:paragraph-properties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44"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andard">
      <style:paragraph-properties fo:text-align="start" style:justify-single-word="false"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6" style:family="paragraph" style:parent-style-name="Standard">
      <style:paragraph-properties fo:text-align="start" style:justify-single-word="false" style:writing-mode="lr-tb"/>
      <style:text-properties fo:font-style="normal" style:font-style-asian="normal" style:font-style-complex="normal"/>
    </style:style>
    <style:style style:name="P47" style:family="paragraph" style:parent-style-name="Standard">
      <style:paragraph-properties fo:text-align="start" style:justify-single-word="false" style:writing-mode="lr-tb"/>
      <style:text-properties fo:font-style="normal" fo:font-weight="bold" style:font-style-asian="normal" style:font-weight-asian="bold" style:font-style-complex="normal" style:font-weight-complex="normal"/>
    </style:style>
    <style:style style:name="P48" style:family="paragraph" style:parent-style-name="Standard">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49" style:family="paragraph" style:parent-style-name="Standard">
      <style:paragraph-properties fo:text-align="start" style:justify-single-word="false" style:writing-mode="lr-tb"/>
      <style:text-properties fo:font-style="normal" fo:font-weight="normal" officeooo:paragraph-rsid="00379f54" style:font-style-asian="normal" style:font-weight-asian="normal" style:font-style-complex="normal" style:font-weight-complex="normal"/>
    </style:style>
    <style:style style:name="P50"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51"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font-weight-complex="bold"/>
    </style:style>
    <style:style style:name="P52"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style>
    <style:style style:name="P53" style:family="paragraph" style:parent-style-name="Standard">
      <style:paragraph-properties fo:text-align="start" style:justify-single-word="false" style:writing-mode="lr-tb"/>
      <style:text-properties style:font-name="Courier New" style:font-name-complex="Courier New"/>
    </style:style>
    <style:style style:name="P54" style:family="paragraph" style:parent-style-name="Standard">
      <style:paragraph-properties fo:text-align="start" style:justify-single-word="false" style:writing-mode="lr-tb"/>
      <style:text-properties style:font-name="Courier New" officeooo:paragraph-rsid="00224fe7" style:font-name-complex="Courier New"/>
    </style:style>
    <style:style style:name="P55" style:family="paragraph" style:parent-style-name="Standard">
      <style:paragraph-properties fo:text-align="start" style:justify-single-word="false" style:writing-mode="lr-tb"/>
      <style:text-properties style:font-name="Courier New" officeooo:paragraph-rsid="007db016" style:font-name-complex="Courier New"/>
    </style:style>
    <style:style style:name="P56"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P57" style:family="paragraph" style:parent-style-name="Standard">
      <style:paragraph-properties fo:text-align="start" style:justify-single-word="false" style:writing-mode="lr-tb"/>
      <style:text-properties style:font-name="Courier New" fo:font-size="10pt" officeooo:paragraph-rsid="0024af4e" style:font-size-asian="10pt" style:font-name-complex="Courier New" style:font-size-complex="10pt"/>
    </style:style>
    <style:style style:name="P58" style:family="paragraph" style:parent-style-name="Standard">
      <style:paragraph-properties fo:text-align="start" style:justify-single-word="false" style:writing-mode="lr-tb"/>
      <style:text-properties style:font-name="Courier New" fo:font-size="10pt" fo:font-weight="normal" style:font-size-asian="10pt" style:font-weight-asian="normal" style:font-name-complex="Courier New" style:font-size-complex="10pt" style:font-weight-complex="normal"/>
    </style:style>
    <style:style style:name="P59" style:family="paragraph" style:parent-style-name="Standard">
      <style:paragraph-properties fo:text-align="start" style:justify-single-word="false" style:writing-mode="lr-tb"/>
      <style:text-properties style:font-name="Courier New" fo:font-size="10pt" fo:font-weight="normal" officeooo:rsid="00249896" style:font-size-asian="10pt" style:font-weight-asian="normal" style:font-name-complex="Courier New" style:font-size-complex="10pt" style:font-weight-complex="normal"/>
    </style:style>
    <style:style style:name="P60" style:family="paragraph" style:parent-style-name="Standard">
      <style:paragraph-properties fo:text-align="start" style:justify-single-word="false" style:writing-mode="lr-tb"/>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61" style:family="paragraph" style:parent-style-name="Standard">
      <style:paragraph-properties fo:text-align="start" style:justify-single-word="false" style:writing-mode="lr-tb"/>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62" style:family="paragraph" style:parent-style-name="Standard">
      <style:paragraph-properties fo:text-align="start" style:justify-single-word="false" style:writing-mode="lr-tb"/>
      <style:text-properties style:font-name="Courier New" fo:font-size="10pt" fo:font-style="normal" style:text-underline-style="none" fo:font-weight="normal" officeooo:paragraph-rsid="008055a1" style:font-size-asian="10pt" style:font-style-asian="normal" style:font-weight-asian="normal" style:font-name-complex="Courier New" style:font-size-complex="10pt" style:font-style-complex="normal" style:font-weight-complex="normal"/>
    </style:style>
    <style:style style:name="P63" style:family="paragraph" style:parent-style-name="Standard">
      <style:paragraph-properties fo:text-align="start" style:justify-single-word="false" style:writing-mode="lr-tb"/>
      <style:text-properties style:font-name="Courier New" fo:font-size="10pt" fo:font-style="normal" style:text-underline-style="none" style:font-size-asian="10pt" style:font-style-asian="normal" style:font-name-complex="Courier New" style:font-size-complex="10pt" style:font-style-complex="normal"/>
    </style:style>
    <style:style style:name="P64" style:family="paragraph" style:parent-style-name="Standard">
      <style:paragraph-properties fo:text-align="start" style:justify-single-word="false" style:writing-mode="lr-tb"/>
      <style:text-properties style:font-name="Courier New" fo:font-size="10pt" fo:font-style="normal" fo:font-weight="bold" officeooo:paragraph-rsid="0076a80f" style:font-size-asian="10pt" style:font-style-asian="normal" style:font-weight-asian="bold" style:font-name-complex="Courier New" style:font-size-complex="10pt" style:font-style-complex="normal" style:font-weight-complex="bold"/>
    </style:style>
    <style:style style:name="P65" style:family="paragraph" style:parent-style-name="Standard">
      <style:paragraph-properties fo:text-align="start" style:justify-single-word="false" style:writing-mode="lr-tb"/>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P66" style:family="paragraph" style:parent-style-name="Standard">
      <style:paragraph-properties fo:text-align="start" style:justify-single-word="false" style:writing-mode="lr-tb"/>
      <style:text-properties style:font-name="Courier New" fo:font-style="normal" fo:font-weight="normal" style:font-style-asian="normal" style:font-weight-asian="normal" style:font-name-complex="Courier New" style:font-style-complex="normal" style:font-weight-complex="normal"/>
    </style:style>
    <style:style style:name="P67" style:family="paragraph" style:parent-style-name="Standard">
      <style:paragraph-properties fo:text-align="start" style:justify-single-word="false" style:writing-mode="lr-tb"/>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P68" style:family="paragraph" style:parent-style-name="Standard">
      <style:paragraph-properties fo:text-align="start" style:justify-single-word="false" style:writing-mode="lr-tb"/>
      <style:text-properties style:font-name="Courier New" fo:font-style="normal" style:font-style-asian="normal" style:font-name-complex="Courier New" style:font-style-complex="normal"/>
    </style:style>
    <style:style style:name="P69" style:family="paragraph" style:parent-style-name="Standard">
      <style:paragraph-properties fo:text-align="start" style:justify-single-word="false" style:writing-mode="lr-tb"/>
      <style:text-properties style:font-name="Courier New" fo:font-size="11pt" fo:font-style="normal" fo:font-weight="normal" style:font-size-asian="11pt" style:font-style-asian="normal" style:font-weight-asian="normal" style:font-name-complex="Courier New" style:font-size-complex="11pt" style:font-style-complex="normal" style:font-weight-complex="normal"/>
    </style:style>
    <style:style style:name="P70" style:family="paragraph" style:parent-style-name="Standard">
      <style:paragraph-properties fo:text-align="start" style:justify-single-word="false" style:writing-mode="lr-tb"/>
      <style:text-properties style:font-name="Courier New" fo:font-size="11pt" style:font-size-asian="11pt" style:font-name-complex="Courier New" style:font-size-complex="11pt"/>
    </style:style>
    <style:style style:name="P71" style:family="paragraph" style:parent-style-name="Standard">
      <style:paragraph-properties fo:text-align="start" style:justify-single-word="false" style:writing-mode="lr-tb"/>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P72" style:family="paragraph" style:parent-style-name="Standard">
      <style:paragraph-properties fo:text-align="start" style:justify-single-word="false" style:writing-mode="lr-tb"/>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P73" style:family="paragraph" style:parent-style-name="Standard">
      <style:paragraph-properties fo:text-align="start" style:justify-single-word="false" style:writing-mode="lr-tb"/>
      <style:text-properties style:font-name="Courier New" fo:font-size="12pt" fo:font-weight="normal" style:font-size-asian="12pt" style:font-weight-asian="normal" style:font-name-complex="Courier New" style:font-size-complex="12pt" style:font-weight-complex="normal"/>
    </style:style>
    <style:style style:name="P74" style:family="paragraph" style:parent-style-name="Standard">
      <style:paragraph-properties fo:text-align="start" style:justify-single-word="false" style:writing-mode="lr-tb"/>
      <style:text-properties style:font-name="Courier New" fo:font-size="12pt" style:font-size-asian="12pt" style:font-name-complex="Courier New" style:font-size-complex="12pt"/>
    </style:style>
    <style:style style:name="P75" style:family="paragraph" style:parent-style-name="Standard">
      <style:paragraph-properties fo:text-align="start" style:justify-single-word="false" style:writing-mode="lr-tb"/>
      <style:text-properties style:font-name="Courier New" fo:font-weight="normal" style:font-weight-asian="normal" style:font-name-complex="Courier New" style:font-weight-complex="normal"/>
    </style:style>
    <style:style style:name="P76" style:family="paragraph" style:parent-style-name="Standard">
      <style:paragraph-properties fo:text-align="start" style:justify-single-word="false" style:writing-mode="lr-tb"/>
      <style:text-properties style:font-name="Courier New" style:text-underline-style="none" fo:font-weight="normal" style:font-weight-asian="normal" style:font-name-complex="Courier New" style:font-weight-complex="normal"/>
    </style:style>
    <style:style style:name="P77" style:family="paragraph" style:parent-style-name="Standard">
      <style:paragraph-properties fo:text-align="start" style:justify-single-word="false" style:writing-mode="lr-tb"/>
      <style:text-properties style:font-name="Courier New" style:font-name-asian="Liberation Serif1" style:font-name-complex="Courier New"/>
    </style:style>
    <style:style style:name="P78" style:family="paragraph" style:parent-style-name="Standard">
      <style:paragraph-properties fo:text-align="start" style:justify-single-word="false" style:writing-mode="lr-tb"/>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P79" style:family="paragraph" style:parent-style-name="Standard">
      <style:paragraph-properties fo:text-align="start" style:justify-single-word="false" style:writing-mode="lr-tb"/>
      <style:text-properties fo:font-weight="bold" style:font-weight-asian="bold"/>
    </style:style>
    <style:style style:name="P80" style:family="paragraph" style:parent-style-name="Standard">
      <style:paragraph-properties fo:text-align="start" style:justify-single-word="false" style:writing-mode="lr-tb"/>
      <style:text-properties fo:font-weight="bold" style:font-weight-asian="bold" style:font-weight-complex="bold"/>
    </style:style>
    <style:style style:name="P81" style:family="paragraph" style:parent-style-name="Text_20_body">
      <style:text-properties fo:font-weight="bold" officeooo:rsid="0060370b" officeooo:paragraph-rsid="006191f9" style:font-weight-asian="bold" style:font-weight-complex="bold"/>
    </style:style>
    <style:style style:name="P82" style:family="paragraph" style:parent-style-name="Standard">
      <style:paragraph-properties fo:text-align="start" style:justify-single-word="false" style:writing-mode="lr-tb"/>
      <style:text-properties style:text-underline-style="none" fo:font-weight="bold" style:font-weight-asian="bold" style:font-weight-complex="bold"/>
    </style:style>
    <style:style style:name="P83"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84" style:family="paragraph" style:parent-style-name="Standard">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85" style:family="paragraph" style:parent-style-name="Text_20_body">
      <style:paragraph-properties fo:margin-top="0in" fo:margin-bottom="0.0835in" style:contextual-spacing="false" fo:text-align="start" style:justify-single-word="false" style:writing-mode="lr-tb"/>
      <style:text-properties style:text-underline-style="none" officeooo:rsid="000b3dcb" officeooo:paragraph-rsid="000b3dcb"/>
    </style:style>
    <style:style style:name="P86" style:family="paragraph" style:parent-style-name="Standard">
      <style:paragraph-properties fo:text-align="start" style:justify-single-word="false" style:writing-mode="lr-tb"/>
      <style:text-properties style:font-name-asian="Liberation Serif1" style:font-name-complex="Liberation Serif1"/>
    </style:style>
    <style:style style:name="P87"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88"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89" style:family="paragraph" style:parent-style-name="Standard">
      <style:paragraph-properties fo:text-align="start" style:justify-single-word="false" style:writing-mode="lr-tb"/>
      <style:text-properties style:font-name="Arial1" fo:font-size="15pt" fo:font-weight="bold" style:font-size-asian="15pt" style:font-weight-asian="bold" style:font-name-complex="Arial1" style:font-size-complex="15pt" style:font-weight-complex="bold"/>
    </style:style>
    <style:style style:name="P90" style:family="paragraph" style:parent-style-name="Standard">
      <style:paragraph-properties fo:text-align="start" style:justify-single-word="false" style:writing-mode="lr-tb"/>
      <style:text-properties fo:font-style="italic" style:font-style-asian="italic" style:font-style-complex="italic"/>
    </style:style>
    <style:style style:name="P91" style:family="paragraph" style:parent-style-name="Standard">
      <style:paragraph-properties fo:text-align="start" style:justify-single-word="false" style:writing-mode="lr-tb"/>
      <style:text-properties fo:font-style="italic" officeooo:rsid="0019dfbc" officeooo:paragraph-rsid="0019dfbc" style:font-style-asian="italic" style:font-style-complex="italic"/>
    </style:style>
    <style:style style:name="P92" style:family="paragraph" style:parent-style-name="Standard">
      <style:paragraph-properties fo:text-align="start" style:justify-single-word="false" style:writing-mode="lr-tb"/>
      <style:text-properties fo:font-style="italic" officeooo:rsid="007038c9" officeooo:paragraph-rsid="007038c9" style:font-style-asian="italic" style:font-style-complex="italic"/>
    </style:style>
    <style:style style:name="P93" style:family="paragraph" style:parent-style-name="Standard">
      <style:paragraph-properties fo:text-align="start" style:justify-single-word="false" style:writing-mode="lr-tb"/>
      <style:text-properties fo:font-style="italic" fo:font-weight="normal" style:font-style-asian="italic" style:font-weight-asian="normal" style:font-style-complex="italic" style:font-weight-complex="normal"/>
    </style:style>
    <style:style style:name="P94" style:family="paragraph" style:parent-style-name="Text_20_body">
      <style:paragraph-properties fo:margin-top="0in" fo:margin-bottom="0.0835in" style:contextual-spacing="false" fo:text-align="start" style:justify-single-word="false" style:writing-mode="lr-tb"/>
      <style:text-properties fo:font-style="italic" style:text-underline-style="none" officeooo:rsid="000b3dcb" officeooo:paragraph-rsid="000b3dcb" style:font-style-asian="italic" style:font-style-complex="italic"/>
    </style:style>
    <style:style style:name="P95" style:family="paragraph" style:parent-style-name="Standard">
      <style:paragraph-properties fo:text-align="start" style:justify-single-word="false" style:writing-mode="lr-tb"/>
      <style:text-properties fo:font-style="italic" style:text-underline-style="none" fo:font-weight="normal" officeooo:rsid="00571a0d" officeooo:paragraph-rsid="00571a0d" style:font-style-asian="italic" style:font-weight-asian="normal" style:font-style-complex="italic" style:font-weight-complex="normal"/>
    </style:style>
    <style:style style:name="P96" style:family="paragraph" style:parent-style-name="Standard">
      <style:paragraph-properties fo:text-align="start" style:justify-single-word="false" style:writing-mode="lr-tb"/>
      <style:text-properties fo:font-style="italic" officeooo:rsid="0024af4e" officeooo:paragraph-rsid="003ab502" fo:background-color="#fff5ce" style:font-style-asian="italic" style:font-style-complex="italic"/>
    </style:style>
    <style:style style:name="P97" style:family="paragraph" style:parent-style-name="Standard">
      <style:paragraph-properties fo:text-align="start" style:justify-single-word="false" style:writing-mode="lr-tb"/>
      <style:text-properties fo:font-style="italic" officeooo:rsid="003ab502" officeooo:paragraph-rsid="003ab502" fo:background-color="#fff5ce" style:font-style-asian="italic" style:font-style-complex="italic"/>
    </style:style>
    <style:style style:name="P98" style:family="paragraph" style:parent-style-name="Standard">
      <style:paragraph-properties fo:text-align="start" style:justify-single-word="false" style:writing-mode="lr-tb"/>
      <style:text-properties officeooo:rsid="000744c4" officeooo:paragraph-rsid="000744c4"/>
    </style:style>
    <style:style style:name="P99" style:family="paragraph" style:parent-style-name="Standard">
      <style:paragraph-properties fo:text-align="start" style:justify-single-word="false" style:writing-mode="lr-tb"/>
      <style:text-properties officeooo:rsid="000744c4" officeooo:paragraph-rsid="007038c9"/>
    </style:style>
    <style:style style:name="P100" style:family="paragraph" style:parent-style-name="Standard">
      <style:paragraph-properties fo:text-align="start" style:justify-single-word="false" style:writing-mode="lr-tb"/>
      <style:text-properties fo:color="#000000" loext:opacity="100%" fo:font-weight="normal" officeooo:rsid="000744c4" officeooo:paragraph-rsid="000744c4" style:font-weight-asian="normal" style:font-weight-complex="normal"/>
    </style:style>
    <style:style style:name="P101" style:family="paragraph" style:parent-style-name="Standard">
      <style:paragraph-properties fo:text-align="start" style:justify-single-word="false" style:writing-mode="lr-tb"/>
      <style:text-properties fo:color="#000000" loext:opacity="100%" fo:font-weight="normal" officeooo:rsid="0008bae0" officeooo:paragraph-rsid="000744c4" style:font-weight-asian="normal" style:font-weight-complex="normal"/>
    </style:style>
    <style:style style:name="P102" style:family="paragraph" style:parent-style-name="Standard">
      <style:paragraph-properties fo:text-align="start" style:justify-single-word="false" style:writing-mode="lr-tb"/>
      <style:text-properties fo:color="#000000" loext:opacity="100%" fo:font-weight="normal" officeooo:rsid="0008bae0" officeooo:paragraph-rsid="000e1936" style:font-weight-asian="normal" style:font-weight-complex="normal"/>
    </style:style>
    <style:style style:name="P103" style:family="paragraph" style:parent-style-name="Standard">
      <style:paragraph-properties fo:text-align="start" style:justify-single-word="false" style:writing-mode="lr-tb"/>
      <style:text-properties fo:color="#000000" loext:opacity="100%"/>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e34dd" officeooo:paragraph-rsid="005e34d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e34dd" officeooo:paragraph-rsid="005e34d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f548f" officeooo:paragraph-rsid="005f548f"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e34dd" officeooo:paragraph-rsid="005e34dd"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e34dd" officeooo:paragraph-rsid="005e34dd"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191f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370b" officeooo:paragraph-rsid="006191f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4e87" officeooo:paragraph-rsid="00624e87"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df33" officeooo:paragraph-rsid="0062df3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writing-mode="lr-tb"/>
      <style:text-properties officeooo:rsid="0005e64e" officeooo:paragraph-rsid="0005e64e"/>
    </style:style>
    <style:style style:name="P115" style:family="paragraph" style:parent-style-name="Standard">
      <style:paragraph-properties fo:text-align="start" style:justify-single-word="false" style:writing-mode="lr-tb"/>
      <style:text-properties officeooo:rsid="000e1936" officeooo:paragraph-rsid="000e1936"/>
    </style:style>
    <style:style style:name="P116" style:family="paragraph" style:parent-style-name="Standard">
      <style:paragraph-properties fo:text-align="start" style:justify-single-word="false" style:writing-mode="lr-tb"/>
      <style:text-properties officeooo:rsid="0008bae0" officeooo:paragraph-rsid="000e1936"/>
    </style:style>
    <style:style style:name="P117" style:family="paragraph" style:parent-style-name="Standard">
      <style:paragraph-properties fo:text-align="start" style:justify-single-word="false" style:writing-mode="lr-tb"/>
      <style:text-properties officeooo:rsid="00117f58" officeooo:paragraph-rsid="00117f58"/>
    </style:style>
    <style:style style:name="P118" style:family="paragraph" style:parent-style-name="Standard">
      <style:paragraph-properties fo:text-align="start" style:justify-single-word="false" style:writing-mode="lr-tb"/>
      <style:text-properties style:font-name="Courier New1" fo:font-size="10pt" style:font-size-asian="10pt" style:font-size-complex="10pt"/>
    </style:style>
    <style:style style:name="P119" style:family="paragraph" style:parent-style-name="Standard">
      <style:paragraph-properties fo:text-align="start" style:justify-single-word="false" style:writing-mode="lr-tb"/>
      <style:text-properties style:font-name="Courier New1" fo:font-size="10pt" officeooo:paragraph-rsid="0070f7a7" style:font-size-asian="10pt" style:font-size-complex="10pt"/>
    </style:style>
    <style:style style:name="P120" style:family="paragraph" style:parent-style-name="Standard">
      <style:paragraph-properties fo:text-align="start" style:justify-single-word="false" style:writing-mode="lr-tb"/>
      <style:text-properties style:font-name="Courier New1" fo:font-size="10pt" fo:font-weight="normal" officeooo:paragraph-rsid="004194aa" style:font-size-asian="10pt" style:font-weight-asian="normal" style:font-size-complex="10pt" style:font-weight-complex="normal"/>
    </style:style>
    <style:style style:name="P121" style:family="paragraph" style:parent-style-name="Standard">
      <style:paragraph-properties fo:text-align="start" style:justify-single-word="false" style:writing-mode="lr-tb"/>
      <style:text-properties style:font-name="Courier New1" fo:font-size="10pt" fo:font-weight="normal" officeooo:paragraph-rsid="0041e3ec" style:font-size-asian="10pt" style:font-weight-asian="normal" style:font-size-complex="10pt" style:font-weight-complex="normal"/>
    </style:style>
    <style:style style:name="P122" style:family="paragraph" style:parent-style-name="Standard">
      <style:paragraph-properties fo:text-align="start" style:justify-single-word="false" style:writing-mode="lr-tb"/>
      <style:text-properties style:font-name="Courier New1" fo:font-size="10pt" fo:font-style="normal" style:font-size-asian="10pt" style:font-style-asian="normal" style:font-size-complex="10pt" style:font-style-complex="normal"/>
    </style:style>
    <style:style style:name="P123" style:family="paragraph" style:parent-style-name="Standard">
      <style:paragraph-properties fo:text-align="start" style:justify-single-word="false" style:writing-mode="lr-tb"/>
      <style:text-properties style:font-name="Courier New1" fo:font-size="12pt" fo:font-weight="normal" officeooo:paragraph-rsid="004194aa" style:font-size-asian="12pt" style:font-weight-asian="normal" style:font-size-complex="12pt" style:font-weight-complex="normal"/>
    </style:style>
    <style:style style:name="P124" style:family="paragraph" style:parent-style-name="Standard">
      <style:paragraph-properties fo:text-align="start" style:justify-single-word="false" style:writing-mode="lr-tb"/>
      <style:text-properties style:font-name="Courier New1" fo:font-size="12pt" fo:font-weight="normal" officeooo:rsid="0041e3ec" officeooo:paragraph-rsid="0041e3ec" style:font-size-asian="12pt" style:font-weight-asian="normal" style:font-size-complex="12pt" style:font-weight-complex="normal"/>
    </style:style>
    <style:style style:name="P125" style:family="paragraph" style:parent-style-name="Standard">
      <style:text-properties style:font-name="Courier New1"/>
    </style:style>
    <style:style style:name="P126" style:family="paragraph" style:parent-style-name="Standard">
      <style:paragraph-properties fo:text-align="start" style:justify-single-word="false" style:writing-mode="lr-tb"/>
      <style:text-properties style:font-name="Courier New1" fo:font-size="10.5pt" fo:font-style="normal" style:font-size-asian="10.5pt" style:font-style-asian="normal" style:font-size-complex="10.5pt" style:font-style-complex="normal"/>
    </style:style>
    <style:style style:name="P127" style:family="paragraph" style:parent-style-name="Standard">
      <style:paragraph-properties fo:text-align="start" style:justify-single-word="false" style:writing-mode="lr-tb"/>
      <style:text-properties style:font-name="Courier New1" fo:font-size="10.5pt" fo:font-style="normal" officeooo:paragraph-rsid="007d7db8" style:font-size-asian="10.5pt" style:font-style-asian="normal" style:font-size-complex="10.5pt" style:font-style-complex="normal"/>
    </style:style>
    <style:style style:name="P128" style:family="paragraph" style:parent-style-name="Standard">
      <style:paragraph-properties fo:text-align="start" style:justify-single-word="false" style:writing-mode="lr-tb"/>
      <style:text-properties style:font-name="Courier New1" fo:font-size="10.5pt" style:font-size-asian="10.5pt" style:font-size-complex="10.5pt"/>
    </style:style>
    <style:style style:name="P129" style:family="paragraph" style:parent-style-name="Standard">
      <style:paragraph-properties fo:text-align="start" style:justify-single-word="false" style:writing-mode="lr-tb"/>
      <style:text-properties style:font-name="Courier New1" fo:font-style="normal" officeooo:rsid="000744c4" officeooo:paragraph-rsid="007038c9" style:font-style-asian="normal" style:font-style-complex="normal"/>
    </style:style>
    <style:style style:name="P130" style:family="paragraph" style:parent-style-name="Standard">
      <style:paragraph-properties fo:text-align="start" style:justify-single-word="false" style:writing-mode="lr-tb"/>
      <style:text-properties style:font-name="Courier New1"/>
    </style:style>
    <style:style style:name="P131" style:family="paragraph" style:parent-style-name="Standard">
      <style:paragraph-properties fo:text-align="start" style:justify-single-word="false" style:writing-mode="lr-tb"/>
      <style:text-properties style:font-name="Liberation Serif" officeooo:rsid="0024af4e" officeooo:paragraph-rsid="0024af4e" style:font-name-complex="Courier New"/>
    </style:style>
    <style:style style:name="P132" style:family="paragraph" style:parent-style-name="Standard">
      <style:paragraph-properties fo:text-align="start" style:justify-single-word="false" style:writing-mode="lr-tb"/>
      <style:text-properties style:font-name="Liberation Serif" officeooo:rsid="0053808d" officeooo:paragraph-rsid="0053808d" style:font-name-complex="Courier New"/>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style:writing-mode="lr-tb"/>
      <style:text-properties style:font-name="Liberation Serif" fo:font-size="12pt" officeooo:rsid="00571a0d" officeooo:paragraph-rsid="00571a0d" style:font-size-asian="12pt" style:font-name-complex="Courier New" style:font-size-complex="13.6999998092651pt"/>
    </style:style>
    <style:style style:name="P135"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47775" officeooo:paragraph-rsid="00347775"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62406" officeooo:paragraph-rsid="00362406"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writing-mode="lr-tb"/>
      <style:text-properties style:font-name="Liberation Serif" fo:font-size="12pt" fo:font-weight="normal" officeooo:paragraph-rsid="004194aa" style:font-size-asian="12pt" style:font-weight-asian="normal" style:font-size-complex="12pt" style:font-weight-complex="normal"/>
    </style:style>
    <style:style style:name="P138"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2pt" style:font-weight-complex="normal"/>
    </style:style>
    <style:style style:name="P139"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3.6999998092651pt" style:font-weight-complex="normal"/>
    </style:style>
    <style:style style:name="P140" style:family="paragraph" style:parent-style-name="Standard">
      <style:paragraph-properties fo:text-align="start" style:justify-single-word="false" style:writing-mode="lr-tb"/>
      <style:text-properties style:font-name="Liberation Serif" officeooo:paragraph-rsid="0053808d"/>
    </style:style>
    <style:style style:name="P141"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142" style:family="paragraph" style:parent-style-name="Standard">
      <style:text-properties officeooo:rsid="000a8ee2" officeooo:paragraph-rsid="000a8ee2"/>
    </style:style>
    <style:style style:name="P143" style:family="paragraph" style:parent-style-name="Standard">
      <style:text-properties officeooo:rsid="000b3dcb" officeooo:paragraph-rsid="000a8ee2"/>
    </style:style>
    <style:style style:name="P144" style:family="paragraph" style:parent-style-name="Standard">
      <style:text-properties officeooo:rsid="000b3dcb" officeooo:paragraph-rsid="000b3dcb"/>
    </style:style>
    <style:style style:name="P145" style:family="paragraph" style:parent-style-name="Standard">
      <style:text-properties officeooo:paragraph-rsid="000b3dcb"/>
    </style:style>
    <style:style style:name="P146" style:family="paragraph" style:parent-style-name="Standard">
      <style:paragraph-properties fo:text-align="start" style:justify-single-word="false" style:writing-mode="lr-tb"/>
      <style:text-properties officeooo:rsid="00347775" officeooo:paragraph-rsid="00347775"/>
    </style:style>
    <style:style style:name="P147" style:family="paragraph" style:parent-style-name="Standard">
      <style:paragraph-properties fo:text-align="start" style:justify-single-word="false" style:writing-mode="lr-tb"/>
      <style:text-properties officeooo:rsid="003a596f" officeooo:paragraph-rsid="003a596f"/>
    </style:style>
    <style:style style:name="P148" style:family="paragraph" style:parent-style-name="Standard">
      <style:paragraph-properties fo:text-align="start" style:justify-single-word="false" style:writing-mode="lr-tb"/>
      <style:text-properties officeooo:rsid="004cf9ea" officeooo:paragraph-rsid="004cf9ea"/>
    </style:style>
    <style:style style:name="P149" style:family="paragraph" style:parent-style-name="Standard">
      <style:text-properties officeooo:rsid="005c6e4d" officeooo:paragraph-rsid="005c6e4d"/>
    </style:style>
    <style:style style:name="P150" style:family="paragraph" style:parent-style-name="Standard">
      <style:text-properties officeooo:rsid="005c6e4d" officeooo:paragraph-rsid="005c89fc"/>
    </style:style>
    <style:style style:name="P151" style:family="paragraph" style:parent-style-name="Standard">
      <style:text-properties officeooo:rsid="005c89fc" officeooo:paragraph-rsid="005c89fc"/>
    </style:style>
    <style:style style:name="P152" style:family="paragraph" style:parent-style-name="Standard">
      <style:text-properties officeooo:rsid="0060370b" officeooo:paragraph-rsid="006191f9"/>
    </style:style>
    <style:style style:name="P153" style:family="paragraph" style:parent-style-name="Standard">
      <style:text-properties officeooo:rsid="006191f9" officeooo:paragraph-rsid="006191f9"/>
    </style:style>
    <style:style style:name="P154" style:family="paragraph" style:parent-style-name="Text_20_body">
      <style:text-properties officeooo:rsid="006191f9" officeooo:paragraph-rsid="006191f9"/>
    </style:style>
    <style:style style:name="P155" style:family="paragraph" style:parent-style-name="Text_20_body">
      <style:text-properties officeooo:rsid="006191f9" officeooo:paragraph-rsid="0060370b"/>
    </style:style>
    <style:style style:name="P156" style:family="paragraph" style:parent-style-name="Text_20_body">
      <style:text-properties officeooo:rsid="00624e87" officeooo:paragraph-rsid="00624e87"/>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2">
      <style:paragraph-properties>
        <style:tab-stops>
          <style:tab-stop style:position="6.9252in" style:type="right" style:leader-style="dotted" style:leader-text="."/>
        </style:tab-stops>
      </style:paragraph-properties>
    </style:style>
    <style:style style:name="P159" style:family="paragraph" style:parent-style-name="Contents_20_3">
      <style:paragraph-properties>
        <style:tab-stops>
          <style:tab-stop style:position="6.9252in" style:type="right" style:leader-style="dotted" style:leader-text="."/>
        </style:tab-stops>
      </style:paragraph-properties>
    </style:style>
    <style:style style:name="P160" style:family="paragraph" style:parent-style-name="Standard">
      <style:paragraph-properties fo:text-align="start" style:justify-single-word="false" style:writing-mode="lr-tb"/>
      <style:text-properties officeooo:rsid="0072a067" officeooo:paragraph-rsid="0072a067"/>
    </style:style>
    <style:style style:name="P161" style:family="paragraph" style:parent-style-name="Standard">
      <style:paragraph-properties fo:text-align="start" style:justify-single-word="false" style:writing-mode="lr-tb"/>
      <style:text-properties officeooo:rsid="007c11c8" officeooo:paragraph-rsid="007c11c8"/>
    </style:style>
    <style:style style:name="P162" style:family="paragraph" style:parent-style-name="Title" style:master-page-name="Standard">
      <style:paragraph-properties fo:margin-top="0.1665in" fo:margin-bottom="0.0835in" style:contextual-spacing="false" style:page-number="auto" style:writing-mode="lr-tb"/>
    </style:style>
    <style:style style:name="P163" style:family="paragraph" style:parent-style-name="Heading_20_1">
      <style:paragraph-properties fo:text-align="start" style:justify-single-word="false" fo:break-before="page" style:writing-mode="lr-tb"/>
    </style:style>
    <style:style style:name="P164" style:family="paragraph" style:parent-style-name="Heading_20_1">
      <style:paragraph-properties fo:text-align="start" style:justify-single-word="false" style:writing-mode="lr-tb"/>
    </style:style>
    <style:style style:name="P165"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66" style:family="paragraph" style:parent-style-name="Heading_20_1" style:list-style-name="">
      <style:paragraph-properties fo:margin-left="0in" fo:margin-right="0in" fo:text-align="start" style:justify-single-word="false" fo:text-indent="0in" style:auto-text-indent="false" style:writing-mode="lr-tb"/>
    </style:style>
    <style:style style:name="P167"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writing-mode="lr-tb"/>
      <style:text-properties fo:font-style="normal" fo:font-weight="normal" style:font-style-asian="normal" style:font-weight-asian="normal" style:font-style-complex="normal" style:font-weight-complex="normal" fo:hyphenate="false" fo:hyphenation-remain-char-count="2" fo:hyphenation-push-char-count="2" loext:hyphenation-no-caps="false"/>
    </style:style>
    <style:style style:name="P168" style:family="paragraph" style:parent-style-name="Heading_20_1">
      <style:paragraph-properties fo:text-align="start" style:justify-single-word="false" fo:break-before="page" style:writing-mode="lr-tb"/>
      <style:text-properties fo:font-style="normal" fo:font-weight="normal" style:font-style-asian="normal" style:font-weight-asian="normal" style:font-style-complex="normal" style:font-weight-complex="normal"/>
    </style:style>
    <style:style style:name="P169" style:family="paragraph" style:parent-style-name="Heading_20_1" style:list-style-name="">
      <style:paragraph-properties fo:orphans="0" fo:widows="0" fo:hyphenation-ladder-count="no-limit" style:text-autospace="ideograph-alpha" style:punctuation-wrap="hanging" style:line-break="strict"/>
      <style:text-properties fo:hyphenate="false" fo:hyphenation-remain-char-count="2" fo:hyphenation-push-char-count="2" loext:hyphenation-no-caps="false"/>
    </style:style>
    <style:style style:name="P170" style:family="paragraph" style:parent-style-name="Heading_20_1">
      <style:paragraph-properties fo:break-before="page"/>
    </style:style>
    <style:style style:name="P171" style:family="paragraph" style:parent-style-name="Heading_20_1">
      <style:paragraph-properties fo:break-before="page"/>
      <style:text-properties officeooo:paragraph-rsid="00581e55"/>
    </style:style>
    <style:style style:name="P172" style:family="paragraph" style:parent-style-name="Heading_20_2">
      <style:paragraph-properties fo:text-align="start" style:justify-single-word="false" style:writing-mode="lr-tb"/>
    </style:style>
    <style:style style:name="P173" style:family="paragraph" style:parent-style-name="Heading_20_2">
      <style:text-properties officeooo:rsid="00581e55" officeooo:paragraph-rsid="00581e55"/>
    </style:style>
    <style:style style:name="P174" style:family="paragraph" style:parent-style-name="Heading_20_3">
      <style:paragraph-properties fo:text-align="start" style:justify-single-word="false" style:writing-mode="lr-tb"/>
      <style:text-properties fo:color="#808080" loext:opacity="100%" fo:font-size="14pt" fo:font-weight="bold" style:font-name-asian="Droid Sans" style:font-size-asian="14pt" style:font-weight-asian="bold" style:font-name-complex="Lohit Hindi1" style:font-size-complex="14pt" style:font-weight-complex="bold"/>
    </style:style>
    <style:style style:name="P175" style:family="paragraph" style:parent-style-name="Heading_20_3">
      <style:paragraph-properties fo:text-align="start" style:justify-single-word="false" style:writing-mode="lr-tb"/>
    </style:style>
    <style:style style:name="P176" style:family="paragraph" style:parent-style-name="Heading_20_3"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77" style:family="paragraph" style:parent-style-name="Heading_20_3">
      <style:paragraph-properties fo:text-align="start" style:justify-single-word="false" fo:break-before="page" style:writing-mode="lr-tb"/>
    </style:style>
    <style:style style:name="P178" style:family="paragraph" style:parent-style-name="Heading_20_3">
      <style:paragraph-properties fo:margin-left="0in" fo:margin-right="0in" fo:margin-top="0.1902in" fo:margin-bottom="0.0953in" style:contextual-spacing="false" fo:line-height="110%" fo:text-align="start" style:justify-single-word="false" fo:orphans="2" fo:widows="2" fo:text-indent="0in" style:auto-text-indent="false" style:writing-mode="lr-tb"/>
      <style:text-properties fo:font-variant="normal" fo:text-transform="none" fo:color="#000000" loext:opacity="100%" style:font-name="Liberation Serif1" fo:font-size="12pt" fo:letter-spacing="normal" fo:font-style="normal" fo:font-weight="bold" style:font-size-asian="12pt" style:font-style-asian="normal" style:font-weight-asian="bold" style:font-name-complex="Liberation Serif1" style:font-size-complex="12pt" style:font-weight-complex="bold"/>
    </style:style>
    <style:style style:name="P179" style:family="paragraph" style:parent-style-name="Heading_20_3">
      <style:text-properties officeooo:rsid="005e34dd" officeooo:paragraph-rsid="005e34dd"/>
    </style:style>
    <style:style style:name="P180" style:family="paragraph" style:parent-style-name="Standard" style:list-style-name="WW8Num2">
      <style:paragraph-properties fo:text-align="start" style:justify-single-word="false" style:writing-mode="lr-tb"/>
    </style:style>
    <style:style style:name="P181" style:family="paragraph" style:parent-style-name="Standard" style:list-style-name="WW8Num3">
      <style:paragraph-properties fo:text-align="start" style:justify-single-word="false" style:writing-mode="lr-tb"/>
    </style:style>
    <style:style style:name="P182" style:family="paragraph" style:parent-style-name="Standard" style:list-style-name="WW8Num4">
      <style:paragraph-properties fo:text-align="start" style:justify-single-word="false" style:writing-mode="lr-tb"/>
    </style:style>
    <style:style style:name="P183" style:family="paragraph" style:parent-style-name="Standard" style:list-style-name="WW8Num5">
      <style:paragraph-properties fo:text-align="start" style:justify-single-word="false" style:writing-mode="lr-tb"/>
    </style:style>
    <style:style style:name="P184" style:family="paragraph" style:parent-style-name="Standard" style:list-style-name="WW8Num6">
      <style:paragraph-properties fo:text-align="start" style:justify-single-word="false" style:writing-mode="lr-tb"/>
    </style:style>
    <style:style style:name="P185" style:family="paragraph" style:parent-style-name="Standard" style:list-style-name="WW8Num7">
      <style:paragraph-properties fo:text-align="start" style:justify-single-word="false" style:writing-mode="lr-tb"/>
    </style:style>
    <style:style style:name="P186" style:family="paragraph" style:parent-style-name="Standard" style:list-style-name="WW8Num8">
      <style:paragraph-properties fo:text-align="start" style:justify-single-word="false" style:writing-mode="lr-tb"/>
    </style:style>
    <style:style style:name="P187" style:family="paragraph" style:parent-style-name="Standard" style:list-style-name="WW8Num9">
      <style:paragraph-properties fo:text-align="start" style:justify-single-word="false" style:writing-mode="lr-tb"/>
    </style:style>
    <style:style style:name="P188" style:family="paragraph" style:parent-style-name="Standard" style:list-style-name="WW8Num10">
      <style:paragraph-properties fo:text-align="start" style:justify-single-word="false" style:writing-mode="lr-tb"/>
    </style:style>
    <style:style style:name="P189" style:family="paragraph" style:parent-style-name="Standard" style:list-style-name="WW8Num11">
      <style:paragraph-properties fo:text-align="start" style:justify-single-word="false" style:writing-mode="lr-tb"/>
    </style:style>
    <style:style style:name="P190" style:family="paragraph" style:parent-style-name="Standard" style:list-style-name="WW8Num12">
      <style:paragraph-properties fo:text-align="start" style:justify-single-word="false" style:writing-mode="lr-tb"/>
    </style:style>
    <style:style style:name="P191" style:family="paragraph" style:parent-style-name="Standard" style:list-style-name="WW8Num13">
      <style:paragraph-properties fo:text-align="start" style:justify-single-word="false" style:writing-mode="lr-tb"/>
    </style:style>
    <style:style style:name="P192" style:family="paragraph" style:parent-style-name="Standard" style:list-style-name="WW8Num14">
      <style:paragraph-properties fo:text-align="start" style:justify-single-word="false" style:writing-mode="lr-tb"/>
    </style:style>
    <style:style style:name="P193" style:family="paragraph" style:parent-style-name="Standard" style:list-style-name="WW8Num15">
      <style:paragraph-properties fo:text-align="start" style:justify-single-word="false" style:writing-mode="lr-tb"/>
    </style:style>
    <style:style style:name="P194" style:family="paragraph" style:parent-style-name="Standard" style:list-style-name="WW8Num16">
      <style:paragraph-properties fo:text-align="start" style:justify-single-word="false" style:writing-mode="lr-tb"/>
    </style:style>
    <style:style style:name="P195" style:family="paragraph" style:parent-style-name="Standard" style:list-style-name="WW8Num17">
      <style:paragraph-properties fo:text-align="start" style:justify-single-word="false" style:writing-mode="lr-tb"/>
    </style:style>
    <style:style style:name="P196" style:family="paragraph" style:parent-style-name="Standard" style:list-style-name="WW8Num18">
      <style:paragraph-properties fo:text-align="start" style:justify-single-word="false" style:writing-mode="lr-tb"/>
    </style:style>
    <style:style style:name="P197" style:family="paragraph" style:parent-style-name="Standard" style:list-style-name="WW8Num19">
      <style:paragraph-properties fo:text-align="start" style:justify-single-word="false" style:writing-mode="lr-tb"/>
    </style:style>
    <style:style style:name="P198" style:family="paragraph" style:parent-style-name="Standard" style:list-style-name="WW8Num20">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P199" style:family="paragraph" style:parent-style-name="Standard" style:list-style-name="WW8Num23">
      <style:paragraph-properties fo:text-align="start" style:justify-single-word="false" style:writing-mode="lr-tb"/>
    </style:style>
    <style:style style:name="P200" style:family="paragraph" style:parent-style-name="Standard" style:list-style-name="WW8Num24">
      <style:paragraph-properties fo:text-align="start" style:justify-single-word="false" style:writing-mode="lr-tb"/>
    </style:style>
    <style:style style:name="P201" style:family="paragraph" style:parent-style-name="Standard">
      <style:paragraph-properties fo:text-align="start" style:justify-single-word="false" style:writing-mode="lr-tb"/>
      <style:text-properties officeooo:paragraph-rsid="00812c9a"/>
    </style:style>
    <style:style style:name="P202" style:family="paragraph" style:parent-style-name="Standard" style:list-style-name="WW8Num11">
      <style:paragraph-properties fo:text-align="start" style:justify-single-word="false" style:writing-mode="lr-tb"/>
      <style:text-properties fo:font-style="italic" officeooo:rsid="00379f54" officeooo:paragraph-rsid="00379f54" style:font-style-asian="italic" style:font-style-complex="italic"/>
    </style:style>
    <style:style style:name="P203" style:family="paragraph" style:parent-style-name="Standard">
      <style:paragraph-properties fo:text-align="start" style:justify-single-word="false" style:writing-mode="lr-tb"/>
      <style:text-properties fo:font-weight="bold" style:font-weight-asian="bold"/>
    </style:style>
    <style:style style:name="P204" style:family="paragraph" style:parent-style-name="Standard">
      <style:paragraph-properties fo:text-align="start" style:justify-single-word="false" style:writing-mode="lr-tb"/>
      <style:text-properties fo:font-weight="bold" style:font-weight-asian="bold" style:font-weight-complex="bold"/>
    </style:style>
    <style:style style:name="P205" style:family="paragraph" style:parent-style-name="Standard">
      <style:paragraph-properties fo:text-align="start" style:justify-single-word="false" style:writing-mode="lr-tb"/>
      <style:text-properties style:font-name="Courier New" fo:font-style="normal" fo:font-weight="normal" style:font-style-asian="normal" style:font-weight-asian="normal" style:font-name-complex="Courier New" style:font-style-complex="normal" style:font-weight-complex="normal"/>
    </style:style>
    <style:style style:name="P206" style:family="paragraph" style:parent-style-name="Standard">
      <style:paragraph-properties fo:text-align="start" style:justify-single-word="false" style:writing-mode="lr-tb"/>
      <style:text-properties style:font-name="Courier New" fo:font-style="normal" fo:font-weight="normal" officeooo:paragraph-rsid="00787896" style:font-style-asian="normal" style:font-weight-asian="normal" style:font-name-complex="Courier New" style:font-style-complex="normal" style:font-weight-complex="normal"/>
    </style:style>
    <style:style style:name="P207" style:family="paragraph" style:parent-style-name="Standard">
      <style:paragraph-properties fo:text-align="start" style:justify-single-word="false" style:writing-mode="lr-tb"/>
      <style:text-properties style:font-name="Courier New" fo:font-weight="normal" style:font-name-asian="Courier New" style:font-weight-asian="normal" style:font-name-complex="Courier New" style:font-weight-complex="normal"/>
    </style:style>
    <style:style style:name="P208" style:family="paragraph" style:parent-style-name="Standard">
      <style:paragraph-properties fo:text-align="start" style:justify-single-word="false" style:writing-mode="lr-tb"/>
      <style:text-properties style:font-name="Courier New" fo:font-size="10.5pt" style:font-size-asian="10.5pt" style:font-name-complex="Courier New" style:font-size-complex="10.5pt"/>
    </style:style>
    <style:style style:name="P209" style:family="paragraph" style:parent-style-name="Standard">
      <style:paragraph-properties fo:text-align="start" style:justify-single-word="false" style:writing-mode="lr-tb"/>
      <style:text-properties fo:font-size="12pt" officeooo:rsid="0015b517" officeooo:paragraph-rsid="007c11c8" style:font-size-asian="12pt" style:font-size-complex="12pt"/>
    </style:style>
    <style:style style:name="P210" style:family="paragraph" style:parent-style-name="Standard">
      <style:paragraph-properties fo:text-align="start" style:justify-single-word="false" style:writing-mode="lr-tb"/>
      <style:text-properties fo:font-size="12pt" officeooo:paragraph-rsid="004353da" style:font-size-asian="12pt" style:font-size-complex="12pt"/>
    </style:style>
    <style:style style:name="P211" style:family="paragraph" style:parent-style-name="Standard">
      <style:paragraph-properties fo:text-align="start" style:justify-single-word="false" style:writing-mode="lr-tb"/>
      <style:text-properties fo:font-size="12pt" officeooo:paragraph-rsid="007db016" style:font-size-asian="12pt" style:font-size-complex="12pt"/>
    </style:style>
    <style:style style:name="P212" style:family="paragraph" style:parent-style-name="Standard">
      <style:paragraph-properties fo:text-align="start" style:justify-single-word="false" style:writing-mode="lr-tb"/>
      <style:text-properties fo:font-size="12pt" style:font-size-asian="12pt" style:font-size-complex="12pt"/>
    </style:style>
    <style:style style:name="P213" style:family="paragraph" style:parent-style-name="Standard">
      <style:paragraph-properties fo:text-align="start" style:justify-single-word="false" style:writing-mode="lr-tb"/>
      <style:text-properties fo:color="#000000" loext:opacity="100%" fo:font-weight="normal" officeooo:rsid="000744c4" officeooo:paragraph-rsid="000744c4" style:font-weight-asian="normal" style:font-weight-complex="normal"/>
    </style:style>
    <style:style style:name="P214" style:family="paragraph" style:parent-style-name="Standard">
      <style:paragraph-properties fo:text-align="start" style:justify-single-word="false" style:writing-mode="lr-tb"/>
      <style:text-properties fo:color="#000000" loext:opacity="100%" fo:font-weight="normal" officeooo:rsid="007038c9" officeooo:paragraph-rsid="007038c9" style:font-weight-asian="normal" style:font-weight-complex="normal"/>
    </style:style>
    <style:style style:name="P215" style:family="paragraph" style:parent-style-name="Standard">
      <style:paragraph-properties fo:text-align="start" style:justify-single-word="false" style:writing-mode="lr-tb"/>
      <style:text-properties fo:color="#000000" loext:opacity="100%" fo:font-style="italic" fo:font-weight="normal" officeooo:rsid="007038c9" officeooo:paragraph-rsid="007038c9" style:font-style-asian="italic" style:font-weight-asian="normal" style:font-style-complex="italic" style:font-weight-complex="normal"/>
    </style:style>
    <style:style style:name="P216" style:family="paragraph" style:parent-style-name="Standard" style:list-style-name="WW8Num21"/>
    <style:style style:name="P217" style:family="paragraph" style:parent-style-name="Standard" style:list-style-name="WW8Num22"/>
    <style:style style:name="P218" style:family="paragraph" style:parent-style-name="Standard" style:list-style-name="WW8Num23"/>
    <style:style style:name="T1" style:family="text">
      <style:text-properties officeooo:rsid="0055372d"/>
    </style:style>
    <style:style style:name="T2" style:family="text">
      <style:text-properties officeooo:rsid="003523fa"/>
    </style:style>
    <style:style style:name="T3" style:family="text">
      <style:text-properties fo:font-size="32pt" style:font-size-asian="32pt" style:font-size-complex="3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5e64e" style:font-weight-asian="bold" style:font-weight-complex="bold"/>
    </style:style>
    <style:style style:name="T7" style:family="text">
      <style:text-properties fo:font-weight="bold" officeooo:rsid="000b3dcb" style:font-weight-asian="bold" style:font-weight-complex="bold"/>
    </style:style>
    <style:style style:name="T8" style:family="text">
      <style:text-properties fo:font-weight="bold" officeooo:rsid="000e1936" style:font-weight-asian="bold" style:font-weight-complex="bold"/>
    </style:style>
    <style:style style:name="T9" style:family="text">
      <style:text-properties fo:font-weight="bold" officeooo:rsid="004194aa" style:font-weight-asian="bold" style:font-weight-complex="bold"/>
    </style:style>
    <style:style style:name="T10" style:family="text">
      <style:text-properties fo:font-weight="bold" officeooo:rsid="005c6e4d" style:font-weight-asian="bold" style:font-weight-complex="bold"/>
    </style:style>
    <style:style style:name="T11" style:family="text">
      <style:text-properties fo:font-weight="bold" officeooo:rsid="005c89fc" style:font-weight-asian="bold" style:font-weight-complex="bold"/>
    </style:style>
    <style:style style:name="T12" style:family="text">
      <style:text-properties style:font-name="Arial" fo:font-size="32pt" fo:font-weight="bold" style:font-size-asian="32pt" style:font-weight-asian="bold" style:font-name-complex="Arial" style:font-size-complex="32pt"/>
    </style:style>
    <style:style style:name="T13" style:family="text">
      <style:text-properties style:font-name-complex="Arial"/>
    </style:style>
    <style:style style:name="T14" style:family="text">
      <style:text-properties fo:font-style="normal" style:font-style-asian="normal" style:font-style-complex="normal"/>
    </style:style>
    <style:style style:name="T15" style:family="text">
      <style:text-properties fo:font-style="normal" officeooo:rsid="00422c74"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201532" style:font-style-asian="normal" style:font-weight-asian="normal" style:font-style-complex="normal" style:font-weight-complex="normal"/>
    </style:style>
    <style:style style:name="T18" style:family="text">
      <style:text-properties fo:font-style="normal" fo:font-weight="normal" officeooo:rsid="003694b6" style:font-style-asian="normal" style:font-weight-asian="normal" style:font-style-complex="normal" style:font-weight-complex="normal"/>
    </style:style>
    <style:style style:name="T19" style:family="text">
      <style:text-properties fo:font-style="normal" fo:font-weight="normal" officeooo:rsid="003a596f" style:font-style-asian="normal" style:font-weight-asian="normal" style:font-style-complex="normal" style:font-weight-complex="normal"/>
    </style:style>
    <style:style style:name="T20" style:family="text">
      <style:text-properties fo:font-style="normal" fo:font-weight="normal" officeooo:rsid="0042f204" style:font-style-asian="normal" style:font-weight-asian="normal" style:font-style-complex="normal" style:font-weight-complex="normal"/>
    </style:style>
    <style:style style:name="T21" style:family="text">
      <style:text-properties fo:font-style="normal" fo:font-weight="normal" officeooo:rsid="0005e64e" style:font-style-asian="normal" style:font-weight-asian="normal" style:font-style-complex="normal" style:font-weight-complex="normal"/>
    </style:style>
    <style:style style:name="T22" style:family="text">
      <style:text-properties fo:font-style="normal" fo:font-weight="normal" officeooo:rsid="004353da" style:font-style-asian="normal" style:font-weight-asian="normal" style:font-style-complex="normal" style:font-weight-complex="normal"/>
    </style:style>
    <style:style style:name="T23" style:family="text">
      <style:text-properties fo:font-style="normal" fo:font-weight="normal" officeooo:rsid="00570508" style:font-style-asian="normal" style:font-weight-asian="normal" style:font-style-complex="normal" style:font-weight-complex="normal"/>
    </style:style>
    <style:style style:name="T24" style:family="text">
      <style:text-properties fo:font-style="normal" fo:font-weight="normal" officeooo:rsid="00571a0d" style:font-style-asian="normal" style:font-weight-asian="normal" style:font-style-complex="normal" style:font-weight-complex="normal"/>
    </style:style>
    <style:style style:name="T25" style:family="text">
      <style:text-properties fo:font-style="normal" fo:font-weight="normal" officeooo:rsid="006669dc" style:font-style-asian="normal" style:font-weight-asian="normal" style:font-style-complex="normal" style:font-weight-complex="normal"/>
    </style:style>
    <style:style style:name="T26" style:family="text">
      <style:text-properties fo:font-style="normal" fo:font-weight="normal" officeooo:rsid="0072a067" style:font-style-asian="normal" style:font-weight-asian="normal" style:font-style-complex="normal" style:font-weight-complex="normal"/>
    </style:style>
    <style:style style:name="T2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3694b6" style:font-style-asian="normal" style:font-weight-asian="bold" style:font-style-complex="normal" style:font-weight-complex="bold"/>
    </style:style>
    <style:style style:name="T31" style:family="text">
      <style:text-properties fo:font-style="normal" fo:font-weight="bold" officeooo:rsid="0005e64e" style:font-style-asian="normal" style:font-weight-asian="bold" style:font-style-complex="normal" style:font-weight-complex="bold"/>
    </style:style>
    <style:style style:name="T32" style:family="text">
      <style:text-properties fo:font-style="normal" fo:font-weight="bold" officeooo:rsid="004353da" style:font-style-asian="normal" style:font-weight-asian="bold" style:font-style-complex="normal" style:font-weight-complex="bold"/>
    </style:style>
    <style:style style:name="T33" style:family="text">
      <style:text-properties fo:font-style="normal" fo:font-weight="bold" officeooo:rsid="006669dc" style:font-style-asian="normal" style:font-weight-asian="bold" style:font-style-complex="normal" style:font-weight-complex="bold"/>
    </style:style>
    <style:style style:name="T34" style:family="text">
      <style:text-properties fo:font-style="normal" fo:font-weight="bold" style:font-style-asian="normal" style:font-weight-asian="bold" style:font-style-complex="normal" style:font-weight-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font-weight="normal" officeooo:rsid="0072cbcb" style:font-style-asian="normal" style:font-weight-asian="normal" style:font-style-complex="normal" style:font-weight-complex="normal"/>
    </style:style>
    <style:style style:name="T38" style:family="text">
      <style:text-properties fo:font-style="normal" style:text-underline-style="none" fo:font-weight="bold" style:font-style-asian="normal" style:font-weight-asian="bold" style:font-style-complex="normal"/>
    </style:style>
    <style:style style:name="T39" style:family="text">
      <style:text-properties fo:font-style="normal" style:text-underline-style="none" fo:font-weight="bold" style:font-style-asian="normal" style:font-weight-asian="bold" style:font-style-complex="normal" style:font-weight-complex="bold"/>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officeooo:rsid="004194aa"/>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bold" style:font-weight-asian="bold" style:font-weight-complex="bold"/>
    </style:style>
    <style:style style:name="T47" style:family="text">
      <style:text-properties style:text-underline-style="none" officeooo:rsid="00685816"/>
    </style:style>
    <style:style style:name="T48" style:family="text">
      <style:text-properties style:font-name="Courier New" style:font-name-complex="Courier New"/>
    </style:style>
    <style:style style:name="T49" style:family="text">
      <style:text-properties style:font-name="Courier New" officeooo:rsid="00224fe7" style:font-name-complex="Courier New"/>
    </style:style>
    <style:style style:name="T50" style:family="text">
      <style:text-properties style:font-name="Courier New" officeooo:rsid="0024af4e" style:font-name-complex="Courier New"/>
    </style:style>
    <style:style style:name="T51" style:family="text">
      <style:text-properties style:font-name="Courier New" officeooo:rsid="0051d8c9" style:font-name-complex="Courier New"/>
    </style:style>
    <style:style style:name="T52" style:family="text">
      <style:text-properties style:font-name="Courier New" officeooo:rsid="0053808d" style:font-name-complex="Courier New"/>
    </style:style>
    <style:style style:name="T53" style:family="text">
      <style:text-properties style:font-name="Courier New" officeooo:rsid="0067aae7" style:font-name-complex="Courier New"/>
    </style:style>
    <style:style style:name="T54" style:family="text">
      <style:text-properties style:font-name="Courier New" officeooo:rsid="0070f7a7" style:font-name-complex="Courier New"/>
    </style:style>
    <style:style style:name="T55" style:family="text">
      <style:text-properties style:font-name="Courier New" fo:font-style="normal" fo:font-weight="normal" style:font-style-asian="normal" style:font-weight-asian="normal" style:font-name-complex="Courier New" style:font-style-complex="normal" style:font-weight-complex="normal"/>
    </style:style>
    <style:style style:name="T56"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57" style:family="text">
      <style:text-properties style:font-name="Courier New" fo:font-style="normal" style:font-style-asian="normal" style:font-name-complex="Courier New" style:font-style-complex="normal"/>
    </style:style>
    <style:style style:name="T58" style:family="text">
      <style:text-properties style:font-name="Courier New" fo:font-style="normal" fo:font-weight="bold" style:font-style-asian="normal" style:font-weight-asian="bold" style:font-name-complex="Courier New" style:font-style-complex="normal" style:font-weight-complex="bold"/>
    </style:style>
    <style:style style:name="T59" style:family="text">
      <style:text-properties style:font-name="Courier New" fo:font-style="normal" style:text-underline-style="none" style:font-style-asian="normal" style:font-name-complex="Courier New" style:font-style-complex="normal"/>
    </style:style>
    <style:style style:name="T60" style:family="text">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T61" style:family="text">
      <style:text-properties style:font-name="Courier New" fo:font-style="normal" style:text-underline-style="none" fo:font-weight="bold" style:font-style-asian="normal" style:font-weight-asian="bold" style:font-name-complex="Courier New" style:font-style-complex="normal"/>
    </style:style>
    <style:style style:name="T62" style:family="text">
      <style:text-properties style:font-name="Courier New" fo:font-style="normal" style:font-name-asian="Courier New" style:font-style-asian="normal" style:font-name-complex="Courier New" style:font-style-complex="normal"/>
    </style:style>
    <style:style style:name="T63" style:family="text">
      <style:text-properties style:font-name="Courier New" fo:font-weight="normal" style:font-weight-asian="normal" style:font-name-complex="Courier New" style:font-weight-complex="normal"/>
    </style:style>
    <style:style style:name="T64" style:family="text">
      <style:text-properties style:font-name="Courier New" fo:font-weight="normal" style:font-name-asian="Courier New" style:font-weight-asian="normal" style:font-name-complex="Courier New" style:font-weight-complex="normal"/>
    </style:style>
    <style:style style:name="T65" style:family="text">
      <style:text-properties style:font-name="Courier New" fo:font-style="italic" fo:font-weight="normal" style:font-style-asian="italic" style:font-weight-asian="normal" style:font-name-complex="Courier New" style:font-style-complex="italic" style:font-weight-complex="normal"/>
    </style:style>
    <style:style style:name="T66" style:family="text">
      <style:text-properties style:font-name="Courier New" fo:font-style="italic" style:font-style-asian="italic" style:font-name-complex="Courier New" style:font-style-complex="italic"/>
    </style:style>
    <style:style style:name="T67" style:family="text">
      <style:text-properties style:font-name="Courier New" style:text-underline-style="none" fo:font-weight="normal" style:font-weight-asian="normal" style:font-name-complex="Courier New" style:font-weight-complex="normal"/>
    </style:style>
    <style:style style:name="T68" style:family="text">
      <style:text-properties style:font-name="Courier New" fo:font-size="12pt" fo:font-style="normal" style:font-size-asian="12pt" style:font-style-asian="normal" style:font-name-complex="Courier New" style:font-size-complex="12pt" style:font-style-complex="normal"/>
    </style:style>
    <style:style style:name="T69" style:family="text">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T70" style:family="text">
      <style:text-properties style:font-name="Courier New" fo:font-size="12pt" fo:font-style="normal" fo:font-weight="normal" officeooo:rsid="007944a5" style:font-size-asian="12pt" style:font-style-asian="normal" style:font-weight-asian="normal" style:font-name-complex="Courier New" style:font-size-complex="12pt" style:font-style-complex="normal" style:font-weight-complex="normal"/>
    </style:style>
    <style:style style:name="T71" style:family="text">
      <style:text-properties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72" style:family="text">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T73" style:family="text">
      <style:text-properties style:font-name="Courier New" fo:font-size="12pt" style:font-size-asian="12pt" style:font-name-complex="Courier New" style:font-size-complex="12pt"/>
    </style:style>
    <style:style style:name="T74" style:family="text">
      <style:text-properties style:font-name="Courier New" fo:font-size="12pt" officeooo:rsid="0015b517" style:font-size-asian="12pt" style:font-name-complex="Courier New" style:font-size-complex="12pt"/>
    </style:style>
    <style:style style:name="T75" style:family="text">
      <style:text-properties style:font-name="Courier New" fo:font-size="12pt" fo:font-weight="bold" style:font-size-asian="12pt" style:font-weight-asian="bold" style:font-name-complex="Courier New" style:font-size-complex="12pt" style:font-weight-complex="bold"/>
    </style:style>
    <style:style style:name="T76" style:family="text">
      <style:text-properties style:font-name="Courier New" fo:font-size="12pt" fo:font-weight="normal" style:font-size-asian="12pt" style:font-weight-asian="normal" style:font-name-complex="Courier New" style:font-size-complex="12pt" style:font-weight-complex="normal"/>
    </style:style>
    <style:style style:name="T77" style:family="text">
      <style:text-properties style:font-name="Courier New" fo:font-size="12pt" fo:font-weight="normal" fo:background-color="#ffff00" loext:char-shading-value="0" style:font-size-asian="12pt" style:font-weight-asian="normal" style:font-name-complex="Courier New" style:font-size-complex="12pt" style:font-weight-complex="normal"/>
    </style:style>
    <style:style style:name="T78" style:family="text">
      <style:text-properties style:font-name="Courier New" fo:font-size="12pt" fo:font-weight="normal" fo:background-color="#ff0000" loext:char-shading-value="0" style:font-size-asian="12pt" style:font-weight-asian="normal" style:font-name-complex="Courier New" style:font-size-complex="12pt" style:font-weight-complex="normal"/>
    </style:style>
    <style:style style:name="T79" style:family="text">
      <style:text-properties style:font-name="Courier New" fo:font-size="12pt" fo:font-weight="normal" style:font-name-asian="Courier New" style:font-size-asian="12pt" style:font-weight-asian="normal" style:font-name-complex="Courier New" style:font-size-complex="12pt" style:font-weight-complex="normal"/>
    </style:style>
    <style:style style:name="T80" style:family="text">
      <style:text-properties style:font-name="Courier New" fo:font-size="12pt" fo:font-style="italic" fo:font-weight="normal" style:font-size-asian="12pt" style:font-style-asian="italic" style:font-weight-asian="normal" style:font-name-complex="Courier New" style:font-size-complex="12pt" style:font-style-complex="italic" style:font-weight-complex="normal"/>
    </style:style>
    <style:style style:name="T81" style:family="text">
      <style:text-properties style:font-name="Courier New" fo:font-weight="bold" style:font-weight-asian="bold" style:font-name-complex="Courier New" style:font-weight-complex="bold"/>
    </style:style>
    <style:style style:name="T82" style:family="text">
      <style:text-properties style:font-name="Courier New" fo:font-weight="bold" officeooo:rsid="0023d2f0" style:font-weight-asian="bold" style:font-name-complex="Courier New" style:font-weight-complex="bold"/>
    </style:style>
    <style:style style:name="T83" style:family="text">
      <style:text-properties style:font-name="Courier New" fo:font-size="10pt" style:font-size-asian="10pt" style:font-name-complex="Courier New" style:font-size-complex="10pt"/>
    </style:style>
    <style:style style:name="T84" style:family="text">
      <style:text-properties style:font-name="Courier New" fo:font-size="10pt" style:font-name-asian="Courier New" style:font-size-asian="10pt" style:font-name-complex="Courier New" style:font-size-complex="10pt"/>
    </style:style>
    <style:style style:name="T85" style:family="text">
      <style:text-properties style:font-name="Courier New" fo:font-size="10pt" fo:font-weight="normal" style:font-size-asian="10pt" style:font-weight-asian="normal" style:font-name-complex="Courier New" style:font-size-complex="10pt" style:font-weight-complex="normal"/>
    </style:style>
    <style:style style:name="T86"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87" style:family="text">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T88" style:family="text">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89" style:family="text">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90" style:family="text">
      <style:text-properties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91" style:family="text">
      <style:text-properties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92" style:family="text">
      <style:text-properties style:font-name="Courier New" style:font-name-asian="Courier New" style:font-name-complex="Courier New"/>
    </style:style>
    <style:style style:name="T93" style:family="text">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T94"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95" style:family="text">
      <style:text-properties style:font-name="Courier New" style:font-name-asian="Liberation Serif1" style:font-name-complex="Courier New"/>
    </style:style>
    <style:style style:name="T96" style:family="text">
      <style:text-properties style:font-name="Courier New" officeooo:rsid="00224fe7" style:font-name-asian="Liberation Serif1" style:font-name-complex="Courier New"/>
    </style:style>
    <style:style style:name="T97" style:family="text">
      <style:text-properties style:font-name="Courier New" officeooo:rsid="0023d2f0" style:font-name-asian="Liberation Serif1" style:font-name-complex="Courier New"/>
    </style:style>
    <style:style style:name="T98" style:family="text">
      <style:text-properties fo:font-style="italic" style:font-style-asian="italic" style:font-style-complex="italic"/>
    </style:style>
    <style:style style:name="T99" style:family="text">
      <style:text-properties fo:font-style="italic" style:font-style-asian="italic" style:font-name-complex="Courier New"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italic" fo:font-weight="normal" officeooo:rsid="0027b1c3" style:font-style-asian="italic" style:font-weight-asian="normal" style:font-style-complex="italic" style:font-weight-complex="normal"/>
    </style:style>
    <style:style style:name="T102" style:family="text">
      <style:text-properties fo:font-style="italic" fo:font-weight="normal" officeooo:rsid="003694b6" style:font-style-asian="italic" style:font-weight-asian="normal" style:font-style-complex="italic" style:font-weight-complex="normal"/>
    </style:style>
    <style:style style:name="T103" style:family="text">
      <style:text-properties fo:font-style="italic" fo:font-weight="normal" officeooo:rsid="00812c9a" style:font-style-asian="italic" style:font-weight-asian="normal" style:font-style-complex="italic" style:font-weight-complex="normal"/>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style:text-underline-style="none" fo:font-weight="normal" style:font-style-asian="italic" style:font-weight-asian="normal" style:font-style-complex="italic" style:font-weight-complex="normal"/>
    </style:style>
    <style:style style:name="T106" style:family="text">
      <style:text-properties fo:font-style="italic" style:text-underline-style="solid" style:text-underline-width="auto" style:text-underline-color="font-color" style:font-style-asian="italic" style:font-style-complex="italic"/>
    </style:style>
    <style:style style:name="T10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8" style:family="text">
      <style:text-properties fo:font-style="italic" style:text-underline-style="solid" style:text-underline-width="auto" style:text-underline-color="font-color" fo:font-weight="normal" officeooo:rsid="00812c9a" style:font-style-asian="italic" style:font-weight-asian="normal" style:font-style-complex="italic" style:font-weight-complex="normal"/>
    </style:style>
    <style:style style:name="T109" style:family="text">
      <style:text-properties fo:font-style="italic" officeooo:rsid="002f78cd" fo:background-color="#fff5ce" loext:char-shading-value="0" style:font-style-asian="italic" style:font-style-complex="italic"/>
    </style:style>
    <style:style style:name="T110" style:family="text">
      <style:text-properties fo:font-style="italic" officeooo:rsid="0019dfbc" fo:background-color="#fff5ce" loext:char-shading-value="0" style:font-style-asian="italic" style:font-style-complex="italic"/>
    </style:style>
    <style:style style:name="T111" style:family="text">
      <style:text-properties fo:font-style="italic" officeooo:rsid="0024af4e" fo:background-color="#fff5ce" loext:char-shading-value="0" style:font-style-asian="italic" style:font-style-complex="italic"/>
    </style:style>
    <style:style style:name="T112" style:family="text">
      <style:text-properties fo:font-weight="normal" style:font-weight-asian="normal" style:font-weight-complex="normal"/>
    </style:style>
    <style:style style:name="T113" style:family="text">
      <style:text-properties fo:font-weight="normal" officeooo:rsid="0005e64e" style:font-weight-asian="normal" style:font-weight-complex="normal"/>
    </style:style>
    <style:style style:name="T114" style:family="text">
      <style:text-properties fo:font-weight="normal" officeooo:rsid="000744c4" style:font-weight-asian="normal" style:font-weight-complex="normal"/>
    </style:style>
    <style:style style:name="T115" style:family="text">
      <style:text-properties fo:font-weight="normal" officeooo:rsid="000e1936" style:font-weight-asian="normal" style:font-weight-complex="normal"/>
    </style:style>
    <style:style style:name="T116" style:family="text">
      <style:text-properties fo:font-weight="normal" officeooo:rsid="00117f58" style:font-weight-asian="normal" style:font-weight-complex="normal"/>
    </style:style>
    <style:style style:name="T117" style:family="text">
      <style:text-properties fo:font-weight="normal" officeooo:rsid="00173a86" style:font-weight-asian="normal" style:font-weight-complex="normal"/>
    </style:style>
    <style:style style:name="T118" style:family="text">
      <style:text-properties fo:font-weight="normal" officeooo:rsid="003a596f" style:font-weight-asian="normal" style:font-weight-complex="normal"/>
    </style:style>
    <style:style style:name="T119" style:family="text">
      <style:text-properties fo:font-weight="normal" officeooo:rsid="003e0dd5" style:font-weight-asian="normal" style:font-weight-complex="normal"/>
    </style:style>
    <style:style style:name="T120" style:family="text">
      <style:text-properties fo:font-weight="normal" officeooo:rsid="004194aa" style:font-weight-asian="normal" style:font-weight-complex="normal"/>
    </style:style>
    <style:style style:name="T121" style:family="text">
      <style:text-properties fo:font-weight="normal" officeooo:rsid="005c6e4d" style:font-weight-asian="normal" style:font-weight-complex="normal"/>
    </style:style>
    <style:style style:name="T122" style:family="text">
      <style:text-properties fo:font-weight="normal" officeooo:rsid="00685816" style:font-weight-asian="normal" style:font-weight-complex="normal"/>
    </style:style>
    <style:style style:name="T123" style:family="text">
      <style:text-properties fo:font-weight="normal" officeooo:rsid="00812c9a" style:font-weight-asian="normal" style:font-weight-complex="normal"/>
    </style:style>
    <style:style style:name="T124" style:family="text">
      <style:text-properties fo:font-weight="normal" fo:background-color="#ffff00" loext:char-shading-value="0" style:font-weight-asian="normal" style:font-weight-complex="normal"/>
    </style:style>
    <style:style style:name="T125" style:family="text">
      <style:text-properties fo:font-weight="normal" style:font-name-asian="Liberation Serif1" style:font-weight-asian="normal" style:font-name-complex="Liberation Serif1" style:font-weight-complex="normal"/>
    </style:style>
    <style:style style:name="T126" style:family="text">
      <style:text-properties fo:font-size="12pt" style:font-size-asian="12pt" style:font-size-complex="12pt"/>
    </style:style>
    <style:style style:name="T127" style:family="text">
      <style:text-properties fo:font-size="12pt" officeooo:rsid="00140d2f" style:font-size-asian="12pt" style:font-size-complex="12pt"/>
    </style:style>
    <style:style style:name="T128" style:family="text">
      <style:text-properties fo:font-size="12pt" officeooo:rsid="0015b517" style:font-size-asian="12pt" style:font-size-complex="12pt"/>
    </style:style>
    <style:style style:name="T129" style:family="text">
      <style:text-properties fo:font-size="12pt" fo:font-weight="bold" style:font-size-asian="12pt" style:font-weight-asian="bold" style:font-size-complex="12pt" style:font-weight-complex="bold"/>
    </style:style>
    <style:style style:name="T130" style:family="text">
      <style:text-properties fo:font-size="12pt" fo:font-weight="bold" officeooo:rsid="001308a5" style:font-size-asian="12pt" style:font-weight-asian="bold" style:font-size-complex="12pt" style:font-weight-complex="bold"/>
    </style:style>
    <style:style style:name="T13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2"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33" style:family="text">
      <style:text-properties fo:font-size="12pt" fo:font-style="italic" style:text-underline-style="none" fo:font-weight="normal" officeooo:rsid="00347775" style:font-size-asian="12pt" style:font-style-asian="italic" style:font-weight-asian="normal" style:font-size-complex="12pt" style:font-style-complex="italic" style:font-weight-complex="normal"/>
    </style:style>
    <style:style style:name="T134" style:family="text">
      <style:text-properties fo:font-size="12pt" fo:font-style="italic" style:text-underline-style="none" fo:font-weight="normal" officeooo:rsid="00362406" style:font-size-asian="12pt" style:font-style-asian="italic" style:font-weight-asian="normal" style:font-size-complex="12pt" style:font-style-complex="italic" style:font-weight-complex="normal"/>
    </style:style>
    <style:style style:name="T135" style:family="text">
      <style:text-properties fo:font-size="12pt" fo:font-style="normal" style:font-size-asian="12pt" style:font-style-asian="normal" style:font-size-complex="12pt" style:font-style-complex="normal"/>
    </style:style>
    <style:style style:name="T13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201532"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362406"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40" style:family="text">
      <style:text-properties fo:font-size="12pt" fo:font-style="normal" fo:font-weight="bold" style:font-size-asian="12pt" style:font-style-asian="normal" style:font-weight-asian="bold" style:font-size-complex="12pt" style:font-style-complex="normal" style:font-weight-complex="bold"/>
    </style:style>
    <style:style style:name="T14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42" style:family="text">
      <style:text-properties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143"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44"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45" style:family="text">
      <style:text-properties fo:font-size="12pt" fo:font-weight="normal" style:font-size-asian="12pt" style:font-weight-asian="normal" style:font-size-complex="12pt" style:font-weight-complex="normal"/>
    </style:style>
    <style:style style:name="T146" style:family="text">
      <style:text-properties fo:font-size="12pt" fo:font-weight="normal" fo:background-color="#ffff00" loext:char-shading-value="0" style:font-size-asian="12pt" style:font-weight-asian="normal" style:font-size-complex="12pt" style:font-weight-complex="normal"/>
    </style:style>
    <style:style style:name="T147" style:family="text">
      <style:text-properties fo:font-size="12pt" style:text-underline-style="solid" style:text-underline-width="auto" style:text-underline-color="font-color" style:font-size-asian="12pt" style:font-size-complex="12pt"/>
    </style:style>
    <style:style style:name="T148"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49" style:family="text">
      <style:text-properties fo:font-size="12pt" style:text-underline-style="solid" style:text-underline-width="auto" style:text-underline-color="font-color" fo:font-weight="normal" officeooo:rsid="00201532" style:font-size-asian="12pt" style:font-weight-asian="normal" style:font-size-complex="12pt" style:font-weight-complex="normal"/>
    </style:style>
    <style:style style:name="T150" style:family="text">
      <style:text-properties fo:font-size="12pt" style:font-name-asian="Liberation Serif1" style:font-size-asian="12pt" style:font-name-complex="Liberation Serif1" style:font-size-complex="12pt"/>
    </style:style>
    <style:style style:name="T151" style:family="text">
      <style:text-properties fo:color="#000000" loext:opacity="100%"/>
    </style:style>
    <style:style style:name="T152" style:family="text">
      <style:text-properties fo:color="#000000" loext:opacity="100%" fo:font-size="12pt" style:font-size-asian="12pt" style:font-size-complex="12pt"/>
    </style:style>
    <style:style style:name="T153" style:family="text">
      <style:text-properties fo:color="#000000" loext:opacity="100%"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54" style:family="text">
      <style:text-properties fo:color="#000000" loext:opacity="100%" fo:font-size="12pt" fo:language="zxx" fo:country="none" fo:font-style="italic"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55" style:family="text">
      <style:text-properties fo:color="#000000" loext:opacity="100%" fo:font-size="12pt" fo:font-weight="normal" style:font-size-asian="12pt" style:font-weight-asian="normal" style:font-size-complex="12pt" style:font-weight-complex="normal"/>
    </style:style>
    <style:style style:name="T156" style:family="text">
      <style:text-properties fo:color="#000000" loext:opacity="100%" fo:font-style="normal" style:text-underline-style="none" fo:font-weight="normal" style:font-style-asian="normal" style:font-weight-asian="normal" style:font-style-complex="normal" style:font-weight-complex="normal"/>
    </style:style>
    <style:style style:name="T157" style:family="text">
      <style:text-properties fo:color="#000000" loext:opacity="100%" fo:font-style="normal" style:text-underline-style="none" fo:font-weight="normal" officeooo:rsid="0072cbcb" style:font-style-asian="normal" style:font-weight-asian="normal" style:font-style-complex="normal" style:font-weight-complex="normal"/>
    </style:style>
    <style:style style:name="T158" style:family="text">
      <style:text-properties fo:color="#000000" loext:opacity="100%" fo:font-style="normal" style:text-underline-style="none" fo:font-weight="bold" style:font-style-asian="normal" style:font-weight-asian="bold" style:font-style-complex="normal" style:font-weight-complex="bold"/>
    </style:style>
    <style:style style:name="T159" style:family="text">
      <style:text-properties fo:color="#000000"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160" style:family="text">
      <style:text-properties fo:color="#000000" loext:opacity="100%" style:font-name="Courier New" fo:font-style="normal" style:text-underline-style="none" style:font-style-asian="normal" style:font-name-complex="Courier New" style:font-style-complex="normal"/>
    </style:style>
    <style:style style:name="T161" style:family="text">
      <style:text-properties fo:color="#000000" loext:opacity="100%" style:font-name="Courier New" fo:font-style="normal" style:text-underline-style="none" fo:font-weight="normal" style:font-style-asian="normal" style:font-weight-asian="normal" style:font-name-complex="Courier New" style:font-style-complex="normal" style:font-weight-complex="normal"/>
    </style:style>
    <style:style style:name="T162" style:family="text">
      <style:text-properties fo:color="#000000" loext:opacity="100%" fo:font-style="italic" style:text-underline-style="none" fo:font-weight="normal" style:font-style-asian="italic" style:font-weight-asian="normal" style:font-style-complex="italic" style:font-weight-complex="normal"/>
    </style:style>
    <style:style style:name="T163" style:family="text">
      <style:text-properties fo:color="#000000" loext:opacity="100%" fo:font-style="italic" fo:font-weight="normal" style:font-style-asian="italic" style:font-weight-asian="normal" style:font-style-complex="italic" style:font-weight-complex="normal"/>
    </style:style>
    <style:style style:name="T164" style:family="text">
      <style:text-properties fo:color="#000000" loext:opacity="100%" style:text-underline-style="none" fo:font-weight="bold" style:font-weight-asian="bold"/>
    </style:style>
    <style:style style:name="T165" style:family="text">
      <style:text-properties fo:color="#000000" loext:opacity="100%" style:font-name="Liberation Serif1" fo:font-size="12pt" style:font-size-asian="12pt" style:font-name-complex="Liberation Serif1" style:font-size-complex="12pt"/>
    </style:style>
    <style:style style:name="T166" style:family="text">
      <style:text-properties fo:color="#000000" loext:opacity="100%" style:font-name="Liberation Serif1" fo:font-size="12pt" fo:language="en" fo:country="CA" fo:font-weight="normal" officeooo:rsid="000744c4" style:letter-kerning="true" style:font-name-asian="Droid Sans" style:font-size-asian="12pt" style:language-asian="zh" style:country-asian="CN" style:font-weight-asian="normal" style:font-name-complex="Lohit Hindi1" style:font-size-complex="12pt" style:language-complex="hi" style:country-complex="IN" style:font-weight-complex="normal"/>
    </style:style>
    <style:style style:name="T167" style:family="text">
      <style:text-properties fo:color="#000000" loext:opacity="100%" style:font-name="Liberation Serif1" style:font-name-complex="Liberation Serif1"/>
    </style:style>
    <style:style style:name="T168" style:family="text">
      <style:text-properties fo:color="#000000" loext:opacity="100%" fo:font-weight="normal" style:font-weight-asian="normal" style:font-weight-complex="normal"/>
    </style:style>
    <style:style style:name="T169" style:family="text">
      <style:text-properties fo:color="#000000" loext:opacity="100%" fo:font-weight="normal" officeooo:rsid="000744c4" style:font-weight-asian="normal" style:font-weight-complex="normal"/>
    </style:style>
    <style:style style:name="T170" style:family="text">
      <style:text-properties fo:color="#000000" loext:opacity="100%" fo:font-weight="normal" officeooo:rsid="0008bae0" style:font-weight-asian="normal" style:font-weight-complex="normal"/>
    </style:style>
    <style:style style:name="T171" style:family="text">
      <style:text-properties fo:color="#000000" loext:opacity="100%" fo:font-weight="normal" officeooo:rsid="000a28af" style:font-weight-asian="normal" style:font-weight-complex="normal"/>
    </style:style>
    <style:style style:name="T172" style:family="text">
      <style:text-properties fo:color="#000000" loext:opacity="100%" fo:font-weight="normal" officeooo:rsid="002dd927" style:font-weight-asian="normal" style:font-weight-complex="normal"/>
    </style:style>
    <style:style style:name="T173" style:family="text">
      <style:text-properties fo:color="#000000" loext:opacity="100%" fo:font-weight="normal" officeooo:rsid="00471456" style:font-weight-asian="normal" style:font-weight-complex="normal"/>
    </style:style>
    <style:style style:name="T174" style:family="text">
      <style:text-properties fo:color="#000000" loext:opacity="100%" fo:font-weight="normal" officeooo:rsid="007038c9" style:font-weight-asian="normal" style:font-weight-complex="normal"/>
    </style:style>
    <style:style style:name="T175" style:family="text">
      <style:text-properties fo:color="#000000" loext:opacity="100%" fo:font-weight="bold" style:font-weight-asian="bold" style:font-weight-complex="bold"/>
    </style:style>
    <style:style style:name="T176" style:family="text">
      <style:text-properties fo:color="#000000" loext:opacity="100%" style:text-position="0% 100%" fo:font-weight="bold" officeooo:rsid="000744c4" style:font-weight-asian="bold" style:font-weight-complex="bold"/>
    </style:style>
    <style:style style:name="T177" style:family="text">
      <style:text-properties fo:color="#000000" loext:opacity="100%" style:font-name="Courier New1" fo:font-size="10pt" style:font-size-asian="10pt" style:font-name-complex="Courier New" style:font-size-complex="10pt"/>
    </style:style>
    <style:style style:name="T178" style:family="text">
      <style:text-properties fo:color="#000000" loext:opacity="100%" style:text-underline-style="solid" style:text-underline-width="auto" style:text-underline-color="font-color" fo:font-weight="normal" style:font-weight-asian="normal" style:font-weight-complex="normal"/>
    </style:style>
    <style:style style:name="T179" style:family="text">
      <style:text-properties style:font-name-asian="Liberation Serif1" style:font-name-complex="Liberation Serif1"/>
    </style:style>
    <style:style style:name="T180" style:family="text">
      <style:text-properties fo:font-size="10pt" style:font-name-asian="Noto Sans Mono CJK SC" style:font-size-asian="10pt" style:font-name-complex="Liberation Mono" style:font-size-complex="10pt"/>
    </style:style>
    <style:style style:name="T181" style:family="text">
      <style:text-properties fo:font-size="10pt" fo:background-color="#ffff00" loext:char-shading-value="0" style:font-name-asian="Noto Sans Mono CJK SC" style:font-size-asian="10pt" style:font-name-complex="Liberation Mono" style:font-size-complex="10pt"/>
    </style:style>
    <style:style style:name="T182" style:family="text">
      <style:text-properties fo:color="#0000ff" loext:opacity="100%"/>
    </style:style>
    <style:style style:name="T183" style:family="text">
      <style:text-properties fo:color="#0000ff" loext:opacity="100%" fo:font-style="normal" style:text-underline-style="none" style:font-style-asian="normal" style:font-style-complex="normal"/>
    </style:style>
    <style:style style:name="T184" style:family="text">
      <style:text-properties fo:color="#0000ff" loext:opacity="100%" style:font-name-asian="Liberation Mono"/>
    </style:style>
    <style:style style:name="T185" style:family="text">
      <style:text-properties fo:background-color="#ffff00" loext:char-shading-value="0"/>
    </style:style>
    <style:style style:name="T186" style:family="text">
      <style:text-properties fo:color="#c9211e" loext:opacity="100%" fo:font-weight="bold" style:font-weight-asian="bold" style:font-weight-complex="bold"/>
    </style:style>
    <style:style style:name="T187" style:family="text">
      <style:text-properties fo:color="#c9211e" loext:opacity="100%" fo:font-weight="bold" officeooo:rsid="007f381a" style:font-weight-asian="bold" style:font-weight-complex="bold"/>
    </style:style>
    <style:style style:name="T188" style:family="text">
      <style:text-properties fo:color="#c9211e" loext:opacity="100%" fo:font-size="12pt" fo:font-weight="bold" style:font-size-asian="12pt" style:font-weight-asian="bold" style:font-size-complex="12pt" style:font-weight-complex="bold"/>
    </style:style>
    <style:style style:name="T189" style:family="text">
      <style:text-properties fo:color="#c9211e" loext:opacity="100%" fo:font-size="12pt" fo:font-weight="normal" style:font-size-asian="12pt" style:font-weight-asian="normal" style:font-size-complex="12pt" style:font-weight-complex="normal"/>
    </style:style>
    <style:style style:name="T190" style:family="text">
      <style:text-properties fo:color="#c9211e"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191" style:family="text">
      <style:text-properties fo:color="#c9211e" loext:opacity="100%" style:font-name="Courier New" fo:font-size="12pt" fo:font-weight="bold" style:font-size-asian="12pt" style:font-weight-asian="bold" style:font-name-complex="Courier New" style:font-size-complex="12pt" style:font-weight-complex="bold"/>
    </style:style>
    <style:style style:name="T192" style:family="text">
      <style:text-properties fo:color="#c9211e" loext:opacity="100%" style:font-name="Courier New" fo:font-size="12pt"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193" style:family="text">
      <style:text-properties fo:color="#c9211e" loext:opacity="100%"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194" style:family="text">
      <style:text-properties fo:color="#c9211e" loext:opacity="100%" style:font-name="Courier New" fo:font-size="10pt" fo:font-weight="bold" style:font-size-asian="10pt" style:font-weight-asian="bold" style:font-name-complex="Courier New" style:font-size-complex="10pt" style:font-weight-complex="bold"/>
    </style:style>
    <style:style style:name="T195" style:family="text">
      <style:text-properties fo:color="#c9211e" loext:opacity="100%"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T196" style:family="text">
      <style:text-properties fo:color="#c9211e" loext:opacity="100%"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197" style:family="text">
      <style:text-properties fo:color="#c9211e" loext:opacity="100%" style:font-name="Courier New" fo:font-weight="normal" style:font-weight-asian="normal" style:font-name-complex="Courier New" style:font-weight-complex="normal"/>
    </style:style>
    <style:style style:name="T198" style:family="text">
      <style:text-properties fo:color="#c9211e" loext:opacity="100%" style:font-name="Courier New" fo:font-style="normal" fo:font-weight="bold" style:font-style-asian="normal" style:font-weight-asian="bold" style:font-name-complex="Courier New" style:font-style-complex="normal" style:font-weight-complex="bold"/>
    </style:style>
    <style:style style:name="T199" style:family="text">
      <style:text-properties fo:color="#c9211e" loext:opacity="100%" fo:font-weight="normal" style:font-weight-asian="normal" style:font-weight-complex="normal"/>
    </style:style>
    <style:style style:name="T200" style:family="text">
      <style:text-properties fo:color="#c9211e" loext:opacity="100%" fo:font-weight="normal" officeooo:rsid="0008bae0" style:font-weight-asian="normal" style:font-weight-complex="normal"/>
    </style:style>
    <style:style style:name="T201" style:family="text">
      <style:text-properties fo:color="#c9211e" loext:opacity="100%" fo:font-style="normal" fo:font-weight="bold" style:font-style-asian="normal" style:font-weight-asian="bold" style:font-style-complex="normal" style:font-weight-complex="bold"/>
    </style:style>
    <style:style style:name="T202" style:family="text">
      <style:text-properties fo:color="#c9211e" loext:opacity="100%" style:text-position="super 58%" fo:font-size="12pt" fo:font-style="italic" style:font-size-asian="12pt" style:font-style-asian="italic" style:font-size-complex="12pt" style:font-style-complex="italic"/>
    </style:style>
    <style:style style:name="T203" style:family="text">
      <style:text-properties fo:color="#c9211e" loext:opacity="100%" style:text-position="super 58%" fo:font-size="12pt" fo:font-weight="bold" fo:background-color="#ffff00" loext:char-shading-value="0" style:font-size-asian="12pt" style:font-weight-asian="bold" style:font-size-complex="12pt" style:font-weight-complex="bold"/>
    </style:style>
    <style:style style:name="T204" style:family="text">
      <style:text-properties fo:color="#168253" loext:opacity="100%" fo:font-size="12pt" fo:font-weight="bold" style:font-size-asian="12pt" style:font-weight-asian="bold" style:font-size-complex="12pt" style:font-weight-complex="bold"/>
    </style:style>
    <style:style style:name="T205" style:family="text">
      <style:text-properties fo:font-size="16pt" fo:font-weight="bold" style:font-name-asian="Droid Sans" style:font-size-asian="16pt" style:font-weight-asian="bold" style:font-name-complex="Lohit Hindi1" style:font-size-complex="16pt" style:font-weight-complex="bold"/>
    </style:style>
    <style:style style:name="T206" style:family="text">
      <style:text-properties style:font-name-asian="Liberation Mono"/>
    </style:style>
    <style:style style:name="T207" style:family="text">
      <style:text-properties style:font-name="Liberation Serif1" style:font-name-complex="Liberation Serif1"/>
    </style:style>
    <style:style style:name="T208" style:family="text">
      <style:text-properties fo:font-variant="normal" fo:text-transform="none" fo:color="#24292f"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209" style:family="text">
      <style:text-properties fo:font-variant="normal" fo:text-transform="none" style:text-line-through-style="none" style:text-line-through-type="none" style:font-name="Courier New" fo:font-size="12pt" fo:letter-spacing="normal" fo:font-style="normal" style:text-underline-style="none" fo:font-weight="normal" fo:background-color="#ffffff" loext:char-shading-value="0" style:font-size-asian="12pt" style:font-style-asian="normal" style:font-weight-asian="normal" style:font-name-complex="Courier New" style:font-size-complex="12pt"/>
    </style:style>
    <style:style style:name="T210" style:family="text">
      <style:text-properties fo:font-variant="normal" fo:text-transform="none" style:text-line-through-style="none" style:text-line-through-type="none" style:font-name="Courier New" fo:font-size="12pt" fo:letter-spacing="normal" fo:font-style="normal" style:text-underline-style="none" fo:font-weight="normal" officeooo:rsid="0053808d" fo:background-color="#ffffff" loext:char-shading-value="0" style:font-size-asian="12pt" style:font-style-asian="normal" style:font-weight-asian="normal" style:font-name-complex="Courier New" style:font-size-complex="12pt"/>
    </style:style>
    <style:style style:name="T211" style:family="text">
      <style:text-properties fo:font-variant="normal" fo:text-transform="none" fo:color="#000000" loext:opacity="100%" fo:font-size="12pt" fo:letter-spacing="normal" fo:font-style="normal" fo:font-weight="normal" style:font-size-asian="12pt" style:font-style-asian="normal" style:font-weight-asian="normal" style:font-size-complex="12pt"/>
    </style:style>
    <style:style style:name="T212" style:family="text">
      <style:text-properties fo:font-variant="normal" fo:text-transform="none" fo:color="#000000" loext:opacity="100%" fo:font-size="12pt" fo:letter-spacing="normal" fo:font-style="normal" fo:font-weight="normal" style:font-name-asian="Liberation Serif1" style:font-size-asian="12pt" style:font-style-asian="normal" style:font-weight-asian="normal" style:font-name-complex="Liberation Serif1" style:font-size-complex="12pt"/>
    </style:style>
    <style:style style:name="T213" style:family="text">
      <style:text-properties fo:font-variant="normal" fo:text-transform="none" fo:color="#000000" loext:opacity="100%"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214" style:family="text">
      <style:text-properties fo:font-variant="normal" fo:text-transform="none" fo:color="#000000"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215" style:family="text">
      <style:text-properties fo:font-variant="normal" fo:text-transform="none" fo:color="#000000" loext:opacity="100%" style:font-name="Courier New" fo:font-size="12pt" fo:letter-spacing="normal" fo:font-style="normal" fo:font-weight="normal" officeooo:rsid="0053808d" style:font-size-asian="12pt" style:font-style-asian="normal" style:font-weight-asian="normal" style:font-name-complex="Courier New" style:font-size-complex="12pt"/>
    </style:style>
    <style:style style:name="T216" style:family="text">
      <style:text-properties fo:font-variant="normal" fo:text-transform="none" fo:color="#333333" loext:opacity="100%" fo:font-size="12pt" fo:letter-spacing="normal" fo:font-style="normal" fo:font-weight="normal" style:font-size-asian="12pt" style:font-style-asian="normal" style:font-weight-asian="normal" style:font-size-complex="12pt"/>
    </style:style>
    <style:style style:name="T217"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218" style:family="text">
      <style:text-properties fo:font-variant="normal" fo:text-transform="none" fo:color="#333333" loext:opacity="100%" style:font-name="Liberation Serif" fo:font-size="12pt" fo:letter-spacing="normal" fo:font-style="normal" fo:font-weight="normal" officeooo:rsid="00299a8b" style:font-size-asian="12pt" style:font-size-complex="12pt"/>
    </style:style>
    <style:style style:name="T219" style:family="text">
      <style:text-properties fo:font-variant="normal" fo:text-transform="none" fo:color="#333333" loext:opacity="100%" fo:letter-spacing="normal" fo:font-style="normal" fo:font-weight="normal"/>
    </style:style>
    <style:style style:name="T220" style:family="text">
      <style:text-properties fo:font-size="17pt" fo:font-weight="bold" style:font-size-asian="17pt" style:font-weight-asian="bold" style:font-name-complex="Arial"/>
    </style:style>
    <style:style style:name="T221"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222" style:family="text">
      <style:text-properties style:text-position="super 58%"/>
    </style:style>
    <style:style style:name="T223" style:family="text">
      <style:text-properties style:text-position="super 58%" officeooo:rsid="003ab502"/>
    </style:style>
    <style:style style:name="T224" style:family="text">
      <style:text-properties style:text-position="super 58%" fo:font-style="normal" officeooo:rsid="00422c74" style:font-style-asian="normal" style:font-style-complex="normal"/>
    </style:style>
    <style:style style:name="T225" style:family="text">
      <style:text-properties style:text-position="0% 100%" fo:font-size="10pt" style:font-size-asian="10pt"/>
    </style:style>
    <style:style style:name="T226" style:family="text">
      <style:text-properties officeooo:rsid="000a28af"/>
    </style:style>
    <style:style style:name="T227" style:family="text">
      <style:text-properties officeooo:rsid="000b3dcb"/>
    </style:style>
    <style:style style:name="T228" style:family="text">
      <style:text-properties fo:color="#3465a4" loext:opacity="100%" fo:font-weight="bold" style:font-weight-asian="bold" style:font-weight-complex="bold"/>
    </style:style>
    <style:style style:name="T229" style:family="text">
      <style:text-properties fo:color="#3465a4" loext:opacity="100%" fo:font-weight="bold" officeooo:rsid="0011c637" style:font-weight-asian="bold" style:font-weight-complex="bold"/>
    </style:style>
    <style:style style:name="T230" style:family="text">
      <style:text-properties fo:color="#3465a4" loext:opacity="100%" fo:font-weight="bold" officeooo:rsid="000b3dcb" style:font-weight-asian="bold" style:font-weight-complex="bold"/>
    </style:style>
    <style:style style:name="T231" style:family="text">
      <style:text-properties fo:color="#127622" loext:opacity="100%" fo:font-weight="bold" style:font-weight-asian="bold" style:font-weight-complex="bold"/>
    </style:style>
    <style:style style:name="T232" style:family="text">
      <style:text-properties officeooo:rsid="000f1fcd"/>
    </style:style>
    <style:style style:name="T233" style:family="text">
      <style:text-properties officeooo:rsid="0010622d"/>
    </style:style>
    <style:style style:name="T234" style:family="text">
      <style:text-properties officeooo:rsid="00117f58"/>
    </style:style>
    <style:style style:name="T235" style:family="text">
      <style:text-properties officeooo:rsid="0011c637"/>
    </style:style>
    <style:style style:name="T236" style:family="text">
      <style:text-properties style:use-window-font-color="true" loext:opacity="0%" style:font-name="Liberation Serif1" fo:font-size="12pt" fo:language="en" fo:country="CA" officeooo:rsid="0011c637" style:letter-kerning="true" style:font-name-asian="Droid Sans" style:font-size-asian="12pt" style:language-asian="zh" style:country-asian="CN" style:font-name-complex="Lohit Hindi1" style:font-size-complex="12pt" style:language-complex="hi" style:country-complex="IN"/>
    </style:style>
    <style:style style:name="T237" style:family="text">
      <style:text-properties style:use-window-font-color="true" loext:opacity="0%" style:font-name="Liberation Serif1" fo:font-size="12pt" fo:language="en" fo:country="CA" officeooo:rsid="001d4a4d" style:letter-kerning="true" style:font-name-asian="Droid Sans" style:font-size-asian="12pt" style:language-asian="zh" style:country-asian="CN" style:font-name-complex="Lohit Hindi1" style:font-size-complex="12pt" style:language-complex="hi" style:country-complex="IN"/>
    </style:style>
    <style:style style:name="T238" style:family="text">
      <style:text-properties style:use-window-font-color="true" loext:opacity="0%" style:font-name="Liberation Serif1" fo:font-size="12pt" fo:language="en" fo:country="CA" officeooo:rsid="00201532" style:letter-kerning="true" style:font-name-asian="Droid Sans" style:font-size-asian="12pt" style:language-asian="zh" style:country-asian="CN" style:font-name-complex="Lohit Hindi1" style:font-size-complex="12pt" style:language-complex="hi" style:country-complex="IN"/>
    </style:style>
    <style:style style:name="T239" style:family="text">
      <style:text-properties style:use-window-font-color="true" loext:opacity="0%" style:font-name="Liberation Serif1" fo:font-size="12pt" fo:language="en" fo:country="CA" officeooo:rsid="002f78cd" style:letter-kerning="true" style:font-name-asian="Droid Sans" style:font-size-asian="12pt" style:language-asian="zh" style:country-asian="CN" style:font-name-complex="Lohit Hindi1" style:font-size-complex="12pt" style:language-complex="hi" style:country-complex="IN"/>
    </style:style>
    <style:style style:name="T240" style:family="text">
      <style:text-properties style:use-window-font-color="true" loext:opacity="0%" style:font-name="Liberation Serif1" fo:font-size="12pt" fo:language="en" fo:country="CA" fo:font-style="normal" fo:font-weight="normal" officeooo:rsid="0020153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41" style:family="text">
      <style:text-properties style:use-window-font-color="true" loext:opacity="0%" style:font-name="Liberation Serif1" fo:font-size="12pt" fo:language="en" fo:country="CA" fo:font-style="normal" style:text-underline-style="none" fo:font-weight="normal" officeooo:rsid="00215d7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42" style:family="text">
      <style:text-properties style:use-window-font-color="true" loext:opacity="0%" style:font-name="Liberation Serif1" fo:font-size="12pt" fo:language="en" fo:country="CA" fo:font-style="italic" officeooo:rsid="002f78cd" style:letter-kerning="true" fo:background-color="#fff5ce" loext:char-shading-value="0" style:font-name-asian="Droid Sans" style:font-size-asian="12pt" style:language-asian="zh" style:country-asian="CN" style:font-style-asian="italic" style:font-name-complex="Lohit Hindi1" style:font-size-complex="12pt" style:language-complex="hi" style:country-complex="IN" style:font-style-complex="italic"/>
    </style:style>
    <style:style style:name="T243" style:family="text">
      <style:text-properties style:use-window-font-color="true" loext:opacity="0%" style:font-name="Courier New" fo:font-size="12pt" fo:language="en" fo:country="CA" officeooo:rsid="001887e3" style:letter-kerning="true" style:font-name-asian="Droid Sans" style:font-size-asian="12pt" style:language-asian="zh" style:country-asian="CN" style:font-name-complex="Courier New" style:font-size-complex="12pt" style:language-complex="hi" style:country-complex="IN"/>
    </style:style>
    <style:style style:name="T244" style:family="text">
      <style:text-properties style:use-window-font-color="true" loext:opacity="0%" style:font-name="Courier New" fo:font-size="12pt" fo:language="en" fo:country="CA" officeooo:rsid="00201532" style:letter-kerning="true" style:font-name-asian="Droid Sans" style:font-size-asian="12pt" style:language-asian="zh" style:country-asian="CN" style:font-name-complex="Courier New" style:font-size-complex="12pt" style:language-complex="hi" style:country-complex="IN"/>
    </style:style>
    <style:style style:name="T245" style:family="text">
      <style:text-properties style:use-window-font-color="true" loext:opacity="0%" style:font-name="Courier New" fo:font-size="12pt" fo:language="en" fo:country="CA" officeooo:rsid="0024af4e" style:letter-kerning="true" style:font-name-asian="Droid Sans" style:font-size-asian="12pt" style:language-asian="zh" style:country-asian="CN" style:font-name-complex="Courier New" style:font-size-complex="12pt" style:language-complex="hi" style:country-complex="IN"/>
    </style:style>
    <style:style style:name="T246" style:family="text">
      <style:text-properties officeooo:rsid="00129191"/>
    </style:style>
    <style:style style:name="T247" style:family="text">
      <style:text-properties style:font-name="Courier New1"/>
    </style:style>
    <style:style style:name="T248" style:family="text">
      <style:text-properties style:font-name="Courier New1" fo:font-size="12pt" style:font-size-asian="12pt" style:font-size-complex="12pt"/>
    </style:style>
    <style:style style:name="T249"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250" style:family="text">
      <style:text-properties style:font-name="Courier New1"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251" style:family="text">
      <style:text-properties style:font-name="Courier New1" fo:font-size="12pt" fo:font-style="normal" style:text-underline-style="none" fo:font-weight="normal" officeooo:rsid="00714b2e" style:font-size-asian="12pt" style:font-style-asian="normal" style:font-weight-asian="normal" style:font-size-complex="12pt" style:font-style-complex="normal" style:font-weight-complex="normal"/>
    </style:style>
    <style:style style:name="T252" style:family="text">
      <style:text-properties style:font-name="Courier New1" fo:font-size="10pt" style:font-size-asian="10pt" style:font-name-complex="Courier New" style:font-size-complex="10pt"/>
    </style:style>
    <style:style style:name="T253" style:family="text">
      <style:text-properties style:font-name="Courier New1" fo:font-size="10pt" officeooo:rsid="00215d72" style:font-size-asian="10pt" style:font-name-complex="Courier New" style:font-size-complex="10pt"/>
    </style:style>
    <style:style style:name="T254" style:family="text">
      <style:text-properties style:font-name="Courier New1" fo:font-size="10pt" fo:font-weight="bold" style:font-size-asian="10pt" style:font-weight-asian="bold" style:font-name-complex="Courier New" style:font-size-complex="10pt" style:font-weight-complex="bold"/>
    </style:style>
    <style:style style:name="T255" style:family="text">
      <style:text-properties style:font-name="Courier New1" fo:font-size="10pt" fo:font-weight="bold" officeooo:rsid="00224fe7" style:font-size-asian="10pt" style:font-weight-asian="bold" style:font-name-complex="Courier New" style:font-size-complex="10pt" style:font-weight-complex="bold"/>
    </style:style>
    <style:style style:name="T256" style:family="text">
      <style:text-properties style:font-name="Courier New1" fo:font-size="10pt" fo:font-weight="bold" officeooo:rsid="0023d2f0" style:font-size-asian="10pt" style:font-weight-asian="bold" style:font-name-complex="Courier New" style:font-size-complex="10pt" style:font-weight-complex="bold"/>
    </style:style>
    <style:style style:name="T257" style:family="text">
      <style:text-properties style:font-name="Courier New1" fo:font-size="10pt" style:font-name-asian="Courier New" style:font-size-asian="10pt" style:font-name-complex="Courier New" style:font-size-complex="10pt"/>
    </style:style>
    <style:style style:name="T258" style:family="text">
      <style:text-properties style:font-name="Courier New1" fo:font-size="10pt" fo:font-weight="normal" style:font-size-asian="10pt" style:font-weight-asian="normal" style:font-name-complex="Courier New" style:font-size-complex="10pt" style:font-weight-complex="normal"/>
    </style:style>
    <style:style style:name="T259" style:family="text">
      <style:text-properties style:font-name="Courier New1" fo:font-size="10pt" fo:font-weight="normal" officeooo:rsid="00215d72" style:font-size-asian="10pt" style:font-weight-asian="normal" style:font-name-complex="Courier New" style:font-size-complex="10pt" style:font-weight-complex="normal"/>
    </style:style>
    <style:style style:name="T260" style:family="text">
      <style:text-properties style:font-name="Courier New1" fo:font-size="10pt" fo:font-weight="normal" officeooo:rsid="0023d2f0" style:font-size-asian="10pt" style:font-weight-asian="normal" style:font-name-complex="Courier New" style:font-size-complex="10pt" style:font-weight-complex="normal"/>
    </style:style>
    <style:style style:name="T261" style:family="text">
      <style:text-properties style:font-name="Courier New1" officeooo:rsid="003fd112"/>
    </style:style>
    <style:style style:name="T262" style:family="text">
      <style:text-properties style:font-name="Courier New1" fo:font-weight="normal" style:font-weight-asian="normal" style:font-weight-complex="normal"/>
    </style:style>
    <style:style style:name="T263" style:family="text">
      <style:text-properties officeooo:rsid="0015b517"/>
    </style:style>
    <style:style style:name="T264" style:family="text">
      <style:text-properties officeooo:rsid="001887e3"/>
    </style:style>
    <style:style style:name="T265" style:family="text">
      <style:text-properties officeooo:rsid="0019dfbc"/>
    </style:style>
    <style:style style:name="T266" style:family="text">
      <style:text-properties style:text-line-through-style="solid" style:text-line-through-type="single"/>
    </style:style>
    <style:style style:name="T267" style:family="text">
      <style:text-properties officeooo:rsid="001bb6f6"/>
    </style:style>
    <style:style style:name="T268" style:family="text">
      <style:text-properties officeooo:rsid="001d4a4d"/>
    </style:style>
    <style:style style:name="T269" style:family="text">
      <style:text-properties officeooo:rsid="00215d72"/>
    </style:style>
    <style:style style:name="T270" style:family="text">
      <style:text-properties officeooo:rsid="00224fe7"/>
    </style:style>
    <style:style style:name="T271" style:family="text">
      <style:text-properties officeooo:rsid="0023d2f0"/>
    </style:style>
    <style:style style:name="T272" style:family="text">
      <style:text-properties officeooo:rsid="00249896"/>
    </style:style>
    <style:style style:name="T273" style:family="text">
      <style:text-properties officeooo:rsid="00299a8b"/>
    </style:style>
    <style:style style:name="T274" style:family="text">
      <style:text-properties officeooo:rsid="002fa4e9"/>
    </style:style>
    <style:style style:name="T275" style:family="text">
      <style:text-properties officeooo:rsid="002fc547"/>
    </style:style>
    <style:style style:name="T276" style:family="text">
      <style:text-properties officeooo:rsid="00362406"/>
    </style:style>
    <style:style style:name="T277" style:family="text">
      <style:text-properties style:font-name="Liberation Serif"/>
    </style:style>
    <style:style style:name="T278" style:family="text">
      <style:text-properties officeooo:rsid="003694b6"/>
    </style:style>
    <style:style style:name="T279" style:family="text">
      <style:text-properties officeooo:rsid="00379f54"/>
    </style:style>
    <style:style style:name="T280" style:family="text">
      <style:text-properties officeooo:rsid="003ab502"/>
    </style:style>
    <style:style style:name="T281" style:family="text">
      <style:text-properties officeooo:rsid="003fd112"/>
    </style:style>
    <style:style style:name="T282" style:family="text">
      <style:text-properties officeooo:rsid="004194aa"/>
    </style:style>
    <style:style style:name="T283" style:family="text">
      <style:text-properties officeooo:rsid="0041e3ec"/>
    </style:style>
    <style:style style:name="T284" style:family="text">
      <style:text-properties officeooo:rsid="00422c74"/>
    </style:style>
    <style:style style:name="T285" style:family="text">
      <style:text-properties officeooo:rsid="00489126"/>
    </style:style>
    <style:style style:name="T286" style:family="text">
      <style:text-properties officeooo:rsid="0048e9a7"/>
    </style:style>
    <style:style style:name="T287" style:family="text">
      <style:text-properties officeooo:rsid="004b24d1"/>
    </style:style>
    <style:style style:name="T288" style:family="text">
      <style:text-properties officeooo:rsid="0053808d"/>
    </style:style>
    <style:style style:name="T289" style:family="text">
      <style:text-properties style:font-name-complex="Courier New"/>
    </style:style>
    <style:style style:name="T290" style:family="text">
      <style:text-properties officeooo:rsid="00547428"/>
    </style:style>
    <style:style style:name="T291" style:family="text">
      <style:text-properties officeooo:rsid="00581e55"/>
    </style:style>
    <style:style style:name="T292" style:family="text">
      <style:text-properties officeooo:rsid="0059f3f9"/>
    </style:style>
    <style:style style:name="T293" style:family="text">
      <style:text-properties officeooo:rsid="005c89fc"/>
    </style:style>
    <style:style style:name="T294" style:family="text">
      <style:text-properties officeooo:rsid="005e34dd"/>
    </style:style>
    <style:style style:name="T295" style:family="text">
      <style:text-properties officeooo:rsid="005f548f"/>
    </style:style>
    <style:style style:name="T296" style:family="text">
      <style:text-properties officeooo:rsid="0060370b"/>
    </style:style>
    <style:style style:name="T297" style:family="text">
      <style:text-properties officeooo:rsid="006191f9"/>
    </style:style>
    <style:style style:name="T298" style:family="text">
      <style:text-properties officeooo:rsid="00624e87"/>
    </style:style>
    <style:style style:name="T299" style:family="text">
      <style:text-properties officeooo:rsid="0065c400"/>
    </style:style>
    <style:style style:name="T300" style:family="text">
      <style:text-properties officeooo:rsid="0067aae7"/>
    </style:style>
    <style:style style:name="T301" style:family="text">
      <style:text-properties officeooo:rsid="00685816"/>
    </style:style>
    <style:style style:name="T302" style:family="text">
      <style:text-properties officeooo:rsid="0069dc96"/>
    </style:style>
    <style:style style:name="T303" style:family="text">
      <style:text-properties officeooo:rsid="0070f7a7"/>
    </style:style>
    <style:style style:name="T304" style:family="text">
      <style:text-properties officeooo:rsid="00714b2e"/>
    </style:style>
    <style:style style:name="T305" style:family="text">
      <style:text-properties officeooo:rsid="0072cbcb"/>
    </style:style>
    <style:style style:name="T306" style:family="text">
      <style:text-properties officeooo:rsid="0076a80f"/>
    </style:style>
    <style:style style:name="T307" style:family="text">
      <style:text-properties officeooo:rsid="007a2b9e"/>
    </style:style>
    <style:style style:name="T308" style:family="text">
      <style:text-properties officeooo:rsid="007d7db8"/>
    </style:style>
    <style:style style:name="T309" style:family="text">
      <style:text-properties officeooo:rsid="007db016"/>
    </style:style>
    <style:style style:name="T310" style:family="text">
      <style:text-properties officeooo:rsid="007e463f"/>
    </style:style>
    <style:style style:name="T311" style:family="text">
      <style:text-properties officeooo:rsid="007f381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text:bookmark text:name="TOC"/><text:span text:style-name="T12">Dealer V2.5 User Documentation</text:span><text:span text:style-name="T3"> <text:s text:c="48"/></text:span><text:s/></text:p>
      <text:p text:style-name="P141">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7"><text:a xlink:type="simple" xlink:href="#__RefHeading___Toc2466_3691053158" text:style-name="Index_20_Link" text:visited-style-name="Index_20_Link">Preamble<text:tab/>3</text:a></text:p>
          <text:p text:style-name="P157"><text:a xlink:type="simple" xlink:href="#__RefHeading___Toc2546_3691053158" text:style-name="Index_20_Link" text:visited-style-name="Index_20_Link">Description<text:tab/>3</text:a></text:p>
          <text:p text:style-name="P157"><text:a xlink:type="simple" xlink:href="#__RefHeading___Toc2468_3691053158" text:style-name="Index_20_Link" text:visited-style-name="Index_20_Link">V2.0 Release Notes<text:tab/>3</text:a></text:p>
          <text:p text:style-name="P159"><text:a xlink:type="simple" xlink:href="#__RefHeading___Toc2548_3691053158" text:style-name="Index_20_Link" text:visited-style-name="Index_20_Link">Major Changes<text:tab/>3</text:a></text:p>
          <text:p text:style-name="P159"><text:a xlink:type="simple" xlink:href="#__RefHeading___Toc2550_3691053158" text:style-name="Index_20_Link" text:visited-style-name="Index_20_Link">Extra Functionality<text:tab/>4</text:a></text:p>
          <text:p text:style-name="P159"><text:a xlink:type="simple" xlink:href="#__RefHeading___Toc2552_3691053158" text:style-name="Index_20_Link" text:visited-style-name="Index_20_Link">Minor Bug Fixes<text:tab/>5</text:a></text:p>
          <text:p text:style-name="P159"><text:a xlink:type="simple" xlink:href="#__RefHeading___Toc2554_3691053158" text:style-name="Index_20_Link" text:visited-style-name="Index_20_Link">Removed Functionality<text:tab/>5</text:a></text:p>
          <text:p text:style-name="P157"><text:a xlink:type="simple" xlink:href="#__RefHeading___Toc2470_3691053158" text:style-name="Index_20_Link" text:visited-style-name="Index_20_Link">Conventions Used in this Document<text:tab/>5</text:a></text:p>
          <text:p text:style-name="P157"><text:a xlink:type="simple" xlink:href="#__RefHeading___Toc2472_3691053158" text:style-name="Index_20_Link" text:visited-style-name="Index_20_Link">Definitions of Terms<text:tab/>6</text:a></text:p>
          <text:p text:style-name="P157"><text:a xlink:type="simple" xlink:href="#__RefHeading___Toc2474_3691053158" text:style-name="Index_20_Link" text:visited-style-name="Index_20_Link">The Input File<text:tab/>7</text:a></text:p>
          <text:p text:style-name="P158"><text:a xlink:type="simple" xlink:href="#__RefHeading___Toc2476_3691053158" text:style-name="Index_20_Link" text:visited-style-name="Index_20_Link">Environment Set-up &amp; Scripting<text:tab/>7</text:a></text:p>
          <text:p text:style-name="P158"><text:a xlink:type="simple" xlink:href="#__RefHeading___Toc2556_3691053158" text:style-name="Index_20_Link" text:visited-style-name="Index_20_Link">Variables<text:tab/>9</text:a></text:p>
          <text:p text:style-name="P158"><text:a xlink:type="simple" xlink:href="#__RefHeading___Toc2478_3691053158" text:style-name="Index_20_Link" text:visited-style-name="Index_20_Link">Condition Statement<text:tab/>9</text:a></text:p>
          <text:p text:style-name="P159"><text:a xlink:type="simple" xlink:href="#__RefHeading___Toc2480_3691053158" text:style-name="Index_20_Link" text:visited-style-name="Index_20_Link">Commonly Used Clauses<text:tab/>10</text:a></text:p>
          <text:p text:style-name="P159"><text:a xlink:type="simple" xlink:href="#__RefHeading___Toc2482_3691053158" text:style-name="Index_20_Link" text:visited-style-name="Index_20_Link">Clauses Using Dotnums<text:tab/>13</text:a></text:p>
          <text:p text:style-name="P159"><text:a xlink:type="simple" xlink:href="#__RefHeading___Toc2486_3691053158" text:style-name="Index_20_Link" text:visited-style-name="Index_20_Link">Double Dummy Solvers ( DDSx2, Par, and GIB Tricks )<text:tab/>14</text:a></text:p>
          <text:p text:style-name="P159"><text:a xlink:type="simple" xlink:href="#__RefHeading___Toc9064_859034914" text:style-name="Index_20_Link" text:visited-style-name="Index_20_Link">External Helper Program<text:tab/>15</text:a></text:p>
          <text:p text:style-name="P159"><text:a xlink:type="simple" xlink:href="#__RefHeading___Toc7140_2696138024" text:style-name="Index_20_Link" text:visited-style-name="Index_20_Link">Arithmetic and Logical Operators<text:tab/>16</text:a></text:p>
          <text:p text:style-name="P158"><text:a xlink:type="simple" xlink:href="#__RefHeading___Toc2488_3691053158" text:style-name="Index_20_Link" text:visited-style-name="Index_20_Link">The Action Statement<text:tab/>17</text:a></text:p>
          <text:p text:style-name="P159"><text:a xlink:type="simple" xlink:href="#__RefHeading___Toc2565_3691053158" text:style-name="Index_20_Link" text:visited-style-name="Index_20_Link">General Description<text:tab/>17</text:a></text:p>
          <text:p text:style-name="P159"><text:a xlink:type="simple" xlink:href="#__RefHeading___Toc2567_3691053158" text:style-name="Index_20_Link" text:visited-style-name="Index_20_Link">Actions That Produce Output at End of Run<text:tab/>18</text:a></text:p>
          <text:p text:style-name="P159"><text:a xlink:type="simple" xlink:href="#__RefHeading___Toc2490_3691053158" text:style-name="Index_20_Link" text:visited-style-name="Index_20_Link">Actions Outputting for Each Interesting Deal<text:tab/>24</text:a></text:p>
          <text:p text:style-name="P157"><text:a xlink:type="simple" xlink:href="#__RefHeading___Toc21319_670075485" text:style-name="Index_20_Link" text:visited-style-name="Index_20_Link">CSV Reports<text:tab/>27</text:a></text:p>
          <text:p text:style-name="P157"><text:a xlink:type="simple" xlink:href="#__RefHeading___Toc6919_1409286116" text:style-name="Index_20_Link" text:visited-style-name="Index_20_Link">François Dellacherie Shape Function<text:tab/>29</text:a></text:p>
          <text:p text:style-name="P159"><text:a xlink:type="simple" xlink:href="#__RefHeading___Toc6921_1409286116" text:style-name="Index_20_Link" text:visited-style-name="Index_20_Link">Introduction To FDshape<text:tab/>29</text:a></text:p>
          <text:p text:style-name="P159"><text:a xlink:type="simple" xlink:href="#__RefHeading___Toc6923_1409286116" text:style-name="Index_20_Link" text:visited-style-name="Index_20_Link">FDshape Distribution Operators<text:tab/>30</text:a></text:p>
          <text:p text:style-name="P159"><text:a xlink:type="simple" xlink:href="#__RefHeading___Toc6925_1409286116" text:style-name="Index_20_Link" text:visited-style-name="Index_20_Link">Caveats re FDshape<text:tab/>32</text:a></text:p>
          <text:p text:style-name="P157"><text:a xlink:type="simple" xlink:href="#__RefHeading___Toc6857_3691053158" text:style-name="Index_20_Link" text:visited-style-name="Index_20_Link">A Complete Example from Dealer Version 1<text:tab/>33</text:a></text:p>
          <text:p text:style-name="P157"><text:a xlink:type="simple" xlink:href="#__RefHeading___Toc8396_428733583" text:style-name="Index_20_Link" text:visited-style-name="Index_20_Link">End of Run Statistics<text:tab/>33</text:a></text:p>
          <text:p text:style-name="P157"><text:a xlink:type="simple" xlink:href="#__RefHeading___Toc7797_963076609" text:style-name="Index_20_Link" text:visited-style-name="Index_20_Link">Command Line Parameters<text:tab/>34</text:a></text:p>
          <text:p text:style-name="P159"><text:a xlink:type="simple" xlink:href="#__RefHeading___Toc2943_3691053158" text:style-name="Index_20_Link" text:visited-style-name="Index_20_Link">Example Simulation Exercise<text:tab/>38</text:a></text:p>
          <text:p text:style-name="P157"><text:a xlink:type="simple" xlink:href="#__RefHeading___Toc7101_3691053158" text:style-name="Index_20_Link" text:visited-style-name="Index_20_Link">Scripting the Input File<text:tab/>40</text:a></text:p>
          <text:p text:style-name="P157"><text:a xlink:type="simple" xlink:href="#__RefHeading___Toc20444_2914024446" text:style-name="Index_20_Link" text:visited-style-name="Index_20_Link">Running Dealer<text:tab/>42</text:a></text:p>
          <text:p text:style-name="P157"><text:a xlink:type="simple" xlink:href="#__RefHeading___Toc20446_2914024446" text:style-name="Index_20_Link" text:visited-style-name="Index_20_Link">Installing and Building Dealer -- Linux<text:tab/>45</text:a></text:p>
          <text:p text:style-name="P157"><text:a xlink:type="simple" xlink:href="#__RefHeading___Toc7799_963076609" text:style-name="Index_20_Link" text:visited-style-name="Index_20_Link">Installing and Building Dealer -- Windows<text:tab/>46</text:a></text:p>
          <text:p text:style-name="P159"><text:a xlink:type="simple" xlink:href="#__RefHeading___Toc6608_3989013113" text:style-name="Index_20_Link" text:visited-style-name="Index_20_Link">Install and Run on WSL without (Re) Building<text:tab/>46</text:a></text:p>
          <text:p text:style-name="P159"><text:a xlink:type="simple" xlink:href="#__RefHeading___Toc6610_3989013113" text:style-name="Index_20_Link" text:visited-style-name="Index_20_Link">Rebuild Dealer V2 from Source on WSL<text:tab/>47</text:a></text:p>
          <text:p text:style-name="P159"><text:a xlink:type="simple" xlink:href="#__RefHeading___Toc6612_3989013113" text:style-name="Index_20_Link" text:visited-style-name="Index_20_Link">Running Dealer on WSL after Install and/or Build<text:tab/>47</text:a></text:p>
          <text:p text:style-name="P157"><text:soft-page-break/><text:a xlink:type="simple" xlink:href="#__RefHeading___Toc8940_2019595254" text:style-name="Index_20_Link" text:visited-style-name="Index_20_Link">Creating a Custom Evaluation Server<text:tab/>48</text:a></text:p>
          <text:p text:style-name="P157"><text:a xlink:type="simple" xlink:href="#__RefHeading___Toc18172_2383521750" text:style-name="Index_20_Link" text:visited-style-name="Index_20_Link">Glossary of Reserved Words in Dealer<text:tab/>48</text:a></text:p>
          <text:p text:style-name="P157"><text:a xlink:type="simple" xlink:href="#__RefHeading___Toc18174_2383521750" text:style-name="Index_20_Link" text:visited-style-name="Index_20_Link">Appendix I. -- Linux Command Line Quickstart<text:tab/>49</text:a></text:p>
          <text:p text:style-name="P159"><text:a xlink:type="simple" xlink:href="#__RefHeading___Toc18176_2383521750" text:style-name="Index_20_Link" text:visited-style-name="Index_20_Link">Linux Command Line Basics<text:tab/>49</text:a></text:p>
          <text:p text:style-name="P157"><text:a xlink:type="simple" xlink:href="#__RefHeading___Toc2945_3691053158" text:style-name="Index_20_Link" text:visited-style-name="Index_20_Link">Appendix II. Authors<text:tab/>51</text:a></text:p>
          <text:p text:style-name="P157"><text:a xlink:type="simple" xlink:href="#__RefHeading___Toc6770_3691053158" text:style-name="Index_20_Link" text:visited-style-name="Index_20_Link">Appendix III. Copyright<text:tab/>52</text:a></text:p>
          <text:p text:style-name="P158"><text:a xlink:type="simple" xlink:href="#__RefHeading___Toc6772_3691053158" text:style-name="Index_20_Link" text:visited-style-name="Index_20_Link">Copyright Version 2.0<text:tab/>52</text:a></text:p>
          <text:p text:style-name="P157"><text:a xlink:type="simple" xlink:href="#__RefHeading___Toc7837_1294319977" text:style-name="Index_20_Link" text:visited-style-name="Index_20_Link">Appendix IV. The KnR (cccc) Algorithm Explained<text:tab/>53</text:a></text:p>
          <text:p text:style-name="P158"><text:a xlink:type="simple" xlink:href="#__RefHeading___Toc17457_1245427423" text:style-name="Index_20_Link" text:visited-style-name="Index_20_Link">Additional Comments by JGM re KnR Algorithm<text:tab/>54</text:a></text:p>
          <text:p text:style-name="P157"><text:a xlink:type="simple" xlink:href="#__RefHeading___Toc7506_3077954580" text:style-name="Index_20_Link" text:visited-style-name="Index_20_Link">Appendix V. Library of Solved Deals by R. Pavlicek<text:tab/>56</text:a></text:p>
          <text:p text:style-name="P157"><text:a xlink:type="simple" xlink:href="#__RefHeading___Toc7506_30779545801" text:style-name="Index_20_Link" text:visited-style-name="Index_20_Link">Appendix VI. The Sample UserEval Program<text:tab/>58</text:a></text:p>
          <text:p text:style-name="P158"><text:a xlink:type="simple" xlink:href="#__RefHeading___Toc15553_3875612458" text:style-name="Index_20_Link" text:visited-style-name="Index_20_Link">Location, Building, and Executing<text:tab/>58</text:a></text:p>
          <text:p text:style-name="P158"><text:a xlink:type="simple" xlink:href="#__RefHeading___Toc15555_3875612458" text:style-name="Index_20_Link" text:visited-style-name="Index_20_Link">The Included UserEval Server Program<text:tab/>58</text:a></text:p>
          <text:p text:style-name="P159"><text:a xlink:type="simple" xlink:href="#__RefHeading___Toc15557_3875612458" text:style-name="Index_20_Link" text:visited-style-name="Index_20_Link">Metrics Implemented In Included Server<text:tab/>59</text:a></text:p>
        </text:index-body>
      </text:table-of-content>
      <text:p text:style-name="P4">---------------------------------------------------------------------------------------</text:p>
      <text:h text:style-name="P163" text:outline-level="1"><text:bookmark-start text:name="__RefHeading___Toc2466_3691053158"/>Preamble<text:bookmark-end text:name="__RefHeading___Toc2466_3691053158"/></text:h>
      <text:p text:style-name="P4">This release of Dealer, a program originally written by Hans van Staveren and then maintained and extended by Henk Uijterwaal and others (see the Authors section), in the 1990's has been extensively modified by JGM in 2022. <text:s/>JGM has decided to call this release Version 2.0 because the modifications have not tried to maintain backwards compatibility with the original release. </text:p>
      <text:p text:style-name="P4">When the program was first written, circa 1989, there were two things that were true then that are not true in 2022: firstly Linux did not yet exist, even Windows 95 was not available<text:span text:style-name="T234">,</text:span> and secondly hardware of the day was severely limited. <text:line-break/>As of 2022, Linux has pretty much taken over the Unix/Posix space, especially for systems that would be interested in a bridge program. Even Windows, via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P4"/>
      <text:p text:style-name="P4">This document describes mainly the use of Version 2.0. It does not attempt to duplicate the information available in the original documentation which is also included in the release package. The user should read the introduction and disclaimers in that document to get a sense of Dealer's purpose and limitations.</text:p>
      <text:p text:style-name="P4">JGM has written a companion document, titled, "Dealer Maintenance" which documents what he has learned about Dealer internals during the course of his modifications. </text:p>
      <text:h text:style-name="P164" text:outline-level="1"><text:bookmark-start text:name="__RefHeading___Toc2546_3691053158"/>Description<text:bookmark-end text:name="__RefHeading___Toc2546_3691053158"/></text:h>
      <text:p text:style-name="P4">Dealer is a program to generate bridge deals that meet certain criteria, as specified by the user. </text:p>
      <text:p text:style-name="P4">It can be used to generate hands for bidding practice, simulation, post-mortem discussion and such. Per the original documentation it should not be used to generate hands for tournament play. There are better options, also free software, for that purpose.</text:p>
      <text:h text:style-name="P164" text:outline-level="1"><text:bookmark-start text:name="__RefHeading___Toc2468_3691053158"/><text:bookmark text:name="_toc78"/>V2.0 Release Notes<text:bookmark-end text:name="__RefHeading___Toc2468_3691053158"/></text:h>
      <text:h text:style-name="P174" text:outline-level="3"><text:bookmark-start text:name="__RefHeading___Toc2548_3691053158"/>Major Changes<text:bookmark-end text:name="__RefHeading___Toc2548_3691053158"/></text:h>
      <text:p text:style-name="P4">The Double Dummy Solving function is now 5 times faster than the previous version. Instead of using GIB it uses Bo Haglund's <text:s/>Double Dummy Solver routines. </text:p>
      <text:p text:style-name="P4"/>
      <text:p text:style-name="P4">There is the ability to get the Par result on a deal, also using BH's DDS routines.</text:p>
      <text:p text:style-name="P4"/>
      <text:p text:style-name="P4">The user can now enter François Dellacherie's shape specification directly into the Dealer input file. There is no need to go through an extra pre-processing step. </text:p>
      <text:p text:style-name="P4"/>
      <text:p text:style-name="P4"/>
      <text:p text:style-name="P8"><text:soft-page-break/>There is the ability to evaluate a pair of hands together, using the Optimal Point Count developed by Patrick Darricades.</text:p>
      <text:p text:style-name="P8"/>
      <text:p text:style-name="P8">Dealer can now export the hands in a format suitable for predealing in a subsequent Dealer run. The predeal holdings can be specified on the command line allowing this feature to be shell scripted.</text:p>
      <text:p text:style-name="P4"/>
      <text:p text:style-name="P4">The user can now use a script to run Dealer, and have it study or simulate a variety of conditions without modifying the <text:span text:style-name="T40">Input File <text:s/></text:span><text:span text:style-name="T44"><text:s/>for each run.</text:span></text:p>
      <text:p text:style-name="P4"/>
      <text:p text:style-name="P4">Dealer can now export its results to a disk file in CSV format, for analysis by other programs. </text:p>
      <text:p text:style-name="P4">Dealer can <text:s/>put the same, or different, CSV format results to the screen, while at the same time writing CSV results to a file.</text:p>
      <text:p text:style-name="P4"/>
      <text:p text:style-name="P4">Some input statements are now handled directly in the Lexer without involving the parser. </text:p>
      <text:p text:style-name="P4"/>
      <text:p text:style-name="P4">A new 'Bucket Frequency' <text:s/>function has been implemented; this is useful when trying plot frequency tables for quantities that use decimal fractions. </text:p>
      <text:p text:style-name="P4"/>
      <text:p text:style-name="P4">The new <text:span text:style-name="T5">usereval k</text:span>eyword, allows the user to write his own code to return results to Dealer without having to rebuild Dealer, or add to Dealer's grammar and syntax. This implements a general purpose way of expanding Dealer's functionality.</text:p>
      <text:p text:style-name="P4"/>
      <text:p text:style-name="P117">Richard Pavlicek's Library of over 10 Million solved deals can now be used as an input to Dealer. Using the Library <text:s/>can speed up Par calculations and Double Dummy solutions by more than 100x.</text:p>
      <text:h text:style-name="P175" text:outline-level="3"><text:bookmark-start text:name="__RefHeading___Toc2550_3691053158"/>Extra Functionality<text:bookmark-end text:name="__RefHeading___Toc2550_3691053158"/></text:h>
      <text:p text:style-name="P4">Dealer can now accept some numbers with decimal fractions. This is useful in the Optimal Point Count evaluation, the CCCC evaluation, the Suit Quality evaluation, and the Modern Losing Trick Count evaluation functions. It also allows the user to redefine the usual HCP counts using fractions. For example Aces can be given a value of 4.5, Tens a value of 0.5 and so forth. The user can then input conditions such as<text:span text:style-name="T48"> hcp(west) &gt;= 14.0 &amp;&amp; hcp(west) &lt; 18.5</text:span></text:p>
      <text:p text:style-name="P4"/>
      <text:p text:style-name="P4">The evalcontract feature has been fixed so that it works properly and it can also evaluate Doubled and Redoubled contracts (which it could not do before.) There is also no restriction on the number and type of contracts.</text:p>
      <text:p text:style-name="P4"/>
      <text:p text:style-name="P4">A new Losing Trick Count function has been added. </text:p>
      <text:p text:style-name="P4"/>
      <text:p text:style-name="P4">Variable names can now include the Underscore character.</text:p>
      <text:p text:style-name="P4"/>
      <text:p text:style-name="P4">The user can now specify a Title to be printed on the various reports, and in the PBN file. This helps document how the output was generated and for what purpose.</text:p>
      <text:h text:style-name="P175" text:outline-level="3"><text:bookmark-start text:name="__RefHeading___Toc2552_3691053158"/><text:soft-page-break/>Minor Bug Fixes<text:bookmark-end text:name="__RefHeading___Toc2552_3691053158"/></text:h>
      <text:p text:style-name="P4">The code for the altcount feature has been cleaned up so that the number used in the altcount command matches the numbers used in the pt0 to pt9 commands.</text:p>
      <text:p text:style-name="P4"/>
      <text:p text:style-name="P4">Several of the reports has been 'prettied' up with board numbers and seat names, and if available a title.</text:p>
      <text:p text:style-name="P148"/>
      <text:p text:style-name="P148">The grammar definition for the Query Colon has been fixed so that has the same behaviour as in ‘C’. This removes the bug that prevented proper stacking of Query Colon clauses.</text:p>
      <text:h text:style-name="P175" text:outline-level="3"><text:bookmark-start text:name="__RefHeading___Toc2554_3691053158"/>Removed Functionality<text:bookmark-end text:name="__RefHeading___Toc2554_3691053158"/></text:h>
      <text:p text:style-name="P4">All the code conditionally included under 'FRANCOIS' aka Exhaust Mode has been removed.</text:p>
      <text:p text:style-name="P4"/>
      <text:p text:style-name="P4">All the code related to Windows portability has been removed.</text:p>
      <text:p text:style-name="P4"/>
      <text:p text:style-name="P4">The code that searched for a library of GIB deals has been removed. This library does not seem to be available anymore, and the new <text:span text:style-name="T234">Pavlicek Library is larger and available on GitHub.</text:span></text:p>
      <text:p text:style-name="P4"/>
      <text:p text:style-name="P4">Hans van Staveren's clever hack that avoided modulo division, and thus sped up random number generation by a factor of two, has been removed. See the maintenance documentation if you want to know why.</text:p>
      <text:h text:style-name="P164" text:outline-level="1"><text:bookmark-start text:name="__RefHeading___Toc2470_3691053158"/>Conventions Used in this Document<text:bookmark-end text:name="__RefHeading___Toc2470_3691053158"/></text:h>
      <text:p text:style-name="P4">In most user manuals there are certain conventions that are used to make the context more clear. Here are the ones used in this document:</text:p>
      <text:list xml:id="list1662311352" text:style-name="WW8Num2">
        <text:list-item>
          <text:p text:style-name="P180">Dealer<text:span text:style-name="T5"> keywords</text:span> are in bold.</text:p>
        </text:list-item>
      </text:list>
      <text:list xml:id="list651376245" text:style-name="WW8Num3">
        <text:list-item>
          <text:p text:style-name="P181">In Dealer <text:span text:style-name="T40">case</text:span> is meaningful. <text:span text:style-name="T5">hcp</text:span> is a Dealer reserved word. HCP is not a reserved word. <text:span text:style-name="T5">spades</text:span> is a reserved word. Spades is not a reserved word.</text:p>
        </text:list-item>
      </text:list>
      <text:list xml:id="list1894075370" text:style-name="WW8Num4">
        <text:list-item>
          <text:p text:style-name="P182">Many keywords in Dealer have both the singular and plural form reserved. See the glossary later in this document.</text:p>
        </text:list-item>
      </text:list>
      <text:list xml:id="list2960715881" text:style-name="WW8Num5">
        <text:list-item>
          <text:p text:style-name="P183">Examples showing literal input to, and output from, Dealer is in <text:span text:style-name="T48">Courier New</text:span> font. When there is a backslash '\' at the end of a line, it means that the line is to be continued with the text that appears next. It is generally the case that there was not room on the page to show the text all on one line as it would appear on the screen.</text:p>
        </text:list-item>
      </text:list>
      <text:list xml:id="list1178141049" text:style-name="WW8Num6">
        <text:list-item>
          <text:p text:style-name="P184">Generic terms that have specific meaning in a Dealer context are in <text:span text:style-name="T98">italics</text:span>. <text:s/>For example <text:span text:style-name="T98">compass, side, suit,</text:span> etc.</text:p>
        </text:list-item>
      </text:list>
      <text:list xml:id="list799418118" text:style-name="WW8Num7">
        <text:list-item>
          <text:p text:style-name="P185">Input that can be omitted in certain cases is shown between square brackets. [...]</text:p>
        </text:list-item>
      </text:list>
      <text:list xml:id="list1992401465" text:style-name="WW8Num8">
        <text:list-item>
          <text:p text:style-name="P186">When parentheses<text:span text:style-name="T5"> ()</text:span> are shown in this documentation they are <text:span text:style-name="T40">required</text:span> by the Dealer syntax. The previous version of the documentation used <text:s/>parentheses for two purposes which I always found slightly confusing. </text:p>
        </text:list-item>
      </text:list>
      <text:list xml:id="list1864613946" text:style-name="WW8Num9">
        <text:list-item>
          <text:p text:style-name="P187">Where the user is expected to make a choice between one of several terms the list is shown between braces {}.</text:p>
        </text:list-item>
      </text:list>
      <text:p text:style-name="P17"/>
      <text:p text:style-name="P4">For example <text:span text:style-name="T5">hcp</text:span> <text:span text:style-name="T5">(</text:span> <text:span text:style-name="T98">compass</text:span> [,<text:span text:style-name="T98">suit</text:span>] <text:span text:style-name="T5">)</text:span><text:span text:style-name="T112"> can be read as</text:span><text:span text:style-name="T116">:</text:span><text:span text:style-name="T112"> </text:span><text:span text:style-name="T5">hcp</text:span><text:span text:style-name="T112"> is a Dealer keyword that must be entered </text:span><text:soft-page-break/><text:span text:style-name="T112">exactly as shown. The left parenthesis is required. </text:span><text:span text:style-name="T100">compass </text:span><text:span text:style-name="T16">is a Dealer term referring to the various seat names, {north, south, east, west}. The comma and term </text:span><text:span text:style-name="T100">suit</text:span><text:span text:style-name="T16"> shown between the square brackets is optional and may be omitted. The closing parenthesis is required.</text:span></text:p>
      <text:p text:style-name="P4"><text:span text:style-name="T16">Hence this input: </text:span><text:span text:style-name="T55">hcp(south, clubs) </text:span><text:span text:style-name="T16">is legal, as is </text:span><text:span text:style-name="T55">hcp(west)</text:span><text:span text:style-name="T16">. But this input </text:span><text:span text:style-name="T55">hcp South </text:span><text:span text:style-name="T16">is not legal. The parentheses are missing and the word 'South' with a capital S is not a valid </text:span><text:span text:style-name="T100">compass </text:span><text:span text:style-name="T16">name.</text:span></text:p>
      <text:h text:style-name="P164" text:outline-level="1"><text:bookmark-start text:name="__RefHeading___Toc2472_3691053158"/>Definitions of Terms<text:bookmark-end text:name="__RefHeading___Toc2472_3691053158"/></text:h>
      <text:p text:style-name="P4">This section defines some of the terms that have special meaning to Dealer. </text:p>
      <text:list xml:id="list1371701184" text:style-name="WW8Num10">
        <text:list-item>
          <text:p text:style-name="P188"><text:span text:style-name="T98">compass: </text:span><text:span text:style-name="T14">o</text:span>ne of north, south, east, west</text:p>
        </text:list-item>
      </text:list>
      <text:list xml:id="list1668044250" text:style-name="WW8Num11">
        <text:list-item>
          <text:p text:style-name="P189"><text:span text:style-name="T98">side:</text:span> one of NS, EW (note the capitals. <text:span text:style-name="T279">See next item. </text:span>)</text:p>
        </text:list-item>
        <text:list-item>
          <text:p text:style-name="P202">vulnerability: <text:span text:style-name="T14">one of ns, ew, none, both (Note the lower case. NS is not the same as ns ).</text:span></text:p>
        </text:list-item>
      </text:list>
      <text:list xml:id="list3633104317" text:style-name="WW8Num12">
        <text:list-item>
          <text:p text:style-name="P190"><text:span text:style-name="T98">suit:</text:span> one of club, clubs, diamond, diamonds, heart, hearts, spade, spades (singular &amp; plural)</text:p>
        </text:list-item>
      </text:list>
      <text:list xml:id="list3781163227" text:style-name="WW8Num13">
        <text:list-item>
          <text:p text:style-name="P191"><text:span text:style-name="T98">strain:</text:span> one of notrump, notrumps, or one of the suits</text:p>
        </text:list-item>
      </text:list>
      <text:list xml:id="list758996622" text:style-name="WW8Num14">
        <text:list-item>
          <text:p text:style-name="P192"><text:span text:style-name="T98">holding</text:span>: one or more cards in a suit, arranged in descending order of rank preceded by a suit letter. <text:s/>Example: <text:span text:style-name="T48">HAJT432 </text:span>or<text:span text:style-name="T48"> CAKQJT98</text:span></text:p>
        </text:list-item>
        <text:list-item>
          <text:p text:style-name="P192"><text:span text:style-name="T98">card: </text:span><text:span text:style-name="T14">a character from the set [2-9TJQKA] followed by a capital suit letter S,H,D,C. Note that the suit letter comes after the </text:span><text:span text:style-name="T98">rank </text:span><text:span text:style-name="T14">in a </text:span><text:span text:style-name="T98">card</text:span><text:span text:style-name="T14">, but before the rank(s) in a </text:span><text:span text:style-name="T98">holding</text:span><text:span text:style-name="T14">. So that </text:span><text:span text:style-name="T57">TC</text:span><text:span text:style-name="T14"> means the </text:span><text:span text:style-name="T98">card</text:span><text:span text:style-name="T14"> the club Ten, and </text:span><text:span text:style-name="T57">CT</text:span><text:span text:style-name="T14"> means that the entire club suit consists of the club Ten. </text:span></text:p>
        </text:list-item>
      </text:list>
      <text:list xml:id="list722138253" text:style-name="WW8Num15">
        <text:list-item>
          <text:p text:style-name="P193"><text:span text:style-name="T98">deal:</text:span> 52 cards in random order (shuffled and dealt)</text:p>
        </text:list-item>
      </text:list>
      <text:list xml:id="list510455543" text:style-name="WW8Num16">
        <text:list-item>
          <text:p text:style-name="P194"><text:span text:style-name="T98">distribution</text:span>: a 4 character string made up of the digits 0-9 and/or the letter 'x'. e.g. 4432, x5x3 <text:s/>The characters represent the suit lengths in the order Spades, Hearts, Diamonds, Clubs. There is no way to specify a 10+ suit in Dealer. x36x means a hand <text:s/>with 3=6 in the reds, i.e. 3 hearts and 6 diamonds. 4333 means square with 4 spades. <text:s/>A <text:span text:style-name="T98">distribution</text:span> is not the same as a <text:span text:style-name="T5">shape. </text:span><text:span text:style-name="T112">When the distinction between these distributions and François distributions is relevant these are referred to as HvS distributions.</text:span></text:p>
        </text:list-item>
        <text:list-item>
          <text:p text:style-name="P194"><text:span text:style-name="T98">shapelist:</text:span> several <text:span text:style-name="T98">distributions</text:span> optionally preceded by the keyword <text:span text:style-name="T5">any </text:span>and joined with plus or minus signs<text:span text:style-name="T5">.</text:span><text:span text:style-name="T112"> For example to specify a balanced hand that does not include a 5 card Major: </text:span></text:p>
        </text:list-item>
      </text:list>
      <text:p text:style-name="P4"><text:span text:style-name="T63"><text:tab/>any</text:span><text:span text:style-name="T112"> </text:span><text:span text:style-name="T63">4432 + any 4333 + any 5332 - 5xxx - x5xx</text:span></text:p>
      <text:p text:style-name="P4"><text:span text:style-name="T63"><text:tab/></text:span><text:span text:style-name="T112">As will be explained later all the shapes with minus signs must come </text:span><text:span text:style-name="T41">after</text:span><text:span text:style-name="T45"> the shapes without </text:span></text:p>
      <text:p text:style-name="P84">minus signs.</text:p>
      <text:list xml:id="list194230886875630" text:continue-numbering="true" text:style-name="WW8Num16">
        <text:list-item>
          <text:p text:style-name="P194"><text:span text:style-name="T104">shape</text:span><text:span text:style-name="T65">: </text:span><text:span text:style-name="T16">This is shorthand for 'shape specification', </text:span><text:span text:style-name="T27">not</text:span><text:span text:style-name="T16"> as you might assume for </text:span><text:span text:style-name="T100">distribution.</text:span><text:span text:style-name="T16"> It means: the word 'shape' followed by a left parenthesis, then a </text:span><text:span text:style-name="T100">shapelist </text:span><text:span text:style-name="T16">then a right parenthesis. For example this is one </text:span><text:span text:style-name="T100">shape</text:span><text:span text:style-name="T16"> :</text:span><text:span text:style-name="T58">shape(</text:span><text:span text:style-name="T55"> any 5xxx + 64xx + 46xx - any 0xxx </text:span><text:span text:style-name="T58">) </text:span><text:span text:style-name="T16">It means a hand with any 5 card suit but no voids, or a hand with 6 spades and 4 hearts or a hand with 4 spades and 6 hearts (with no voids so must be 6421). The distinction between </text:span><text:span text:style-name="T100">shape</text:span><text:span text:style-name="T16"> and </text:span><text:span text:style-name="T100">distribution </text:span><text:span text:style-name="T16">will be important when discussing the </text:span><text:span text:style-name="T29">shape</text:span><text:span text:style-name="T16"> function later on.</text:span></text:p>
        </text:list-item>
        <text:list-item>
          <text:p text:style-name="P194"><text:span text:style-name="T100">FDdistribution</text:span><text:span text:style-name="T16"> or </text:span><text:span text:style-name="T100">FDdist</text:span><text:span text:style-name="T16">: a distribution expressed using François Dellacherie's enhanced </text:span><text:span text:style-name="T100">FDoperators.</text:span><text:span text:style-name="T16"> When the distinction between these distributions and original distributions is relevant the original distributions are <text:s/>referred to as HvS distributions.</text:span></text:p>
        </text:list-item>
        <text:list-item>
          <text:p text:style-name="P194"><text:span text:style-name="T29">FDshape: </text:span><text:span text:style-name="T16">This is shorthand for 'François shape specification'. It means the word 'shape' followed by a left</text:span><text:span text:style-name="T27"> brace {</text:span><text:span text:style-name="T36"> then a compass direction, a comma, and then one or several </text:span><text:span text:style-name="T105">FDdistributions </text:span><text:span text:style-name="T36">joined with plus or minus signs. As with the original shapelist, all the minus sign FDdistributions should come after the plus sign ones. The keyword </text:span><text:span text:style-name="T39">any</text:span><text:span text:style-name="T36"> is not allowed in </text:span><text:soft-page-break/><text:span text:style-name="T36">an FDshapelist. A right brace } terminates an </text:span><text:span text:style-name="T39">FDshape.</text:span></text:p>
        </text:list-item>
        <text:list-item>
          <text:p text:style-name="P194"><text:span text:style-name="T105">FDoperator</text:span><text:span text:style-name="T36">: The extra symbols or ways of expressing a distribution inside of an</text:span><text:span text:style-name="T39"> FDshape.</text:span><text:span text:style-name="T36"> See the separate section on this feature.</text:span></text:p>
        </text:list-item>
        <text:list-item>
          <text:p text:style-name="P194"><text:span text:style-name="T100">contract</text:span><text:span text:style-name="T63">: </text:span><text:span text:style-name="T112">A string consisting of: the lower case letter 'z', then a <text:s/>digit in the range 1-7, then a capital letter giving the strain from the list {C,D,H,S,N} then 0, 1, or 2 lower case 'x's to indicate whether the contract is un-doubled, doubled, or re-doubled. Ex:</text:span><text:span text:style-name="T63"> z6Sxx</text:span><text:span text:style-name="T112"> or</text:span><text:span text:style-name="T63"> z1N</text:span><text:span text:style-name="T112"> </text:span></text:p>
        </text:list-item>
      </text:list>
      <text:list xml:id="list195303239" text:style-name="WW8Num17">
        <text:list-item>
          <text:p text:style-name="P195"><text:span text:style-name="T98">dotnum:</text:span> a number with 0, 1 or 2 digits before <text:s/>a decimal point which can be followed by 0, 1, or 2 digits. Examples: <text:span text:style-name="T48">99.99</text:span> <text:s/>or<text:span text:style-name="T48"> 0.01</text:span> or <text:span text:style-name="T48">.5</text:span> or <text:span text:style-name="T48">15.</text:span> The decimal point is always required; the digits before or after the decimal point may or may not be present.</text:p>
        </text:list-item>
      </text:list>
      <text:list xml:id="list4231855920" text:style-name="WW8Num18">
        <text:list-item>
          <text:p text:style-name="P196"><text:span text:style-name="T98">number</text:span>:<text:span text:style-name="T14"> an integer made up of the digits 0-9. No commas, or decimal points. </text:span></text:p>
        </text:list-item>
      </text:list>
      <text:list xml:id="list4264411332" text:style-name="WW8Num19">
        <text:list-item>
          <text:p text:style-name="P197"><text:span text:style-name="T98">expression</text:span>: <text:span text:style-name="T14">an expression is made up of other expressions, grouped by parentheses and joined by arithmetic or logical operators. The simplest expression is a single </text:span>term<text:span text:style-name="T14"> such a </text:span><text:span text:style-name="T98">number</text:span><text:span text:style-name="T14"> or a bridge function call such as </text:span><text:span text:style-name="T58">hcp(north)</text:span></text:p>
        </text:list-item>
        <text:list-item>
          <text:p text:style-name="P197"><text:span text:style-name="T98">quoted string </text:span><text:span text:style-name="T14">Free form text, between double quotes. e.g. </text:span><text:span text:style-name="T57">"Average of North's HCP"</text:span></text:p>
        </text:list-item>
        <text:list-item>
          <text:p text:style-name="P197"><text:span text:style-name="T98">csvlist </text:span><text:span text:style-name="T14">Terms that can be printed by the </text:span><text:span text:style-name="T29">csvrpt</text:span><text:span text:style-name="T14"> and/or the</text:span><text:span text:style-name="T29"> printrpt</text:span><text:span text:style-name="T14"> action(s). The terms in this list are: any valid Dealer </text:span><text:span text:style-name="T98">expression</text:span><text:span text:style-name="T14">, a </text:span><text:span text:style-name="T98">compass,</text:span><text:span text:style-name="T14"> a </text:span><text:span text:style-name="T98">side</text:span><text:span text:style-name="T14">, </text:span><text:span text:style-name="T98">quoted strings,</text:span><text:span text:style-name="T14"> and the keywords </text:span><text:span text:style-name="T29">deal</text:span><text:span text:style-name="T14">, </text:span><text:span text:style-name="T29">trix(deal)</text:span><text:span text:style-name="T14"> and</text:span><text:span text:style-name="T29"> trix(</text:span><text:span text:style-name="T101">compass</text:span><text:span text:style-name="T29">)</text:span><text:span text:style-name="T14"> .</text:span></text:p>
        </text:list-item>
      </text:list>
      <text:h text:style-name="P164" text:outline-level="1"><text:bookmark-start text:name="__RefHeading___Toc2474_3691053158"/><text:bookmark text:name="_toc159"/>The Input File <text:bookmark-end text:name="__RefHeading___Toc2474_3691053158"/></text:h>
      <text:p text:style-name="P4">The input file is where the user specifies what conditions must be satisfied to qualify the deal as 'interesting' and which actions to take when an interesting deal is found. Dealer will keep generating deals at random, and analyzing each one until one of two things occurs: either it<text:span text:style-name="T5"> </text:span><text:span text:style-name="T41">produces</text:span><text:span text:style-name="T45"> the number of interesting deals the user called for, or it reaches the limit on how many deals it is required to </text:span><text:span text:style-name="T41">generate</text:span><text:span text:style-name="T45"> before giving up.</text:span></text:p>
      <text:p text:style-name="P83">The input file can be thought of as consisting of the following parts: environment set-up, variable definition, condition clause, list of actions to perform, and end of run output actions.</text:p>
      <text:p text:style-name="P4"><text:span text:style-name="T45">Dealer also understands </text:span><text:span text:style-name="T107">expressions.</text:span><text:span text:style-name="T45"> That is, in most places where a single </text:span><text:span text:style-name="T105">term </text:span><text:span text:style-name="T45">is allowed such as a </text:span><text:span text:style-name="T105">number,</text:span><text:span text:style-name="T45"> or a term such as </text:span><text:span text:style-name="T46">hearts(south)</text:span><text:span text:style-name="T45"> you can also put two or more terms connected by either an arithmetic, or a logical, operator. Most expressions that would be valid in C are also valid in Dealer.</text:span></text:p>
      <text:p text:style-name="P4"><text:span text:style-name="T45">Examples: </text:span><text:span text:style-name="T67">hcp(south) + hcp(north) </text:span><text:span text:style-name="T45">or <text:s/></text:span><text:span text:style-name="T67">hearts(south) + spades(south) </text:span><text:span text:style-name="T45">or </text:span></text:p>
      <text:p text:style-name="P76">hcp(south,hearts)&gt;=hcp(south,spades) and hcp(south)+hcp(north)&gt;26</text:p>
      <text:h text:style-name="P172" text:outline-level="2"><text:bookmark-start text:name="__RefHeading___Toc2476_3691053158"/>Environment Set-up &amp; Scripting <text:bookmark-end text:name="__RefHeading___Toc2476_3691053158"/></text:h>
      <text:p text:style-name="P4"><text:span text:style-name="T129">generate</text:span><text:span text:style-name="T126"> </text:span><text:span text:style-name="T131">number</text:span><text:span text:style-name="T136"> The maximum number of random deals to try. Terminate the program when this number is reached, even if there were fewer than </text:span><text:span text:style-name="T140">produce</text:span><text:span text:style-name="T136"> 'interesting' deals.</text:span></text:p>
      <text:p text:style-name="P4"><text:span text:style-name="T129">produce</text:span><text:span text:style-name="T126"> <text:s/></text:span><text:span text:style-name="T131">number</text:span><text:span text:style-name="T136"> The maximum number of 'interesting' deals to produce. Terminate the program after this many have been found, and their actions completed.</text:span></text:p>
      <text:p text:style-name="P4"><text:span text:style-name="T129">dealer </text:span><text:span text:style-name="T131">compass </text:span><text:span text:style-name="T136">Set the dealer for the PBN printed output. This value has no impact on the deals produced; it is strictly for documentation purposes. The default is</text:span><text:span text:style-name="T140"> north</text:span><text:span text:style-name="T136">.</text:span></text:p>
      <text:p text:style-name="P4"><text:span text:style-name="T129">vulnerable</text:span><text:span text:style-name="T145"> </text:span><text:span text:style-name="T136">{</text:span><text:span text:style-name="T135">NS, EW, both, all, none</text:span><text:span text:style-name="T136"> } Set the vulnerability for the PBN printed output. If </text:span><text:span text:style-name="T140">par</text:span><text:span text:style-name="T135"> </text:span><text:span text:style-name="T136">calculations are asked for, this is the value that will be used. </text:span><text:span text:style-name="T140">none</text:span><text:span text:style-name="T136"> is the default.</text:span></text:p>
      <text:p text:style-name="P4"><text:span text:style-name="T140">opener</text:span><text:span text:style-name="T136"> </text:span><text:span text:style-name="T131">compass</text:span><text:span text:style-name="T136"> Set the opener for</text:span><text:span text:style-name="T140"> opc</text:span><text:span text:style-name="T136"> evaluations. The default is </text:span><text:span text:style-name="T140">west</text:span><text:span text:style-name="T136">.</text:span></text:p>
      <text:p text:style-name="P4"><text:span text:style-name="T129">predeal </text:span><text:span text:style-name="T131">compass</text:span><text:span text:style-name="T126"> </text:span><text:span text:style-name="T131">holding </text:span><text:span text:style-name="T136">[</text:span><text:span text:style-name="T131">,holding ....</text:span><text:span text:style-name="T136"> ] Predeal these cards to this player. As few as one, and as many </text:span><text:soft-page-break/><text:span text:style-name="T136">as 13 cards may be predealt to any number of players.</text:span></text:p>
      <text:p text:style-name="P4"><text:span text:style-name="T136">Example: </text:span><text:span text:style-name="T68">predeal south </text:span><text:span text:style-name="T69">SAQ542, HKJ87, D32, CAK</text:span></text:p>
      <text:p text:style-name="P18"><text:span text:style-name="T136">An alternate form of </text:span><text:span text:style-name="T138">the </text:span><text:span text:style-name="T136">predeal specification is </text:span><text:span text:style-name="T140">predeal</text:span><text:span text:style-name="T136"> <text:s/></text:span><text:span text:style-name="T153">suit</text:span><text:span text:style-name="T154">(</text:span><text:span text:style-name="T153">compass</text:span><text:span text:style-name="T154">)==</text:span><text:span text:style-name="T132">number</text:span><text:span text:style-name="T136"> This will ensure that the player gets exactly <text:s/></text:span><text:span text:style-name="T132">number </text:span><text:span text:style-name="T141">in the suit, but the card(s) could be any rank. </text:span><text:span text:style-name="T132"><text:s text:c="3"/></text:span><text:span text:style-name="T133">[Missing since the very first version of Dealer. Implemented by JGM in December 2023 ] </text:span><text:span text:style-name="T142">I refer to this form as a </text:span><text:span text:style-name="T134">bias deal</text:span><text:span text:style-name="T142"> in this manual.</text:span></text:p>
      <text:p text:style-name="P146"><text:span text:style-name="T141">Using th</text:span><text:span text:style-name="T142">e bias </text:span><text:span text:style-name="T141">form of predeal is </text:span><text:span text:style-name="T144">much</text:span><text:span text:style-name="T141"> quicker than specifying shape statements. For example trying to generate hands with 8 diamonds and a void in hearts, would take 150+ seconds to generate less than 5000 hands. Using this form of predeal, 5000 hands can be generated in micro-seconds, thousands of times faster. Example: </text:span><text:span text:style-name="T249">predeal spades(west)==7 </text:span><text:span text:style-name="T250">cl</text:span><text:span text:style-name="T251">u</text:span><text:span text:style-name="T250">bs</text:span><text:span text:style-name="T249">(east)==0</text:span></text:p>
      <text:p text:style-name="P135">Using either form of predeal prevents the use of swapping. If Library mode is specified, predeal <text:span text:style-name="T304">(but not bias-predeal)</text:span> requirements are ignored. <text:span text:style-name="T276">If both forms of predeal are specified, the bias form takes priority and the other form is ignored.</text:span></text:p>
      <text:p text:style-name="P136">It is possible for the bias form of predeal to fail. It may be that after all the bias requirements are met the algorithm that attempts to allocate the remaining cards fails. In this case the deal is rejected and another one is tried. So it is possible we need to generate 600 hands to produce 100 <text:span text:style-name="T278">for example.</text:span></text:p>
      <text:p text:style-name="P18"><text:span text:style-name="T140">seed </text:span><text:span text:style-name="T131">number</text:span><text:span text:style-name="T136"> Sets seed for the RNG. <text:s/></text:span><text:span text:style-name="T131">number </text:span><text:span text:style-name="T136">should be some postitive integer; a value of zero will cause the RNG to be seeded from the Linux kernel (the default). Whatever value is entered here, will be over ridden by a value entered on the command line via the -s switch, even if the command line value is zero. <text:s/>Setting a starting seed ensures repeatability of hands generated from run to run.</text:span></text:p>
      <text:p text:style-name="P4"><text:span text:style-name="T136">Ex: <text:s/></text:span><text:span text:style-name="T69">seed 108488457980525</text:span></text:p>
      <text:p text:style-name="P4"><text:span text:style-name="T5">pointcount</text:span> {<text:span text:style-name="T100">list of numbers</text:span><text:span text:style-name="T16">}</text:span><text:span text:style-name="T112"> Set the HCP value of the cards in a suit starting with the Ace and down to the Deuce. The word </text:span><text:span text:style-name="T5">pointcount</text:span><text:span text:style-name="T112"> by itself will set all values to zero. Not every card needs to be entered. The purpose of this keyword is to allow the player to redefine the usual 4-3-2-1 point count. For example: </text:span><text:span text:style-name="T48">pointcount 6 4 3 2 1 </text:span><text:span text:style-name="T112">will give Aces a value of 6, Kings 4, Queens 3, Jacks 2 and Tens 1. The remaining cards will be given a value of zero. <text:s/></text:span></text:p>
      <text:p text:style-name="P4"><text:span text:style-name="T5">altcount</text:span> <text:span text:style-name="T98">number</text:span> <text:span text:style-name="T98">number-list</text:span> This keyword is similar to <text:span text:style-name="T5">pointcount</text:span> in that it lets the user redefine what is being counted by the <text:span text:style-name="T5">pt0</text:span> thru <text:span text:style-name="T5">pt9</text:span> keywords. The first number is the number of the alternate point count e.g. <text:span text:style-name="T48">altcount 4</text:span> will set the value of all cards counted by <text:span text:style-name="T5">pt4 </text:span>to zero. The default of <text:span text:style-name="T5">pt4</text:span> is to count the number of Aces in a hand <text:s/>so that the default altcount 4 array is set as if the user had entered: <text:span text:style-name="T48">altcount 4 1 0 0 0 0 0 0 0 0 0 0 0 0</text:span></text:p>
      <text:p text:style-name="P4">If you want to use <text:span text:style-name="T5">pt4</text:span> to count something different, then you can redefine this array with an <text:span text:style-name="T5">altcount </text:span>4 command. Similarly for the other alternate counts, <text:s/>0 - 9.<text:span text:style-name="T5"> </text:span></text:p>
      <text:p text:style-name="P4">Example: <text:span text:style-name="T48">altcount 9 13 9 5 2 1</text:span></text:p>
      <text:p text:style-name="P4">This will make <text:span text:style-name="T5">pt9</text:span> count in 'Danny Kleinman' points where an Ace has a value of 13, a King a value of 9, a Queen a value of 5, a Jack a value of 2 and a Ten a value of 1. </text:p>
      <text:p text:style-name="P4">The <text:span text:style-name="T5">altcount </text:span>and <text:span text:style-name="T5">pointcount</text:span> keywords, can also be specified using <text:span text:style-name="T98">dotnums</text:span>. For example:</text:p>
      <text:p text:style-name="P4"><text:span text:style-name="T48">pointcount 4.5 3.0 1.5 0.75 0.25 </text:span>will give Aces a value of four and half points, and Tens a value of one quarter point and so on. The same would apply to the <text:span text:style-name="T5">altcount</text:span> keyword. But see the section on using <text:span text:style-name="T98">dotnums</text:span> later, and the implications of doing this.</text:p>
      <text:p text:style-name="P160">Note that some code in the UserEval external program relies on the hcp, and the top2,top3,top4,top5 values to be ‘standard’ and not counting something different. Do not modify these altcounts if you are planning on using the included DealerServer program.</text:p>
      <text:p text:style-name="P32"/>
      <text:p text:style-name="P4"><text:soft-page-break/><text:span text:style-name="T5">title</text:span><text:span text:style-name="T112"> </text:span><text:span text:style-name="T100">quoted string</text:span><text:span text:style-name="T16"> This title will appear on some of the printouts, and also at the end of the run when the statistics are printed out. This allows the user to keep track of what the printouts were intended for.</text:span></text:p>
      <text:p text:style-name="P4"><text:span text:style-name="T16">Maximum length is 200 characters. Ex: </text:span><text:span text:style-name="T55">title "Weak NT Bidding Practice Session 1"</text:span></text:p>
      <text:h text:style-name="P172" text:outline-level="2"><text:bookmark-start text:name="__RefHeading___Toc2556_3691053158"/>Variables<text:bookmark-end text:name="__RefHeading___Toc2556_3691053158"/></text:h>
      <text:p text:style-name="P4"><text:span text:style-name="T126">Dealer allows the user to define variables which can be used as </text:span><text:span text:style-name="T147">shorthand</text:span><text:span text:style-name="T126"> for complicated expressions. A variable name can be of any length, consisting of the digits 0-9, upper case letters, lower case letters, and, <text:s/>as of Version 2.0, the underscore character. There are two restrictions; </text:span><text:span text:style-name="T147">first it must start with a letter (upper or lower case)</text:span><text:span text:style-name="T126">, second the variable name cannot conflict with a Dealer reserved word. For example it is legal to have variables named </text:span><text:span text:style-name="T73">hcpn, hcpe, hcpw</text:span><text:span text:style-name="T126"> representing the HCP for North, East, and West but </text:span><text:span text:style-name="T147">not</text:span><text:span text:style-name="T126"> a variable named </text:span><text:span text:style-name="T73">hcps</text:span><text:span text:style-name="T126"> because both </text:span><text:span text:style-name="T129">hcp</text:span><text:span text:style-name="T126"> and </text:span><text:span text:style-name="T129">hcps</text:span><text:span text:style-name="T126"> are reserved words in Dealer. But </text:span><text:span text:style-name="T73">hcpS</text:span><text:span text:style-name="T126"> would be a legal variable name because case matters.</text:span></text:p>
      <text:p text:style-name="P36"/>
      <text:p text:style-name="P4"><text:span text:style-name="T126">It is important to realize that acting as shorthand is </text:span><text:span text:style-name="T147"><text:s/>the only thing</text:span><text:span text:style-name="T126"> variables are used for. They are </text:span><text:span text:style-name="T147">not</text:span><text:span text:style-name="T126"> used to store intermediate results. </text:span></text:p>
      <text:p text:style-name="P4"><text:span text:style-name="T126">When the user defines a variable, the variable name is added to a linked list of variables; an expression tree is built that, when traversed,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47">ach time it is referred to.</text:span></text:p>
      <text:p text:style-name="P4"><text:span text:style-name="T126">Example: </text:span><text:span text:style-name="T73">HCP_NS </text:span><text:span text:style-name="T75">=</text:span><text:span text:style-name="T73"> hcp(north) + hcp(south)</text:span></text:p>
      <text:p text:style-name="P4"><text:span text:style-name="T75">condition</text:span><text:span text:style-name="T126"> </text:span><text:span text:style-name="T73">HCP_NS &gt;= 23 and HCP_NS &lt;= 29</text:span></text:p>
      <text:p text:style-name="P36">A variable named "HCP_NS" is added to the variable list. An expression tree that calculates the sum of the north HCP and the south HCP is created. But no value is stored in the variable. When the condition statement wants to test the number 23 against the variable named HCP_NS, the variable list is searched until the name HCP_NS is found, and the pointer to the expression tree is retrieved. The expression tree that calculates the sum is evaluated and the comparison is done. When the condition statement wants to compare the number 29 against the variable HCP_NS the exact same process is repeated again, starting with the search of the variable list. <text:s/></text:p>
      <text:p text:style-name="P36">This takes slightly more time than just having the condition statement evaluate:</text:p>
      <text:p text:style-name="P4"><text:span text:style-name="T75">condition</text:span><text:span text:style-name="T73"> (hcp(north)+hcp(south)&gt;=23)&amp;&amp;(hcp(north)+hcp(south)&lt;=29)</text:span></text:p>
      <text:p text:style-name="P36">The first is more convenient for the user, but takes more time because the variable name must first be looked up (twice) before the summation can be done (also twice). </text:p>
      <text:h text:style-name="P172" text:outline-level="2"><text:bookmark-start text:name="__RefHeading___Toc2478_3691053158"/>Condition Statement<text:bookmark-end text:name="__RefHeading___Toc2478_3691053158"/></text:h>
      <text:p text:style-name="P36">Evaluating the condition statement is the most complicated thing that Dealer does. The user has great freedom to build quite complex condition statements by using the various bridge hand evaluation metrics and joining them with either arithmetic or logical operators, and grouping them with parentheses.</text:p>
      <text:p text:style-name="P4">The arithmetic and logical operators are listed after the glossary of keywords later in this document.</text:p>
      <text:p text:style-name="P4">The syntax of the condition statement is <text:span text:style-name="T81">condition</text:span><text:span text:style-name="T48"> </text:span><text:span text:style-name="T66">expression</text:span><text:span text:style-name="T14"> Parentheses are not required around </text:span><text:span text:style-name="T98">expression</text:span><text:span text:style-name="T14">, but of course the user will often need to use parentheses to ensure that the various </text:span><text:soft-page-break/><text:span text:style-name="T14">clauses are grouped correctly. This is particularly true if the </text:span><text:span text:style-name="T29">condition</text:span><text:span text:style-name="T14"> expression contains an </text:span><text:span text:style-name="T29">or</text:span><text:span text:style-name="T14"> <text:s/>logical operator. </text:span></text:p>
      <text:p text:style-name="P46"/>
      <text:p text:style-name="P46">Dealer only acts on one condition statement. It is not a fatal error to have more than one condition statement, but only the last condition statement specified has any effect.</text:p>
      <text:p text:style-name="P4">Example: <text:span text:style-name="T48">condition shape(north, any 4432 + any 4333)and hcp(north)&gt;=15 and shape(south, 5xxx + x5xx) and hcp(south)&gt;=8 </text:span></text:p>
      <text:p text:style-name="P53"/>
      <text:p text:style-name="P4"><text:span text:style-name="T40">Efficiency Consideration: </text:span>The condition statement is evaluated in roughly the same sequence as the way it is entered in the input file. If it is not necessary to evaluate all clauses, then Dealer does not do so. For instance if the condition statement uses many clauses joined by<text:span text:style-name="T5"> and </text:span><text:span text:style-name="T112">then as soon as one of those clauses is false, the whole expression must be false and Dealer does not continue to evaluate clauses that are not necessary. The same is true if the clauses are joined by </text:span><text:span text:style-name="T5">or</text:span><text:span text:style-name="T112"> and one of them becomes true. Since the </text:span><text:span text:style-name="T5">tricks</text:span><text:span text:style-name="T112">, </text:span><text:span text:style-name="T5">dds</text:span><text:span text:style-name="T112">, </text:span><text:span text:style-name="T5">trix,</text:span><text:span text:style-name="T112"> </text:span><text:span text:style-name="T5">par</text:span><text:span text:style-name="T112">, and </text:span><text:span text:style-name="T5">opc</text:span><text:span text:style-name="T112"> functions are much slower than the other ones in Dealer, it is much more efficient to put them at the end of the condition statement than at the beginning. They will then not be called unless absolutely necessary. See the maintenance documentation for more details. This also applies to the </text:span><text:span text:style-name="T5">usereval </text:span><text:span text:style-name="T112">function; while it is not as slow as the above 5, it is slower than <text:s/>most of the functions that are totally internal to Dealer. </text:span></text:p>
      <text:h text:style-name="P175" text:outline-level="3"><text:bookmark-start text:name="__RefHeading___Toc2480_3691053158"/>Commonly Used Clauses<text:bookmark-end text:name="__RefHeading___Toc2480_3691053158"/></text:h>
      <text:p text:style-name="P4">Most often the condition statement will consist of clauses using common bridge functions, or variables that are shorthand for expressions made up of common bridge functions. (In all of the following discussion assume that both the singular and plural form of the reserved word can be used. For example <text:span text:style-name="T5">hcp</text:span> and <text:span text:style-name="T5">hcps</text:span> mean the same thing as do <text:span text:style-name="T5">spade</text:span> and <text:span text:style-name="T5">spades</text:span>). </text:p>
      <text:p text:style-name="P32"/>
      <text:p text:style-name="P4"><text:span text:style-name="T125"><text:s/></text:span><text:span text:style-name="T5">hcp</text:span><text:span text:style-name="T112">(</text:span><text:span text:style-name="T100">compass</text:span><text:span text:style-name="T5">)</text:span><text:span text:style-name="T112"> or </text:span><text:span text:style-name="T5">hcp</text:span><text:span text:style-name="T112">(</text:span><text:span text:style-name="T100">compass</text:span><text:span text:style-name="T112">, </text:span><text:span text:style-name="T100">suit</text:span><text:span text:style-name="T5">)</text:span><text:span text:style-name="T112">. This will return a value based on the contents of the pointcount array. Unless the user has changed this with a </text:span><text:span text:style-name="T5">pointcount</text:span><text:span text:style-name="T112"> statement, this array will give a value of zero to each card from Deuce to Ten, and the common 4-3-2-1 values to Ace, King, Queen, and Jack. </text:span></text:p>
      <text:p text:style-name="P4"><text:span text:style-name="T112">Ex1: </text:span><text:span text:style-name="T63">hcp(west)</text:span><text:span text:style-name="T112"> <text:s text:c="2"/>Ex2:</text:span><text:span text:style-name="T63"> hcps(east,club)</text:span></text:p>
      <text:p text:style-name="P80"/>
      <text:p text:style-name="P4"><text:span text:style-name="T5">spades</text:span><text:span text:style-name="T112">(</text:span><text:span text:style-name="T100">compass</text:span><text:span text:style-name="T5">)</text:span><text:span text:style-name="T112">, </text:span><text:span text:style-name="T5">hearts</text:span><text:span text:style-name="T112">(</text:span><text:span text:style-name="T100">compass</text:span><text:span text:style-name="T5">)</text:span><text:span text:style-name="T112">, </text:span><text:span text:style-name="T5">diamonds(</text:span><text:span text:style-name="T100">compass</text:span><text:span text:style-name="T112">), </text:span><text:span text:style-name="T5">clubs(</text:span><text:span text:style-name="T100">compass</text:span><text:span text:style-name="T5">)</text:span><text:span text:style-name="T112">. These functions (and their singular synonyms ) will return the number of cards hand </text:span><text:span text:style-name="T100">compass</text:span><text:span text:style-name="T112"> holds in the suit. A way of obtaining the length of the suit in the hand.</text:span></text:p>
      <text:p text:style-name="P32"/>
      <text:p text:style-name="P4"><text:span text:style-name="T5">controls(</text:span><text:span text:style-name="T100">compass</text:span><text:span text:style-name="T29">), </text:span><text:span text:style-name="T104"><text:s/></text:span><text:span text:style-name="T29">control(</text:span><text:span text:style-name="T100">compass, suit</text:span><text:span text:style-name="T29">)</text:span><text:span text:style-name="T16"> Returns the number of controls in a hand or a suit. An Ace is counted as two controls, a King as one control. Shortness is not counted as a control.</text:span></text:p>
      <text:p text:style-name="P47"/>
      <text:p text:style-name="P4"><text:bookmark text:name="loser"/><text:span text:style-name="T34">loser (</text:span><text:span text:style-name="T100">compass</text:span><text:span text:style-name="T34">)</text:span><text:span text:style-name="T16">, e.g .</text:span><text:span text:style-name="T55">losers(north)</text:span><text:span text:style-name="T16"><text:line-break/>The number of losers in the hand, which is the sum of the number of losers in each suit. </text:span><text:span text:style-name="T26">(see next paragraph.) </text:span><text:span text:style-name="T16">The program does </text:span><text:span text:style-name="T27">not</text:span><text:span text:style-name="T16"> apply any corrections to the loser-count such as "1 loser less if a player has more aces than queens". </text:span></text:p>
      <text:p text:style-name="P79"/>
      <text:p text:style-name="P79"/>
      <text:p text:style-name="P79"/>
      <text:p text:style-name="P4"><text:soft-page-break/><text:span text:style-name="T4">losers (</text:span><text:span text:style-name="T100">compass, suit</text:span><text:span text:style-name="T4">)</text:span>, e.g. <text:span text:style-name="T48">loser(north, spades)</text:span><text:line-break/>The number of losers in a suit. The number of losers in a suit is: </text:p>
      <text:list xml:id="list326465646" text:style-name="WW8Num20">
        <text:list-item>
          <text:p text:style-name="P198">3 cards or more: 3 - 1 for each of A, K or Q held. <text:s/>(Axx, Kxxx, and Qxxx evaluate to two losers)</text:p>
        </text:list-item>
        <text:list-item>
          <text:p text:style-name="P198">Void: 0 losers. </text:p>
        </text:list-item>
        <text:list-item>
          <text:p text:style-name="P198">Singleton A: 0 losers, any other singleton 1. </text:p>
        </text:list-item>
        <text:list-item>
          <text:p text:style-name="P198">Doubleton AK: 0 losers, Ax or Kx 1, any other doubleton 2. </text:p>
        </text:list-item>
      </text:list>
      <text:p text:style-name="P4"><text:span text:style-name="T5">pt0(</text:span><text:span text:style-name="T100">compass</text:span><text:span text:style-name="T29">)</text:span><text:span text:style-name="T5">, pt0(</text:span><text:span text:style-name="T100">compass,suit</text:span><text:span text:style-name="T29">)</text:span><text:span text:style-name="T5">,</text:span> this will return a count based on the values stored in the <text:span text:style-name="T5">altcount</text:span> 0 array. If the user has not redefined this count, the array is set giving a Ten the value of 1 and all other cards the value of zero. Thus the default for this count is to return the total number of tens in the hand, or the number of tens in a suit. Even if the user <text:span text:style-name="T40">has</text:span><text:span text:style-name="T44"> set this count to something different, using the reserved word </text:span><text:span text:style-name="T46">ten </text:span><text:span text:style-name="T45"><text:s/>or </text:span><text:span text:style-name="T46">tens</text:span><text:span text:style-name="T45"> will still return the same value as using the keyword </text:span><text:span text:style-name="T46">pt0.</text:span></text:p>
      <text:p text:style-name="P82"/>
      <text:p text:style-name="P4"><text:span text:style-name="T46">ptN(</text:span><text:span text:style-name="T105">compass</text:span><text:span text:style-name="T39">)</text:span><text:span text:style-name="T46">, ptN(</text:span><text:span text:style-name="T105">compass,suit</text:span><text:span text:style-name="T39">)</text:span><text:span text:style-name="T46">, </text:span><text:span text:style-name="T45">where </text:span><text:span text:style-name="T46">ptN</text:span><text:span text:style-name="T45"> is one of </text:span><text:span text:style-name="T46">pt1, pt2, pt3, pt4, pt5, pt6, pt7, pt8, pt9. </text:span><text:span text:style-name="T45">These</text:span><text:span text:style-name="T46"> </text:span><text:span text:style-name="T45">are used in the same way as </text:span><text:span text:style-name="T46">pt0</text:span><text:span text:style-name="T45">, but refer to the values in the </text:span><text:span text:style-name="T46">altcount</text:span><text:span text:style-name="T45"> arrays 1 thru 9. <text:s/></text:span></text:p>
      <text:p text:style-name="P50"/>
      <text:p text:style-name="P4"><text:span text:style-name="T36">What the </text:span><text:span text:style-name="T39">pt0 </text:span><text:span text:style-name="T36">through </text:span><text:span text:style-name="T39">pt9</text:span><text:span text:style-name="T36"> actually count if the user has not redefined them, is given in the next paragraph. The user can count something different by using the </text:span><text:span text:style-name="T39">altcount</text:span><text:span text:style-name="T36"> keywords to redefine the arrays 0 thru 9. See the description of the </text:span><text:span text:style-name="T35">altcount</text:span><text:span text:style-name="T36"> keyword in the environment and setup section.</text:span></text:p>
      <text:p text:style-name="P52"/>
      <text:p text:style-name="P4"><text:span text:style-name="T38">tens, jacks, queens, kings, aces, top2, top3, top4, top5, c13</text:span><text:span text:style-name="T35"><text:line-break/>Alternate, readable, synonyms for </text:span><text:span text:style-name="T38">pt0</text:span><text:span text:style-name="T35"> to </text:span><text:span text:style-name="T38">pt9</text:span><text:span text:style-name="T35"> in order -- the names correspond to what these alternate-counts do count if not overridden with the </text:span><text:span text:style-name="T38">altcount</text:span><text:span text:style-name="T35"> <text:s/>command: </text:span></text:p>
      <text:p text:style-name="P4"><text:span text:style-name="T35">Number of tens/jacks/queens/kings/aces; numbers of honours in the top 2 (AK), 3 (AKQ), 4 (AKQJ), 5 (AKQJT); "C13" points, with A=6, K=4, Q=2, J=1 (a version of the "Four Aces" or "Burnstine" count using only integers, and with points in each suit that sum to 13, whence the name). Example: </text:span><text:span text:style-name="T59">top5(east,spades) </text:span><text:span text:style-name="T35">number of honours that East holds in the Spade suit (unless alternate count number 8 has been overridden with an </text:span><text:span text:style-name="T60">altcount</text:span><text:span text:style-name="T61"> </text:span><text:span text:style-name="T59">8 </text:span><text:span text:style-name="T35">statement ).</text:span></text:p>
      <text:p text:style-name="P79"/>
      <text:p text:style-name="P4"><text:span text:style-name="T4">score( </text:span><text:span text:style-name="T100">vulnerability, contract, tricks</text:span><text:span text:style-name="T4"> )</text:span><text:line-break/>Returns the positive or negative score that declarer will make if the given contract, at the given vulnerability condition, is played and the given number of tricks are made. The syntax for "<text:span text:style-name="T98">contract</text:span>" is of the form "z3N" for 3 no-trumps, "z7C" for 7 clubs, etc; the leading "z" is needed. This version 2.0 also includes the new ability to specify doubled contracts, z6Hx, and re-doubled contracts, z5Sxx. <text:s/>The result will be positive if the contract makes, negative if it goes down. <text:s/><text:span text:style-name="T98">tricks </text:span><text:span text:style-name="T14">can be the result of a double dummy (</text:span><text:span text:style-name="T29">dds</text:span><text:span text:style-name="T14"> or </text:span><text:span text:style-name="T29">tricks</text:span><text:span text:style-name="T14">) call.</text:span></text:p>
      <text:p text:style-name="P4">Ex: <text:span text:style-name="T48"><text:s/></text:span><text:span text:style-name="T83">S4HxV = score( vul, z4Hx, dds(south,hearts) )</text:span></text:p>
      <text:p text:style-name="P4"><text:span text:style-name="T84"><text:s/></text:span><text:span text:style-name="T83">action printes("S4HxV: ", S4HxV," , ",dds(south,hearts), " :: " ),printoneline</text:span></text:p>
      <text:p text:style-name="P4">Gives this output (In actuality the score, tricks, and deal are all on one line)</text:p>
      <text:p text:style-name="P56">S4HxV: 990 , 11 :: n K85.QJ9874.43.Q3 e J92..AK987.T8654 s AQ4.AK652.2.AJ92 w \T763.T3.QJT65.K7 </text:p>
      <text:p text:style-name="P56">S4HxV: 790 , 10 :: n JT3.AKJ642.T72.K e 874.87.Q93.A9863 s K96.Q5.AK65.QJ54 w \ AQ52.T93.J84.T72 </text:p>
      <text:p text:style-name="P56">S4HxV: -200 , 9 :: n KT.A97432.AJT4.2 e .KJT5.KQ75.QJT83 s AQJ5.Q6.962.A974 w \9876432.8.83.K65 </text:p>
      <text:p text:style-name="P56">S3HxV: -500 , 8 :: </text:p>
      <text:p text:style-name="P56"><text:tab/>n AQJ6.AQT9.K873.J e K84.8642.AQJ6.Q8 s 753.KJ73.92.K532 w T92.5.T54.AT9764 </text:p>
      <text:p text:style-name="P79"><text:soft-page-break/></text:p>
      <text:p text:style-name="P4"><text:bookmark text:name="imp"/><text:span text:style-name="T4">imps( </text:span><text:span text:style-name="T100">scoredifference</text:span><text:span text:style-name="T4"> )</text:span> <text:line-break/>Translates a score-difference into IMPs (International Match Points). The difference, of course, can be positive or negative, and the result of "imps" will then have that same sign. </text:p>
      <text:p text:style-name="P51"/>
      <text:p text:style-name="P4"><text:span text:style-name="T39">hascard ( </text:span><text:span text:style-name="T105">compass, card </text:span><text:span text:style-name="T39">) </text:span><text:span text:style-name="T60">e.g. hascard(east, TC)</text:span><text:span text:style-name="T36">returns 1 or 0 depending on whether east holds the 10 (T) of clubs. Since </text:span><text:span text:style-name="T39">hascard</text:span><text:span text:style-name="T36"> returns the value 1 if true and 0 if false, <text:s/>it is possible to </text:span><text:span text:style-name="T39">average</text:span><text:span text:style-name="T36">, or </text:span><text:span text:style-name="T39">frequency </text:span><text:span text:style-name="T36">count, the number of times </text:span><text:span text:style-name="T39">hascard</text:span><text:span text:style-name="T36"> returned true over the sample size of produced deals. </text:span></text:p>
      <text:p text:style-name="P50"/>
      <text:p text:style-name="P4"><text:span text:style-name="T39">shape( </text:span><text:span text:style-name="T105">compass</text:span><text:span text:style-name="T36"> , </text:span><text:span text:style-name="T105">shapelist</text:span><text:span text:style-name="T36"> </text:span><text:span text:style-name="T39">) </text:span><text:span text:style-name="T36">The original</text:span><text:span text:style-name="T39"> </text:span><text:span text:style-name="T36">HvS shape function.</text:span><text:span text:style-name="T39"> </text:span><text:span text:style-name="T36">The user is able to specify up to a total of 32 different </text:span><text:span text:style-name="T39">shape</text:span><text:span text:style-name="T36"> conditions in the input file. (That is 32 different </text:span><text:span text:style-name="T39">shape</text:span><text:span text:style-name="T36"> statements are possible. Each </text:span><text:span text:style-name="T39">shape</text:span><text:span text:style-name="T36"> statement can specify many, many, </text:span><text:span text:style-name="T105">distributions</text:span><text:span text:style-name="T36"> ). Hans implemented </text:span><text:span text:style-name="T39">shape</text:span><text:span text:style-name="T36"> in a mind-bendingly clever way, so that no matter how complicated the </text:span><text:span text:style-name="T105">shapelist</text:span><text:span text:style-name="T36">, it takes the same amount of time to evaluate whether the hand meets the shape criteria or not. The user should prefer to use the </text:span><text:span text:style-name="T39">shape</text:span><text:span text:style-name="T36"> function whenever possible, rather than checking the individual suit lengths with the </text:span><text:span text:style-name="T39">club, diamond, heart, </text:span><text:span text:style-name="T36">and</text:span><text:span text:style-name="T39"> spad</text:span><text:span text:style-name="T36">e commands.</text:span></text:p>
      <text:p text:style-name="P4"><text:span text:style-name="T36">Example: </text:span><text:span text:style-name="T183"><text:s/></text:span><text:span text:style-name="T160">shape(north, xx6x + xx7x - any 4xxx - any 5xxx)</text:span></text:p>
      <text:p text:style-name="P4"><text:span text:style-name="T36">The above might be used to specify that North has a weak two in diamonds. This statement uses up only </text:span><text:span text:style-name="T27">one </text:span><text:span text:style-name="T36"><text:s/>of the 32 </text:span><text:span text:style-name="T105">shapes</text:span><text:span text:style-name="T36">. See the Complete Example on page </text:span><text:span text:style-name="T37">32</text:span><text:span text:style-name="T36"> for more ways of using </text:span><text:span text:style-name="T39">shape</text:span><text:span text:style-name="T36">.</text:span></text:p>
      <text:p text:style-name="P50">It is almost a requirement that all the allowed distributions (those with plus signs) come before all the excluded distributions (those with minus signs).</text:p>
      <text:p text:style-name="P4"><text:span text:style-name="T39">shape{ </text:span><text:span text:style-name="T105">compass</text:span><text:span text:style-name="T36"> , FD</text:span><text:span text:style-name="T105">distribution </text:span><text:span text:style-name="T36">list </text:span><text:span text:style-name="T39">} </text:span><text:span text:style-name="T36">Note NOT parentheses, but </text:span><text:span text:style-name="T39">braces { } </text:span><text:span text:style-name="T36">The </text:span><text:span text:style-name="T105">FDdistribution</text:span><text:span text:style-name="T36"> list allows the user to specify complicated distributions in a more compact format. See the later write up.</text:span></text:p>
      <text:p text:style-name="P4"><text:span text:style-name="T39">shape(...) </text:span><text:span text:style-name="T36">and </text:span><text:span text:style-name="T39">shape{...}</text:span><text:span text:style-name="T36"> can both exist in the same input file. The </text:span><text:span text:style-name="T105">FDdistribution</text:span><text:span text:style-name="T36"> list is converted to an HvS </text:span><text:span text:style-name="T105">shapelist</text:span><text:span text:style-name="T36"> consisting of many, sometimes over 100, HvS </text:span><text:span text:style-name="T105">distributions</text:span><text:span text:style-name="T36">, and these are then treated the same way as any other HvS </text:span><text:span text:style-name="T39">shape</text:span><text:span text:style-name="T36"> (with parentheses), statement.</text:span></text:p>
      <text:p text:style-name="P4"><text:span text:style-name="T36">Example: </text:span><text:span text:style-name="T161">shape{north,[67]d[0-3]c[0-3]h[0-3]s}. </text:span><text:span text:style-name="T156">This specifies a set of 16 <text:s/>distributions with 6 or 7 diamonds, and at most 3 cards in any other suit. <text:s/></text:span></text:p>
      <text:p text:style-name="P4"><text:span text:style-name="T156">It </text:span><text:span text:style-name="T159">is</text:span><text:span text:style-name="T156"> a requirement that all the allowed distributions (those with plus signs) come before all the excluded distributions (those with minus signs). It is also a requirement that the entire </text:span><text:span text:style-name="T158">shape{</text:span><text:span text:style-name="T156"> </text:span><text:span text:style-name="T162">compass</text:span><text:span text:style-name="T156">, ...</text:span><text:span text:style-name="T158">. } </text:span><text:span text:style-name="T156">statement be written on one line with no linefeeds anywhere in the statement. <text:s/>(This restriction refers to </text:span><text:span text:style-name="T162">FDshapes</text:span><text:span text:style-name="T156"> only. HvS </text:span><text:span text:style-name="T158">shape</text:span><text:span text:style-name="T156"> statements can span multiple lines. ) </text:span><text:span text:style-name="T157">See page 29 for a more complete description of how to use FD shapes.</text:span></text:p>
      <text:p text:style-name="P51"/>
      <text:p text:style-name="P4"><text:span text:style-name="T39">rnd(</text:span><text:span text:style-name="T36"> </text:span><text:span text:style-name="T105">number</text:span><text:span text:style-name="T36"> </text:span><text:span text:style-name="T39">)</text:span><text:span text:style-name="T36"> Generate a random number between zero and </text:span><text:span text:style-name="T105">number</text:span><text:span text:style-name="T36">. This function has nothing to do with bridge hands. It is used primarily to verify the functioning of the RNG. If you generate say one million random numbers between 0 and 100 and average them, you should get a value close to 50 in about <text:s/>1.5 secs. </text:span></text:p>
      <text:p text:style-name="P50"/>
      <text:p text:style-name="P4"><text:span text:style-name="T36">Ex: Input file: </text:span><text:span text:style-name="T60">produce 1000000 <text:s text:c="2"/>action average "RNG Test" rnd( 100 ) </text:span></text:p>
      <text:p text:style-name="P50">Result:</text:p>
      <text:p text:style-name="P65">RNG Test : Mean=49.59, Std Dev=28.86, Var=832.75, Sample Size=1000000 </text:p>
      <text:p text:style-name="P65">Time needed <text:s text:c="3"/>1.294 sec</text:p>
      <text:p text:style-name="P50"><text:soft-page-break/></text:p>
      <text:p text:style-name="P50">Note that because the RNG generates a uniform distribution the standard deviation should always be approximately 28.86 (if between 0 and 100. <text:s/>0.2886 if between 0 and 1 ).</text:p>
      <text:p text:style-name="P95">2024/08/21 Using <text:span text:style-name="T5">rnd</text:span>(0) will output the produced number of the current deal. This is a hack, to allow the printrpt and csvrpt actions to <text:span text:style-name="T305">identify</text:span> the output lines for later import to a DB or spreadsheet.</text:p>
      <text:h text:style-name="P175" text:outline-level="3"><text:bookmark-start text:name="__RefHeading___Toc2482_3691053158"/>Clauses Using Dotnums<text:bookmark-end text:name="__RefHeading___Toc2482_3691053158"/></text:h>
      <text:p text:style-name="P4"><text:span text:style-name="T112">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text:span text:style-name="T5">cccc</text:span><text:span text:style-name="T112"> and </text:span><text:span text:style-name="T5">quality</text:span><text:span text:style-name="T112"> keywords were described in the previous version of Dealer:</text:span><text:span text:style-name="T124">&lt;quote&gt;</text:span></text:p>
      <text:p text:style-name="P4"><text:span text:style-name="T4">cccc</text:span><text:span text:style-name="T5"> (</text:span><text:span text:style-name="T100">compass</text:span><text:span text:style-name="T29">) </text:span></text:p>
      <text:p text:style-name="P4"><text:span text:style-name="T4">quality </text:span><text:span text:style-name="T112">(</text:span><text:span text:style-name="T100">compass, suit</text:span><text:span text:style-name="T4"> </text:span><text:span text:style-name="T112">)</text:span><text:line-break/>Both <text:span text:style-name="T5">quality</text:span> and <text:span text:style-name="T5">cccc</text:span> use the algorithms described in "<text:span text:style-name="T98">T</text:span><text:span text:style-name="T106">he Bridge World"</text:span>, October 1982, with the single exception that the values are multiplied by 100 (so that we can use integers for them). Thus, a minimum opening bid is about 1200, rather than 12.00 as expressed in the text. <text:span text:style-name="T185">&lt;/quote&gt;</text:span></text:p>
      <text:p text:style-name="P5">Ex1: <text:span text:style-name="T48">cccc(north) &gt;=1325 &amp; cccc(south) &lt;= 650</text:span> refers to cccc values of 13.25 and 6.5</text:p>
      <text:p text:style-name="P4"><text:span text:style-name="T40">This description is still valid</text:span>; the user can continue to work in this way. As an option the user can now also enter numbers with decimal points in them such as 12.00, 6.5, or even 11.37 if that would make sense. But he must use either numbers multiplied by 100, or <text:span text:style-name="T98">dotnums</text:span> when referring to cccc or quality values. He cannot refer to the number 12, but instead must use either 12.0 or 1200 .When the input file is parsed all <text:span text:style-name="T98">dotnums</text:span> are immediately converted to integers by multiplying them by 100 so that internally, the two expressions:</text:p>
      <text:p text:style-name="P4"><text:span text:style-name="T48">cccc(north) &gt;=1325 &amp;&amp; cccc(south) &lt;= 650</text:span> and </text:p>
      <text:p text:style-name="P4"><text:span text:style-name="T48">cccc(north)&gt;=13.25 &amp;&amp; cccc(south) &lt;= 6.50 </text:span>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 <text:s/>This also applies when the various 'altcounts' have been redefined using <text:span text:style-name="T98">dotnums</text:span>.</text:p>
      <text:p text:style-name="P4">For example if the C13 pts have been redefined with <text:span text:style-name="T48">altcount 9 6.5 4.0 1.75 1.0 0.25 </text:span></text:p>
      <text:p text:style-name="P4">Then when South has AKxx Qxx Jxx Txx <text:span text:style-name="T48">pt9(south)</text:span> or <text:span text:style-name="T48">c13(south)</text:span> will return a value of 1350 If you wish to read a version of the <text:span text:style-name="T5">cccc</text:span> and <text:span text:style-name="T5">quality </text:span>algorithms in English, see the Appendix at the end of this document. Note that the value returned by the <text:span text:style-name="T5">quality</text:span> algorithm is used as part of <text:span text:style-name="T5">cccc</text:span>.</text:p>
      <text:p text:style-name="P4"><text:span text:style-name="T112">These decimal numbers (and all decimal numbers in dealer) are automatically multiplied by 100 to convert them to whole numbers. So that 4.5 is stored internally as 450 and .25 is stored internally as 25. <text:s/>If you set </text:span><text:span text:style-name="T5">hcp </text:span><text:span text:style-name="T112">or any of the </text:span><text:span text:style-name="T5">ptn </text:span><text:span text:style-name="T112">counts in this way, then when comparing the </text:span><text:span text:style-name="T5">ptn</text:span><text:span text:style-name="T112">(...) or </text:span><text:span text:style-name="T5">hcp</text:span><text:span text:style-name="T112"> count to a value in the </text:span><text:span text:style-name="T5">condition</text:span><text:span text:style-name="T112"> clause you must use numbers with decimal points, (</text:span><text:span text:style-name="T100">dotnums</text:span><text:span text:style-name="T112">)</text:span></text:p>
      <text:p text:style-name="P4"><text:span text:style-name="T112">It is important that if you define HCP (or a ptn count) with a</text:span><text:span text:style-name="T100"> dotnum </text:span><text:span text:style-name="T112">you must use a </text:span><text:span text:style-name="T100">dotnum </text:span><text:span text:style-name="T112">everywhere that a HCP (or ptn) value is being compared against. It would not work to define the HCP as in this example and then to say </text:span><text:span text:style-name="T63">hcp(west)&gt;=13</text:span><text:span text:style-name="T112"> You would </text:span><text:span text:style-name="T41">have to </text:span><text:span text:style-name="T112">say </text:span><text:span text:style-name="T63">hcp(west)&gt;=13.0</text:span></text:p>
      <text:p text:style-name="P4"><text:span text:style-name="T112">See also the write up on the </text:span><text:span text:style-name="T5">bktfreq </text:span><text:span text:style-name="T112">keyword in the action clauses section which addresses the issue of doing frequency plots for values that are expressed as</text:span><text:span text:style-name="T100"> dotnums</text:span><text:span text:style-name="T112">, or integers times 100.</text:span></text:p>
      <text:p text:style-name="P80"/>
      <text:p text:style-name="P80"/>
      <text:p text:style-name="P4"><text:soft-page-break/><text:span text:style-name="T5">ltc(</text:span><text:span text:style-name="T100"> compass</text:span><text:span text:style-name="T5"> </text:span><text:span text:style-name="T112">) </text:span><text:span text:style-name="T5">ltc( </text:span><text:span text:style-name="T100">compass, suit</text:span><text:span text:style-name="T4"> </text:span><text:span text:style-name="T5">)</text:span><text:span text:style-name="T112"> Returns a 'modern losing trick count' which allows for half losers in a suit. Whereas the </text:span><text:span text:style-name="T5">losers</text:span><text:span text:style-name="T112"> keyword evaluates AQ- as one loser, and Qxx as two losers, the </text:span><text:span text:style-name="T5">ltc</text:span><text:span text:style-name="T112"> function evaluates them as half a loser, and two and a half losers, respectively. The user </text:span><text:span text:style-name="T41">must</text:span><text:span text:style-name="T112"> use either </text:span><text:span text:style-name="T100">dotnums</text:span><text:span text:style-name="T16"> or losers multiplied by 100 in the input file. Example: </text:span><text:span text:style-name="T55">ltc(west) &lt; 5.5 </text:span><text:span text:style-name="T16">or </text:span><text:span text:style-name="T55">ltc(west) &lt; 550</text:span><text:span text:style-name="T16"> both mean the same thing. But you </text:span><text:span text:style-name="T27">must </text:span><text:span text:style-name="T16">say </text:span><text:span text:style-name="T55">ltc(west) &lt; 7.0</text:span><text:span text:style-name="T16"> </text:span><text:span text:style-name="T27">not</text:span><text:span text:style-name="T55"> ltc(west) <text:s/>&lt; 7</text:span></text:p>
      <text:p text:style-name="P48"/>
      <text:p text:style-name="P4"><text:span text:style-name="T29">opc(</text:span><text:span text:style-name="T100">side</text:span><text:span text:style-name="T29">) opc(</text:span><text:span text:style-name="T100">side, suit</text:span><text:span text:style-name="T29">) opc(</text:span><text:span text:style-name="T100">side, notrump</text:span><text:span text:style-name="T29">)</text:span><text:span text:style-name="T16">This will return the 'Optimal Point Count' as defined by Patrick Darricades in his books on the subject. To use this function requires the user to have the perl programming language installed, and to have a copy of JGM's Optimal Point Count perl program (which is included with Dealer 2.0). This point count also counts in half points and thus uses </text:span><text:span text:style-name="T100">dotnum</text:span><text:span text:style-name="T16">s in the same way as the</text:span><text:span text:style-name="T29"> ltc, cccc</text:span><text:span text:style-name="T16">, and </text:span><text:span text:style-name="T29">quality </text:span><text:span text:style-name="T16">functions. <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P4"><text:span text:style-name="T16">Because this function runs an external program, (much the same way as the </text:span><text:span text:style-name="T29">tricks</text:span><text:span text:style-name="T16"> function runs the external GIB program) it is much slower than simply counting hcp, or even cccc points.</text:span></text:p>
      <text:p text:style-name="P4"><text:span text:style-name="T29">opc(</text:span><text:span text:style-name="T100">side</text:span><text:span text:style-name="T29">)</text:span><text:span text:style-name="T16"> will return the evaluation if the side is playing in its longest fit;</text:span></text:p>
      <text:p text:style-name="P4"><text:span text:style-name="T29">opc(</text:span><text:span text:style-name="T100">side, suit</text:span><text:span text:style-name="T29">)</text:span><text:span text:style-name="T16"> will return the evaluation if the side is playing with that suit as trumps</text:span></text:p>
      <text:p text:style-name="P4"><text:span text:style-name="T29">opc(</text:span><text:span text:style-name="T100">side, notrump</text:span><text:span text:style-name="T29">)</text:span><text:span text:style-name="T16"> will return <text:s/>the evaluation if the side is playing in NoTrump.</text:span></text:p>
      <text:p text:style-name="P4"><text:span text:style-name="T16">Example: </text:span><text:span text:style-name="T55">opc(EW, notrump) &gt;= 26.50 </text:span></text:p>
      <text:h text:style-name="P175" text:outline-level="3"><text:bookmark-start text:name="__RefHeading___Toc2486_3691053158"/>Double Dummy Solvers ( DDSx2, <text:s/>Par, and GIB Tricks )<text:bookmark-end text:name="__RefHeading___Toc2486_3691053158"/></text:h>
      <text:p text:style-name="P4"><text:span text:style-name="T5">dds</text:span>( <text:span text:style-name="T100">compass, strain </text:span><text:span text:style-name="T14">) <text:s/></text:span><text:span text:style-name="T16">Calls Bo Haglund's Double Dummy Solver library to calculate the number of tricks that can be taken by the given hand, in the given strain (suit or notrump). <text:s/>Dealer can call DDS in two different ways; if the number of tricks is required for fewer than 5 different </text:span><text:span text:style-name="T100">compass-strain</text:span><text:span text:style-name="T16"> combinations, it is more efficient to use DDS's single result solution (mode 1); if more than 5 different <text:s text:c="2"/></text:span><text:span text:style-name="T100">compass-strain</text:span><text:span text:style-name="T16"> combinations are to be analyzed, then it is more efficient to use DDS's mode in which it calculates all 20 possible </text:span><text:span text:style-name="T100">compass-strain</text:span><text:span text:style-name="T16"> results for the given hand in one go (mode 2).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 The results of each dds call are </text:span><text:span text:style-name="T27">cached </text:span><text:span text:style-name="T36">so that if the same strain by the same compass is asked for more than once, the DD solver is only called the first time. This has a significant impact on the runtime. See the note in the </text:span><text:span text:style-name="T39">evalcontract</text:span><text:span text:style-name="T36"> explanation.</text:span></text:p>
      <text:p text:style-name="P19"><text:span text:style-name="T29">par</text:span><text:span text:style-name="T14">( </text:span><text:span text:style-name="T100">side</text:span><text:span text:style-name="T14"> ), </text:span><text:span text:style-name="T16"><text:s/></text:span><text:span text:style-name="T29">par</text:span><text:span text:style-name="T16">( </text:span><text:span text:style-name="T100">side, </text:span><text:span text:style-name="T102">vulnerability</text:span><text:span text:style-name="T16"> )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text:span><text:span text:style-name="T20">The csvrpt and printrpt functions can print the Par Contract for any vulnerability.</text:span><text:span text:style-name="T16"> </text:span><text:span text:style-name="T18">The user can specify the </text:span><text:span text:style-name="T102">vulnerability </text:span><text:span text:style-name="T18"><text:s/>for par calculations in one of two ways: The first way is to use the -P command line switch to set the default vulnerability for par calculations. If </text:span><text:span text:style-name="T30">par(</text:span><text:span text:style-name="T18"> </text:span><text:span text:style-name="T102">side</text:span><text:span text:style-name="T18"> </text:span><text:span text:style-name="T30">)</text:span><text:span text:style-name="T18"> is used then this value applies. If no there was no -P switch then the default value is </text:span><text:span text:style-name="T30">none</text:span><text:span text:style-name="T18">. </text:span></text:p>
      <text:p text:style-name="P19"><text:span text:style-name="T18">You can also specify the vulnerability on a per use basis with </text:span><text:span text:style-name="T30">par</text:span><text:span text:style-name="T18">( </text:span><text:span text:style-name="T102">side, vulnerability</text:span><text:span text:style-name="T18"> ) where </text:span><text:soft-page-break/><text:span text:style-name="T18">vulnerability is one of: </text:span><text:span text:style-name="T30">ns, ew, both, none</text:span></text:p>
      <text:p text:style-name="P48">Example: This Input File extract</text:p>
      <text:p text:style-name="P53">condition shape(south, x5xx + x6xx +x7xx) &amp;&amp; shape(north, x3xx + x4xx ) &amp;&amp; hcp(south)+hcp(north) &gt;=24</text:p>
      <text:p text:style-name="P53">action printrpt(NS, par(NS), hcp(north + hcp(south) ), </text:p>
      <text:p text:style-name="P53">average "Par NS = " par(NS, <text:span text:style-name="T279">ew</text:span>), </text:p>
      <text:p text:style-name="P4"/>
      <text:p text:style-name="P4">will generate output like this:</text:p>
      <text:p text:style-name="P4"><text:span text:style-name="T179"><text:s text:c="2"/></text:span><text:span text:style-name="T48">n AQ93.K953.K42.KT s K75.JT862.A87.Q7 ,450,25</text:span></text:p>
      <text:p text:style-name="P4"><text:span text:style-name="T92"><text:s/></text:span><text:span text:style-name="T48">n K.JT53.KT752.AK7 s .KQ942.AJ8643.83 ,300,24</text:span></text:p>
      <text:p text:style-name="P4"><text:span text:style-name="T92"><text:s/></text:span><text:span text:style-name="T48">n AT842.QJ9.A92.K3 s 976.KT743.KJ5.A5 ,430,25</text:span></text:p>
      <text:p text:style-name="P4"><text:span text:style-name="T92"><text:s/></text:span><text:span text:style-name="T48">n KQJ76.AK8.8.AKT5 s T82.J9654.76.QJ6 ,300,24</text:span></text:p>
      <text:p text:style-name="P4"><text:span text:style-name="T92"><text:s/></text:span><text:span text:style-name="T48">n 9.T93.K953.AQJT3 s A2.AKQ8765.2.K52 ,990,26</text:span></text:p>
      <text:p text:style-name="P4"><text:span text:style-name="T92"><text:s/></text:span><text:span text:style-name="T48">Par NS = : Mean= <text:s/>528.0000, Std Dev= <text:s/>408.2259, Var=166648.4211</text:span></text:p>
      <text:p text:style-name="P34"><text:span text:style-name="T5">parcontract</text:span>, or<text:span text:style-name="T5"> parcontract( </text:span><text:span text:style-name="T98">vulnerability</text:span><text:span text:style-name="T29">)</text:span><text:span text:style-name="T14"> Produce a character string giving the Par Contract for the given vulnerability. See the csvrpt section of the manual for an example.</text:span></text:p>
      <text:p text:style-name="P4"><text:span text:style-name="T5">tricks( </text:span><text:span text:style-name="T98">compass, strain </text:span><text:span text:style-name="T5">)</text:span></text:p>
      <text:p text:style-name="P4"><text:span text:style-name="T112">Runs GIB's double-dummy engine <text:s/>to compute the number of tricks that, at double-dummy par, will be taken by the given declarer in the given strain (suit or notrumps). GIB must be installed separately for this function to work. The executable </text:span><text:span text:style-name="T41">must</text:span><text:span text:style-name="T112"> be named </text:span><text:span text:style-name="T63">gibcli</text:span><text:span text:style-name="T112"> (lower case) and be in the directory </text:span><text:span text:style-name="T63">/usr/games.</text:span><text:span text:style-name="T112"> (This is a change from the version currently distributed by Debian.) In addition GIB requires that the file </text:span><text:span text:style-name="T63">eval.dat</text:span><text:span text:style-name="T112"> be located in the user's current working directory, not just in the directory where GIB, or Dealer, is installed. If you get an error from GIB when using this function check to see if you have the </text:span><text:span text:style-name="T63">eval.dat</text:span><text:span text:style-name="T112"> file that comes with GIB copied to your current <text:s/>working directory. As of Dealer version 2.0 there should be no need to use this function, since DDS mode 1 does the same thing, is 5 times faster and does not require extra files or an extra program. A user might have several Dealer input files that he does not want to change, or he might have trouble getting DDS to run, but those are the only possible reasons to continue to use this function. The tricks results are cached.</text:span></text:p>
      <text:h text:style-name="P175" text:outline-level="3"><text:bookmark-start text:name="__RefHeading___Toc9064_859034914"/>External Helper Program<text:bookmark-end text:name="__RefHeading___Toc9064_859034914"/></text:h>
      <text:p text:style-name="P4"><text:span text:style-name="T112">In the earlier versions of Dealer, if you wanted to add functionality to the Dealer program, you had to add the code to do the evalu</text:span><text:span text:style-name="T119">a</text:span><text:span text:style-name="T112">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5">opc </text:span><text:span text:style-name="T112">(calls a Perl script) and the </text:span><text:span text:style-name="T5">tricks </text:span><text:span text:style-name="T112">(calls the GIB binary) functions. In both cases Dealer needs to be rebuilt.</text:span></text:p>
      <text:p text:style-name="P32">Obviously this approach cannot scale indefinitely. </text:p>
      <text:p text:style-name="P4"><text:span text:style-name="T112">The </text:span><text:span text:style-name="T5">usereval</text:span><text:span text:style-name="T112">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span></text:p>
      <text:p text:style-name="P35"><text:s/></text:p>
      <text:p text:style-name="P19"><text:soft-page-break/><text:span text:style-name="T5">usereval: </text:span><text:span text:style-name="T112">This keyword is the one that implements the external helper functionality in Dealer. The client is Dealer. It allows the Dealer user, the client, <text:s/>to pass to an external program, the server, <text:s/>a </text:span><text:span text:style-name="T100">query </text:span><text:span text:style-name="T16">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29">usereval</text:span><text:span text:style-name="T16"> call. See the Maintenance Documentation for instructions on how such a server communicates with Dealer, and some sample code in C. </text:span></text:p>
      <text:p text:style-name="P49">This distribution also includes a functioning server program that implements many different hand evaluation methods. </text:p>
      <text:p text:style-name="P4"><text:span text:style-name="T16">The syntax is: </text:span><text:span text:style-name="T29">usereval( </text:span><text:span text:style-name="T100">tag, side, [suit,] idx</text:span><text:span text:style-name="T29"> ) </text:span><text:span text:style-name="T16">or</text:span><text:span text:style-name="T29"> usereval(</text:span><text:span text:style-name="T100">tag, compass, [suit,] idx </text:span><text:span text:style-name="T29">)</text:span></text:p>
      <text:p text:style-name="P4"><text:span text:style-name="T16">"</text:span><text:span text:style-name="T100">tag</text:span><text:span text:style-name="T16">" is a query-id number; for example the number </text:span><text:span text:style-name="T24">0</text:span><text:span text:style-name="T16"> might ask for Bergen evaluation, the number </text:span><text:span text:style-name="T24">2</text:span><text:span text:style-name="T16"> for Kleinman evaluation. "</text:span><text:span text:style-name="T100">side</text:span><text:span text:style-name="T16">" is one of NS or EW (note the capitals). </text:span><text:span text:style-name="T100">compass</text:span><text:span text:style-name="T16"> and </text:span><text:span text:style-name="T100">suit</text:span><text:span text:style-name="T16"> have their usual meanings in this document. The "</text:span><text:span text:style-name="T100">suit</text:span><text:span text:style-name="T16">" term is optional (note that it is in square brackets). "</text:span><text:span text:style-name="T100">idx</text:span><text:span text:style-name="T16">" is the result number. For example result number 1 in the case of tag number </text:span><text:span text:style-name="T24">0</text:span><text:span text:style-name="T16">, might be the Bergen value if the hand is played in NT, while result number 2 would be the Bergen value including dummy support points if the hand is played in a suit. Each call to the usereval server can return up to </text:span><text:span text:style-name="T23">128</text:span><text:span text:style-name="T16"> different results. This can be important for efficiency reasons as we don’t want to call external programs any more often than we need to. The user needs to know in which locations the metric returns the values.</text:span></text:p>
      <text:p text:style-name="P48">This implies co-ordination between the coder and the user of the metric.</text:p>
      <text:p text:style-name="P4"><text:span text:style-name="T28">Example:</text:span><text:span text:style-name="T16"> <text:s/>UE_Pav</text:span><text:span text:style-name="T17">.dli</text:span><text:span text:style-name="T16"> <text:s/>in the Examples directory. The following is the relevant </text:span><text:span text:style-name="T29">usereval </text:span><text:span text:style-name="T16">portion:</text:span></text:p>
      <text:p text:style-name="P69"># <text:s text:c="19"/>Total <text:s text:c="11"/>North <text:s text:c="13"/>South</text:p>
      <text:p text:style-name="P69">action printrpt(NS,</text:p>
      <text:p text:style-name="P69"><text:tab/> <text:s text:c="4"/>"NS_NT=",usereval(10,NS,0),usereval(10,NS,1), usereval(10,NS,2),</text:p>
      <text:p text:style-name="P69"><text:tab/> <text:s text:c="2"/>"NS_Suit=",usereval(10,NS,3),usereval(10,NS,4), usereval(10,NS,5))</text:p>
      <text:p text:style-name="P48">which produces output that looks like this where the numbers are the 'points' per the Pavlicek method</text:p>
      <text:p text:style-name="P70">n KT98762..K5.KJ53 s Q43.KQ8754.83.Q9 ,'NS_NT=',19,10,9,'NS_Suit=',27,18,9</text:p>
      <text:p text:style-name="P134">See also the Appendix which goes into the usereval function in more detail.</text:p>
      <text:h text:style-name="P175" text:outline-level="3"><text:bookmark-start text:name="__RefHeading___Toc7140_2696138024"/>Arithmetic and Logical Operators<text:bookmark-end text:name="__RefHeading___Toc7140_2696138024"/></text:h>
      <text:p text:style-name="P4">In the condition statement (and also in the variable definitions) the various terms making up the complete condition are joined together by either arithmetic operators (+ and - being the most common ones used, but *, / and % are also available) or by logical operators. The logical operators come from the following list:</text:p>
      <text:p text:style-name="P4">{<text:span text:style-name="T5">and, &amp;&amp;, or, ||, not, !, <text:s/>&gt;, &gt;=, &lt;, &lt;=, ==, !=, ?: </text:span>}. </text:p>
      <text:p text:style-name="P4">The use of the arithmetic operators should present no surprises, but some of the logical operators need explaining if you are not familiar with C programming.</text:p>
      <text:p text:style-name="P4"><text:span text:style-name="T5">&amp;&amp;</text:span> is a synonym for '<text:span text:style-name="T5">and'</text:span>. Note that you need <text:span text:style-name="T40">both</text:span> ampersands, just entering one will result in an error.<text:span text:style-name="T5"> || </text:span>is a synonym for '<text:span text:style-name="T5">or</text:span>'. Again you need to enter <text:span text:style-name="T40">two</text:span> vertical bar symbols. <text:s/><text:span text:style-name="T5">!</text:span> is a synonym for '<text:span text:style-name="T5">not</text:span>'. <text:s/>'<text:span text:style-name="T5">&gt;</text:span>' means 'greater than' , '<text:span text:style-name="T5">&gt;=</text:span>' means 'greater than or equal' and similarly for less than (<text:span text:style-name="T5">&lt;</text:span>) and less than or equal (<text:span text:style-name="T5">&lt;=</text:span>). <text:s/>To test for equality you need to enter <text:span text:style-name="T42">TWO</text:span> equal signs(<text:span text:style-name="T186">==</text:span>). It is a common error for people not familiar with programming to enter for example <text:span text:style-name="T48">hcp(north, spades) = 7</text:span> to ensure that north has a good spade suit. This will result in an error; what you need to say is: </text:p>
      <text:p text:style-name="P4"><text:span text:style-name="T48">hcp(north, spades) </text:span><text:span text:style-name="T191">==</text:span><text:span text:style-name="T75"> </text:span><text:span text:style-name="T48">7</text:span> This will test to see if north has at least AQJ or AK in the spade suit. The opposite of <text:span text:style-name="T186">==</text:span> is <text:span text:style-name="T186">!=</text:span> i.e. ''not equal'. </text:p>
      <text:p text:style-name="P4"><text:soft-page-break/></text:p>
      <text:p text:style-name="P4">That leaves the mysterious <text:span text:style-name="T186">?:</text:span><text:span text:style-name="T112"> Dealer uses this combination as a kind of if statement.</text:span></text:p>
      <text:p text:style-name="P32">It can be useful if you want to chose the larger (or smaller) of two quantities. For example the score keyword needs the number of tricks taken, and the contract and vulnerability </text:p>
      <text:p text:style-name="P4"><text:span text:style-name="T112">i.e. </text:span><text:span text:style-name="T63">score(vul, z3Sx, MajTrx). </text:span><text:span text:style-name="T112">You want the variable MajTrx to be determined from the deal via a call to the DDS routines as in </text:span><text:span text:style-name="T63">MajTrx = dds(north,hearts) </text:span><text:span text:style-name="T112">But suppose you are trying to compare playing in a 4-4 spade fit <text:s/>vs a 5-3 heart fit. You might want to call </text:span><text:span text:style-name="T5">score</text:span><text:span text:style-name="T112"> with either the tricks in spades or the tricks in hearts, whichever is greater. You can't do that with a </text:span><text:span text:style-name="T5">&gt;=</text:span><text:span text:style-name="T112"> operator because that one just gives <text:s/>a true or false result. </text:span></text:p>
      <text:p text:style-name="P4"><text:span text:style-name="T112">So </text:span><text:span text:style-name="T63">MajTrx = dds(north, hearts) &gt; dds(north,spades)</text:span><text:span text:style-name="T112"> will set MajTrx to 1 if hearts gets more tricks than spades, and 0 if it's the other way round. What you want is: </text:span></text:p>
      <text:p text:style-name="P4"><text:span text:style-name="T85">MajTrx=(dds(north,hearts)&gt;dds(north,spades))</text:span><text:span text:style-name="T194">?</text:span><text:span text:style-name="T85"> dds(north,hearts)</text:span><text:span text:style-name="T194">: </text:span><text:span text:style-name="T85">dds(north,spades)</text:span></text:p>
      <text:p text:style-name="P58"/>
      <text:p text:style-name="P4"><text:span text:style-name="T145">This will test hearts vs spades, (the </text:span><text:span text:style-name="T155">clause</text:span><text:span text:style-name="T145"> to the left of the </text:span><text:span text:style-name="T129">?</text:span><text:span text:style-name="T145"> ) and set MajTrx to the heart tricks if the condition is true, and to the spade tricks if the condition is false.</text:span></text:p>
      <text:p text:style-name="P4"><text:span text:style-name="T145">So the syntax for </text:span><text:span text:style-name="T129">?:</text:span><text:span text:style-name="T145"> is </text:span><text:span text:style-name="T77">(logic test)</text:span><text:span text:style-name="T76"> </text:span><text:span text:style-name="T75">?</text:span><text:span text:style-name="T76"> </text:span><text:span text:style-name="T77">action-if-true</text:span><text:span text:style-name="T76"> </text:span><text:span text:style-name="T75">:</text:span><text:span text:style-name="T76"> </text:span><text:span text:style-name="T78">action-if-false</text:span><text:span text:style-name="T76"> </text:span><text:span text:style-name="T145">This </text:span><text:span text:style-name="T188">?:</text:span><text:span text:style-name="T145"> operator is quite powerful; in C you can daisy chain conditional operators together one after the other. If you want to know more read up on C's 'ternary operator', sometimes called the 'trinary operator' or 'conditional evaluation' operator.</text:span></text:p>
      <text:p text:style-name="P4"><text:span text:style-name="T145">The Examples Directory contains two files that show this operator in action: </text:span><text:span text:style-name="T148">Zar</text:span><text:span text:style-name="T149">Demo.dli</text:span><text:span text:style-name="T145"> and </text:span><text:span text:style-name="T148">TernaryTest</text:span><text:span text:style-name="T149">.dli</text:span><text:span text:style-name="T145">. They both have code to find the longest suit length, the shortest suit length, and the second longest suit length, but the latter has more comments and explanations.</text:span></text:p>
      <text:p text:style-name="P4"><text:span text:style-name="T145">e.g. MLS =</text:span><text:span text:style-name="T189"> ( </text:span><text:span text:style-name="T145">HL &gt;= </text:span><text:span text:style-name="T204">(</text:span><text:span text:style-name="T145"> </text:span><text:span text:style-name="T146"><text:s/>(DL &gt;= CL) </text:span><text:span text:style-name="T145">? DL:CL </text:span><text:span text:style-name="T204">)</text:span><text:span text:style-name="T145"> <text:s text:c="2"/></text:span><text:span text:style-name="T189">)</text:span><text:span text:style-name="T145"> ? HL : <text:s/></text:span><text:span text:style-name="T204">(</text:span><text:span text:style-name="T145"> <text:s/></text:span><text:span text:style-name="T146">(DL&gt;=CL)</text:span><text:span text:style-name="T145"> ? DL:CL </text:span><text:span text:style-name="T204">) </text:span><text:span text:style-name="T145"><text:s/></text:span></text:p>
      <text:p text:style-name="P4"><text:span text:style-name="T145">The part in green parens</text:span><text:span text:style-name="T204"> (</text:span><text:span text:style-name="T145"> (DL&gt;=CL) ? DL : CL </text:span><text:span text:style-name="T204">) </text:span><text:span text:style-name="T145">will compare DL to CL and choose the longest one. </text:span></text:p>
      <text:p text:style-name="P39">So the top line compares HL to the longest minor and if it is greater choose HL otherwise </text:p>
      <text:p text:style-name="P39">choose the longest minor. <text:s/>You see you can nest at least one level in the ternary operator. <text:s text:c="39"/></text:p>
      <text:h text:style-name="P172" text:outline-level="2"><text:bookmark-start text:name="__RefHeading___Toc2488_3691053158"/>The Action <text:span text:style-name="T205">Statement</text:span><text:bookmark-end text:name="__RefHeading___Toc2488_3691053158"/></text:h>
      <text:h text:style-name="P175" text:outline-level="3"><text:bookmark-start text:name="__RefHeading___Toc2565_3691053158"/>General Description<text:bookmark-end text:name="__RefHeading___Toc2565_3691053158"/></text:h>
      <text:p text:style-name="P4">Only the last action statement entered in the input file has any effect, even though several action statements can be entered. If there is no action statement entered, the default action is<text:span text:style-name="T5"> printall. </text:span></text:p>
      <text:p text:style-name="P4"><text:span text:style-name="T112">The action statement can consist of a </text:span><text:span text:style-name="T41">list</text:span><text:span text:style-name="T112"> of actions, </text:span><text:span text:style-name="T41">joined by commas</text:span><text:span text:style-name="T112">. </text:span></text:p>
      <text:p text:style-name="P32"/>
      <text:p text:style-name="P4"><text:span text:style-name="T112">When the condition statement as entered by the user evaluates to </text:span><text:span text:style-name="T41">true</text:span><text:span text:style-name="T112">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32"/>
      <text:p text:style-name="P4"><text:span text:style-name="T112">The output from the actions </text:span><text:span text:style-name="T5">export </text:span><text:span text:style-name="T112">and </text:span><text:span text:style-name="T5">csvrpt </text:span><text:span text:style-name="T112">go to files that the user specifies via one of the command line switches (or to stdout). The output of all other actions goes to stdout, generally the user's screen. It usually does not make sense for there to be more than one action generating screen output at the time each deal is produced because then the several output streams are all mixed together. For this reason the most common occurrence is to have only one print action in the action list. {But </text:span><text:span text:style-name="T5">export</text:span><text:span text:style-name="T112"> and </text:span><text:soft-page-break/><text:span text:style-name="T5">csvrpt</text:span><text:span text:style-name="T112"> actions can be mixed with each other and with print actions since they can each be output to their own file.}</text:span></text:p>
      <text:p text:style-name="P4"><text:span text:style-name="T112">Ex: </text:span><text:span text:style-name="T63">action printoneline </text:span></text:p>
      <text:p text:style-name="P4"><text:span text:style-name="T112">An exception is using the </text:span><text:span text:style-name="T5">printes,</text:span><text:span text:style-name="T112"> or</text:span><text:span text:style-name="T5"> printrpt, </text:span><text:span text:style-name="T112">actions as a debugging tool, while keeping the 'real' action also active. See the example below.</text:span></text:p>
      <text:p text:style-name="P4"><text:span text:style-name="T112">However it is common to have one action that produces immediate output and then (possibly several) other action(s) such as </text:span><text:span text:style-name="T5">average</text:span><text:span text:style-name="T112"> and </text:span><text:span text:style-name="T5">frequency</text:span><text:span text:style-name="T112"> that produce output at the end of the run. Actions that produce output at the end of the run do not interfere with each other so you can have as many of them as you want.</text:span></text:p>
      <text:p text:style-name="P32">Here is an example of an action statement (using a variable defined earlier) that illustrates how this is done:</text:p>
      <text:p text:style-name="P4"><text:span text:style-name="T63">action <text:s/>printes("vul 6D= <text:s/>",myscore1u, \n)</text:span><text:span text:style-name="T197">,</text:span><text:span text:style-name="T63"> </text:span></text:p>
      <text:p text:style-name="P4"><text:span text:style-name="T64"><text:s text:c="8"/></text:span><text:span text:style-name="T63">printoneline</text:span><text:span text:style-name="T197">, </text:span></text:p>
      <text:p text:style-name="P4"><text:span text:style-name="T64"><text:s text:c="8"/></text:span><text:span text:style-name="T63">printes("...............", \n)</text:span><text:span text:style-name="T197">,</text:span></text:p>
      <text:p text:style-name="P4"><text:span text:style-name="T125"><text:s text:c="19"/></text:span><text:span text:style-name="T63">average "My 6D score" myscore1u</text:span><text:span text:style-name="T197">, </text:span></text:p>
      <text:p text:style-name="P4"><text:span text:style-name="T64"><text:s text:c="8"/></text:span><text:span text:style-name="T63">frequency "My Tricks" (myTricks, 6, 13)</text:span></text:p>
      <text:p text:style-name="P4">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4">Then at the end of the run <text:s/>Dealer will print one line with the average score and then a frequency table consisting of a heading line and 10 lines of <text:s/>of numbers.</text:p>
      <text:p text:style-name="P4">Note that it is not necessary to put each action on a separate line. </text:p>
      <text:p text:style-name="P4">A further note is that if you want to save the stdout output to a file, you re-direct <text:s/>stdout using standard Linux command line syntax.</text:p>
      <text:h text:style-name="P175" text:outline-level="3"><text:bookmark-start text:name="__RefHeading___Toc2567_3691053158"/>Actions That Produce Output at End of Run<text:bookmark-end text:name="__RefHeading___Toc2567_3691053158"/></text:h>
      <text:p text:style-name="P4">These actions are: <text:span text:style-name="T5">print, evalcontract, average</text:span>, <text:span text:style-name="T5">frequency</text:span>, <text:span text:style-name="T112">and</text:span><text:span text:style-name="T5"> bktfreq.</text:span></text:p>
      <text:p text:style-name="P80"/>
      <text:p text:style-name="P4"><text:span text:style-name="T5">print( </text:span><text:span text:style-name="T100">compass [,compass, compass...] </text:span><text:span text:style-name="T29">)</text:span><text:span text:style-name="T16"> This is the action that is used to print the different compass directions on different pages. From one to four compass directions may be specified, but the usual case is to specify two. Thus one partner can have all the 'interesting' hands for one direction, while the other partner gets the hands for the direction opposite. This is ideal for bidding practice. <text:s/>The title, (if there is one), player name, and board number are also included on this report. </text:span></text:p>
      <text:p text:style-name="P48">Here is an example of the action statement </text:p>
      <text:p text:style-name="P66">action print (south, north )</text:p>
      <text:p text:style-name="P48">and the output(with title):</text:p>
      <text:p text:style-name="P66">Bidding Practice National Teams Session 1 <text:s/></text:p>
      <text:p text:style-name="P66">North hands:</text:p>
      <text:p text:style-name="P66"/>
      <text:p text:style-name="P4"><text:span text:style-name="T56"><text:s text:c="3"/></text:span><text:span text:style-name="T55">1. <text:s text:c="17"/>2. <text:s text:c="17"/>3. <text:s text:c="15"/>4. <text:s text:c="14"/></text:span></text:p>
      <text:p text:style-name="P66">J T 6 3 <text:s text:c="12"/>J 6 4 2 <text:s text:c="12"/>7 <text:s text:c="16"/>K J 2 </text:p>
      <text:p text:style-name="P66">K 2 <text:s text:c="16"/>A T <text:s text:c="16"/>J T 3 <text:s text:c="12"/>7 4 2 </text:p>
      <text:p text:style-name="P66">Q T 7 6 5 <text:s text:c="10"/>J 7 4 2 <text:s text:c="12"/>J T 9 8 3 <text:s text:c="8"/>7 </text:p>
      <text:p text:style-name="P66">8 2 <text:s text:c="16"/>J 9 6 <text:s text:c="14"/>A J 9 8 <text:s text:c="10"/>J 9 7 6 4 2 </text:p>
      <text:p text:style-name="P66"/>
      <text:p text:style-name="P4"><text:soft-page-break/><text:span text:style-name="T56"><text:s text:c="3"/></text:span><text:span text:style-name="T55">5. <text:s text:c="17"/>6. <text:s text:c="17"/>7. <text:s text:c="17"/>8. <text:s text:c="14"/></text:span></text:p>
      <text:p text:style-name="P66">K T 9 8 <text:s text:c="12"/>A J 8 <text:s text:c="14"/>7 4 <text:s text:c="16"/>J 9 </text:p>
      <text:p text:style-name="P66">K 6 5 2 <text:s text:c="12"/>Q 8 7 3 <text:s text:c="12"/>J 9 3 <text:s text:c="14"/>A T 9 2 </text:p>
      <text:p text:style-name="P66">J 7 6 5 2 <text:s text:c="10"/>7 6 2 <text:s text:c="14"/>Q 9 5 2 <text:s text:c="12"/>Q 7 2 </text:p>
      <text:p text:style-name="P66">- <text:s text:c="18"/>T 5 2 <text:s text:c="14"/>T 8 6 5 <text:s text:c="12"/>T 6 4 3 </text:p>
      <text:p text:style-name="P66"/>
      <text:p text:style-name="P48">&lt;there is a form feed that is output here. This should cause a new page on most printers&gt;</text:p>
      <text:p text:style-name="P66">Bidding Practice National Teams Session 1 <text:s/></text:p>
      <text:p text:style-name="P66">South hands:</text:p>
      <text:p text:style-name="P66"/>
      <text:p text:style-name="P4"><text:span text:style-name="T56"><text:s text:c="3"/></text:span><text:span text:style-name="T55">1. <text:s text:c="17"/>2. <text:s text:c="17"/>3. <text:s text:c="17"/>4. <text:s text:c="14"/></text:span></text:p>
      <text:p text:style-name="P66">9 8 2 <text:s text:c="14"/>A Q <text:s text:c="16"/>A J T 9 8 6 3 2 <text:s text:c="4"/>A 9 5 </text:p>
      <text:p text:style-name="P66">A T 3 <text:s text:c="14"/>9 7 4 3 2 <text:s text:c="10"/>8 4 <text:s text:c="16"/>A Q T 6 </text:p>
      <text:p text:style-name="P66">J 4 2 <text:s text:c="14"/>A Q 5 3 <text:s text:c="12"/>Q 5 <text:s text:c="16"/>J 8 3 2 </text:p>
      <text:p text:style-name="P66">K Q 5 3 <text:s text:c="12"/>K 2 <text:s text:c="16"/>2 <text:s text:c="18"/>K 3 </text:p>
      <text:p text:style-name="P66"/>
      <text:p text:style-name="P67"><text:s text:c="3"/></text:p>
      <text:p text:style-name="P66">5. <text:s text:c="17"/>6. <text:s text:c="17"/>7. <text:s text:c="17"/>8. <text:s text:c="14"/></text:p>
      <text:p text:style-name="P66">J 4 2 <text:s text:c="14"/>- <text:s text:c="18"/>T 6 <text:s text:c="16"/>7 6 3 2 </text:p>
      <text:p text:style-name="P66">A T 9 8 7 <text:s text:c="10"/>A K 6 5 2 <text:s text:c="10"/>A T 7 6 5 2 <text:s text:c="8"/>K 8 4 </text:p>
      <text:p text:style-name="P66">A <text:s text:c="18"/>Q T 9 8 5 <text:s text:c="10"/>J 8 6 3 <text:s text:c="12"/>K T 5 4 3 </text:p>
      <text:p text:style-name="P66">A K J 6 <text:s text:c="12"/>A Q 6 <text:s text:c="14"/>7 <text:s text:c="18"/>K </text:p>
      <text:p text:style-name="P48"/>
      <text:p text:style-name="P4"><text:span text:style-name="T16">Notice that even though </text:span><text:span text:style-name="T29">south</text:span><text:span text:style-name="T16"> appeared before</text:span><text:span text:style-name="T29"> north</text:span><text:span text:style-name="T16"> in the action statement the north hands were printed first. It is always the case that the hands (if asked for) are printed in player number order: North, East, South, West.</text:span></text:p>
      <text:p text:style-name="P80"/>
      <text:p text:style-name="P4"><text:span text:style-name="T5">evalcontract ( </text:span><text:span text:style-name="T100">side, contract, vuln </text:span><text:span text:style-name="T29">) </text:span><text:span text:style-name="T16">The </text:span><text:span text:style-name="T29">evalcontract </text:span><text:span text:style-name="T16">action will cause Dealer to use DDS to find the number of tricks that can be taken in the given strain by the given side, for each 'interesting' deal. <text:s/>If you are specifying 5 or more </text:span><text:span text:style-name="T29">evalcontract</text:span><text:span text:style-name="T16"> statements, you should set the -M mode switch to 2 on the command line. (see command line switches later.)</text:span></text:p>
      <text:p text:style-name="P93">Version 2. of Dealer remove<text:span text:style-name="T1">s</text:span> the restriction on having only one contract in each strain per side. So you can now compare, for example, a contract of 3S by NS to a contract of 4S by NS without issue. Dealer's evalcontract code will now also output the percentage of games, and slams, missed and the lost imps per board in each case.</text:p>
      <text:p text:style-name="P48">NOTE:</text:p>
      <text:p text:style-name="P4"><text:span text:style-name="T16">The </text:span><text:span text:style-name="T29">evalcontract</text:span><text:span text:style-name="T16"> code calls DDS with </text:span><text:span text:style-name="T100">compass</text:span><text:span text:style-name="T16">=</text:span><text:span text:style-name="T29">west </text:span><text:span text:style-name="T16">if the side is </text:span><text:span text:style-name="T29">EW</text:span><text:span text:style-name="T16"> and with </text:span><text:span text:style-name="T100">compass</text:span><text:span text:style-name="T16">=</text:span><text:span text:style-name="T29">south</text:span><text:span text:style-name="T16"> if the side is </text:span><text:span text:style-name="T29">NS</text:span><text:span text:style-name="T16">. This implies that if the user wants to know how many tricks were taken on average, as well as the average score, he should use the same compass direction in his own </text:span><text:span text:style-name="T29">dds</text:span><text:span text:style-name="T16"> call to take advantage of caching, otherwise the run will take twice as long. </text:span></text:p>
      <text:p text:style-name="P48">Dealer will then keep track of the number of times each trick count was achieved. At the end of the run for each of these trick counts (from 0 to 13) it will generate a score and figure out the average.</text:p>
      <text:p text:style-name="P48">Below is an example in which the each side has 17 - 23 HCP, NS are balanced and want to play 2NT, and EW have a heart fit and take the push to 3H. <text:s/></text:p>
      <text:p text:style-name="P60"/>
      <text:p text:style-name="P60"><text:soft-page-break/>generate 1000000</text:p>
      <text:p text:style-name="P60">produce <text:s text:c="3"/>1000</text:p>
      <text:p text:style-name="P60">title "Eval NS in 2NTx vul and EW in 3Hxx nv"</text:p>
      <text:p text:style-name="P60">condition ( hcp(north)+hcp(south)&gt;=17 &amp;&amp; hcp(north)+hcp(south)&lt;=23 &amp;&amp; hearts(east)+ </text:p>
      <text:p text:style-name="P60">hearts(west)&gt;=9 &amp;&amp; (hcp(east)+hcp(west))&gt;=17 &amp;&amp;(hcp(east)+hcp(west))&lt;=23)</text:p>
      <text:p text:style-name="P60">action <text:s text:c="2"/></text:p>
      <text:p text:style-name="P4"><text:span text:style-name="T88"><text:s text:c="9"/></text:span><text:span text:style-name="T87">evalcontract ( NS , z2Nx , vul )</text:span><text:span text:style-name="T195">,</text:span></text:p>
      <text:p text:style-name="P4"><text:span text:style-name="T88"><text:s text:c="9"/></text:span><text:span text:style-name="T87">evalcontract ( EW , z3Hxx , nv )</text:span></text:p>
      <text:p text:style-name="P41">The Result:</text:p>
      <text:p text:style-name="P60">Contract <text:s/>2Nx V by NS Average Result = -546.31, Made pct= <text:s/>14.10, Fail pct= 85.90</text:p>
      <text:p text:style-name="P60">Missed Game_pct= <text:s text:c="3"/>4.40, Missed Slam_pct= <text:s text:c="2"/>0.00, Missed Game Imps/board= <text:s text:c="2"/>0.44, Missed Slam Imps/board= <text:s text:c="2"/>0.00</text:p>
      <text:p text:style-name="P60"/>
      <text:p text:style-name="P60">Contract 3Hxx <text:s/>by <text:s/>EW Average Result = <text:s/>529.68, Made pct= <text:s/>68.30, Fail pct= 31.70</text:p>
      <text:p text:style-name="P60">Missed Game_pct= <text:s text:c="2"/>37.50, Missed Slam_pct= <text:s text:c="2"/>4.10, Missed Game Imps/board= <text:s text:c="2"/>2.25, Missed Slam Imps/board= <text:s text:c="2"/>0.55</text:p>
      <text:p text:style-name="P60"/>
      <text:p text:style-name="P60">Eval NS in 2NTx vul and EW in 3Hxx nv</text:p>
      <text:p text:style-name="P60">Generated 18410 hands</text:p>
      <text:p text:style-name="P60">Produced <text:s/>1000 hands</text:p>
      <text:p text:style-name="P60">Initial random seed 17</text:p>
      <text:p text:style-name="P60">Time needed <text:s text:c="2"/>25.831 sec</text:p>
      <text:p text:style-name="P86"><text:s/></text:p>
      <text:p text:style-name="P4">It is interesting to also look at the time taken as reported by the end of run statistics. <text:s/></text:p>
      <text:p text:style-name="P64">Time needed <text:s text:c="2"/>25.831 sec</text:p>
      <text:p text:style-name="P4">The bulk of the time was taken by the 2000 calls to the DDS hand solver library. </text:p>
      <text:p text:style-name="P4"/>
      <text:p text:style-name="P48">For comparison to produce and analyze 10,000 deals to generate the 2D frequency plot (see later) took only 0.038 seconds. This illustrates the relative slowness of the DDS family of functions. And note also that Version 2.0 uses DDS which is 5x faster than GIB as used in the previous version. When you are used to 1 sec or less response times, 2<text:span text:style-name="T311">6</text:span> secs feels like an eternity. <text:s text:c="3"/>:) !</text:p>
      <text:p text:style-name="P48"/>
      <text:p text:style-name="P48">Here is some sample output comparing a 2H vulnerable contract, with a 4H vulnerable contract:</text:p>
      <text:p text:style-name="P60">Contract 2H V by EW Average Result = 177.86, Made pct=99.80, Fail pct= 0.20</text:p>
      <text:p text:style-name="P60">Missed Game_pct=76.80, Missed Slam_pct=13.40, Missed Game Imps/board=7.68, Missed Slam Imps/board=2.17</text:p>
      <text:p text:style-name="P48"/>
      <text:p text:style-name="P60">Contract 4H V by EW Average Result = 465.34, Made pct= 76.80, Fail pct= 23.20</text:p>
      <text:p text:style-name="P60">Missed Game_pct=0.00, Missed Slam_pct=13.40, Missed Game Imps/board=0.00, Missed Slam Imps/board=1.79</text:p>
      <text:p text:style-name="P48"/>
      <text:p text:style-name="P4"><text:span text:style-name="T5">average</text:span> [<text:span text:style-name="T98">quoted-string</text:span>] <text:span text:style-name="T98">expression </text:span><text:span text:style-name="T14">The keyword </text:span><text:span text:style-name="T29">average</text:span><text:span text:style-name="T14"> is followed by an optional </text:span><text:span text:style-name="T98">quoted string</text:span><text:span text:style-name="T14">, then by an </text:span><text:span text:style-name="T98">expression</text:span><text:span text:style-name="T14"> whose average is to be calculated. Note that the square brackets shown here do not appear in the input file, they merely indicate that in this instance the </text:span><text:span text:style-name="T98">quoted-string</text:span><text:span text:style-name="T14"> is optional. </text:span></text:p>
      <text:p text:style-name="P46">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46"/>
      <text:p text:style-name="P46"/>
      <text:p text:style-name="P46"/>
      <text:p text:style-name="P46"><text:soft-page-break/>Example: <text:s/>(Note the comma at the end of the first line. Commas are necessary to link several actions into a list. )</text:p>
      <text:p text:style-name="P68">action average "North GIB Tricks" <text:s/>Ntr4,</text:p>
      <text:p text:style-name="P4"><text:span text:style-name="T62"><text:s text:c="7"/></text:span><text:span text:style-name="T57">average "South GIB Tricks" <text:s/>Str3</text:span></text:p>
      <text:p text:style-name="P46"/>
      <text:p text:style-name="P46">Output: </text:p>
      <text:p text:style-name="P68">North GIB Tricks: Mean=9.20, Std Dev=2.59, Var=6.70, Sample Size=5 </text:p>
      <text:p text:style-name="P68">South GIB Tricks: Mean=8.34, Std Dev=1.30, Var=1.70, Sample Size=5 </text:p>
      <text:p text:style-name="P86"><text:s/></text:p>
      <text:p text:style-name="P4">The extra information regarding the standard deviation and sample size is new in Version 2.0</text:p>
      <text:p text:style-name="P4">Previous versions of Dealer did not do this.</text:p>
      <text:p text:style-name="P80"/>
      <text:p text:style-name="P4"><text:span text:style-name="T5">frequency</text:span> [<text:span text:style-name="T98">quoted-string</text:span>] <text:span text:style-name="T5">( </text:span><text:span text:style-name="T98">expression </text:span><text:span text:style-name="T104">, </text:span><text:span text:style-name="T98">lowerbound</text:span><text:span text:style-name="T104">, </text:span><text:span text:style-name="T98">upperbound </text:span><text:span text:style-name="T104">) </text:span><text:span text:style-name="T16">The keyword </text:span><text:span text:style-name="T29">frequency</text:span><text:span text:style-name="T16"> is followed by an optional </text:span><text:span text:style-name="T100">quoted string</text:span><text:span text:style-name="T16">, then a left parenthesis, which is required in this case, then the expression to be evaluated, a comma, a number <text:s/>representing the lower bound of the table, <text:s/>a comma, then a number representing the upper bound of the table, then the closing right parenthesis.</text:span></text:p>
      <text:p text:style-name="P48">During the run, for each 'interesting' deal, Dealer will count the number of times that each value of the expression occurs and generate a table accordingly. If the difference between upper bound and lower bound is 'n' there will be n+1 slots in the table, plus two more to hold the counts that occur outside of the specified range. This is probably best explained with an example. The following shows the output when Dealer was asked to produce 1000 hands at random with no additional condition attached:</text:p>
      <text:p text:style-name="P48">Here is the action statement:</text:p>
      <text:p text:style-name="P66">action frequency "HCP North Between 15 and 17" (hcp(north), 15, 17)</text:p>
      <text:p text:style-name="P48"/>
      <text:p text:style-name="P48">And this is the end of run output:</text:p>
      <text:p text:style-name="P66">Description: HCP North Between 15 and 17:</text:p>
      <text:p text:style-name="P66">Value<text:tab/> <text:s text:c="2"/>Count<text:tab/> <text:s text:c="3"/>Pct.</text:p>
      <text:p text:style-name="P66">Low<text:tab/> <text:s text:c="4"/><text:tab/>856<text:tab/> <text:s text:c="2"/>85.60</text:p>
      <text:p text:style-name="P66"><text:s text:c="3"/>15<text:tab/> <text:s text:c="5"/>42<text:tab/> <text:s text:c="3"/>4.20</text:p>
      <text:p text:style-name="P66"><text:s text:c="3"/>16<text:tab/> <text:s text:c="5"/>30<text:tab/> <text:s text:c="3"/>3.00</text:p>
      <text:p text:style-name="P66"><text:s text:c="3"/>17<text:tab/> <text:s text:c="5"/>32<text:tab/> <text:s text:c="3"/>3.20</text:p>
      <text:p text:style-name="P66">High<text:tab/> <text:s text:c="5"/><text:tab/> 40<text:tab/> <text:s text:c="3"/>4.00</text:p>
      <text:p text:style-name="P66"><text:s text:c="4"/><text:tab/><text:tab/>-------- <text:s/>--------</text:p>
      <text:p text:style-name="P66">Total<text:tab/> <text:s text:c="3"/>1000<text:tab/> <text:s/>100.00</text:p>
      <text:p text:style-name="P48"/>
      <text:p text:style-name="P48">Dealer also has a '2 Dimensional' version of a frequency count; instead of just counting the number of times one thing occurs, it can count the number of times two things occur and then plot one versus the other. </text:p>
      <text:p text:style-name="P48"/>
      <text:p text:style-name="P48">The syntax is:</text:p>
      <text:p text:style-name="P4"><text:span text:style-name="T29">frequency</text:span><text:span text:style-name="T16"> [</text:span><text:span text:style-name="T100">quoted-string</text:span><text:span text:style-name="T16">] </text:span><text:span text:style-name="T29">(</text:span><text:span text:style-name="T100">expression1 </text:span><text:span text:style-name="T104">, </text:span><text:span text:style-name="T100">lowbound1</text:span><text:span text:style-name="T104">, </text:span><text:span text:style-name="T100">upbound1, expression2, lowbound2, upbound2</text:span><text:span text:style-name="T104">)</text:span></text:p>
      <text:p text:style-name="P48"/>
      <text:p text:style-name="P48"/>
      <text:p text:style-name="P48"/>
      <text:p text:style-name="P48"/>
      <text:p text:style-name="P48"><text:soft-page-break/>For example we might compare the number of controls in a hand to the number of high card points in the hand to see how they relate:</text:p>
      <text:p text:style-name="P71">action frequency "Controls(across) Vs HCP(down)" </text:p>
      <text:p text:style-name="P71"><text:tab/><text:tab/>( hcp(north), 10, 23, controls(north),1,9)</text:p>
      <text:p text:style-name="P48">Since there are never fewer than zero, or more than 12, controls we limit the top row accordingly.</text:p>
      <text:p text:style-name="P48">The example limits the range of hcp under discussion to save space on the page.</text:p>
      <text:p text:style-name="P48"/>
      <text:p text:style-name="P48">Here is the output of the above action statement for 5000 hands:</text:p>
      <text:p text:style-name="P66"><text:span text:style-name="T306">Description:</text:span> Controls(across) Vs HCP(down):</text:p>
      <text:p text:style-name="P4"><text:span text:style-name="T94"><text:s text:c="8"/></text:span><text:span text:style-name="T93">Low <text:s text:c="5"/>1 <text:s text:c="5"/>2 <text:s text:c="5"/>3 <text:s text:c="5"/>4 <text:s text:c="5"/>5 <text:s text:c="5"/>6 <text:s text:c="5"/>7 <text:s text:c="5"/>8 <text:s text:c="5"/>9 <text:s text:c="2"/>High <text:s text:c="3"/>Sum</text:span></text:p>
      <text:p text:style-name="P78">Low <text:s text:c="4"/>402 <text:s text:c="3"/>599 <text:s text:c="3"/>823 <text:s text:c="3"/>367 <text:s text:c="4"/>80 <text:s text:c="5"/>0 <text:s text:c="5"/>0 <text:s text:c="5"/>0 <text:s text:c="5"/>0 <text:s text:c="5"/>0 <text:s text:c="5"/>0 <text:s text:c="2"/>2271</text:p>
      <text:p text:style-name="P4"><text:span text:style-name="T94"><text:s text:c="2"/></text:span><text:span text:style-name="T93">10 <text:s text:c="5"/>0 <text:s text:c="4"/>25 <text:s text:c="3"/>107 <text:s text:c="3"/>210 <text:s text:c="3"/>118 <text:s text:c="5"/>0 <text:s text:c="5"/>0 <text:s text:c="5"/>0 <text:s text:c="5"/>0 <text:s text:c="5"/>0 <text:s text:c="5"/>0 <text:s text:c="3"/>460</text:span></text:p>
      <text:p text:style-name="P4"><text:span text:style-name="T94"><text:s text:c="2"/></text:span><text:span text:style-name="T93">11 <text:s text:c="5"/>0 <text:s text:c="5"/>3 <text:s text:c="4"/>58 <text:s text:c="3"/>166 <text:s text:c="3"/>143 <text:s text:c="4"/>48 <text:s text:c="5"/>0 <text:s text:c="5"/>0 <text:s text:c="5"/>0 <text:s text:c="5"/>0 <text:s text:c="5"/>0 <text:s text:c="3"/>418</text:span></text:p>
      <text:p text:style-name="P4"><text:span text:style-name="T94"><text:s text:c="2"/></text:span><text:span text:style-name="T93">12 <text:s text:c="5"/>0 <text:s text:c="5"/>2 <text:s text:c="4"/>26 <text:s text:c="3"/>128 <text:s text:c="3"/>170 <text:s text:c="4"/>74 <text:s text:c="4"/>11 <text:s text:c="5"/>0 <text:s text:c="5"/>0 <text:s text:c="5"/>0 <text:s text:c="5"/>0 <text:s text:c="3"/>411</text:span></text:p>
      <text:p text:style-name="P4"><text:span text:style-name="T94"><text:s text:c="2"/></text:span><text:span text:style-name="T93">13 <text:s text:c="5"/>0 <text:s text:c="5"/>1 <text:s text:c="5"/>8 <text:s text:c="4"/>72 <text:s text:c="3"/>154 <text:s text:c="3"/>116 <text:s text:c="4"/>11 <text:s text:c="5"/>0 <text:s text:c="5"/>0 <text:s text:c="5"/>0 <text:s text:c="5"/>0 <text:s text:c="3"/>362</text:span></text:p>
      <text:p text:style-name="P4"><text:span text:style-name="T94"><text:s text:c="2"/></text:span><text:span text:style-name="T93">14 <text:s text:c="5"/>0 <text:s text:c="5"/>0 <text:s text:c="5"/>2 <text:s text:c="4"/>34 <text:s text:c="3"/>106 <text:s text:c="3"/>115 <text:s text:c="4"/>39 <text:s text:c="5"/>0 <text:s text:c="5"/>0 <text:s text:c="5"/>0 <text:s text:c="5"/>0 <text:s text:c="3"/>296</text:span></text:p>
      <text:p text:style-name="P4"><text:span text:style-name="T94"><text:s text:c="2"/></text:span><text:span text:style-name="T93">15 <text:s text:c="5"/>0 <text:s text:c="5"/>0 <text:s text:c="5"/>1 <text:s text:c="4"/>13 <text:s text:c="4"/>55 <text:s text:c="3"/>110 <text:s text:c="4"/>48 <text:s text:c="4"/>15 <text:s text:c="5"/>0 <text:s text:c="5"/>0 <text:s text:c="5"/>0 <text:s text:c="3"/>242</text:span></text:p>
      <text:p text:style-name="P4"><text:span text:style-name="T94"><text:s text:c="2"/></text:span><text:span text:style-name="T93">16 <text:s text:c="5"/>0 <text:s text:c="5"/>0 <text:s text:c="5"/>0 <text:s text:c="5"/>2 <text:s text:c="4"/>26 <text:s text:c="4"/>61 <text:s text:c="4"/>73 <text:s text:c="4"/>19 <text:s text:c="5"/>2 <text:s text:c="5"/>0 <text:s text:c="5"/>0 <text:s text:c="3"/>183</text:span></text:p>
      <text:p text:style-name="P4"><text:span text:style-name="T94"><text:s text:c="2"/></text:span><text:span text:style-name="T93">17 <text:s text:c="5"/>0 <text:s text:c="5"/>0 <text:s text:c="5"/>0 <text:s text:c="5"/>1 <text:s text:c="4"/>13 <text:s text:c="4"/>27 <text:s text:c="4"/>46 <text:s text:c="4"/>34 <text:s text:c="5"/>1 <text:s text:c="5"/>0 <text:s text:c="5"/>0 <text:s text:c="3"/>122</text:span></text:p>
      <text:p text:style-name="P4"><text:span text:style-name="T94"><text:s text:c="2"/></text:span><text:span text:style-name="T93">18 <text:s text:c="5"/>0 <text:s text:c="5"/>0 <text:s text:c="5"/>0 <text:s text:c="5"/>0 <text:s text:c="5"/>3 <text:s text:c="4"/>19 <text:s text:c="4"/>34 <text:s text:c="4"/>26 <text:s text:c="5"/>7 <text:s text:c="5"/>0 <text:s text:c="5"/>0 <text:s text:c="4"/>89</text:span></text:p>
      <text:p text:style-name="P4"><text:span text:style-name="T94"><text:s text:c="2"/></text:span><text:span text:style-name="T93">19 <text:s text:c="5"/>0 <text:s text:c="5"/>0 <text:s text:c="5"/>0 <text:s text:c="5"/>0 <text:s text:c="5"/>2 <text:s text:c="5"/>7 <text:s text:c="4"/>22 <text:s text:c="4"/>24 <text:s text:c="5"/>7 <text:s text:c="5"/>2 <text:s text:c="5"/>0 <text:s text:c="4"/>64</text:span></text:p>
      <text:p text:style-name="P4"><text:span text:style-name="T94"><text:s text:c="2"/></text:span><text:span text:style-name="T93">20 <text:s text:c="5"/>0 <text:s text:c="5"/>0 <text:s text:c="5"/>0 <text:s text:c="5"/>0 <text:s text:c="5"/>0 <text:s text:c="5"/>1 <text:s text:c="4"/>10 <text:s text:c="4"/>16 <text:s text:c="4"/>17 <text:s text:c="5"/>0 <text:s text:c="5"/>0 <text:s text:c="4"/>44</text:span></text:p>
      <text:p text:style-name="P4"><text:span text:style-name="T94"><text:s text:c="2"/></text:span><text:span text:style-name="T93">21 <text:s text:c="5"/>0 <text:s text:c="5"/>0 <text:s text:c="5"/>0 <text:s text:c="5"/>0 <text:s text:c="5"/>0 <text:s text:c="5"/>0 <text:s text:c="5"/>2 <text:s text:c="5"/>9 <text:s text:c="5"/>7 <text:s text:c="5"/>3 <text:s text:c="5"/>0 <text:s text:c="4"/>21</text:span></text:p>
      <text:p text:style-name="P4"><text:span text:style-name="T94"><text:s text:c="2"/></text:span><text:span text:style-name="T93">22 <text:s text:c="5"/>0 <text:s text:c="5"/>0 <text:s text:c="5"/>0 <text:s text:c="5"/>0 <text:s text:c="5"/>0 <text:s text:c="5"/>0 <text:s text:c="5"/>1 <text:s text:c="5"/>4 <text:s text:c="5"/>3 <text:s text:c="5"/>2 <text:s text:c="5"/>0 <text:s text:c="4"/>10</text:span></text:p>
      <text:p text:style-name="P4"><text:span text:style-name="T94"><text:s text:c="2"/></text:span><text:span text:style-name="T93">23 <text:s text:c="5"/>0 <text:s text:c="5"/>0 <text:s text:c="5"/>0 <text:s text:c="5"/>0 <text:s text:c="5"/>0 <text:s text:c="5"/>0 <text:s text:c="5"/>0 <text:s text:c="5"/>0 <text:s text:c="5"/>0 <text:s text:c="5"/>3 <text:s text:c="5"/>0 <text:s text:c="5"/>3</text:span></text:p>
      <text:p text:style-name="P78">High <text:s text:c="5"/>0 <text:s text:c="5"/>0 <text:s text:c="5"/>0 <text:s text:c="5"/>0 <text:s text:c="5"/>0 <text:s text:c="5"/>0 <text:s text:c="5"/>0 <text:s text:c="5"/>0 <text:s text:c="5"/>0 <text:s text:c="5"/>4 <text:s text:c="5"/>0 <text:s text:c="5"/>4</text:p>
      <text:p text:style-name="P78">Sum <text:s text:c="4"/>402 <text:s text:c="3"/>630 <text:s text:c="2"/>1025 <text:s text:c="3"/>993 <text:s text:c="3"/>870 <text:s text:c="3"/>578 <text:s text:c="3"/>297 <text:s text:c="3"/>147 <text:s text:c="4"/>44 <text:s text:c="4"/>14 <text:s text:c="5"/>0 <text:s text:c="2"/>5000</text:p>
      <text:p text:style-name="P80"/>
      <text:p text:style-name="P4"><text:span text:style-name="T5">bktfreq </text:span><text:span text:style-name="T100">[quoted-string] ( expression , lowerbound, upperbound, size ) </text:span></text:p>
      <text:p text:style-name="P4"><text:span text:style-name="T29">bktfreq </text:span><text:span text:style-name="T16">stands for 'Bucket Frequency'. The </text:span><text:span text:style-name="T29">bktfreq</text:span><text:span text:style-name="T16"> function is very similar to the </text:span><text:span text:style-name="T104">frequency</text:span><text:span text:style-name="T100"> </text:span><text:span text:style-name="T16">function. In the frequency function the gap between each counter is always 1. This works well when counting things like tricks, or controls, or hcp which have a range between 0 and 40 at most. But in the case of the </text:span><text:span text:style-name="T29">cccc, quality, opc,</text:span><text:span text:style-name="T16"> and </text:span><text:span text:style-name="T29">ltc</text:span><text:span text:style-name="T16"> functions <text:s/>the values (because they are multiplied by 100) can range from 0 to 4000 internally; and further most of the time the gap between different values is 50 if we are counting say </text:span><text:span text:style-name="T29">ltc</text:span><text:span text:style-name="T16"> in half losers. That being the case you can't in practice use the frequency function to plot statistics about any value that can be expressed as a </text:span><text:span text:style-name="T100">dotnum.</text:span><text:span text:style-name="T16"> The workaround is to specify the size of the gap between successive values. We call a gap of a certain size a 'Bucket'. <text:s/></text:span></text:p>
      <text:p text:style-name="P4"><text:span text:style-name="T16">Refer back to the example where we showed the frequency of hcp between 15 and 17. <text:s/>If we wanted to do the same for KnR points, using the </text:span><text:span text:style-name="T29">cccc</text:span><text:span text:style-name="T16"> function we would say:</text:span></text:p>
      <text:p text:style-name="P66">action bktfreq "KnR North 15.0 to 17.0" (cccc(north),15.0,17.0,0.25)</text:p>
      <text:p text:style-name="P48">The output gives you counts of KnR points in 0.25 point increments.</text:p>
      <text:p text:style-name="P48"/>
      <text:p text:style-name="P66">Description: KnR North 15.0 to 17.0</text:p>
      <text:p text:style-name="P66">Value<text:tab/> <text:s text:c="2"/>Count<text:tab/> <text:s text:c="3"/>Pct.<text:tab/> <text:s/>CumPct</text:p>
      <text:p text:style-name="P66"><text:s text:c="2"/>Low<text:tab/> <text:s text:c="4"/>345<text:tab/> <text:s text:c="2"/>34.50<text:tab/> <text:s text:c="2"/>34.50</text:p>
      <text:p text:style-name="P66"><text:s/>1500<text:tab/> <text:s text:c="5"/>39<text:tab/> <text:s text:c="3"/>3.90<text:tab/> <text:s text:c="2"/>38.40</text:p>
      <text:p text:style-name="P66"><text:s/>1525<text:tab/> <text:s text:c="5"/>38<text:tab/> <text:s text:c="3"/>3.80<text:tab/> <text:s text:c="2"/>42.20</text:p>
      <text:p text:style-name="P66"><text:s/>1550<text:tab/> <text:s text:c="5"/>31<text:tab/> <text:s text:c="3"/>3.10<text:tab/> <text:s text:c="2"/>45.30</text:p>
      <text:p text:style-name="P66"><text:s/>1575<text:tab/> <text:s text:c="5"/>49<text:tab/> <text:s text:c="3"/>4.90<text:tab/> <text:s text:c="2"/>50.20</text:p>
      <text:p text:style-name="P66"><text:soft-page-break/><text:s/>1600<text:tab/> <text:s text:c="5"/>27<text:tab/> <text:s text:c="3"/>2.70<text:tab/> <text:s text:c="2"/>52.90</text:p>
      <text:p text:style-name="P66"><text:s/>1625<text:tab/> <text:s text:c="5"/>40<text:tab/> <text:s text:c="3"/>4.00<text:tab/> <text:s text:c="2"/>56.90</text:p>
      <text:p text:style-name="P66"><text:s/>1650<text:tab/> <text:s text:c="5"/>29<text:tab/> <text:s text:c="3"/>2.90<text:tab/> <text:s text:c="2"/>59.80</text:p>
      <text:p text:style-name="P66"><text:s/>1675<text:tab/> <text:s text:c="5"/>31<text:tab/> <text:s text:c="3"/>3.10<text:tab/> <text:s text:c="2"/>62.90</text:p>
      <text:p text:style-name="P66"><text:s/>1700<text:tab/> <text:s text:c="5"/>40<text:tab/> <text:s text:c="3"/>4.00<text:tab/> <text:s text:c="2"/>66.90</text:p>
      <text:p text:style-name="P66"><text:s/>High<text:tab/> <text:s text:c="4"/>331<text:tab/> <text:s text:c="2"/>33.10<text:tab/> <text:s/>100.00</text:p>
      <text:p text:style-name="P206"><text:s text:c="4"/><text:tab/> <text:s text:c="4"/>-------- <text:s/>--------</text:p>
      <text:p text:style-name="P66">Total<text:tab/> <text:s text:c="3"/>1000<text:tab/> <text:s/>100.00</text:p>
      <text:p text:style-name="P48"/>
      <text:p text:style-name="P4"><text:span text:style-name="T16">Dealer also has a '2 Dimensional' version of </text:span><text:span text:style-name="T29">bktfreq</text:span><text:span text:style-name="T16"> for the same reason. This next example shows how we would compare KnR points vs the traditional HCP. Note that the </text:span><text:span text:style-name="T29">bktfreq </text:span><text:span text:style-name="T16">function can handle both dotnums and integers. </text:span></text:p>
      <text:p text:style-name="P48">Here is the syntax:</text:p>
      <text:p text:style-name="P66">bktfreq "KnR (down) vs HCP(across)" </text:p>
      <text:p text:style-name="P66"><text:tab/><text:tab/>(cccc(north),15.0,17.75,0.25, hcp(north),15,17,1)</text:p>
      <text:p text:style-name="P4"><text:span text:style-name="T16">Notice that you must include the 'size' term in both expressions; that is why there is a </text:span><text:span text:style-name="T198">,1</text:span><text:span text:style-name="T16"> after the 17</text:span></text:p>
      <text:p text:style-name="P48"/>
      <text:p text:style-name="P48"/>
      <text:p text:style-name="P48">And here are the results.</text:p>
      <text:p text:style-name="P66">Description: KnR (down) vs HCP(across) </text:p>
      <text:p text:style-name="P66"><text:s text:c="11"/>Low <text:s text:c="6"/>15 <text:s text:c="6"/>16 <text:s text:c="6"/>17 <text:s text:c="4"/>High <text:s text:c="3"/>Sum</text:p>
      <text:p text:style-name="P66"><text:s/>Low <text:s text:c="6"/>288 <text:s text:c="6"/>43 <text:s text:c="6"/>14 <text:s text:c="7"/>0 <text:s text:c="7"/>0 <text:s text:c="5"/>345</text:p>
      <text:p text:style-name="P66">1500 <text:s text:c="7"/>23 <text:s text:c="7"/>9 <text:s text:c="7"/>7 <text:s text:c="7"/>0 <text:s text:c="7"/>0 <text:s text:c="6"/>39</text:p>
      <text:p text:style-name="P66">1525 <text:s text:c="7"/>18 <text:s text:c="6"/>15 <text:s text:c="7"/>5 <text:s text:c="7"/>0 <text:s text:c="7"/>0 <text:s text:c="6"/>38</text:p>
      <text:p text:style-name="P66">1550 <text:s text:c="7"/>15 <text:s text:c="7"/>9 <text:s text:c="7"/>5 <text:s text:c="7"/>2 <text:s text:c="7"/>0 <text:s text:c="6"/>31</text:p>
      <text:p text:style-name="P66">1575 <text:s text:c="7"/>24 <text:s text:c="6"/>11 <text:s text:c="6"/>13 <text:s text:c="7"/>0 <text:s text:c="7"/>1 <text:s text:c="6"/>49</text:p>
      <text:p text:style-name="P66">1600 <text:s text:c="7"/>14 <text:s text:c="7"/>6 <text:s text:c="7"/>1 <text:s text:c="7"/>6 <text:s text:c="7"/>0 <text:s text:c="6"/>27</text:p>
      <text:p text:style-name="P66">1625 <text:s text:c="7"/>20 <text:s text:c="6"/>11 <text:s text:c="7"/>7 <text:s text:c="7"/>2 <text:s text:c="7"/>0 <text:s text:c="6"/>40</text:p>
      <text:p text:style-name="P66">1650 <text:s text:c="7"/>12 <text:s text:c="7"/>4 <text:s text:c="7"/>7 <text:s text:c="7"/>6 <text:s text:c="7"/>0 <text:s text:c="6"/>29</text:p>
      <text:p text:style-name="P66">1675 <text:s text:c="7"/>16 <text:s text:c="7"/>2 <text:s text:c="7"/>9 <text:s text:c="7"/>4 <text:s text:c="7"/>0 <text:s text:c="6"/>31</text:p>
      <text:p text:style-name="P66">1700 <text:s text:c="7"/>18 <text:s text:c="7"/>6 <text:s text:c="7"/>5 <text:s text:c="7"/>9 <text:s text:c="7"/>2 <text:s text:c="6"/>40</text:p>
      <text:p text:style-name="P66">1725 <text:s text:c="7"/>11 <text:s text:c="7"/>4 <text:s text:c="7"/>2 <text:s text:c="7"/>6 <text:s text:c="7"/>3 <text:s text:c="6"/>26</text:p>
      <text:p text:style-name="P66">1750 <text:s text:c="7"/>12 <text:s text:c="7"/>7 <text:s text:c="6"/>10 <text:s text:c="7"/>5 <text:s text:c="7"/>4 <text:s text:c="6"/>38</text:p>
      <text:p text:style-name="P66">1775 <text:s text:c="7"/>13 <text:s text:c="7"/>4 <text:s text:c="7"/>6 <text:s text:c="7"/>6 <text:s text:c="7"/>1 <text:s text:c="6"/>30</text:p>
      <text:p text:style-name="P66">High <text:s text:c="7"/>52 <text:s text:c="6"/>40 <text:s text:c="6"/>44 <text:s text:c="6"/>42 <text:s text:c="6"/>59 <text:s text:c="5"/>237</text:p>
      <text:p text:style-name="P66">Sum <text:s text:c="7"/>536 <text:s text:c="5"/>171 <text:s text:c="5"/>135 <text:s text:c="6"/>88 <text:s text:c="6"/>70 <text:s text:c="4"/>1000</text:p>
      <text:h text:style-name="P176" text:outline-level="3"/>
      <text:h text:style-name="P177" text:outline-level="3"><text:bookmark-start text:name="__RefHeading___Toc2490_3691053158"/>Actions Outputting for Each Interesting Deal<text:bookmark-end text:name="__RefHeading___Toc2490_3691053158"/></text:h>
      <text:p text:style-name="P4">These actions are: <text:s/><text:span text:style-name="T5">printpbn, <text:s/>printall, printcompact, printoneline, <text:s/>printside, printew, printns, printes, export, </text:span><text:span text:style-name="T112"><text:s/></text:span><text:span text:style-name="T5">csvrpt, </text:span><text:span text:style-name="T112">and</text:span><text:span text:style-name="T5"> printrpt</text:span></text:p>
      <text:p text:style-name="P80"/>
      <text:p text:style-name="P4"><text:span text:style-name="T5">printpbn </text:span><text:span text:style-name="T112">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4"><text:span text:style-name="T5">printall</text:span><text:span text:style-name="T112"> Output each deal, 4 hands across in the order North, East, South, West. <text:s/>This is the default action if nothing else is specified. In Version 2.0 </text:span><text:span text:style-name="T5">printall</text:span><text:span text:style-name="T112"> also puts out the title, and the seat names on the report as well as the board number.</text:span></text:p>
      <text:p text:style-name="P4"><text:span text:style-name="T64"><text:s text:c="18"/></text:span><text:span text:style-name="T63">[Print All Misfit Example]</text:span></text:p>
      <text:p text:style-name="P4"><text:span text:style-name="T64"><text:s text:c="3"/></text:span><text:span text:style-name="T63">1. North <text:s text:c="10"/>East <text:s text:c="15"/>South <text:s text:c="13"/>West </text:span></text:p>
      <text:p text:style-name="P4"><text:span text:style-name="T64"><text:s text:c="5"/></text:span><text:span text:style-name="T63">K Q T 9 3 <text:s text:c="7"/>J 5 <text:s text:c="16"/>4 2 <text:s text:c="14"/>A 8 7 6 </text:span></text:p>
      <text:p text:style-name="P4"><text:span text:style-name="T64"><text:s text:c="5"/></text:span><text:span text:style-name="T63">5 <text:s text:c="15"/>A K J 8 7 2 <text:s text:c="8"/>9 6 4 3 <text:s text:c="10"/>Q T </text:span></text:p>
      <text:p text:style-name="P4"><text:span text:style-name="T64"><text:s text:c="5"/></text:span><text:span text:style-name="T63">A K T 9 5 2 <text:s text:c="5"/>J 8 4 3 <text:s text:c="12"/>7 <text:s text:c="16"/>Q 6 </text:span></text:p>
      <text:p text:style-name="P4"><text:span text:style-name="T64"><text:s text:c="5"/></text:span><text:span text:style-name="T63">A <text:s text:c="15"/>3 <text:s text:c="18"/>K Q J T 8 4 <text:s text:c="6"/>9 7 6 5 2 </text:span></text:p>
      <text:p text:style-name="P207"><text:s text:c="3"/></text:p>
      <text:p text:style-name="P75">2. North <text:s text:c="10"/>East <text:s text:c="15"/>South <text:s text:c="12"/>West </text:p>
      <text:p text:style-name="P4"><text:span text:style-name="T64"><text:s text:c="5"/></text:span><text:span text:style-name="T63">K Q 5 3 2 <text:s text:c="7"/>J 8 <text:s text:c="16"/>T <text:s text:c="16"/>A 9 7 6 4 </text:span></text:p>
      <text:p text:style-name="P4"><text:span text:style-name="T64"><text:s text:c="5"/></text:span><text:span text:style-name="T63">A 5 <text:s text:c="13"/>K T <text:s text:c="16"/>Q J 8 3 <text:s text:c="10"/>9 7 6 4 2 </text:span></text:p>
      <text:p text:style-name="P4"><text:span text:style-name="T64"><text:s text:c="5"/></text:span><text:span text:style-name="T63">A 3 <text:s text:c="13"/>T 9 6 5 2 <text:s text:c="10"/>K Q J 7 4 <text:s text:c="8"/>8 </text:span></text:p>
      <text:p text:style-name="P4"><text:span text:style-name="T64"><text:s text:c="5"/></text:span><text:span text:style-name="T63">K 5 3 2 <text:s text:c="9"/>Q J T 4 <text:s text:c="12"/>9 8 6 <text:s text:c="12"/>A 7 </text:span></text:p>
      <text:p text:style-name="P201"><text:span text:style-name="T5">printcompact </text:span><text:span text:style-name="T16">[</text:span><text:span text:style-name="T29">(</text:span><text:span text:style-name="T100">optional expression </text:span><text:span text:style-name="T108">in parentheses</text:span><text:span text:style-name="T29">)</text:span><text:span text:style-name="T16">]</text:span><text:span text:style-name="T5"> </text:span><text:span text:style-name="T112">This action prints the deal in a compact format, 4 lines per deal. It </text:span><text:span text:style-name="T123">is </text:span><text:span text:style-name="T112">used primarily to output the deal in a format GIB will accept for Double Dummy analysis. <text:s/>The optional expression can be used to show something like the number of tricks.</text:span></text:p>
      <text:p text:style-name="P4"><text:span text:style-name="T112">Example: </text:span><text:span text:style-name="T63">printcompact </text:span><text:span text:style-name="T81">(</text:span><text:span text:style-name="T63">dds(north, spades)</text:span><text:span text:style-name="T81">)</text:span><text:span text:style-name="T63"> </text:span><text:span text:style-name="T112">Gives the output:</text:span></text:p>
      <text:p text:style-name="P75">n AT3.JT2.QT6.K942</text:p>
      <text:p text:style-name="P75">e 95.Q54.J8742.QJ8</text:p>
      <text:p text:style-name="P75">s Q764.K63.AK53.A7</text:p>
      <text:p text:style-name="P75">w KJ82.A987.9.T653</text:p>
      <text:p text:style-name="P75"><text:span text:style-name="T186">9 </text:span><text:s/></text:p>
      <text:p text:style-name="P39">The title is NOT output as part of this report as it is often used as the input to other programs.</text:p>
      <text:p text:style-name="P201"><text:span text:style-name="T5"/></text:p>
      <text:p text:style-name="P201"><text:span text:style-name="T5">printoneline</text:span><text:span text:style-name="T16">[</text:span><text:span text:style-name="T29">(</text:span><text:span text:style-name="T100">optional expression </text:span><text:span text:style-name="T108">in parentheses</text:span><text:span text:style-name="T29">)</text:span><text:span text:style-name="T16">]</text:span><text:span text:style-name="T5"> </text:span><text:span text:style-name="T112">The output from this action is very similar to the printcompact output but it is all on one line. </text:span></text:p>
      <text:p text:style-name="P201"><text:span text:style-name="T112">Example: </text:span><text:span text:style-name="T63">action <text:s/>printoneline </text:span><text:span text:style-name="T81">(</text:span><text:span text:style-name="T63">dds(north,spades)</text:span><text:span text:style-name="T81">)</text:span></text:p>
      <text:p text:style-name="P4">Result: (The number of tricks North can take in a spade contract is at the end of the line.)</text:p>
      <text:p text:style-name="P56">n KQ6.K763.AK85.AT e AJ72.J2.Q763.982 s T954.AT84.94.KQ4 w 83.Q95.JT2.J7653 10</text:p>
      <text:p text:style-name="P56">n KT85.J87.AK8.Q53 e J3.QT.Q432.A8764 s AQ6.AK543.965.K2 w 9742.962.JT7.JT9 11</text:p>
      <text:p text:style-name="P56">n KJT64.AJ3.J8.AQT e 9875.986.T4.7643 s Q3.K42.AK72.KJ92 w A2.QT75.Q9653.85 12</text:p>
      <text:p text:style-name="P36"/>
      <text:p text:style-name="P36">This format is quite efficient, and it is convenient to read also. Each hand takes exactly the same number of characters to show regardless of distribution, so it looks good on the screen. <text:s/>The title is NOT output as part of this report as it is often used as the input to other programs.</text:p>
      <text:p text:style-name="P4"><text:soft-page-break/><text:span text:style-name="T129">printside(</text:span><text:span text:style-name="T131">side</text:span><text:span text:style-name="T140">)</text:span><text:span text:style-name="T129">, printew, printns </text:span><text:span text:style-name="T145">These three actions are all related. They print only two of the 4 hands side by side. </text:span><text:span text:style-name="T129"><text:s/>printside( </text:span><text:span text:style-name="T131">EW</text:span><text:span text:style-name="T129"> ) </text:span><text:span text:style-name="T145">and </text:span><text:span text:style-name="T129">printew</text:span><text:span text:style-name="T145"> do the same thing, as do </text:span><text:span text:style-name="T129">printside(</text:span><text:span text:style-name="T145"> </text:span><text:span text:style-name="T131">NS</text:span><text:span text:style-name="T145"> </text:span><text:span text:style-name="T129">) </text:span><text:span text:style-name="T145">and </text:span><text:span text:style-name="T129">printns</text:span><text:span text:style-name="T145">. </text:span></text:p>
      <text:p text:style-name="P39">The output looks like this:</text:p>
      <text:p text:style-name="P4"><text:span text:style-name="T79"><text:s text:c="4"/></text:span><text:span text:style-name="T76">[Example of Reports Title <text:s/>]</text:span></text:p>
      <text:p text:style-name="P4"><text:span text:style-name="T79"><text:s text:c="3"/></text:span><text:span text:style-name="T76">1. South <text:s text:c="13"/>North</text:span></text:p>
      <text:p text:style-name="P4"><text:span text:style-name="T79"><text:s text:c="5"/></text:span><text:span text:style-name="T76">J 9 8 2 <text:s text:c="12"/>Q 6 </text:span></text:p>
      <text:p text:style-name="P4"><text:span text:style-name="T79"><text:s text:c="5"/></text:span><text:span text:style-name="T76">K <text:s text:c="18"/>Q T 8 </text:span></text:p>
      <text:p text:style-name="P4"><text:span text:style-name="T79"><text:s text:c="5"/></text:span><text:span text:style-name="T76">Q T <text:s text:c="16"/>A K 9 3 2 </text:span></text:p>
      <text:p text:style-name="P4"><text:span text:style-name="T79"><text:s text:c="5"/></text:span><text:span text:style-name="T76">A Q J T 9 5 <text:s text:c="8"/>8 7 6 </text:span></text:p>
      <text:p text:style-name="P73"/>
      <text:p text:style-name="P4"><text:span text:style-name="T79"><text:s text:c="3"/></text:span><text:span text:style-name="T76">2. South <text:s text:c="13"/>North</text:span></text:p>
      <text:p text:style-name="P4"><text:span text:style-name="T79"><text:s text:c="5"/></text:span><text:span text:style-name="T76">5 3 <text:s text:c="16"/>A K Q 9 </text:span></text:p>
      <text:p text:style-name="P4"><text:span text:style-name="T79"><text:s text:c="5"/></text:span><text:span text:style-name="T76">K J 9 2 <text:s text:c="12"/>A 8 </text:span></text:p>
      <text:p text:style-name="P4"><text:span text:style-name="T79"><text:s text:c="5"/></text:span><text:span text:style-name="T76">Q 8 6 3 2 <text:s text:c="10"/>A T 7 </text:span></text:p>
      <text:p text:style-name="P4"><text:span text:style-name="T79"><text:s text:c="5"/></text:span><text:span text:style-name="T76">A 9 <text:s text:c="16"/>K 8 4 3 </text:span></text:p>
      <text:p text:style-name="P4"><text:span text:style-name="T145">The previous version of Dealer had only the action </text:span><text:span text:style-name="T129">printew.</text:span></text:p>
      <text:p text:style-name="P43"/>
      <text:p text:style-name="P4"><text:span text:style-name="T5">printes( </text:span><text:span text:style-name="T100">expression-list </text:span><text:span text:style-name="T29">) </text:span><text:span text:style-name="T16"><text:s/>This action is most often used to print various expressions in order to debug the input file. As shown at the beginning of this section you can have more than one </text:span><text:span text:style-name="T29">printes</text:span><text:span text:style-name="T16"> action intermixed with other actions. The </text:span><text:span text:style-name="T100">expression-list</text:span><text:span text:style-name="T16"> can contain </text:span><text:span text:style-name="T100">quoted strings</text:span><text:span text:style-name="T16"> to describe what is being printed, </text:span><text:span text:style-name="T100">variables</text:span><text:span text:style-name="T16">, and any other valid </text:span><text:span text:style-name="T100">expression</text:span><text:span text:style-name="T16">. <text:s/></text:span></text:p>
      <text:p text:style-name="P4"><text:span text:style-name="T16">Example : </text:span><text:span text:style-name="T55">action <text:s/>printes( "North Tricks in Spades ", nSpTrix, </text:span></text:p>
      <text:p text:style-name="P66"><text:tab/><text:tab/>", <text:s/>NS HCP= ", hcp(north)+ hcp(south), <text:span text:style-name="T186">\n </text:span>)</text:p>
      <text:p text:style-name="P48">Will produce output like the following, one line per deal that matches the condition statement.</text:p>
      <text:p text:style-name="P66"/>
      <text:p text:style-name="P66">North Tricks in Spades 8, <text:s/>NS HCP= 25</text:p>
      <text:p text:style-name="P66">North Tricks in Spades 9, <text:s/>NS HCP= 25</text:p>
      <text:p text:style-name="P66">North Tricks in Spades 10, <text:s/>NS HCP= 24</text:p>
      <text:p text:style-name="P4"><text:span text:style-name="T29">printes</text:span><text:span text:style-name="T16"> does not automatically format anything for you. If you want spaces or commas between the expressions you must put them in yourself. </text:span><text:span text:style-name="T29">printes</text:span><text:span text:style-name="T16"> also does not put out newlines; if you don't put them out then all of the output will just be one long line. Notice that the newline expression, </text:span><text:span text:style-name="T201">\n,</text:span><text:span text:style-name="T16"> is NOT between quote marks.</text:span></text:p>
      <text:p text:style-name="P48"/>
      <text:p text:style-name="P4"><text:span text:style-name="T29">export( </text:span><text:span text:style-name="T100">side </text:span><text:span text:style-name="T29">) </text:span><text:span text:style-name="T16">or </text:span><text:span text:style-name="T29">export( </text:span><text:span text:style-name="T100">compass </text:span><text:span text:style-name="T29">) </text:span><text:span text:style-name="T16">The intent of this action is to output the side, or the compass, in a format that can be re-input to Dealer as a predeal argument. This allows the user to generate hands that meet a certain criteria, and then input those same hands into D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Dealer to be done via a shell script. </text:span><text:span text:style-name="T29">export</text:span><text:span text:style-name="T16"> will output either a side or a compass, but not a complete deal. However you can have more than one export action if necessary. </text:span></text:p>
      <text:p text:style-name="P4"><text:span text:style-name="T16">Example:</text:span><text:span text:style-name="T29"> export( </text:span><text:span text:style-name="T16">EW</text:span><text:span text:style-name="T29"> )</text:span></text:p>
      <text:p text:style-name="P53">-E ST865,HT73,DAJ97,C94 <text:s/>-W SAJ4,HKJ9,D853,CAQT7 </text:p>
      <text:p text:style-name="P53">-E HJT7542,DKJT7,CKT3 <text:s text:c="3"/>-W SKQ9,HA8,DAQ43,CQ985 </text:p>
      <text:p text:style-name="P4"><text:soft-page-break/><text:span text:style-name="T16">Example: </text:span><text:span text:style-name="T29">export(</text:span><text:span text:style-name="T16"> south </text:span><text:span text:style-name="T29">)</text:span></text:p>
      <text:p text:style-name="P66">-S SK632,HK654,DA97,C87</text:p>
      <text:p text:style-name="P5">Notice that the format of the output is compatible with the format of the <text:span text:style-name="T5">predeal</text:span> <text:span text:style-name="T98">holding</text:span> specifications.</text:p>
      <text:p text:style-name="P5"><text:span text:style-name="T5">csvrpt(</text:span><text:span text:style-name="T100"> <text:s/>csvlist </text:span><text:span text:style-name="T29">)</text:span><text:span text:style-name="T16"> <text:s/>This action is described in the next section, along with how to use it.</text:span></text:p>
      <text:p text:style-name="P5"><text:span text:style-name="T29">printrpt</text:span><text:span text:style-name="T16">( </text:span><text:span text:style-name="T100">csvlist</text:span><text:span text:style-name="T16"> ) This action is exactly the same as </text:span><text:span text:style-name="T29">csvrpt</text:span><text:span text:style-name="T16"> but it goes to stdout (the user's screen unless redirected) only. Allows the user to print arbitrary expressions and selections of hands to the screen, while still having a separate file for CSV data output. Think of </text:span><text:span text:style-name="T29">printrpt </text:span><text:span text:style-name="T16">as a combination of </text:span><text:span text:style-name="T29">printoneline </text:span><text:span text:style-name="T16">and </text:span><text:span text:style-name="T29">printes</text:span><text:span text:style-name="T16"> in one action.</text:span></text:p>
      <text:p text:style-name="P5"><text:span text:style-name="T16">Example: </text:span><text:span text:style-name="T55">action printrpt(NS, "S:",trix(south), EW,"W:", trix(west) <text:s text:c="2"/>)</text:span></text:p>
      <text:p text:style-name="P5"><text:span text:style-name="T16">Output Result:</text:span><text:span text:style-name="T100">(each deal is on one line. \ means line continued )</text:span><text:span text:style-name="T16"> </text:span></text:p>
      <text:p text:style-name="P4"><text:span text:style-name="T139"><text:s/></text:span><text:span text:style-name="T69">n KQ963.QJ4.J6.Q54 s 52.52.AKQ5.KJT62 ,'S:',9,8,6,8,7, \</text:span></text:p>
      <text:p text:style-name="P4"><text:span text:style-name="T69">e A4.A9873.T72.A83 </text:span><text:span text:style-name="T73">w JT87.KT6.9843.97 ,'W:',4,5,7,5,4</text:span></text:p>
      <text:p text:style-name="P74">n J5.J9753.T.AJT52 s AT76.A8.KQ72.873 ,'S:',9,6,8,7,8, \</text:p>
      <text:p text:style-name="P74">e K92.K6.A8653.964 w Q843.QT42.J94.KQ ,'W:',4,7,5,6,5</text:p>
      <text:h text:style-name="P167" text:outline-level="1"/>
      <text:h text:style-name="P168" text:outline-level="1"><text:bookmark-start text:name="__RefHeading___Toc21319_670075485"/>CSV Reports<text:bookmark-end text:name="__RefHeading___Toc21319_670075485"/></text:h>
      <text:p text:style-name="P23"><text:span text:style-name="T9">c</text:span><text:span text:style-name="T5">svrpt(</text:span>[<text:span text:style-name="T98">expr|string|side|compass|</text:span><text:span text:style-name="T5">deal</text:span><text:span text:style-name="T9">|parcontract</text:span>]<text:span text:style-name="T5">) </text:span><text:span text:style-name="T112">and</text:span><text:span text:style-name="T5"> </text:span></text:p>
      <text:p text:style-name="P23"><text:span text:style-name="T5">printrpt(</text:span><text:span text:style-name="T112">[</text:span><text:span text:style-name="T100">expr|string|side|compass|</text:span><text:span text:style-name="T5">deal</text:span><text:span text:style-name="T9">|parcontract</text:span><text:span text:style-name="T112">]</text:span><text:span text:style-name="T5">)</text:span></text:p>
      <text:p text:style-name="P4"><text:span text:style-name="T98">The following description applies to both the </text:span><text:span text:style-name="T104">csvrpt</text:span><text:span text:style-name="T98"> and the </text:span><text:span text:style-name="T104">printrpt</text:span><text:span text:style-name="T98"> actions. The sole exception being that the </text:span><text:span text:style-name="T104">csvrpt</text:span><text:span text:style-name="T98"> action can output to either the screen or a specified file, whereas the </text:span><text:span text:style-name="T104">printrpt</text:span><text:span text:style-name="T98"> action will only output to the screen.</text:span></text:p>
      <text:p text:style-name="P4">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5">printoneline</text:span> and<text:span text:style-name="T5"> printes </text:span>actions, but it was somewhat tedious and awkward. The PBN report could also be used for this purpose, but to use it needs special PBN input software; you cannot just import the report to a spreadsheet or database.</text:p>
      <text:p text:style-name="P5">This version of Dealer has the ability to print information to an arbitrary filename (or stdout) in CSV (Comma Separated Value) format. There are many programs, such as LibreOffice Calc, Excel, and various SQL databases, <text:s/>that can import CSV formatted data directly. </text:p>
      <text:p text:style-name="P4">The file to write the CSV output to, is specified on the command line with the -C option; <text:s/>for example <text:s/><text:span text:style-name="T48">-C /tmp/MyDealerRun.csv </text:span>This file is opened in <text:span text:style-name="T40">append</text:span> mode by default. This allows the user to first write to this file various heading lines, such as a Title, a Run Date, and various column headings before running the Dealer program. It also allows the user to concatenate several Dealer runs into one file. <text:s/>If the file does not exist then it is created. The user can also force the file to be opened in <text:span text:style-name="T40">write</text:span> mode where any existing file is overwritten and not appended to, by preceding the file name with <text:span text:style-name="T48">w: </text:span>For example <text:span text:style-name="T48">-C w:/tmp/MyDealerRun.csv</text:span></text:p>
      <text:p text:style-name="P4">The type of action that creates a CSV output line is: <text:span text:style-name="T5">csvrpt </text:span><text:span text:style-name="T112">(or </text:span><text:span text:style-name="T5">printrpt</text:span><text:span text:style-name="T112"> for screen only output). The </text:span><text:span text:style-name="T5">csvrpt</text:span><text:span text:style-name="T112"> action will automatically put commas between the fields, quotes around the strings, and a newline at the end of each output record. The kinds of output that can be handled by this action are: </text:span></text:p>
      <text:p text:style-name="P32">a) a text string between double quotes, <text:s text:c="2"/>b) any valid Dealer expression, c) from 1 to 4 hands from the current deal, d) the number of tricks that a hand, or side, can take, <text:s/>e) the number of tricks possible in all 20 declarer-strain combinations for the deal, <text:span text:style-name="T282">or f) the Par contract as a string with quotes around it.</text:span></text:p>
      <text:p text:style-name="P4"><text:span text:style-name="T112">Types (a) and (b) simply duplicate the functionality of the </text:span><text:span text:style-name="T5">printes </text:span><text:span text:style-name="T112">action albeit somewhat more conveniently. Type (c) allows the various hands to be conveniently made part of the output record. Types (d) and (e) allow the user to get the number of tricks a hand (or all hands) can take in all 5 strains with a single action clause. </text:span><text:span text:style-name="T120">Type (f) shows the Par Contract for whatever vulnerability the user asks for. </text:span><text:span text:style-name="T112">Whereas the </text:span><text:span text:style-name="T5">dds </text:span><text:span text:style-name="T112">keyword will return the number of tricks possible for one </text:span><text:span text:style-name="T100">compass</text:span><text:span text:style-name="T112"> direction playing in one </text:span><text:span text:style-name="T100">strain</text:span><text:span text:style-name="T112">, the </text:span><text:span text:style-name="T5">trix(</text:span><text:span text:style-name="T100">compass</text:span><text:span text:style-name="T5">)</text:span><text:span text:style-name="T112"> <text:s/>keyword will return the number of tricks possible in all 5 strains for that compass direction, and </text:span><text:span text:style-name="T5">trix (deal )</text:span><text:span text:style-name="T112"> will return all 20 possible results. </text:span><text:span text:style-name="T100">(</text:span><text:span text:style-name="T104">deal</text:span><text:span text:style-name="T100"> is a keyword; compass is one of {</text:span><text:span text:style-name="T104">north,east,south,west</text:span><text:span text:style-name="T100">} )</text:span></text:p>
      <text:p text:style-name="P32">The order of the strains is from left to right, Clubs, Diamonds, Hearts, Spades, No Trump. The hands are given in the order North, East, South, West. <text:s/>These results will be a list of numbers comma separated so that they can be easily imported into another program. </text:p>
      <text:p text:style-name="P32"/>
      <text:p text:style-name="P87"/>
      <text:p text:style-name="P87"/>
      <text:p text:style-name="P87"><text:soft-page-break/>CSV Report Examples</text:p>
      <text:p text:style-name="P4"><text:span text:style-name="T41">Example 1: </text:span><text:span text:style-name="T112">Print a label, an expression, and the North South Hands</text:span></text:p>
      <text:p text:style-name="P75">action csvrpt ("Full Test", hcp(north)+hcp(south), NS <text:s text:c="2"/>)</text:p>
      <text:p text:style-name="P32">Result:</text:p>
      <text:p text:style-name="P4"><text:span text:style-name="T125"><text:s text:c="2"/></text:span><text:span text:style-name="T63">'Full Test',26,n AKJ3.KJ943.T76.J s T9762.A.Q.AK9842 </text:span></text:p>
      <text:p text:style-name="P4"><text:span text:style-name="T64"><text:s/></text:span><text:span text:style-name="T63">'Full Test',16,n Q65.T.J98754.J63 s 972.AKQJ986.6.QT</text:span></text:p>
      <text:p text:style-name="P87"/>
      <text:p text:style-name="P4"><text:span text:style-name="T41">Example 2: </text:span><text:span text:style-name="T112">Some labels and expressions mixed including a call to the double dummy solver and showing the actual hands for one side only:</text:span></text:p>
      <text:p text:style-name="P75"><text:tab/>action csvrpt("South HCP", hcp(south),</text:p>
      <text:p text:style-name="P4"><text:span text:style-name="T64"><text:s text:c="19"/></text:span><text:span text:style-name="T63">"North HCP", hcp(north),</text:span></text:p>
      <text:p text:style-name="P4"><text:span text:style-name="T64"><text:s text:c="19"/></text:span><text:span text:style-name="T63">"N+S HCP", hcp(south) + hcp(north),</text:span></text:p>
      <text:p text:style-name="P4"><text:span text:style-name="T64"><text:s text:c="19"/></text:span><text:span text:style-name="T63">"Tricks S NT= ", dds(south,notrump),</text:span></text:p>
      <text:p text:style-name="P4"><text:span text:style-name="T64"><text:s text:c="19"/></text:span><text:span text:style-name="T63">"N S Hands:", NS )</text:span></text:p>
      <text:p text:style-name="P32">will result in output such as the following: (each record is all on 1 line, shown here on 2 lines)</text:p>
      <text:p text:style-name="P4"><text:span text:style-name="T86"><text:s/></text:span><text:span text:style-name="T85">'South HCP',13,'North HCP',13,'N+S HCP',26,'Tricks S NT= ',8, <text:s text:c="2"/>\</text:span></text:p>
      <text:p text:style-name="P4"><text:span text:style-name="T86"><text:s text:c="9"/></text:span><text:span text:style-name="T85">'N S Hands:', n AKJ3.KJ943.T76.J s T9762.A.Q.AK9842 </text:span></text:p>
      <text:p text:style-name="P4"><text:span text:style-name="T86"><text:s/></text:span><text:span text:style-name="T85">'South HCP',12,'North HCP',4,'N+S HCP',16,'Tricks S NT= ',6, <text:s text:c="3"/>\</text:span></text:p>
      <text:p text:style-name="P4"><text:span text:style-name="T86"><text:s text:c="9"/></text:span><text:span text:style-name="T85">'N S Hands:',n Q65.T.J98754.J63 s 972.AKQJ986.6.QT </text:span></text:p>
      <text:p text:style-name="P58"/>
      <text:p text:style-name="P4"><text:span text:style-name="T148">Example 3:</text:span><text:span text:style-name="T145"> Using the </text:span><text:span text:style-name="T129">trix</text:span><text:span text:style-name="T145"> clause with a compass in the </text:span><text:span text:style-name="T129">csvrpt</text:span><text:span text:style-name="T145"> action. <text:s/>Showing the four hands, but as two sets of two so each side is together. The Input File to Dealer action statement is: </text:span></text:p>
      <text:p text:style-name="P58">action csvrpt (NS,"S:",trix(south), EW, "W:", trix(west) )</text:p>
      <text:p text:style-name="P58"/>
      <text:p text:style-name="P39">And the CSV output for two deals looks like this (each deal is printed on 1 line, shown here on 2 lines) </text:p>
      <text:p text:style-name="P4"><text:span text:style-name="T86"><text:s/></text:span><text:span text:style-name="T85">n AKJ3.KJ943.T76.J s T9762.A.Q.AK9842 ,'S:',11,6,8,12,8, <text:s text:c="2"/>\</text:span></text:p>
      <text:p text:style-name="P4"><text:span text:style-name="T86"><text:s/></text:span><text:span text:style-name="T85">e 854.87.KJ843.T75 w Q.QT652.A952.Q63 ,'W:',1,7,5,0,4</text:span></text:p>
      <text:p text:style-name="P4"><text:span text:style-name="T86"><text:s/></text:span><text:span text:style-name="T85">n Q65.T.J98754.J63 s 972.AKQJ986.6.QT ,'S:',2,5,8,4,6, <text:s text:c="4"/>\</text:span></text:p>
      <text:p text:style-name="P4"><text:span text:style-name="T86"><text:s/></text:span><text:span text:style-name="T85">e JT43.4.AK32.A754 w AK8.7532.QT.K982 ,'W:',11,8,5,9,6</text:span></text:p>
      <text:p text:style-name="P45"/>
      <text:p text:style-name="P4"><text:span text:style-name="T148">Example 4:</text:span><text:span text:style-name="T145"> Using the </text:span><text:span text:style-name="T129">trix</text:span><text:span text:style-name="T145"> clause calling for all 20 trick counts, and showing all four hands:</text:span></text:p>
      <text:p text:style-name="P39">Here is the action clause:</text:p>
      <text:p text:style-name="P58">action csvrpt ( deal, trix(deal) )</text:p>
      <text:p text:style-name="P39"/>
      <text:p text:style-name="P39">And this is the output (Again each deal is printed all on one line)</text:p>
      <text:p text:style-name="P4"><text:span text:style-name="T86"><text:s/></text:span><text:span text:style-name="T85">n AKJ3.KJ943.T76.J e 854.87.KJ843.T75 s T9762.A.Q.AK9842 <text:s text:c="8"/>\</text:span></text:p>
      <text:p text:style-name="P58">w Q.QT652.A952.Q63 ,11,6,8,12,8,1,7,5,0,4,11,6,8,12,8,1,7,5,0,4</text:p>
      <text:p text:style-name="P4"><text:span text:style-name="T86"><text:s/></text:span><text:span text:style-name="T85">n Q65.T.J98754.J63 e JT43.4.AK32.A754 s 972.AKQJ986.6.QT <text:s text:c="8"/>\</text:span></text:p>
      <text:p text:style-name="P58">w AK8.7532.QT.K982 ,2,5,8,4,6,11,8,5,9,6,2,5,8,4,6,10,8,5,9,6</text:p>
      <text:p text:style-name="P39"/>
      <text:p text:style-name="P4"><text:span text:style-name="T145">You may have noticed that in all of the above there are no commas in the hand strings when either a </text:span><text:span text:style-name="T131">side</text:span><text:span text:style-name="T145"> such as </text:span><text:span text:style-name="T129">NS</text:span><text:span text:style-name="T145"> or a </text:span><text:span text:style-name="T129">deal</text:span><text:span text:style-name="T145"> is wanted. The whole hand string is treated as one value for the CSV file. If you want each hand string to be a separate value you have to call for them separately. That is </text:span><text:span text:style-name="T129">csvrpt(NS)</text:span><text:span text:style-name="T145"> will print : <text:s text:c="16"/></text:span><text:span text:style-name="T76">n AKJ3.KJ943.T76.J s T9762.A.Q.AK9842 </text:span><text:span text:style-name="T145">whereas </text:span><text:span text:style-name="T129">csvrpt(north,south)</text:span><text:span text:style-name="T145"> will print: <text:s text:c="2"/></text:span><text:span text:style-name="T76">n AKJ3.KJ943.T76.J</text:span><text:span text:style-name="T191">,</text:span><text:span text:style-name="T76">s T9762.A.Q.AK9842</text:span></text:p>
      <text:p text:style-name="P39">Notice the comma before the 's'.</text:p>
      <text:p text:style-name="P39"/>
      <text:p text:style-name="P40"><text:soft-page-break/><text:span text:style-name="T40">Example </text:span><text:span text:style-name="T43">5</text:span><text:span text:style-name="T40">:</text:span> Using <text:span text:style-name="T282">the </text:span><text:span text:style-name="T9">parcontrac</text:span><text:span text:style-name="T282">t functionality. Here is the relevant portion of the example input file:</text:span></text:p>
      <text:p text:style-name="P123"><text:s/>condition hcp(north) + hcp(south) &gt;= 23 </text:p>
      <text:p text:style-name="P123">action printrpt(par(NS,ns), parcontract(both),parcontract(ew), parcontract(ns),parcontract(none),hcp(north)+hcp(south), NS),</text:p>
      <text:p text:style-name="P124"/>
      <text:p text:style-name="P138">and here is the output that results: (each result is all on one line)</text:p>
      <text:p text:style-name="P137"/>
      <text:p text:style-name="P121"><text:s/>650,' 4H <text:s/>by NS both',' 4H <text:s/>by NS ew',' 5H <text:s/>by NS ns',' 4H <text:s/>by NS none',23, <text:span text:style-name="T283">\</text:span></text:p>
      <text:p text:style-name="P121">n AKQJ.J864.Q6.865 s 62.Q9753..AKJ942 </text:p>
      <text:p text:style-name="P120"><text:s/>2000,' 7D <text:s/>by NS both',' 7D <text:s/>by NS ew',' 7S* by EW ns',' 7D <text:s/>by NS none',26,n .AK82.AK97653.K4 s 8763.94.QJ.AQT63 </text:p>
      <text:p text:style-name="P121"><text:s/>140,' 1S <text:s/>by NS both',' 1S <text:s/>by NS ew',' 2S <text:s/>by NS ns',' 2S <text:s/>by NS none',25, <text:span text:style-name="T283">\</text:span></text:p>
      <text:p text:style-name="P121">n A75.9742.A432.Q6 s Q642.AKT3.K76.K2 </text:p>
      <text:p text:style-name="P121"><text:s/>1400,' 6N <text:s/>by NS both',' 6N <text:s/>by NS ew',' 7C* by EW ns',' 6N <text:s/>by NS none',26, <text:span text:style-name="T283">\</text:span></text:p>
      <text:p text:style-name="P121">n K642.63.KQT875.A s QJ5.AQJ942.A9.76 </text:p>
      <text:p text:style-name="P121"><text:s/>500,' 4H <text:s/>by S both',' 4H <text:s/>by S ew',' 5D* by W ns',' 4H <text:s/>by S none',26, <text:span text:style-name="T283">\</text:span></text:p>
      <text:p text:style-name="P121">n Q432.AQ94.KQ3.QJ s AJT96.JT85.T6.A5 </text:p>
      <text:p text:style-name="P121"><text:s/>500,' 5H <text:s/>by NS both',' 4H <text:s/>by NS ew',' 6C* by EW ns',' 5H <text:s/>by NS none',25, <text:span text:style-name="T283">\</text:span></text:p>
      <text:p text:style-name="P121">n AKT87.Q9875.T6.3 s J.AKJ32.KQJ842.J </text:p>
      <text:p text:style-name="P121"/>
      <text:p text:style-name="P139">The format of the parcontract keyword is : <text:span text:style-name="T5">parcontract</text:span>, or <text:span text:style-name="T5">parcontract</text:span><text:span text:style-name="T14">( </text:span><text:span text:style-name="T98">vulnerability </text:span><text:span text:style-name="T14">) where </text:span><text:span text:style-name="T98">vulnerability</text:span><text:span text:style-name="T14"> is one of </text:span><text:span text:style-name="T29">none,ns,ew,both</text:span><text:span text:style-name="T14"> . If no vulnerability is given, the one specified on the command line with the -P switch is used. If none is specified with the -P switch the default is</text:span><text:span text:style-name="T29"> none</text:span><text:span text:style-name="T14"> .</text:span></text:p>
      <text:p text:style-name="P139"><text:span text:style-name="T14">In the above output </text:span><text:span text:style-name="T15">the par score for NS when they are VUL vs NOT is given first then the par contracts are given for each of the four vulnerabilities. In the 5</text:span><text:span text:style-name="T224">th</text:span><text:span text:style-name="T15"> example we see that NS can make 4H vulnerable but EW have a <text:s/>paying sacrifice in 5D* when at favourable.</text:span><text:span text:style-name="T29"> </text:span></text:p>
      <text:h text:style-name="P164" text:outline-level="1"><text:bookmark-start text:name="__RefHeading___Toc6919_1409286116"/>Fran<text:span text:style-name="T13">ç</text:span>ois Dellacherie Shape Function<text:bookmark-end text:name="__RefHeading___Toc6919_1409286116"/></text:h>
      <text:h text:style-name="P175" text:outline-level="3"><text:bookmark-start text:name="__RefHeading___Toc6921_1409286116"/>Introduction To FDshape<text:bookmark-end text:name="__RefHeading___Toc6921_1409286116"/></text:h>
      <text:p text:style-name="P4"><text:span text:style-name="T145">First it is important to note that both the original, HvS </text:span><text:span text:style-name="T129">shape(..)</text:span><text:span text:style-name="T145"> statement and the new FD </text:span><text:span text:style-name="T129">shape{..}</text:span><text:span text:style-name="T145"> statement can co-exist in the same Dealer input file.</text:span></text:p>
      <text:p text:style-name="P39">The FD shape function is entered into the Dealer input file as follows:</text:p>
      <text:p text:style-name="P4"><text:span text:style-name="T75">shape</text:span><text:span text:style-name="T191">{</text:span><text:span text:style-name="T80">compass</text:span><text:span text:style-name="T69">, FDdist1 + FDdist2 + .... - FDdist_m1 - FD</text:span><text:span text:style-name="T70">d</text:span><text:span text:style-name="T69">ist_m2 ... </text:span><text:span text:style-name="T193">}</text:span></text:p>
      <text:p text:style-name="P41">The key difference from the HvS shape function is the use of <text:span text:style-name="T40">braces,</text:span> instead of parentheses, to enclose the arguments and the format of the arguments themselves. The arguments are parsed by an external Perl script and converted into a list of HvS distributions. This created list of HvS distributions is passed to the Dealer parser just as if it had been manually entered by the user into the input file.</text:p>
      <text:p text:style-name="P41"/>
      <text:p text:style-name="P21"><text:span text:style-name="T136">The file: README.fdp in the docs directory contains François' original description of his Perl script (which he called "dpp" for Dealer Pre Processor). The files </text:span><text:span text:style-name="T137">ShapeFD_simple.dli</text:span><text:span text:style-name="T136"> and </text:span><text:span text:style-name="T240">ShapeFD_syntax.dli </text:span><text:span text:style-name="T136"><text:s/>in the Examples directory contain several examples, with comments, of FDdistributions. </text:span></text:p>
      <text:p text:style-name="P21"><text:span text:style-name="T136">If you want to test out an FDdistribution or shapelist, you can run the interactive version of the FD parser, "</text:span><text:span text:style-name="T69">fdpi</text:span><text:span text:style-name="T136">" and enter shapes from the keyboard. It will then tell you what the result will be, or will give an error message and exit. For example 6 or 7 Diamonds, and no other suit longer than 4 cards:</text:span></text:p>
      <text:p text:style-name="P71"><text:soft-page-break/>./fdpi</text:p>
      <text:p text:style-name="P4"><text:span text:style-name="T71">?&gt;</text:span><text:span text:style-name="T69">shape{west, [67]d[0-4]c[0-4]h[0-4]s }</text:span></text:p>
      <text:p text:style-name="P71">Parsing:: shape{west, [67]d[0-4]c[0-4]h[0-4]s }</text:p>
      <text:p text:style-name="P71">[Length:269, patterns: 37] shape(west,0274 + 0364 + 0373 + 0463 + 0472 + 1174 + 1264 + 1273 + 1363 + 1372 + 1462 + 1471 + 2074 + 2164 + 2173 + 2263 + 2272 + 2362 + 2371 + 2461 + 2470 + 3064 + 3073 + 3163 + 3172 + 3262 + 3271 + 3361 + 3370 + 3460 + 4063 + 4072 + 4162 + 4171 + 4261 + 4270 + 4360)</text:p>
      <text:p text:style-name="P71"/>
      <text:p text:style-name="P4"><text:span text:style-name="T136">The user types </text:span><text:span text:style-name="T69">./fdpi </text:span><text:span text:style-name="T136">then at the </text:span><text:span text:style-name="T71">?&gt;</text:span><text:span text:style-name="T136"> prompt enters his FDshape specification </text:span><text:span text:style-name="T144">including braces and compass direction</text:span><text:span text:style-name="T141"> and types ENTER. The script then shows the total number of characters, including spaces, in the result string and the total number of </text:span><text:span text:style-name="T132">distributions</text:span><text:span text:style-name="T141"> that are in the</text:span><text:span text:style-name="T132"> shapelist</text:span><text:span text:style-name="T141">. </text:span></text:p>
      <text:p text:style-name="P42">The file FDP_TestCases.dat in the Examples directory contains a long list of various FDshape commands with comments. <text:span text:style-name="T307">Change to the Examples directory to </text:span>see the result of this <text:s/>command:</text:p>
      <text:p text:style-name="P72">../<text:span text:style-name="T307">lib</text:span>/fdpi <text:s text:c="2"/>&lt; Examples/FDP_TestCases.dat</text:p>
      <text:p text:style-name="P4"><text:span text:style-name="T141">There are some limitations to François' <text:s/>parser that it pays to be aware of. These are described in the </text:span><text:span text:style-name="T144">Caveats</text:span><text:span text:style-name="T141"> section later.</text:span></text:p>
      <text:h text:style-name="P175" text:outline-level="3"><text:bookmark-start text:name="__RefHeading___Toc6923_1409286116"/>FDshape Distribution Operators<text:bookmark-end text:name="__RefHeading___Toc6923_1409286116"/></text:h>
      <text:p text:style-name="P4">The FDshape function accepts distributions specified in a more powerful syntax than the HvS shape function. If you have already read the README.fdp file you will have a pretty good idea.</text:p>
      <text:p text:style-name="P4">The extra functionality is implemented by a series of, what for lack of a better term I call, 'operators'.</text:p>
      <text:p text:style-name="P4"/>
      <text:p text:style-name="P88"/>
      <text:p text:style-name="P88">General Rules for an FDdistribution.</text:p>
      <text:p text:style-name="P4">1. The distribution should contain clauses for all 4 suits, even if it seems as if it should not be necessary. Ex: <text:s/><text:span text:style-name="T48">shape{west, 5s4h3dx}</text:span> <text:s/><text:span text:style-name="T40">the last 'x' is needed.</text:span></text:p>
      <text:p text:style-name="P4">2. The distributions that have minus signs in front of them must come after all of the distributions that do not have minus signs, <text:span text:style-name="T40">and</text:span> there must be at least one non-minus sign distribution first. (xxxx) works.</text:p>
      <text:p text:style-name="P4">3. As a rule letters, (Mmcdhs - see later) should come after the numbers, and the plus and minus signs.</text:p>
      <text:p text:style-name="P4">4. The more specific parts of the distribution should be on the left of the less specific ones. In particular the Permutation operator should come last.</text:p>
      <text:p text:style-name="P4">5. You cannot use the word <text:span text:style-name="T5">'any</text:span>' inside an FDshape argument list. It has been superseded by the Permutation operator.</text:p>
      <text:p text:style-name="P4">6. See the section 'Caveats' for more information about FDshape limitations.</text:p>
      <text:p text:style-name="P4"/>
      <text:p text:style-name="P88">FDdistribution Operators</text:p>
      <text:p text:style-name="P4">1. The first case is that there is no extra operator at all, and the distribution is entered exactly the same as it would have been entered into an HvS function. Ex: <text:span text:style-name="T83">shape{west, 4432 + 5xxx - xxx0 }</text:span></text:p>
      <text:p text:style-name="P4">2. The 'At Least' Operator. This is a plus sign, '+'. A number followed by a + sign means no fewer than that many. <text:span text:style-name="T48">Ex: </text:span><text:span text:style-name="T83">shape{west,</text:span><text:span text:style-name="T48">3+5+xx}</text:span> <text:s/>3 or more spades, and 5 or more hearts. (Not to be confused with the plus sign that joins distributions into a list).</text:p>
      <text:p text:style-name="P4">3. The 'At Most' Operator. This is a minus '-' sign. A number followed by a - sign means no more than that many. <text:span text:style-name="T48">Ex: </text:span><text:span text:style-name="T83">shape{west,</text:span><text:span text:style-name="T48">3-xx5-}</text:span> <text:s/>3 or fewer spades, and 5 or fewer clubs. (Not to be confused <text:soft-page-break/>with the minus sign that joins distributions into a list).</text:p>
      <text:p text:style-name="P4">4. You can specify the suits with the letters, 'c','d','h','s' in any order. Ex: <text:span text:style-name="T73">shape{west,3d2c4s4h }</text:span></text:p>
      <text:p text:style-name="P4">5. The 'Permutation' Operator. This is a pair of parentheses enclosing some digits or x's. But enclosing x's does not have much of an effect. The Permutation operator should come at the end of the distribution.</text:p>
      <text:p text:style-name="P4">Ex: <text:span text:style-name="T73">shape{west,53(14)}</text:span> <text:s/>the same as <text:span text:style-name="T73">shape(west, </text:span><text:span text:style-name="T48">5314 + 5341)</text:span>. <text:s/>And again</text:p>
      <text:p text:style-name="P4"><text:span text:style-name="T179"><text:s/></text:span><text:span text:style-name="T73">shape{west, 5h(431) } </text:span><text:span text:style-name="T126">5 hearts and the other three suits in a 431 pattern, a total of six distributions. Expands to: <text:s/></text:span><text:span text:style-name="T48">shape(west,1534 + 1543 + 3514 + 3541 + 4513 + 4531)</text:span></text:p>
      <text:p text:style-name="P4">The FDshape function is smart enough that if you enclose 4 characters in parens, it expands using the key word 'any'. Ex: <text:span text:style-name="T73">shape{west, (54xx) } </text:span><text:span text:style-name="T126">Expands to: </text:span><text:span text:style-name="T73">shape(west,any xx54)</text:span></text:p>
      <text:p text:style-name="P36">6. The Major and minor Operators. Wherever you could use a suit letter (see 4 above) you can use the letter 'M' to mean either Hearts or Spades, and the letter 'm' to mean either Clubs or Diamonds.</text:p>
      <text:p text:style-name="P4"><text:span text:style-name="T126">Ex: </text:span><text:span text:style-name="T73">shape{west, 4M6mxx } </text:span><text:span text:style-name="T126">becomes: </text:span><text:span text:style-name="T73">shape(west,4x6x + 4xx6 + x46x + x4x6)</text:span></text:p>
      <text:p text:style-name="P36">7. The Range Operator. This allows you to specify a set of numbers in a distribution and to attach that set to a suit. For example [2-4]s[13579]hxx would mean 2,3, or 4 spades and an odd number of hearts.</text:p>
      <text:p text:style-name="P4"><text:span text:style-name="T126">You can also mix the two forms as in [024-7]d to mean zero, two or between 4 and 7 diamonds (inclusively). For example: <text:s/></text:span><text:span text:style-name="T73">shape{west,[13]c[2-5]d[34]hx } </text:span><text:span text:style-name="T126">This will expand into 16 distributions: </text:span><text:span text:style-name="T73">shape(west,1453 + 2353 + 2443 + 3343 + 3433 + 3451 + 4333 + 4351 + 4423 + 4441 + 5323 + 5341 + 5431 + 6331 + 6421 + 7321)</text:span></text:p>
      <text:p text:style-name="P4"><text:span text:style-name="T126">8. The Conditional Operator. This is the most complicated operator to explain, but it can handle cases that are hard to express with any of the above. You start with a distribution that includes any of the above <text:s/>then you add the conditional operator, a colon, then you put an expression that evaluates to true or false. For example: </text:span><text:span text:style-name="T73">shape{west,(54xx):h&gt;s,d&gt;c }</text:span><text:span text:style-name="T126"> This would mean a 54xx permutation but only cases where hearts were longer than spades AND diamonds were longer than clubs would be accepted. </text:span></text:p>
      <text:p text:style-name="P36">It expands to:</text:p>
      <text:p text:style-name="P4"><text:span text:style-name="T150"><text:s/></text:span><text:span text:style-name="T83">shape(west,0454 + 1354 + 1453 + 1543 + 2452 + 2542 + 3451 + 3541 + 4531 + 4540)</text:span></text:p>
      <text:p text:style-name="P4"><text:span text:style-name="T126">Compare that to: </text:span><text:span text:style-name="T73">shape{west,(5431) + (5422) + (5044) } </text:span><text:span text:style-name="T126">without the extra conditions, which gives: </text:span><text:span text:style-name="T73">shape(west,any 5431 + any 5422 + any 5440) <text:s/></text:span></text:p>
      <text:p text:style-name="P4"><text:span text:style-name="T126">The 'expression' part of the condition (:) operator is made up of the letters c,d,h,s</text:span><text:span text:style-name="T127">,M,m</text:span><text:span text:style-name="T126"> which represent the length of the suit, the symbols &gt;,&lt;,&gt;=,&lt;=,==,!= and the arithmetic operators +, -, and maybe * and /. In addtion you can have </text:span><text:span text:style-name="T129">comma</text:span><text:span text:style-name="T130">s</text:span><text:span text:style-name="T129"> </text:span><text:span text:style-name="T126">representing an 'and' and the word '</text:span><text:span text:style-name="T129">or</text:span><text:span text:style-name="T126">' surrounded with spaces <text:s/>to represent an 'or' condition.</text:span></text:p>
      <text:p text:style-name="P4"><text:span text:style-name="T126">A complicated example: </text:span><text:span text:style-name="T73">shape{west,(5xxx):c&gt;6</text:span><text:span text:style-name="T191">,</text:span><text:span text:style-name="T73">d&lt;3 </text:span><text:span text:style-name="T191">or</text:span><text:span text:style-name="T73"> h+s==10 }</text:span></text:p>
      <text:p text:style-name="P36">meaning a hand with a 5 card suit where length in the Majors is 10 OR where length in clubs is at least 7 AND diamond length is at most 2. which expands to: </text:p>
      <text:p text:style-name="P56">shape(west,0508 + 0517 + 1507 + 5008 + 5017 + 5107 + 5503 + 5512 + 5521 + 5530)</text:p>
      <text:p text:style-name="P36">Giving more flexibility, gives more possible distributions</text:p>
      <text:p text:style-name="P4"><text:span text:style-name="T73">shape{west, (5xxx):h+s&gt;=9 or c&gt;6,d&lt;3} </text:span><text:span text:style-name="T74"><text:s text:c="2"/></text:span><text:span text:style-name="T126">Expands to 38 distributions </text:span></text:p>
      <text:p text:style-name="P4"><text:span text:style-name="T73">shape{west, (5+xxx):h+s&gt;=9 or c&gt;6,d&lt;3} </text:span><text:span text:style-name="T74"><text:s/></text:span><text:span text:style-name="T126">Expands to 175 distributions.</text:span></text:p>
      <text:p text:style-name="P9"><text:span text:style-name="T248">shape{north, x5+xx:h&gt;s,h&gt;=d,h&gt;=c or h==s}</text:span><text:span text:style-name="T128"> <text:s/>patterns: 124, Length:879, chars.</text:span></text:p>
      <text:p text:style-name="P27"><text:span text:style-name="T248">shape{north,5+Mxxx:s&gt;=d,s&gt;=c or h&gt;=d,h&gt;=c}</text:span><text:span text:style-name="T127"> <text:s/></text:span><text:span text:style-name="T128">gives</text:span><text:span text:style-name="T127"> </text:span><text:span text:style-name="T126">242</text:span><text:span text:style-name="T127"> </text:span><text:span text:style-name="T128">distributions</text:span><text:span text:style-name="T127"> and 1705</text:span><text:span text:style-name="T128"> chars.</text:span></text:p>
      <text:p text:style-name="P209"/>
      <text:p text:style-name="P209"/>
      <text:p text:style-name="P161"><text:soft-page-break/><text:span text:style-name="T128">Y</text:span><text:span text:style-name="T126">ou can use the </text:span><text:span text:style-name="T248">M </text:span><text:span text:style-name="T126">and </text:span><text:span text:style-name="T248">m </text:span><text:span text:style-name="T126">operators in a condition clause, but only once, and sometimes not even that.</text:span></text:p>
      <text:p text:style-name="P161"><text:span text:style-name="T248">M&gt;m,</text:span><text:span text:style-name="T126"> is OK. So is </text:span><text:span text:style-name="T248">s&gt;m</text:span><text:span text:style-name="T126"> <text:s/>But the two clause </text:span><text:span text:style-name="T248"><text:s/>s&gt;h,s&gt;m</text:span><text:span text:style-name="T126"> attempting to make spades the longest suit, will give an error. </text:span></text:p>
      <text:p text:style-name="P44">Epilog</text:p>
      <text:p text:style-name="P36">The longest 'Real Bridge' specification I have come up with so far is:</text:p>
      <text:p text:style-name="P4"><text:span text:style-name="T126">A precision 1D opener, no 5cM, no 6c Club suit. </text:span><text:span text:style-name="T73">shape{north,4-s4-h5-cx}</text:span></text:p>
      <text:p text:style-name="P36">Result is 1061 characters incl spaces and + signs and 150 separate distributions</text:p>
      <text:h text:style-name="P175" text:outline-level="3"><text:bookmark-start text:name="__RefHeading___Toc6925_1409286116"/>Caveats re FDshape<text:bookmark-end text:name="__RefHeading___Toc6925_1409286116"/></text:h>
      <text:p text:style-name="P4">1. If you are entering a shape about which you have any doubt, first try it out using the 'fdpi' utility. Just run <text:span text:style-name="T48">fdpi</text:span> from the command line then in answer to the <text:span text:style-name="T48">?&gt;</text:span> prompt enter your shape command complete with compass direction and braces, to see if the parser will have any trouble with it, and to see if you have made any mistakes.</text:p>
      <text:p text:style-name="P4">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P4">3. In shape specifications, whether Dealer or FD, it is almost always a requirement that <text:span text:style-name="T40">all </text:span>the distributions to be excluded (those preceded by minus signs) must come after <text:span text:style-name="T40">all </text:span>the distributions to be allowed (those with plus signs). When you think about it this makes sense, you can't really exclude anything you have not allowed yet. And you must have at least one distribution that comes before the first minus sign. If you only want to exclude distributions (i.e. no 7+ suit) then the 'include' distribution can be (xxxx) . <text:span text:style-name="T281">Note too that there must be spa</text:span><text:span text:style-name="T287">c</text:span><text:span text:style-name="T281">es around the plus and minus signs. That is</text:span></text:p>
      <text:p text:style-name="P22"><text:span text:style-name="T261">{east, (5xxx) -(0xxx) }</text:span> <text:span text:style-name="T281">gives an error but <text:s/></text:span><text:span text:style-name="T261">{east, (5xxx) - (0xxx) }</text:span><text:span text:style-name="T281">will work.</text:span></text:p>
      <text:p text:style-name="P9">4. <text:span text:style-name="T263">As shown above the conditional operator can have multiple clauses. But since there are no parentheses, one must be careful of the syntax when mixing the 'and comma' and the 'or' keyword. </text:span></text:p>
      <text:p text:style-name="P9"/>
      <text:p text:style-name="P4">See also the General Rules about <text:span text:style-name="T5">FDshape</text:span><text:span text:style-name="T112"> given earlier.</text:span></text:p>
      <text:h text:style-name="P165" text:outline-level="1"/>
      <text:h text:style-name="P163" text:outline-level="1"><text:bookmark-start text:name="__RefHeading___Toc6857_3691053158"/>A Complete Example from Dealer Version 1 <text:bookmark-end text:name="__RefHeading___Toc6857_3691053158"/></text:h>
      <text:p text:style-name="P4">The following complete example is taken verbatim from the original user documentation. It shows the use of the most common types of conditions and actions.</text:p>
      <text:p text:style-name="P4">The intent of this example (as described therein) is to produce some hands that match this situation:</text:p>
      <text:p text:style-name="P4">You south, 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Internet_20_link"><text:span text:style-name="T164">expressions</text:span></text:span></text:a><text:span text:style-name="T44"> </text:span>describing the 1C opener and the 2D overcall. Finally, you generate a number of hands fitting the conditions and (hopefully) find the solution for your problem. <text:s/></text:p>
      <text:p text:style-name="P4"/>
      <text:p text:style-name="P4">Here is the final input file to Dealer</text:p>
      <text:p text:style-name="P30"/>
      <text:p text:style-name="P30">generate <text:s text:c="2"/>10000</text:p>
      <text:p text:style-name="P30">produce <text:s text:c="3"/>25</text:p>
      <text:p text:style-name="P30">vulnerable ew</text:p>
      <text:p text:style-name="P30">dealer <text:s text:c="4"/>west</text:p>
      <text:p text:style-name="P30">predeal <text:s text:c="3"/>south SAQ542, HKJ87, D32, CAK</text:p>
      <text:p text:style-name="P30">west1n = shape(west, any 4333 + any 4432 + any 5332 - 5xxx - x5xx) &amp;&amp;</text:p>
      <text:p text:style-name="P3"><text:span text:style-name="T184"><text:s text:c="9"/></text:span><text:span text:style-name="T182">hcp(west)&gt;14 &amp;&amp; hcp(west)&lt;18</text:span></text:p>
      <text:p text:style-name="P30">west1h = hearts(west)&gt;= 5</text:p>
      <text:p text:style-name="P30">west1s = spades(west)&gt;= 5</text:p>
      <text:p text:style-name="P30">west1d = diamonds(west)&gt;clubs(west) || ((diamonds(west)==clubs(west))==4)</text:p>
      <text:p text:style-name="P30">west1c = (not west1n) &amp;&amp; hcp(west)&gt;10 &amp;&amp; clubs(west)&gt;=3</text:p>
      <text:p text:style-name="P3"><text:span text:style-name="T184"><text:s text:c="9"/></text:span><text:span text:style-name="T182">&amp;&amp; (not west1h) &amp;&amp; (not west1s) &amp;&amp; (not west1d)</text:span></text:p>
      <text:p text:style-name="P30">north2d = (hcp(north)&gt;5 &amp;&amp; hcp(north)&lt;12) &amp;&amp;</text:p>
      <text:p text:style-name="P3"><text:span text:style-name="T184"><text:s text:c="10"/></text:span><text:span text:style-name="T182">shape(north, xx6x + xx7x - any 4xxx - any 5xxx)</text:span></text:p>
      <text:p text:style-name="P30">condition <text:s/>west1c &amp;&amp; north2d</text:p>
      <text:p text:style-name="P31">action <text:s text:c="4"/>printall</text:p>
      <text:p text:style-name="P14"><text:span text:style-name="T165">There are many more examples in the Examples directory that come with the distribution.</text:span><text:span text:style-name="T167"> </text:span></text:p>
      <text:h text:style-name="P164" text:outline-level="1"><text:bookmark-start text:name="__RefHeading___Toc8396_428733583"/>End of Run Statistics<text:bookmark-end text:name="__RefHeading___Toc8396_428733583"/></text:h>
      <text:p text:style-name="P4">The user can control whether he wants the end of run statistics to be printed by means of the -v command line switch. The default is to print them. Setting -v on the command line turns them off.</text:p>
      <text:p text:style-name="P4"/>
      <text:p text:style-name="P4">The end of run statistics look like this:</text:p>
      <text:p text:style-name="P53">Print All Example</text:p>
      <text:p text:style-name="P53">Generated 599 hands</text:p>
      <text:p text:style-name="P53">Produced <text:s/>3 hands</text:p>
      <text:p text:style-name="P53">Initial random seed 189709657221267</text:p>
      <text:p text:style-name="P53">Time needed <text:s text:c="3"/>0.015 sec</text:p>
      <text:p text:style-name="P4">The title is "Print All Example". No title is printed if none was entered. </text:p>
      <text:h text:style-name="P164" text:outline-level="1"/>
      <text:h text:style-name="P164" text:outline-level="1"><text:bookmark-start text:name="__RefHeading___Toc7797_963076609"/><text:bookmark text:name="_toc783"/><text:soft-page-break/>Command Line Parameters<text:bookmark-end text:name="__RefHeading___Toc7797_963076609"/></text:h>
      <text:p text:style-name="P4">The command line parameters follow the usual Unix/Linux idiom of a dash then a single letter (no space between the dash and the letter). The single letter is known as the command line option or switch. Both terms are used. Some options take a value, some options do not. The -v option referred to earlier is one that does not take a value. All of the options that Dealer uses are a single character. Some are digits, some are upper or lower case letters. Upper and lower case letters refer to different options. <text:s/>For example the option -v will turn off the end of run statistics, while the option <text:s/>-V will print the version information. The options can be in any order, they can come before or after the input filename. Example: <text:span text:style-name="T48">dealerv2 -p 10 <text:s/></text:span><text:span text:style-name="T244">stayman.dli</text:span><text:span text:style-name="T48"> -s2 </text:span></text:p>
      <text:p text:style-name="P4">This command says to produce 10 deals, that the input file is named <text:span text:style-name="T238">stayman.dli</text:span> and that the starting seed for the RNG is 2. </text:p>
      <text:p text:style-name="P4"/>
      <text:p text:style-name="P4">It is common in the Linux/Unix world for the option -h to print a help message and the option -V to print version information. The usual approach is that as soon as the program detects a -h or -V switch, it prints the required output and exits immediately without processing any further input.</text:p>
      <text:p text:style-name="P4"/>
      <text:p text:style-name="P4">Here is the help message you get with the -h option. The list of valid options is on the line after the Usage text.</text:p>
      <text:p text:style-name="P126">--- HELP 4.2.5 COMING --- </text:p>
      <text:p text:style-name="P126">./dealerv2 Usage: -[options] [input_filename | stdin] [&gt;output_file]</text:p>
      <text:p text:style-name="P126">List of Run Time Options (all optional): [hmqvVg:p:s:x:C:D:L:M:O:P:R:T:N:E:S:W:X:U:Z:l:0:1:2:3:4:5:6:7:8:9:]</text:p>
      <text:p text:style-name="P122">h=Help <text:s text:c="5"/>m={progress Meter} <text:s text:c="4"/>q={PBN Quiet mode}" <text:s/></text:p>
      <text:p text:style-name="P122">v={Verbose, toggle EOJ stats} <text:s text:c="5"/>V={show Version info and exit}</text:p>
      <text:p text:style-name="P122">\nThese next switches all require values either integers or strings </text:p>
      <text:p text:style-name="P122">g={override Inputfile Generate} <text:s text:c="15"/>\np={override Inputfile Produce} </text:p>
      <text:p text:style-name="P122">s={override Inputfile starting Seed for RNG} \nx={eXchangeMode:2|3}</text:p>
      <text:p text:style-name="P122">C={Filename for CSV Report. (Precede with w: to truncate, else opened for append)}\n" \</text:p>
      <text:p text:style-name="P122">N|E|S|W={Compass predeal holding - override input predeal statement}</text:p>
      <text:p text:style-name="P122">O={OPC evaluation Opener(N|S|E|W) Default=[W|S]}</text:p>
      <text:p text:style-name="P122">L={Use Path as RP Library source. Default Path = $ROOT/dat/rpLib.zr<text:span text:style-name="T308">d</text:span></text:p>
      <text:p text:style-name="P122">M={dds_Mode: 1=single solution, 2=20x solutions} <text:s/>\nR={Resources/Threads(1..9)</text:p>
      <text:p text:style-name="P122">P={vulnerability for Par computation: 0=NoneVul, 1=NS, 2=EW, 3=Both}</text:p>
      <text:p text:style-name="P122">T={Title in quotes} <text:s text:c="3"/>\n" \</text:p>
      <text:p text:style-name="P126">U={DealerServer pathname - program name or relative or absolute pathname}</text:p>
      <text:p text:style-name="P126">X={Filename to open for eXporting predeal holdings}</text:p>
      <text:p text:style-name="P126">Z={-Z [Nw:]&lt;Fname&gt; Append deals and 20 DD solutions in RP zrd fmt. N:no DDS, w:truncate </text:p>
      <text:p text:style-name="P127">l={-l [Nw:]&lt;Fname&gt; Append deals and 20 DD solutions in DL52 fmt. <text:s text:c="2"/>N:no DDS, w:truncate }</text:p>
      <text:p text:style-name="P127">D={Debug verbosity level 0-9[.0-9]; (minimal effect in production version)}</text:p>
      <text:p text:style-name="P126">-0 to -9={set $0 thru $9 script parms in Inputfile one word or many in quotes}</text:p>
      <text:p text:style-name="P128"><text:span text:style-name="T14">-</text:span>-- HELP 4.2.5 DONE --- </text:p>
      <text:p text:style-name="P36">The first part of the help message lists those options that do not take a value, the next part lists the options that do require a value. The ones that take a value have a colon after the option letter. </text:p>
      <text:p text:style-name="P36"/>
      <text:p text:style-name="P38"/>
      <text:p text:style-name="P28"/>
      <text:p text:style-name="P29">Here is the <text:span text:style-name="T309">Version </text:span>output from <text:span text:style-name="T48">dealerv2 -V</text:span></text:p>
      <text:p text:style-name="P55">Version info....</text:p>
      <text:p text:style-name="P55">Revision: 4.2.5 </text:p>
      <text:p text:style-name="P55">Build Date:[2024/08/05] </text:p>
      <text:p text:style-name="P55">$Authors: Hans, Henk, JGM $</text:p>
      <text:p text:style-name="P55">Library ID= libdealerV2.a : Version 1.4 : 2024/06/30</text:p>
      <text:p text:style-name="P211"/>
      <text:p text:style-name="P29"><text:span text:style-name="T126">If you set the Debug (-D) option to 1 (or more) </text:span><text:span text:style-name="T147">and</text:span><text:span text:style-name="T126"> the -D switch appears on the command line </text:span><text:span text:style-name="T147">before</text:span><text:span text:style-name="T126"> either of the -V or -h switches (if any), you will get the various options and their settings printed out at the start of the run in alphabetical order. (There are also some fields shown that are not specifically options but are related to options, for example the length of the title string, or the MaxRamMB field. </text:span></text:p>
      <text:p text:style-name="P38">Like so: </text:p>
      <text:p text:style-name="P208">dealerv2 -D1 -T"Example Title" -s11 -XExport.dat -M2 -P1 -R6 -OW -x2 -p5 <text:s/>-L= <text:s/>-C "w:MyDir/MyEval" -g100 -9 "altcount 9 13 9 5 2 1 " -2 "pt9" -V</text:p>
      <text:p text:style-name="P36">The output showing the Options Settings:</text:p>
      <text:p text:style-name="P63">Title: Example Title</text:p>
      <text:p text:style-name="P63">Version info....</text:p>
      <text:p text:style-name="P63">Revision: 4.2.5 </text:p>
      <text:p text:style-name="P63">Build Date:[2024/08/05] </text:p>
      <text:p text:style-name="P63">$Authors: Hans, Henk, JGM $</text:p>
      <text:p text:style-name="P63">Library ID= libdealerV2.a : Version 1.4 : 2024/06/30 </text:p>
      <text:p text:style-name="P63">Showing Options with Verbosity = 1</text:p>
      <text:p text:style-name="P63"><text:tab/> g:Maxgenerate=[100]</text:p>
      <text:p text:style-name="P63"><text:tab/> m:ProgressMeter=[0]</text:p>
      <text:p text:style-name="P63"><text:tab/> p:Maxproduce=[5]</text:p>
      <text:p text:style-name="P63"><text:tab/> q:Quiet=[0]</text:p>
      <text:p text:style-name="P63"><text:tab/> s:Seed=[11]</text:p>
      <text:p text:style-name="P63"><text:tab/> v:Verbose=[1 ; 1]</text:p>
      <text:p text:style-name="P63"><text:tab/> x:eXchange aka Swapping=[2]</text:p>
      <text:p text:style-name="P63"><text:tab/> C:Fname=[MyDir/MyEval] mode=[w]</text:p>
      <text:p text:style-name="P63"><text:tab/> D:Debug Verbosity=[1] set to 1 Server Debug=0</text:p>
      <text:p text:style-name="P63"><text:tab/> L:Fname=[/usr/local/games/DealerV2_4/dat/rpdd_Lib.zrd] zrdlib_mode[1] seed=[11]</text:p>
      <text:p text:style-name="P63"><text:tab/> M:DDS Mode=[2] set to 2</text:p>
      <text:p text:style-name="P63"><text:tab/> O:Opener=[W, 3]</text:p>
      <text:p text:style-name="P63"><text:tab/> P:Par Vuln=[1]</text:p>
      <text:p text:style-name="P63"><text:tab/> R:MaxThreads=[6]</text:p>
      <text:p text:style-name="P63"><text:tab/> R:MaxRamMB=[960]</text:p>
      <text:p text:style-name="P63"><text:tab/> T:Title=[Example Title],len=13</text:p>
      <text:p text:style-name="P63"><text:tab/> N:PreDeal=[]</text:p>
      <text:p text:style-name="P63"><text:tab/> S:PreDeal=[]</text:p>
      <text:p text:style-name="P63"><text:tab/> E:PreDeal=[]</text:p>
      <text:p text:style-name="P63"><text:tab/> W:PreDeal=[]</text:p>
      <text:p text:style-name="P63"><text:tab/> X:Fname=[Export.dat]</text:p>
      <text:p text:style-name="P63"><text:tab/> U:Fname=[]</text:p>
      <text:p text:style-name="P63"><text:tab/> Z:Fname=[] mode=[] DDtricks=N</text:p>
      <text:p text:style-name="P63"><text:tab/> l:Fname=[] mode=[] DDtricks=N</text:p>
      <text:p text:style-name="P63">Showing Script Vars with Verbosity = 1</text:p>
      <text:p text:style-name="P63"><text:tab/> [$2]=pt9</text:p>
      <text:p text:style-name="P63"><text:tab/> [$9]=altcount 9 13 9 5 2 1 </text:p>
      <text:p text:style-name="P4"><text:soft-page-break/>You are also shown any script variables that have been set. If none are set then none are shown.</text:p>
      <text:p text:style-name="P4"/>
      <text:p text:style-name="P4">The following describes the effect of each of these option letters in detail. One thing to note is that where a value can be specified in the input file and as an option (for example <text:span text:style-name="T5">generate</text:span> or <text:span text:style-name="T5">produce</text:span>) the value set on the command line takes precedence. This saves the user the trouble of opening a text editor and changing the input file when only a minor change such as the number to produce is required.</text:p>
      <text:p text:style-name="P4"/>
      <text:p text:style-name="P4"><text:span text:style-name="T5">-g number </text:span>Generate. This option allows the user to override the value in the input file or the default value. The option letter 'g', must be followed by a numeric value.</text:p>
      <text:p text:style-name="P4"><text:span text:style-name="T5">-m</text:span> Progress Meter. This option turns on the progress meter. If the run time is long-ish because the condition is difficult to meet, or there are many calls to a DDS function, the progress meter can print out the percentage completion during the run. It compares the number of hands produced so far to the number the user has asked for. </text:p>
      <text:p text:style-name="P4"><text:span text:style-name="T5">-p number </text:span><text:span text:style-name="T112">Produce. This option allows the user to override the value in the input file or the default value. The option letter 'p' must be followed by a numeric value.</text:span></text:p>
      <text:p text:style-name="P4"><text:span text:style-name="T5">-q </text:span>Suppress PBN output (useful for testing, then switch it back on when generating the "final" sample). </text:p>
      <text:p text:style-name="P4"><text:span text:style-name="T5">-s number</text:span><text:span text:style-name="T112"> Starting seed for the RNG. By specifying a starting seed you can get repeatable results by specifying the same starting seed the next time. <text:s/>A value of zero, or no -s option uses the Linux Kernel entropy pool to generate a starting seed.</text:span></text:p>
      <text:p text:style-name="P4"><text:span text:style-name="T5">-v </text:span><text:span text:style-name="T112">Toggle verbose mode. This will turn off the end of run statistics.</text:span></text:p>
      <text:p text:style-name="P4"><text:span text:style-name="T5">-x 2|3</text:span><text:span text:style-name="T112"> Specify e</text:span><text:span text:style-name="T5">x</text:span><text:span text:style-name="T112">change aka swapping mode. In the previous version of Dealer this was implemented with 3 separate switches, -0 , -2, -3. Version 2.0 implements swapping/exchange mode with one switch which takes one of two values. </text:span><text:span text:style-name="T5">-x2</text:span><text:span text:style-name="T112"> keeps the N/S hands the same while exchanging the E/W hands. </text:span><text:span text:style-name="T5">-x3</text:span><text:span text:style-name="T112"> keeps the North hand the same while permuting the other 3 hands in every way possible. </text:span></text:p>
      <text:p text:style-name="P4"><text:span text:style-name="T29">-C filename</text:span><text:span text:style-name="T16"> CSV output filename for the </text:span><text:span text:style-name="T29">csvrpt</text:span><text:span text:style-name="T16"> command. If no -C filename is entered the command will output to stdout (which may be redirected). See the</text:span><text:span text:style-name="T29"> csvrpt</text:span><text:span text:style-name="T16"> description for append or write mode.</text:span></text:p>
      <text:p text:style-name="P4"><text:span text:style-name="T5">-D</text:span><text:span text:style-name="T112"> </text:span><text:span text:style-name="T5">number </text:span><text:span text:style-name="T112">Set the verbosity level for the debugging print statements. The usual range is from 0 to 9. <text:s/>Zero will suppress all debugging output. The higher the number the more verbose the debugging output will be. Unless Dealer was compiled with -DJGMDBG as an option to gcc the -D switch will have no effect, since most of the debugging print statements are conditional on that symbol being defined. The two exceptions are that if -D1 (or higher) is specified then the list of option settings given earlier is shown, and if -D2 or higher <text:s/>is given the end of run stats will include a count of the number of times the GIB, DDS, OPC</text:span><text:span text:style-name="T117">, and USEREVAL</text:span><text:span text:style-name="T112"> calls were made, and how many of them came from the cache.</text:span></text:p>
      <text:p text:style-name="P32">You can also pass a debug verbosity value to the DealerServer program by setting the -D option to include a decimal point. Example -D3.7 will set the debug verbosity for the Dealer program itself to 3, that of the DealerServer program (if one is called for) to 7. </text:p>
      <text:p text:style-name="P6"><text:span text:style-name="T5">-</text:span><text:span text:style-name="T6">L &lt;filename&gt;</text:span><text:span text:style-name="T113"> Run Dealer in Library mode. The 'Library' in question is Richard Pavlicek's (see www.rpbridge.net) database of over 10 Million solved deals. Each deal in the Library has attached to it all 20 possible Double Dummy results. RP has generously made this database, which took him over 2 years of computer time to generate, available to the bridge community to be used in studies of bridge hands. See RP's website for more details on how he has used this resource in his own studies.</text:span></text:p>
      <text:p text:style-name="P114"><text:span text:style-name="T112">The advantage of using this Library, instead of </text:span><text:span text:style-name="T114">deals dealt at random, is that </text:span><text:span text:style-name="T112">the </text:span><text:span text:style-name="T5">dds </text:span><text:span text:style-name="T112">keyword</text:span><text:span text:style-name="T114"> just looks up the solution as provided by the input, instead of calling the DDS solver. The lookup is of course much quicker.</text:span><text:span text:style-name="T115"> The same goes for Par calculations. While RP's Library does not include Par results, given the 20 possible results it does include, the DDS </text:span><text:span text:style-name="T8">par</text:span><text:span text:style-name="T115"> function is able to generate Par scores. </text:span></text:p>
      <text:p text:style-name="P115"><text:soft-page-break/><text:span text:style-name="T112">To generate 1000 deals and calculate the Par score for each one, takes about </text:span><text:span text:style-name="T187">60</text:span><text:span text:style-name="T186"> seconds</text:span><text:span text:style-name="T112">. To extract 1000 deals from the Library and calculate the Par score for each one takes only </text:span><text:span text:style-name="T231">0.033 seconds. </text:span></text:p>
      <text:p text:style-name="P33"/>
      <text:p text:style-name="P99"><text:span text:style-name="T112">The &lt;filename&gt; can be any name you would like to give the file. If you enter the single character </text:span><text:span text:style-name="T186">=</text:span><text:span text:style-name="T199"> </text:span><text:span text:style-name="T170">(the equal sign)</text:span><text:span text:style-name="T200"> </text:span><text:span text:style-name="T168">then the default filename is used. </text:span><text:span text:style-name="T174">In the code this is the location:</text:span></text:p>
      <text:p text:style-name="P129"><text:span text:style-name="T174">/usr/local/games/DealerV2_4/dat/rpLib.zrd</text:span><text:span text:style-name="T168"> </text:span></text:p>
      <text:p text:style-name="P100"/>
      <text:p text:style-name="P215">Note that this library is NOT included in the distribution because off the GITHUB limit on file sizes.</text:p>
      <text:p text:style-name="P92"><text:span text:style-name="T168">See</text:span><text:span text:style-name="T178"> Appendix V </text:span><text:span text:style-name="T168">which describes how to obtain this file from either Github or R. Pavlicek’s website.</text:span></text:p>
      <text:p text:style-name="P214"/>
      <text:p text:style-name="P99"><text:span text:style-name="T168">To select deals from the library, use the same condition statement you would use to select deals from deals dealt at random. Dealerv2 treats the library as just another random source of deals, albeit one with the solved tricks attached. To access the tricks associated with each deal, use the same </text:span><text:span text:style-name="T175">dds</text:span><text:span text:style-name="T168"> keyword you would use normally. Therefore you can use the same input</text:span><text:span text:style-name="T172"> (.dli)</text:span><text:span text:style-name="T168"> file you would use if the deals were dealt randomly, with no change. All you need to do is specify the -L switch on the command line.</text:span></text:p>
      <text:p text:style-name="P100"/>
      <text:p text:style-name="P98"><text:span text:style-name="T168">Using the -L switch to specify a library does have some side effects. Since the deal is completely specified by the input, the -L switch overrides and ignores any </text:span><text:span text:style-name="T175">predea</text:span><text:span text:style-name="T168">l or </text:span><text:span text:style-name="T175">swappin</text:span><text:span text:style-name="T168">g specifications.</text:span></text:p>
      <text:p text:style-name="P101"/>
      <text:p text:style-name="P7"><text:span text:style-name="T169"><text:s/>The last side effect</text:span><text:span text:style-name="T171">,</text:span><text:span text:style-name="T169"> is the effect of the </text:span><text:span text:style-name="T176">seed </text:span><text:span text:style-name="T169">value. In Library mode, the seed value is used to set the starting point </text:span><text:span text:style-name="T166">in</text:span><text:span text:style-name="T169"> the Library file, in 1000 hand blocks. Thus a seed value of 17 means that the first record read from the file will be record number 17001. This allows the user to start the scan of the Library file from a different place for different runs. Because the Library file contains a maximum of 10</text:span><text:span text:style-name="T170">,</text:span><text:span text:style-name="T169">485</text:span><text:span text:style-name="T170">,</text:span><text:span text:style-name="T169">760 hands the maximum value of seed allowed is</text:span><text:span text:style-name="T170"> 10,485. </text:span><text:span text:style-name="T173">A seed value of zero starts at the beginning.</text:span></text:p>
      <text:p text:style-name="P116"><text:span text:style-name="T168">If the program reaches the end of the file before being able to produce the required number of records, it will </text:span><text:span text:style-name="T163">wrap-around</text:span><text:span text:style-name="T168"> and start again at the beginning. But it will only do this once so there is no time wasted looking for something that will never happen. </text:span></text:p>
      <text:p text:style-name="P102">.</text:p>
      <text:p text:style-name="P4"><text:span text:style-name="T5">-M 1|2 </text:span><text:span text:style-name="T112"><text:s/>Set the DDS mode. 1= Single solution per call. 2=all 20 strain-declarer solutions per call.</text:span></text:p>
      <text:p text:style-name="P4"><text:span text:style-name="T5">-O N|E|S|W</text:span><text:span text:style-name="T112"> set the Opener to be used in </text:span><text:span text:style-name="T5">opc</text:span><text:span text:style-name="T112"> evaluations. Default is West. </text:span></text:p>
      <text:p text:style-name="P4"><text:span text:style-name="T5">-P 0|1|2|3 </text:span><text:span text:style-name="T112">Set the </text:span><text:span text:style-name="T118">default </text:span><text:span text:style-name="T112">vulnerability to use for the Par calculations. 0=none, 1=NS, 2=EW, 3=both.</text:span></text:p>
      <text:p text:style-name="P4"><text:span text:style-name="T5">-R 1 - 9 </text:span><text:span text:style-name="T112">Set the Resources for DDS mode 2 solutions. Sets the number of threads, and the number of threads also sets the amount of RAM required. Adding threads does not speed up DDS Mode 1.</text:span></text:p>
      <text:p text:style-name="P4"><text:span text:style-name="T112">-T </text:span><text:span text:style-name="T29">quoted-string </text:span><text:span text:style-name="T16">Sets the Title to be printed on the reports. The user should limit the title to no more than </text:span><text:span text:style-name="T19">2</text:span><text:span text:style-name="T16">00 characters. If no title is entered on the command line or in the input file then no title is printed.</text:span></text:p>
      <text:p text:style-name="P4"><text:span text:style-name="T29">-U pathname</text:span><text:span text:style-name="T16"> Sets the pathname of the </text:span><text:span text:style-name="T29">usereval</text:span><text:span text:style-name="T16"> server executable. The default is </text:span><text:span text:style-name="T55">DealerServer</text:span><text:span text:style-name="T100"> </text:span><text:span text:style-name="T16">in the current directory.</text:span></text:p>
      <text:p text:style-name="P4"><text:span text:style-name="T29">-X filename</text:span><text:span text:style-name="T16"> Sets the output filename for the </text:span><text:span text:style-name="T29">export</text:span><text:span text:style-name="T16"> command. If no -X filename is entered the command will output to stdout (which may be redirected).</text:span></text:p>
      <text:p text:style-name="P24"><text:span text:style-name="T29">-</text:span><text:span text:style-name="T32">Z</text:span><text:span text:style-name="T31"> </text:span><text:span text:style-name="T32">[[N][w]:]</text:span><text:span text:style-name="T31">&lt;filename&gt;</text:span><text:span text:style-name="T21"> </text:span><text:span text:style-name="T22">Specify a file in which to save the deals produced. The file will contain the deal encoded in RP’s zrd format complete with the 20 possible double dummy results. (See the description of the -L switch). <text:s/>The file is normally opened in append mode so that the results of various runs may be concatenated together. To truncate an existing file precede the file name with </text:span><text:span text:style-name="T32">w:</text:span><text:span text:style-name="T22"> To save time by suppressing the 20 double dummy solutions (unusual to do so) precede the file name with </text:span><text:span text:style-name="T32">N:</text:span><text:span text:style-name="T22"> <text:s/></text:span><text:soft-page-break/><text:span text:style-name="T22">(If you specify both w and N, only one colon is needed.) Unlike RP’s library, files generated by the -Z switch can contain descriptive records to document the contents of the file. DealerV2 will put into the zrd file the title string whether specified on the command line, or in the input, dli, file. If no title is specified then no descriptive records are added to the zrd file. To override any possible title specs in the input file, specify -T “” (that is a zero length title) on the command line. That will prevent any title string from being added to the zrd file. </text:span></text:p>
      <text:p text:style-name="P26"><text:span text:style-name="T33">-l</text:span><text:span text:style-name="T31"> </text:span><text:span text:style-name="T32">[[N][w]:]</text:span><text:span text:style-name="T31">&lt;filename&gt;</text:span><text:span text:style-name="T25">Similar to -Z except the deal is output as a 52 character ‘dealer’ deal.</text:span></text:p>
      <text:p text:style-name="P4"><text:span text:style-name="T29">-N, -S, -E, -W </text:span><text:span text:style-name="T100">holding-list </text:span><text:span text:style-name="T16">These switches allow the user to specify what is to be predealt to any or all of the compass directions. As shown in the example of the export output, a </text:span><text:span text:style-name="T100">holding </text:span><text:span text:style-name="T16">is a suit letter (capitals) followed by the cards in that suit that are to be predealt, in descending order. A </text:span><text:span text:style-name="T100">holding-list</text:span><text:span text:style-name="T16"> </text:span></text:p>
      <text:p text:style-name="P4">is several <text:span text:style-name="T98">holdings</text:span> joined by commas. Any number of cards in any number of suits can be pre-dealt.</text:p>
      <text:p text:style-name="P147">These switches override any non-bias predeal statements in the input file. If there are bias predeal statements in the input file, the bias statements take priority and these switches have no effect.</text:p>
      <text:p text:style-name="P4"><text:span text:style-name="T5">-0 <text:s/>to -9</text:span><text:span text:style-name="T112"> Gives a value to the script parameter(s) $0 thru $9. The text (or number) that follows this parameter(s) will be substituted for the symbol(s) $0 thru $9 wherever they are found in the input file. See the instructions on using script variables later in the document.</text:span></text:p>
      <text:h text:style-name="P175" text:outline-level="3"><text:bookmark-start text:name="__RefHeading___Toc2943_3691053158"/>Example Simulation Exercise<text:bookmark-end text:name="__RefHeading___Toc2943_3691053158"/></text:h>
      <text:p text:style-name="P4"><text:span text:style-name="T141">An example of the use of these options and the </text:span><text:span text:style-name="T143">export</text:span><text:span text:style-name="T141"> command is as follows:</text:span></text:p>
      <text:p text:style-name="P4"><text:span text:style-name="T141">First run Dealer to </text:span><text:span text:style-name="T143">produce </text:span><text:span text:style-name="T141">some number (say 100) of NS hands that meet some criteria such as both being balanced with a total of 26.0 to 26.75 Optimal Points between them. Export these hands to a file OPC26NT.exp</text:span></text:p>
      <text:p text:style-name="P42">Then create another ‘<text:span text:style-name="T310">dli’</text:span> file that produces 200 deals where the NS hands are predealt. Average the number of tricks that NS can take, in some strain, in this case NoTrump.</text:p>
      <text:p text:style-name="P42">Create a shell script that reads the OPC26NT.exp file one line at a time and for each line runs Dealer with the second description file. You will thus create 100 examples of a pair of hands that probably wants to play in 3NT, and you will average the number of tricks that each of those hands can take over 200 deals. A total of 20,000 situations analyzed. </text:p>
      <text:p text:style-name="P42"/>
      <text:p text:style-name="P42">Here is the sample code:</text:p>
      <text:p text:style-name="P4"><text:span text:style-name="T141">The first Dealer Input File, </text:span><text:span text:style-name="T241">OPC_26NT.dli</text:span></text:p>
      <text:p text:style-name="P61">generate <text:s text:c="2"/>100000</text:p>
      <text:p text:style-name="P61">produce <text:s text:c="3"/>100</text:p>
      <text:p text:style-name="P61">title "OPC Bal 26opc <text:s/>-s123 -m -v -D0"</text:p>
      <text:p text:style-name="P61">opener west</text:p>
      <text:p text:style-name="P61">condition ( shape(west, any 4333+any 4432+any 5332 -5xxx -x5xx ) &amp;&amp;</text:p>
      <text:p text:style-name="P4"><text:span text:style-name="T90"><text:s text:c="12"/></text:span><text:span text:style-name="T89">shape(east, any 4333+any 4432+any 5332 -5xxx -x5xx ) &amp;&amp;</text:span></text:p>
      <text:p text:style-name="P4"><text:span text:style-name="T90"><text:s text:c="12"/></text:span><text:span text:style-name="T89">26.0 &lt;= opc(EW,notrump) &amp;&amp; opc(EW,notrump) &lt;=26.75 )</text:span></text:p>
      <text:p text:style-name="P61"/>
      <text:p text:style-name="P61">action export ( EW ),</text:p>
      <text:p text:style-name="P4"><text:span text:style-name="T90"><text:s text:c="8"/></text:span><text:span text:style-name="T89">printoneline</text:span></text:p>
      <text:p text:style-name="P42"/>
      <text:p text:style-name="P42">The screen output looks like: (100 lines printed)</text:p>
      <text:p text:style-name="P61">n KJ2.Q52.K87.KJ87 e 8743.A9.642.QT64 s AT.JT874.953.932 w Q965.K63.AQJT.A5 </text:p>
      <text:p text:style-name="P61">n 92.A65.9852.JT92 e J3.Q872.AJ64.AK5 s KQT865.K93.T3.73 w A74.JT4.KQ7.Q864 </text:p>
      <text:p text:style-name="P42"/>
      <text:p text:style-name="P42"/>
      <text:p text:style-name="P42"><text:soft-page-break/>The Export file looks like:</text:p>
      <text:p text:style-name="P61">-E S8743,HA9,D642,CQT64 <text:s/>-W SQ965,HK63,DAQJT,CA5 </text:p>
      <text:p text:style-name="P61">-E SJ3,HQ872,DAJ64,CAK5 <text:s/>-W SA74,HJT4,DKQ7,CQ864</text:p>
      <text:p text:style-name="P42">The second Dealer Input File looks like:</text:p>
      <text:p text:style-name="P61">generate <text:s text:c="2"/>100000</text:p>
      <text:p text:style-name="P61">produce <text:s text:c="3"/>200</text:p>
      <text:p text:style-name="P61">title "OPC Bal 26opc <text:s/>Verify"</text:p>
      <text:p text:style-name="P61">opener west</text:p>
      <text:p text:style-name="P61">action <text:s/>frequency "Bal 26opc" (dds(west,notrump), 6, 12 ),</text:p>
      <text:p text:style-name="P4"><text:span text:style-name="T90"><text:s text:c="8"/></text:span><text:span text:style-name="T89">average "3NT Success Pct " ( dds(west,notrump) &gt;= 9 )*100,</text:span></text:p>
      <text:p text:style-name="P42">The shell script that runs this file is:</text:p>
      <text:p text:style-name="P61">#!/bin/bash</text:p>
      <text:p text:style-name="P61">usage() {</text:p>
      <text:p text:style-name="P4"><text:span text:style-name="T90"><text:s/></text:span><text:span text:style-name="T89">echo usage: $0 file_of_predeals Ofile_for_append DealerIn_File \</text:span></text:p>
      <text:p text:style-name="P61"><text:tab/><text:tab/>e.g. DOP26NT.exp DOP26NT.results Check.DOP26NT</text:p>
      <text:p text:style-name="P61">}</text:p>
      <text:p text:style-name="P61"/>
      <text:p text:style-name="P61">if <text:s text:c="2"/>[ $# -lt 3 ] ; then usage ; exit 0 ; fi</text:p>
      <text:p text:style-name="P61">fin=${1}</text:p>
      <text:p text:style-name="P61">fout=${2}</text:p>
      <text:p text:style-name="P61">fctl=${3}</text:p>
      <text:p text:style-name="P61">echo "Opening Predeal file ${fin} Appending to Output file ${fout} \</text:p>
      <text:p text:style-name="P61"><text:tab/><text:tab/>using control file ${fctl}"</text:p>
      <text:p text:style-name="P4"><text:span text:style-name="T91">while read predeal</text:span><text:span text:style-name="T89">; do</text:span></text:p>
      <text:p text:style-name="P61"><text:tab/>precnt=$(( $precnt+1 ))</text:p>
      <text:p text:style-name="P61"><text:tab/>echo "Starting Record # $precnt "</text:p>
      <text:p text:style-name="P4"><text:span text:style-name="T89"><text:tab/>echo Analyzing EW hands: </text:span><text:span text:style-name="T91">${predeal}</text:span><text:span text:style-name="T89"> &gt;&gt;${fout}</text:span></text:p>
      <text:p text:style-name="P4"><text:span text:style-name="T90"><text:s text:c="8"/></text:span><text:span text:style-name="T89">./dealerv2 -m -s117 -M1 -D0 -v </text:span><text:span text:style-name="T91">${predeal}</text:span><text:span text:style-name="T89"> ${fctl} <text:s text:c="4"/>&gt;&gt;${fout}</text:span></text:p>
      <text:p text:style-name="P4"><text:span text:style-name="T89">done &lt;</text:span><text:span text:style-name="T91">${fin}</text:span></text:p>
      <text:p text:style-name="P61">echo "Done. Results appended to ${fout}"</text:p>
      <text:p text:style-name="P4"><text:span text:style-name="T141">Note how the script reads the file created earlier by the export command and stores the text in the shell variable </text:span><text:span text:style-name="T190">${predeal}</text:span><text:span text:style-name="T141">. <text:s/>The script then passes that text into the Dealer predeal specification via the command line options -W and -E. <text:s/>In effect the line:</text:span></text:p>
      <text:p text:style-name="P4"><text:span text:style-name="T72">./dealerv2 -m -s117 -M1 -D0 -v </text:span><text:span text:style-name="T192">${predeal}</text:span><text:span text:style-name="T72"> ${fctl} <text:s/>&gt;&gt;${fout}</text:span></text:p>
      <text:p text:style-name="P42">becomes:</text:p>
      <text:p text:style-name="P4"><text:span text:style-name="T72">./dealerv2 -m -s117 -M1 -D0 -v</text:span><text:span text:style-name="T141"> <text:s/></text:span><text:span text:style-name="T89"><text:s text:c="2"/>\</text:span></text:p>
      <text:p text:style-name="P4"><text:span text:style-name="T90"><text:s text:c="7"/></text:span><text:span text:style-name="T196">-E S8743,HA9,D642,CQT64 <text:s/>-W SQ965,HK63,DAQJT,CA5</text:span><text:span text:style-name="T89"> </text:span><text:span text:style-name="T72">${fctl} <text:s/>&gt;&gt;${fout}</text:span></text:p>
      <text:p text:style-name="P4"><text:span text:style-name="T141">The results in the output file, </text:span><text:span text:style-name="T132">${fout}, </text:span><text:span text:style-name="T141"><text:s/>look like:</text:span></text:p>
      <text:p text:style-name="P61">Analyzing EW hands: -E S8743,HA9,D642,CQT64 -W SQ965,HK63,DAQJT,CA5</text:p>
      <text:p text:style-name="P61">Description: Bal 26opc: <text:s text:c="14"/></text:p>
      <text:p text:style-name="P61">Value<text:tab/> <text:s text:c="2"/>Count<text:tab/> <text:s text:c="3"/>Pct.</text:p>
      <text:p text:style-name="P61"><text:s text:c="4"/>6<text:tab/> <text:s text:c="5"/>56<text:tab/> <text:s text:c="2"/>28.00</text:p>
      <text:p text:style-name="P61"><text:s text:c="4"/>7<text:tab/> <text:s text:c="4"/>107<text:tab/> <text:s text:c="2"/>53.50</text:p>
      <text:p text:style-name="P61"><text:s text:c="4"/>8<text:tab/> <text:s text:c="5"/>28<text:tab/> <text:s text:c="2"/>14.00</text:p>
      <text:p text:style-name="P61"><text:s text:c="4"/>9<text:tab/> <text:s text:c="6"/>7<text:tab/> <text:s text:c="3"/>3.50</text:p>
      <text:p text:style-name="P61"><text:s text:c="3"/>10<text:tab/> <text:s text:c="6"/>2<text:tab/> <text:s text:c="3"/>1.00</text:p>
      <text:p text:style-name="P61"><text:s text:c="3"/>11<text:tab/> <text:s text:c="6"/>0<text:tab/> <text:s text:c="3"/>0.00</text:p>
      <text:p text:style-name="P61"><text:s text:c="3"/>12<text:tab/> <text:s text:c="6"/>0<text:tab/> <text:s text:c="3"/>0.00</text:p>
      <text:p text:style-name="P62"><text:s text:c="4"/><text:tab/>-------- <text:s text:c="3"/>--------</text:p>
      <text:p text:style-name="P61">Total<text:tab/> <text:s text:c="4"/>200<text:tab/> <text:s/>100.00</text:p>
      <text:p text:style-name="P61">3NT Success Pct : Mean= 4.5000, Std Dev= 20.7824, Var= 431.9095, Sample Size=200 </text:p>
      <text:p text:style-name="P61"/>
      <text:p text:style-name="P42"><text:soft-page-break/>There will be one set of such results for each of the EW hands that were exported to the export file.</text:p>
      <text:p text:style-name="P42">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D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164" text:outline-level="1"><text:bookmark-start text:name="__RefHeading___Toc7101_3691053158"/><text:bookmark text:name="_toc958"/>Scripting the Input File<text:bookmark-end text:name="__RefHeading___Toc7101_3691053158"/></text:h>
      <text:p text:style-name="P4"/>
      <text:p text:style-name="P4"><text:span text:style-name="T226">When u</text:span>sing Version 2.<text:span text:style-name="T226">x</text:span> of Dealer<text:span text:style-name="T226">,</text:span> the user has the ability to make the Input File contain some 'variables' that can be specified at run time. There are 10 of these, and they are written in the Input File as $0 thru $9. When Flex sees one of these in the Input F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p>
      <text:p text:style-name="P4">The input strings that Flex reads from are filled by specifying their values on the command line with the options -0 thru -9. </text:p>
      <text:p text:style-name="P4"/>
      <text:p text:style-name="P4">Here is an example where we first generate some Weak NT hands (12 -14 hcp for West) and then some strong ones (West has 15 - 17 hcp). Notice that the script variables $1, $2, and $3 are just single 'words' aka tokens. <text:span text:style-name="T270">We also specify that East has a 5 card Major, so that</text:span> $<text:span text:style-name="T270">4</text:span> is several 'words' or tokens; however many it takes to specify the shape of the East hand. </text:p>
      <text:p text:style-name="P4"/>
      <text:p text:style-name="P10">This is the relevant part of the file, "NTscript<text:span text:style-name="T269">ed</text:span><text:span text:style-name="T264">.dls</text:span>"<text:span text:style-name="T264"> :</text:span></text:p>
      <text:p text:style-name="P10"><text:s/>$<text:span text:style-name="T270">0 and $3</text:span> <text:span text:style-name="T270">are</text:span> compass direction<text:span text:style-name="T270">s</text:span>, west<text:span text:style-name="T270">, east</text:span>, $<text:span text:style-name="T270">1</text:span> and $<text:span text:style-name="T270">2</text:span> are numbers, and $<text:span text:style-name="T270">4</text:span> is a shape specification.</text:p>
      <text:p text:style-name="P118">NTshape = shape($0, any 4333 + any 4432 + any 5332 - 5xxx - x5xx)</text:p>
      <text:p text:style-name="P118">condition</text:p>
      <text:p text:style-name="P118"><text:s text:c="3"/>NTshape <text:s/>&amp;&amp; <text:s text:c="3"/>(hcp($0) &gt;= $1) &amp;&amp; <text:s text:c="3"/>(hcp($0) &lt;= $2) &amp;&amp; <text:s text:c="2"/>shape(<text:span text:style-name="T270">$3</text:span>, $4 )</text:p>
      <text:p text:style-name="P53"/>
      <text:p text:style-name="P4">We run dealer passing the values of $0 - $<text:span text:style-name="T271">4</text:span> on the command line: </text:p>
      <text:p text:style-name="P11"><text:span text:style-name="T73">.</text:span><text:span text:style-name="T252">/dealerv2 NTscript</text:span><text:span text:style-name="T253">ed.dls</text:span><text:span text:style-name="T252"> -0 west -1 </text:span><text:span text:style-name="T177">12</text:span><text:span text:style-name="T252"> -2 14 -3 east </text:span><text:span text:style-name="T254">-4</text:span><text:span text:style-name="T252"> '5xxx + x5xx'</text:span><text:span text:style-name="T257"> <text:s text:c="25"/></text:span></text:p>
      <text:p text:style-name="P118"/>
      <text:p text:style-name="P4">A couple of hands produced from the above:</text:p>
      <text:p text:style-name="P77"/>
      <text:p text:style-name="P11"><text:span text:style-name="T95"><text:s text:c="3"/>1. West <text:s text:c="10"/>East </text:span><text:span text:style-name="T96"><text:tab/><text:tab/> 2. <text:s/>West <text:s text:c="3"/></text:span><text:span text:style-name="T97"><text:s/></text:span><text:span text:style-name="T96"><text:s text:c="11"/>East</text:span></text:p>
      <text:p text:style-name="P11"><text:span text:style-name="T95"><text:s text:c="5"/>A 8 <text:s text:c="12"/>K Q J 3 2 </text:span><text:span text:style-name="T96"><text:tab/><text:tab/>8 5 <text:s text:c="16"/>A Q 7 4</text:span></text:p>
      <text:p text:style-name="P11"><text:span text:style-name="T95"><text:s text:c="5"/>A 9 2 <text:s text:c="10"/>T 8 7 </text:span><text:span text:style-name="T96"><text:tab/><text:tab/><text:tab/>K 8 4 <text:s text:c="14"/>J 9 5 3 2</text:span></text:p>
      <text:p text:style-name="P11"><text:span text:style-name="T95"><text:s text:c="5"/>T 9 5 4 <text:s text:c="8"/>- </text:span><text:span text:style-name="T96"><text:tab/><text:tab/><text:tab/><text:tab/>A 8 4 <text:s text:c="14"/>7 6 2</text:span></text:p>
      <text:p text:style-name="P11"><text:span text:style-name="T95"><text:s text:c="5"/>A T 8 6 <text:s text:c="8"/>K Q J 7 5 </text:span><text:span text:style-name="T96"><text:tab/><text:tab/>K Q T 8 6 <text:s text:c="10"/>3</text:span></text:p>
      <text:p text:style-name="P77"/>
      <text:p text:style-name="P4"><text:soft-page-break/>Next we run dealer with different values of hcp on the command line:</text:p>
      <text:p text:style-name="P11"><text:span text:style-name="T73">.</text:span><text:span text:style-name="T252">/dealerv2 NTscript</text:span><text:span text:style-name="T253">ed.dls</text:span><text:span text:style-name="T252"> -0 west -1 </text:span><text:span text:style-name="T255">15</text:span><text:span text:style-name="T252"> -2 </text:span><text:span text:style-name="T255">17</text:span><text:span text:style-name="T252"> -3 east </text:span><text:span text:style-name="T254">-4</text:span><text:span text:style-name="T252"> '5xxx + x5xx'</text:span><text:span text:style-name="T257"> </text:span><text:span text:style-name="T73"><text:s text:c="2"/></text:span></text:p>
      <text:p text:style-name="P4">And we get hands like these two:</text:p>
      <text:p text:style-name="P53"/>
      <text:p text:style-name="P54"><text:s text:c="3"/>7. West <text:s text:c="9"/>East <text:span text:style-name="T270"><text:tab/><text:tab/> 8. West <text:s text:c="11"/>East</text:span></text:p>
      <text:p text:style-name="P54"><text:s text:c="5"/>7 5 <text:s text:c="11"/>A Q T 3 2 <text:span text:style-name="T270"><text:tab/> <text:s text:c="3"/>K 5 <text:s text:c="12"/>Q 9 6 3 2 </text:span></text:p>
      <text:p text:style-name="P54"><text:s text:c="5"/>K J 9 <text:s text:c="9"/>A Q 8 <text:span text:style-name="T270"><text:tab/><text:tab/> <text:s text:c="3"/>A 9 2 <text:s text:c="10"/>8</text:span></text:p>
      <text:p text:style-name="P54"><text:s text:c="5"/>K Q 8 4 <text:s text:c="7"/>A 2 <text:span text:style-name="T270"><text:tab/><text:tab/><text:tab/> <text:s text:c="3"/>A T 9 <text:s text:c="10"/>8 6 5 4 2</text:span></text:p>
      <text:p text:style-name="P54"><text:s text:c="5"/>A Q 9 4 <text:s text:c="7"/>5 3 2 <text:span text:style-name="T270"><text:tab/><text:tab/> <text:s text:c="3"/>K Q T 6 3 <text:s text:c="6"/>J 8</text:span> <text:s text:c="16"/></text:p>
      <text:p text:style-name="P4">Since we are just doing text substitution we can even have some keywords be set by variables. For example if we want to switch between <text:span text:style-name="T5">HCP</text:span> and '<text:span text:style-name="T5">C13</text:span>' points we make the condition clause:</text:p>
      <text:p text:style-name="P119"><text:span text:style-name="T48">NTshape <text:s/>&amp;&amp; <text:s text:c="3"/>(</text:span><text:span text:style-name="T82">$9</text:span><text:span text:style-name="T48">($0) &gt;= $1) &amp;&amp; <text:s text:c="3"/>(</text:span><text:span text:style-name="T82">$9</text:span><text:span text:style-name="T48">($0) &lt;= $2) &amp;&amp; <text:s text:c="2"/>shape(</text:span><text:span text:style-name="T49">$3</text:span><text:span text:style-name="T48">, $4 )</text:span></text:p>
      <text:p text:style-name="P4">and then run Dealer with either:</text:p>
      <text:p text:style-name="P12"><text:span text:style-name="T76">.</text:span><text:span text:style-name="T258">/dealerv2 NTscript</text:span><text:span text:style-name="T259">ed.dls</text:span><text:span text:style-name="T258"> -0 west -1 </text:span><text:span text:style-name="T255">15</text:span><text:span text:style-name="T258"> -2 </text:span><text:span text:style-name="T255">17</text:span><text:span text:style-name="T258"> -3 east</text:span><text:span text:style-name="T260"> </text:span><text:span text:style-name="T254">-4</text:span><text:span text:style-name="T258"> '5xxx + x5xx'</text:span><text:span text:style-name="T260"> </text:span><text:span text:style-name="T256">-9 hcp</text:span></text:p>
      <text:p text:style-name="P36">or</text:p>
      <text:p text:style-name="P12"><text:span text:style-name="T76">.</text:span><text:span text:style-name="T258">/dealerv2 NTscript</text:span><text:span text:style-name="T259">ed.dls</text:span><text:span text:style-name="T258"> -0 west -1 </text:span><text:span text:style-name="T255">15</text:span><text:span text:style-name="T258"> -2 </text:span><text:span text:style-name="T255">17</text:span><text:span text:style-name="T258"> -3 east</text:span><text:span text:style-name="T260"> </text:span><text:span text:style-name="T254">-4</text:span><text:span text:style-name="T258"> '5xxx + x5xx'</text:span><text:span text:style-name="T260"> </text:span><text:span text:style-name="T256">-9 C13</text:span><text:span text:style-name="T73"> <text:s text:c="2"/></text:span><text:s/></text:p>
      <text:p text:style-name="P4"/>
      <text:p text:style-name="P4">The first run will of course duplicate the strong NT examples above. In the second run, the West hands no longer have 15 - 17 HCP but instead 15 - 17 "C13" points where an Ace=6, King=4, Queen=2 and Jack=1.</text:p>
      <text:p text:style-name="P4">Here are some West hands:</text:p>
      <text:p text:style-name="P4"><text:span text:style-name="T179"><text:s text:c="2"/></text:span><text:span text:style-name="T92"><text:s/></text:span><text:span text:style-name="T48">1. <text:s text:c="17"/>2. <text:s text:c="17"/>5. <text:s text:c="17"/>6. <text:s text:c="14"/></text:span></text:p>
      <text:p text:style-name="P53">K 5 <text:s text:c="16"/>T 8 5 <text:s text:c="14"/>K 8 5 2 <text:s text:c="12"/>A 3 <text:s text:c="2"/></text:p>
      <text:p text:style-name="P53">K 4 3 <text:s text:c="14"/>K 8 6 <text:s text:c="14"/>Q T 4 <text:s text:c="14"/>Q 9 2 </text:p>
      <text:p text:style-name="P53">K T 8 3 <text:s text:c="12"/>T 9 <text:s text:c="16"/>K Q T <text:s text:c="14"/>Q J T 4 </text:p>
      <text:p text:style-name="P53">K T 9 5 <text:s text:c="12"/>A K J T 3 <text:s text:c="10"/>K 9 2 <text:s text:c="14"/>K Q 9 6 </text:p>
      <text:p text:style-name="P4"><text:span text:style-name="T179"><text:s/></text:span>4*4 = 16 <text:s text:c="32"/>4+6+4+1 = 15 <text:s text:c="10"/><text:tab/> <text:s text:c="8"/>4+2+6+4 = 16 <text:s text:c="26"/>6+2+3+6 <text:s/>= 17 <text:s text:c="32"/></text:p>
      <text:p text:style-name="P4"/>
      <text:p text:style-name="P4">The values taken on by the script variables are simply passed in on the command line; this allows the user to write shell scripts, and to read the script variables from a file, or to be generated via a <text:span text:style-name="T106">for</text:span> loop and so on. See the Example Simulation Exercise section prior, for how this could be done. </text:p>
      <text:p text:style-name="P4">By harnessing the power of shell scripting, Dealer V2.<text:span text:style-name="T232">x</text:span> should allow the user to run unattended simulations, quite conveniently.</text:p>
      <text:p text:style-name="P4"/>
      <text:p text:style-name="P4">You can put script values into FDshape statements the same as you could in HvS shape statements. E.G. the Examples directory contains the file ScriptFD<text:span text:style-name="T272">.dls</text:span> with the following excerpt:</text:p>
      <text:p text:style-name="P59">condition (shape{$1, $2:d&gt;c or h&gt;s} or <text:s/>shape{$1 , $3 } ) &amp;&amp; <text:s/>$0($1) &lt;= $5</text:p>
      <text:p text:style-name="P56">/* you can run the above for example with :: </text:p>
      <text:p text:style-name="P56">dealerv2 -0 pt9 -1 west -2 '(55xx)' -3 '5+M[35]dxx' -5 20 ScriptFD.dls</text:p>
      <text:p text:style-name="P4"/>
      <text:p text:style-name="P4"><text:span text:style-name="T40">Caveat: </text:span>The scripting variables in the Input File cannot be between quotes; if you write "$1" for example, it loses it's special meaning and just becomes the text string $1. The only case I can think of where this might be a problem is if you want to debug your script and you put the $1 in a <text:span text:style-name="T5">printes</text:span> statement. </text:p>
      <text:p text:style-name="P4"/>
      <text:p text:style-name="P4">For example if $1="north" and the North hand has 14 HCP, then the statement:</text:p>
      <text:p text:style-name="P4"><text:soft-page-break/><text:span text:style-name="T179"><text:s/></text:span><text:span text:style-name="T48">printes( "HCP for compass $1 = " , hcp($1) , \n )</text:span></text:p>
      <text:p text:style-name="P4">will print out: <text:s/><text:span text:style-name="T48">HCP for compass $1 = 14</text:span> </text:p>
      <text:p text:style-name="P4">And if you try it like this: </text:p>
      <text:p text:style-name="P4"><text:span text:style-name="T179"><text:s/></text:span><text:span text:style-name="T48">printes( "HCP for compass ", $1, " = " , hcp($1) , \n )</text:span></text:p>
      <text:p text:style-name="P4">You will get an error because the parser will see the statement:</text:p>
      <text:p text:style-name="P53">printes( "HCP for compass ", north, " = " , hcp(north) , \n )</text:p>
      <text:p text:style-name="P4">and the first <text:s/>'<text:span text:style-name="T48">north</text:span>' is not a valid expression in this context. </text:p>
      <text:p text:style-name="P4"/>
      <text:p text:style-name="P4">Thus far we have seen that it is straightforward to use the script variables in the place of numbers or key words, or even strings where the bare string is valid, such as in a <text:span text:style-name="T5">shape</text:span> statement. However if you want to have the a string appear in a print statement such as <text:span text:style-name="T5">printes</text:span>, or as a label for the <text:span text:style-name="T5">action</text:span> or <text:span text:style-name="T5">frequency</text:span> output, <text:s/>you must resort to a bit of trickery.</text:p>
      <text:p text:style-name="P4"/>
      <text:p text:style-name="P4">In order to be recognized as a string by the lexer, the string must be in double quotes. So this means that <text:span text:style-name="T40">after </text:span>the lexer has made the substitution, there must be double quotes <text:s/>in the result.</text:p>
      <text:p text:style-name="P4">So in order to have for example the date as part of your <text:span text:style-name="T5">average</text:span> label, your command line would need to be like this:</text:p>
      <text:p text:style-name="P13"><text:span text:style-name="T48">./dealerv2 -2 ' "Rundate=</text:span><text:span text:style-name="T245">2023-04-17"' String_scr_var.dls </text:span></text:p>
      <text:p text:style-name="P4"/>
      <text:p text:style-name="P4">This will save the string between the single quotes, including the double quotes, in the script variable so that after the lexer has substituted the string for the $2 script variable, there is a valid Dealer string there, i.e. text between double quotes.</text:p>
      <text:p text:style-name="P4"/>
      <text:p text:style-name="P4">And the Input File could be:</text:p>
      <text:p text:style-name="P53">action</text:p>
      <text:p text:style-name="P53">printoneline, <text:s/>average $2 controls(west)</text:p>
      <text:p text:style-name="P53"/>
      <text:p text:style-name="P131">You would execute with:</text:p>
      <text:p text:style-name="P53">dealerv2 -2 '"Run-Date: 2023-04-17"' String_scr_var.dls </text:p>
      <text:p text:style-name="P4">which would generate output like this:</text:p>
      <text:p text:style-name="P57">n 874.QJ63.K83.643 e Q2.T82.JT72.T975 s J96.A975.A654.A8 w AKT53.K4.Q9.KQJ2 </text:p>
      <text:p text:style-name="P57">n A86.J843.98.A743 e .QT7.QJ7432.QT96 s JT5.652.KT65.KJ5 w KQ97432.AK9.A.82 </text:p>
      <text:p text:style-name="P57">Run-Date: 2023-04-17: Mean= 6.0000, Std Dev= 1.1547, Var= 1.3333, Sample Size=10 <text:s/></text:p>
      <text:h text:style-name="P164" text:outline-level="1"><text:bookmark-start text:name="__RefHeading___Toc20444_2914024446"/>Running Dealer<text:bookmark-end text:name="__RefHeading___Toc20444_2914024446"/></text:h>
      <text:p text:style-name="P4">Windows users see the section on Dealer and WSL. Then if necessary come back to this section or the next one.</text:p>
      <text:p text:style-name="P4">Dealer itself does not need to be installed in any partic<text:span text:style-name="T280">u</text:span>lar place; you can install it in your home directory or (if you have <text:span text:style-name="T303">administrator</text:span> privileges) in a path such as <text:span text:style-name="T48">/usr/</text:span><text:span text:style-name="T54">local/</text:span><text:span text:style-name="T48">games.</text:span></text:p>
      <text:p text:style-name="P4">The Dealer binary is called: <text:span text:style-name="T48">dealerv2 </text:span>It does not rely on any other files<text:span text:style-name="T223"> </text:span>to execute in most cases; the exception(s) being <text:span text:style-name="T280">(a) the files that implement the standard Linux functions for IO, math and the like, and (b)</text:span> the three external programs, <text:span text:style-name="T48">fdp, dop, </text:span>and<text:span text:style-name="T48"> gibcli</text:span> <text:span text:style-name="T280">which </text:span>must be installed in the correct places. The locations of these three programs have been hardcoded into the source of the DealerV2 program. <text:s/>The default location and program name for the UserEval server is <text:soft-page-break/><text:span text:style-name="T243">DealerServer</text:span> in the current directory. The name and location can be overridden by the -U command line switch.</text:p>
      <text:p text:style-name="P4">If you run the command <text:span text:style-name="T48">sudo ./install_dealer.bash</text:span> from within the directory which contains the repository, this will install everything in the right place. </text:p>
      <text:p text:style-name="P4">To uninstall it run : <text:span text:style-name="T48">sudo ./Un_install_dealer.bash</text:span> from whithin the repository directory.</text:p>
      <text:p text:style-name="P4">From within the <text:span text:style-name="T48">Prod</text:span> directory you can also type <text:span text:style-name="T48">make install </text:span>or <text:span text:style-name="T48">make uninstall</text:span>. </text:p>
      <text:p text:style-name="P4">If you do install Dealer<text:span text:style-name="T265">V2</text:span> in this way the install process adds the location of Dealer<text:span text:style-name="T265">V2</text:span> to your PATH variable so that you can run DealerV2 no matter which directory you are in, by typing <text:span text:style-name="T48">dealerv2</text:span></text:p>
      <text:p text:style-name="P4"><text:span text:style-name="T179"><text:s/></text:span>If you want to use François Dellacherie shapes, or use OPC hand evaluation, you also need to have Perl installed.</text:p>
      <text:p text:style-name="P4">If you have cloned the repository, but have not yet run the install step, you can run dealer by changing to the repository directory and typing: <text:span text:style-name="T48">./dealerv2</text:span> <text:s/>This command will run the binary that actually exists in the Prod directory. </text:p>
      <text:p text:style-name="P4">There is not yet a man page for Dealer version 2. This document is it. </text:p>
      <text:p text:style-name="P4">Your first Dealer command should probably be <text:span text:style-name="T48">dealerv2 -h -V </text:span>as shown. This will produce a rather extensive help message and the Version information and exit. (See the section on Command line arguments.)</text:p>
      <text:p text:style-name="P4">To run Dealer and actually produce some hands you first create a file that specifies your conditions and actions. In the Examples provided, these files usually have a name of the form <text:span text:style-name="T239">xxxxx.dli </text:span>where the xxxxx gives some hint as to what the purpose of the input file is. You then run Dealer like so:</text:p>
      <text:p text:style-name="P4"><text:span text:style-name="T48">./dealerv2 ../Examples/</text:span><text:span text:style-name="T50">Demo.dli</text:span><text:span text:style-name="T48"> </text:span>and you will get some output to the screen.</text:p>
      <text:p text:style-name="P91"/>
      <text:p text:style-name="P20"><text:span text:style-name="T109">Previous versions of Dealer, used input file names of the form Descr.xxxxx </text:span><text:span text:style-name="T110">As of version 2.5.6 the input files to dealerv2 have been given the names xxxxx.dli to correspond to how most filenames have an application specific suffix. 'dli' is an acronym for 'dealer input'. </text:span><text:span text:style-name="T242">If you ever </text:span><text:span text:style-name="T110">see Descr.xxxxx in this document expect to find the file named xxxxxx.dli instead.</text:span><text:span text:style-name="T111"> The suffix 'dls' is also used to indicate that the Input File contains script variables that must be set on the command line. </text:span></text:p>
      <text:p text:style-name="P96"/>
      <text:p text:style-name="P97">However the user can name her input files however she likes. There is nothing in Dealer that requires a special type of input file name.</text:p>
      <text:p text:style-name="P91"/>
      <text:p text:style-name="P4">To run the binary as it exists in the github repo, will most likely require that you have installed the same version of the various libraries that are standard with GCC. This likely means the same version of Ubuntu and the same version of GCC that were present when the binary was built.</text:p>
      <text:p text:style-name="P4">If you get a complaint about <text:span text:style-name="T48">libgomp1</text:span> not found you can try:</text:p>
      <text:p text:style-name="P4">(This will save you having to have the developer tools , and rebuilding Dealer).</text:p>
      <text:p text:style-name="P4"><text:span text:style-name="T179"><text:s text:c="4"/></text:span><text:span text:style-name="T48">sudo apt-get install libgomp1</text:span></text:p>
      <text:p text:style-name="P4"><text:span text:style-name="T98">The final character above is a ONE not an ell.</text:span> </text:p>
      <text:p text:style-name="P4">If you are not so lucky you will need to rebuild Dealer from source. See the next section.</text:p>
      <text:p text:style-name="P4">There is a copy of <text:span text:style-name="T48">libgomp.so.1 </text:span>in the stdlib subdirectory in case you have trouble finding it.</text:p>
      <text:p text:style-name="P4">For a 64 bit system it should be in location: <text:span text:style-name="T48">/usr/lib/x86_64-linux-gnu/libgomp.so.1</text:span></text:p>
      <text:h text:style-name="P165" text:outline-level="1"/>
      <text:h text:style-name="P163" text:outline-level="1"><text:bookmark-start text:name="__RefHeading___Toc20446_2914024446"/>Installing and Building Dealer -- Linux<text:bookmark-end text:name="__RefHeading___Toc20446_2914024446"/></text:h>
      <text:p text:style-name="P4">More detail on installing Dealer is in the Maintainer's guide. This is a quick summary for those that just want to use the program. Note that in order to Build Dealer you will need certain developer tools installed. To clone the repository you will need <text:span text:style-name="T48">git </text:span>installed.</text:p>
      <text:p text:style-name="P4">The easiest way to get DealerV2 is to use <text:span text:style-name="T48">git</text:span> and clone the repository. Change to the directory where you would like the copy of the repository to reside, e.g. your Home directory or /usr/games etc and issue the command:</text:p>
      <text:p text:style-name="P53">git clone https://github.com/dealerv2/DealerV2_4</text:p>
      <text:p text:style-name="P4">to create the directory: <text:span text:style-name="T48">Dealer</text:span><text:span text:style-name="T51">V2_4</text:span><text:span text:style-name="T48"> </text:span></text:p>
      <text:p text:style-name="P4">To see the structure of this directory you can type: <text:span text:style-name="T48">tree -L 1 -F Dealer</text:span><text:span text:style-name="T52">V2_4</text:span></text:p>
      <text:p text:style-name="P4">The result will be<text:span text:style-name="T233"> similar to</text:span>:</text:p>
      <text:p text:style-name="P130">├── bin/</text:p>
      <text:p text:style-name="P130">├── chk_install.bash*</text:p>
      <text:p text:style-name="P130">├── dat/</text:p>
      <text:p text:style-name="P130">├── DDS_Demo/</text:p>
      <text:p text:style-name="P130">├── dealerv2 -&gt; Prod/dealerv2*</text:p>
      <text:p text:style-name="P130">├── Debug/</text:p>
      <text:p text:style-name="P130">├── DebugExamples/</text:p>
      <text:p text:style-name="P130">├── docs/</text:p>
      <text:p text:style-name="P130">├── DOP/</text:p>
      <text:p text:style-name="P130">├── DOP_distkit.tar.gz</text:p>
      <text:p text:style-name="P130">├── Examples/</text:p>
      <text:p text:style-name="P130">├── fdpi -&gt; lib/fdpi*</text:p>
      <text:p text:style-name="P130">├── include/</text:p>
      <text:p text:style-name="P130">├── install_dealer.bash*</text:p>
      <text:p text:style-name="P130">├── lib/</text:p>
      <text:p text:style-name="P130">├── LICENSE_GPLV3</text:p>
      <text:p text:style-name="P130">├── PreProcessor/</text:p>
      <text:p text:style-name="P130">├── Prod/</text:p>
      <text:p text:style-name="P130">├── README.md</text:p>
      <text:p text:style-name="P130">├── Regression/</text:p>
      <text:p text:style-name="P130">├── src/</text:p>
      <text:p text:style-name="P130">├── stdlib/</text:p>
      <text:p text:style-name="P130">├── SyncSettings.ffs_gui</text:p>
      <text:p text:style-name="P130">├── Un_install_dealerV2_4.bash*</text:p>
      <text:p text:style-name="P130">├── UserEval/</text:p>
      <text:p text:style-name="P130">└── Utils/</text:p>
      <text:p text:style-name="P4"/>
      <text:p text:style-name="P4"/>
      <text:p text:style-name="P4">The primary directories of interest are the <text:span text:style-name="T48">Prod/</text:span> directory and the <text:span text:style-name="T48">Examples/</text:span> directory.</text:p>
      <text:p text:style-name="P4">The binary for Dealer is Prod/dealerv2. There are many examples of Dealer input files with names <text:span text:style-name="T266">beginning with "Descr."</text:span> <text:span text:style-name="T265">ending with ".dli" </text:span>in the Examples directory.</text:p>
      <text:p text:style-name="P4">If you want to rebuild Dealer from source you need to have some developer tools installed. These are <text:soft-page-break/>all standard Linux packages so you should be able to install them with your package manager (<text:span text:style-name="T48">apt-get, rpm, dnf, synaptic </text:span>etc.) Of course to install these you will need sudo priviledges.</text:p>
      <text:p text:style-name="P4">The tools you will need <text:s/>are:</text:p>
      <text:p text:style-name="P53">bison, flex, make, gcc, g++ and git. </text:p>
      <text:p text:style-name="P4">Bison should install <text:span text:style-name="T48">m4</text:span> with it; if it does not you will need to install <text:span text:style-name="T48">m4 </text:span>also. </text:p>
      <text:p text:style-name="P4">You will need <text:span text:style-name="T48">git </text:span>if you choose to clone the repo (recommended) instead of downloading the zip file. </text:p>
      <text:p text:style-name="P4">Once the tools are installed, to (re)-build the binary <text:span text:style-name="T48">cd</text:span> to the Prod directory and type:</text:p>
      <text:p text:style-name="P4"><text:span text:style-name="T48">make clean ; make allheaders ; make</text:span> </text:p>
      <text:p text:style-name="P4">Ignore the warnings about unused variables and the tmpname function and so forth. If you have a reasonably standard Linux setup this should be all you need to rebuild dealerv2 for your system.</text:p>
      <text:p text:style-name="P4">For further notes on building the Debug version and verifying the functioning of Dealer see the Maintainer's documentation.</text:p>
      <text:h text:style-name="P164" text:outline-level="1"><text:bookmark-start text:name="__RefHeading___Toc7799_963076609"/>Installing and Building Dealer -- Windows<text:bookmark-end text:name="__RefHeading___Toc7799_963076609"/></text:h>
      <text:p text:style-name="P4">If you are a Windows user and want to use DealerV2 there is bad news and good news.</text:p>
      <text:p text:style-name="P4">The good news is that DealerV2 <text:span text:style-name="T40">will </text:span>run under Windows Subsystem for Linux (WSL), usually without rebuilding. See the next section. <text:s/></text:p>
      <text:p text:style-name="P4">The bad news is that Dealer Version 2, unlike Dealer Version 1.x, <text:s/>is a Linux only program. There has been no attempt to maintain portability to other flavors of Unix, or Windows, or even MacOS. If you want a native Windows version you will have to port the code yourself. Since I know nothing about Windows development, and very little about Windows generally, I cannot help you.</text:p>
      <text:p text:style-name="P4"/>
      <text:p text:style-name="P4">Several people have even succeeded in Re-Building DealerV2 from source, on their Windows machines using WSL. Here in general are the steps that they found necessary:</text:p>
      <text:p text:style-name="P4">1) Install WSL from the Microsoft store. You will <text:s/>need to decide what flavor of WSL to get. From the reports on Github, Untuntu <text:s text:c="2"/>2<text:span text:style-name="T288">2</text:span>.04 <text:span text:style-name="T288">(Jammy)</text:span> will work.</text:p>
      <text:p text:style-name="P4">2) Once you have Ubuntu/Linux/WSL working, you will need to install the developer tools necessary to build from source. (If you just want to run the binary, see the next section ).</text:p>
      <text:p text:style-name="P4">3) When the developer tools are all installed, then you can rebuild Dealer as described in the preceding section, "Installing and Building Dealer -- Linux".</text:p>
      <text:h text:style-name="P175" text:outline-level="3"><text:bookmark-start text:name="__RefHeading___Toc6608_3989013113"/>Install and Run on WSL without (Re) Building <text:bookmark-end text:name="__RefHeading___Toc6608_3989013113"/></text:h>
      <text:p text:style-name="P4">A user has reported he successfully executed dealerv2 on his windows pc following this process</text:p>
      <text:p text:style-name="P4"/>
      <text:p text:style-name="P4">1: Open a command prompt in <text:span text:style-name="T40">administrato</text:span>r mode</text:p>
      <text:p text:style-name="P4">2: Execute <text:span text:style-name="T48">wsl --install</text:span></text:p>
      <text:p text:style-name="P4">3: Restart computer - after restart windows will install Linux</text:p>
      <text:p text:style-name="P4">4: Enter name and password of your own choice and close that window. [<text:span text:style-name="T98">This name and password will be your User ID under Linux. By default this UID will have 'administrator' aka 'superuser' or 'sudo' priviledges.]</text:span></text:p>
      <text:p text:style-name="P4">5: Open a command prompt and switch to the directory where you want your input files</text:p>
      <text:p text:style-name="P4">6: Type <text:span text:style-name="T48">bash </text:span>and <text:span text:style-name="T48">enter</text:span> and you will now start Linux</text:p>
      <text:p text:style-name="P4">7: Enter (You may need to install git. See the next section ). </text:p>
      <text:p text:style-name="P25"><text:span text:style-name="T48"><text:tab/>sudo git clone </text:span><text:a xlink:type="simple" xlink:href="https://github.com/dealerv2/DealerV2_4" text:style-name="Internet_20_link" text:visited-style-name="Visited_20_Internet_20_Link"><text:span text:style-name="T48">https://github.com/dealerv2/DealerV2_4</text:span></text:a><text:span text:style-name="T48">.</text:span><text:span text:style-name="T52">git</text:span></text:p>
      <text:p text:style-name="P25"><text:soft-page-break/><text:span text:style-name="T48"><text:s/></text:span>[You will have to enter your password from step 4 for <text:span text:style-name="T48">sudo</text:span> to work.]</text:p>
      <text:p text:style-name="P4">8<text:span text:style-name="T274">:</text:span> Execute command: [This will save you having to have the developer tools , and rebuilding Dealer].</text:p>
      <text:p text:style-name="P4"><text:span text:style-name="T179"><text:s text:c="4"/></text:span><text:span text:style-name="T48">sudo apt-get install libgomp1</text:span></text:p>
      <text:p text:style-name="P140"><text:span text:style-name="T99">The final character above is a ONE not an ell.</text:span><text:span text:style-name="T289"> </text:span></text:p>
      <text:p text:style-name="P132">Alternatively you can get the necessary dynamic link libraries from the stdlib directory if your version of Ubuntu is compatible with the one used to build the repo.</text:p>
      <text:p text:style-name="P4"/>
      <text:p text:style-name="P4">Go to the next section " Running Dealer on WSL".</text:p>
      <text:h text:style-name="P175" text:outline-level="3"><text:bookmark-start text:name="__RefHeading___Toc6610_3989013113"/>Rebuild Dealer V2 from Source on WSL<text:bookmark-end text:name="__RefHeading___Toc6610_3989013113"/></text:h>
      <text:p text:style-name="P4">The steps are the same <text:s/>as in the previous section up to step 6. </text:p>
      <text:p text:style-name="P4">From there <text:s/>install the developer tools you need: <text:span text:style-name="T48">git, make, flex, bison, gcc, g++</text:span></text:p>
      <text:p text:style-name="P4">with commands: </text:p>
      <text:p text:style-name="P4"><text:span text:style-name="T208">sudo apt update &amp;&amp; sudo apt upgrade</text:span><text:span text:style-name="T73"><text:line-break/></text:span><text:span text:style-name="T208">sudo apt install make</text:span><text:span text:style-name="T73"><text:line-break/></text:span><text:span text:style-name="T208">sudo apt-get install gcc</text:span><text:span text:style-name="T73"><text:line-break/></text:span><text:span text:style-name="T208">sudo apt-get install -y bison</text:span><text:span text:style-name="T73"><text:line-break/></text:span><text:span text:style-name="T208">sudo apt-get install flex</text:span><text:span text:style-name="T73"><text:line-break/></text:span><text:span text:style-name="T208">sudo apt-get install g++</text:span><text:span text:style-name="T73"><text:line-break/>sudo </text:span><text:span text:style-name="T208">git clone </text:span><text:a xlink:type="simple" xlink:href="https://github.com/dealerv2/Dealer-Version-2-.git" text:style-name="Internet_20_link" text:visited-style-name="Visited_20_Internet_20_Link"><text:span text:style-name="Internet_20_link"><text:span text:style-name="T209">https://github.com/dealerv2/Dealer</text:span></text:span></text:a><text:a xlink:type="simple" xlink:href="https://github.com/dealerv2/Dealer-Version-2-.git" text:style-name="Internet_20_link" text:visited-style-name="Visited_20_Internet_20_Link"><text:span text:style-name="Internet_20_link"><text:span text:style-name="T210">V2_4</text:span></text:span></text:a><text:a xlink:type="simple" xlink:href="https://github.com/dealerv2/Dealer-Version-2-.git" text:style-name="Internet_20_link" text:visited-style-name="Visited_20_Internet_20_Link"><text:span text:style-name="Internet_20_link"><text:span text:style-name="T209">.git</text:span></text:span></text:a></text:p>
      <text:p text:style-name="P4"/>
      <text:h text:style-name="P175" text:outline-level="3"><text:bookmark-start text:name="__RefHeading___Toc6612_3989013113"/>Running Dealer on WSL after Install and/or Build<text:bookmark-end text:name="__RefHeading___Toc6612_3989013113"/></text:h>
      <text:p text:style-name="P4">Switch to the downloaded repository</text:p>
      <text:p text:style-name="P4"><text:tab/><text:span text:style-name="T48">cd Dealer</text:span><text:span text:style-name="T52">V2_4</text:span></text:p>
      <text:p text:style-name="P4">type</text:p>
      <text:p text:style-name="P53"><text:tab/>./dealerv2 -h -V</text:p>
      <text:p text:style-name="P4">This will give you a brief help message, the version information , and then exit.</text:p>
      <text:p text:style-name="P4">To actually have Dealer produce some output you need to give some specifications.</text:p>
      <text:p text:style-name="P4">There are several specification files in the Examples directory or you can enter directly from the command line. </text:p>
      <text:p text:style-name="P4"/>
      <text:p text:style-name="P4">From the command line for example:</text:p>
      <text:p text:style-name="P53">./dealerv2 &lt;ENTER&gt;</text:p>
      <text:p text:style-name="P53">produce 5</text:p>
      <text:p text:style-name="P53">condition hcp(north) &gt; 12</text:p>
      <text:p text:style-name="P4"><text:span text:style-name="T48">^D <text:s/>(Control-D) </text:span>Control-D is the Linux End of File signal from the keyboard.</text:p>
      <text:p text:style-name="P4">Now you should get the output from Dealer</text:p>
      <text:p text:style-name="P4"/>
      <text:p text:style-name="P4">From an Examples description file, from the repository directory:</text:p>
      <text:p text:style-name="P53">./dealerv2 Examples/<text:span text:style-name="T267">2nt_</text:span>Demo<text:span text:style-name="T265">.dli</text:span></text:p>
      <text:p text:style-name="P4">And you will see <text:span text:style-name="T237">10</text:span> sets of hands.</text:p>
      <text:h text:style-name="P165" text:outline-level="1"/>
      <text:h text:style-name="P163" text:outline-level="1"><text:bookmark-start text:name="__RefHeading___Toc8940_2019595254"/>Creating a <text:span text:style-name="T220">Custom Evaluation Server</text:span><text:bookmark-end text:name="__RefHeading___Toc8940_2019595254"/></text:h>
      <text:p text:style-name="P4">The idea behind the DealerServer binary, see the UserEval directory, is to enable a user to write code that can be called to implement new functionality in Dealer without having to invent new vocabulary and syntax. Constantly adding words and grammar to Dealer every time new functionality is needed is not scalable in the long term. The earlier version of Dealer already did this in a way by calling an external program (GIB, DPP and DOP perl scripts), but this still needed new syntax and vocabulary. The keyword, <text:span text:style-name="T104">usereval</text:span>, acts as a general purpose 'gateway' function to user provided code.</text:p>
      <text:p text:style-name="P4">See the Maintainer's guide for a few more details, and browse the files, <text:span text:style-name="T48">UserServer.c, metrics_calcs.c </text:span><text:span text:style-name="T207">and</text:span><text:span text:style-name="T48"> </text:span><text:span text:style-name="T53">xxxxx_calc.c </text:span><text:s/>in the <text:span text:style-name="T48">UserEval </text:span>directory. These files show how to provide to <text:s/>Dealer evaluations based on many different 'metrics', such as Goren, Pavlicek, Bergen, or even your own method, not only for a single hand but also for a pair of hands; thus allowing for 'support points' or misfit deductions and so on. <text:span text:style-name="T300">The DealerServer provided with the distribution implements 15 different metrics. See Appendix VI for details.</text:span></text:p>
      <text:h text:style-name="P164" text:outline-level="1" text:is-list-header="true"><text:bookmark-start text:name="__RefHeading___Toc18172_2383521750"/><text:bookmark text:name="_toc1162"/>Glossary of Reserved Words in Dealer<text:bookmark-end text:name="__RefHeading___Toc18172_2383521750"/></text:h>
      <text:p text:style-name="P4">Case matters. Order of cards usually matters. Words ending in 's' can be reserved.</text:p>
      <text:p text:style-name="P4"/>
      <text:p text:style-name="P4">Here is a list of all the reserved words in alphabetical order:</text:p>
      <text:p text:style-name="P4">ace, aces, action, all, altcount, and, any, average, both, bktfreq, c13, cccc, club, clubs, condition, control, controls, csvrpt, dds, deal, dealer,diamond, diamonds, EW, <text:span text:style-name="T2">ew, </text:span>export, frequency,</text:p>
      <text:p text:style-name="P4">generate, gib, hascard, hcp, hcps, heart, hearts, imp, imps, jack, jacks, king, kings, loser, losers, ltc, </text:p>
      <text:p text:style-name="P4">none, not, notrump, notrumps, NS, <text:span text:style-name="T2">ns, </text:span>nv, opener, opc, or, </text:p>
      <text:p text:style-name="P4">par, <text:span text:style-name="T284">parcontract, </text:span>pointcount, predeal, print, printall, printcompact, printes, printew, printns, printoneline, printpbn, printrpt, printside, produce, pt0, pt1, pt2, pt3, pt4, pt5, pt6, pt7, pt8, pt9, </text:p>
      <text:p text:style-name="P4">quality, queen, queens, rnd, score, seed, shape(), shape{}, spade, spades, </text:p>
      <text:p text:style-name="P4">ten, tens, title, top2, top3, top4, top5, trick, tricks, <text:s/>trix, usereval, vul, vulnerable</text:p>
      <text:p text:style-name="P4"/>
      <text:p text:style-name="P4">In addition these arithmetic operators and some special characters, have special meaning to Dealer: </text:p>
      <text:p text:style-name="P4"><text:span text:style-name="T81">+ - * / % = &gt; &lt; &gt;= &lt;= != == ? : " , ( ) # /* */ //</text:span><text:span text:style-name="T48"> <text:s/></text:span></text:p>
      <text:p text:style-name="P4">The scripting variables $<text:span text:style-name="T81">0,$1,$2,$3,$4,$5,$6,$7,$8,$9</text:span><text:span text:style-name="T5"> </text:span><text:span text:style-name="T112">can also be considered to be reserved words.</text:span></text:p>
      <text:h text:style-name="P165" text:outline-level="1"/>
      <text:h text:style-name="P163" text:outline-level="1"><text:bookmark-start text:name="__RefHeading___Toc18174_2383521750"/>Appendix I. -- Linux Command Line Quickstart<text:bookmark-end text:name="__RefHeading___Toc18174_2383521750"/></text:h>
      <text:p text:style-name="P5">This appendix is an attempt to introduce Windows users to the Linux command line. At least enough for them to understand the terms so that they can Google productively.</text:p>
      <text:p text:style-name="P4"><text:span text:style-name="T211">Somewhat to my surprise there are more Windows users interested in Dealerv2 than Linux users.</text:span><text:span text:style-name="T152"><text:line-break/></text:span><text:span text:style-name="T211">Since I wrote the Manual etc. essentially from a Linux users perspective, perhaps a bit of an introduction to the Linux command line is in order.</text:span><text:span text:style-name="T152"><text:line-break/></text:span><text:span text:style-name="T211">Fortunately there are literally thousands of articles on the Net on how to use the Linux command line so I don't have to repeat them here.</text:span><text:span text:style-name="T152"><text:line-break/></text:span><text:span text:style-name="T211">But the following is a bit of a Quickstart so at least you know what to Google for if the Linux command line is new to you.</text:span></text:p>
      <text:h text:style-name="P178" text:outline-level="3"><text:bookmark-start text:name="__RefHeading___Toc18176_2383521750"/>Linux Command Line Basics<text:bookmark-end text:name="__RefHeading___Toc18176_2383521750"/></text:h>
      <text:p text:style-name="P4"><text:span text:style-name="T211">1. Don't be embarrassed if you need a bit of help. Even 'native' Linux users, prefer the GUI and need some encouragement to use the command line.</text:span><text:span text:style-name="T152"><text:line-break/></text:span><text:span text:style-name="T211">2. The 'Command Prompt' in Linux is called '</text:span><text:span text:style-name="Emphasis"><text:span text:style-name="T211">bash'</text:span></text:span><text:span text:style-name="T211">. This is the name of the 'shell' that is the most common on Linux. 'shell' is a very old name from the 1960's Bell Labs unix days that means the Command Interpreter. You give commands to the 'shell' and it then asks the OS (Linux) to execute them for you.</text:span><text:span text:style-name="T152"><text:line-break/></text:span><text:span text:style-name="T211">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52"><text:line-break/></text:span><text:span text:style-name="T211">4. Just like in the BAT files you can pass parameters to the script file. IIRC in a BAT file the parameters</text:span><text:span text:style-name="T216"> </text:span><text:span text:style-name="T211">are %1 %2 etc. In a Shell script they are $1, $2 etc.</text:span><text:span text:style-name="T152"><text:line-break/></text:span><text:span text:style-name="T211">5. The bash shell is a real programming language; it has arrays, functions, if statements, loops etc etc.</text:span></text:p>
      <text:p text:style-name="P4"><text:span text:style-name="T212"><text:s text:c="4"/></text:span><text:span text:style-name="T211">I can't begin to cover it; that's what the Internet is for. :)</text:span></text:p>
      <text:p text:style-name="P4">6. Directories in Linux and Unix since the early 60's are separated from each other by a forward slash. In DOS/Windows Gates decided for some obscure reason to make the separator a backward slash.</text:p>
      <text:p text:style-name="P4">7. The current directory, ie. the directory that you have changed to, in our case it is usually:</text:p>
      <text:p text:style-name="P4"><text:span text:style-name="T212"><text:s/></text:span><text:span text:style-name="T214">Dealer</text:span><text:span text:style-name="T215">V2_4</text:span><text:span text:style-name="T214"> </text:span><text:span text:style-name="T211">somewhere in our home directory, in Linux is represented by a dot (.) So that if you say </text:span><text:span text:style-name="T214">ls . </text:span><text:span text:style-name="T211">you will get a directory listing of the current directory. Most often if you do not specify a directory explicitly the current directory, dot, is assumed.</text:span></text:p>
      <text:p text:style-name="P4"><text:span text:style-name="T211">8. When you type a program name on the command line, the shell looks for a file with that name in certain 'standard' locations. These standard <text:s/>locations are stored in an 'environment variable' called PATH. If you want to see what they are, you can say </text:span><text:span text:style-name="T214">echo $PATH. </text:span><text:span text:style-name="T211">For security reasons, it is </text:span><text:span text:style-name="T213">highly</text:span><text:span text:style-name="T211"> </text:span><text:span text:style-name="T213">recommended that you do NOT include dot,</text:span><text:span text:style-name="T211">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214">dealerv2</text:span><text:span text:style-name="T211"> we say </text:span><text:span text:style-name="T214">./dealerv2</text:span></text:p>
      <text:p text:style-name="P4">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text:soft-page-break/>or 'root'. </text:p>
      <text:p text:style-name="P4"><text:span text:style-name="T211">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214">sudo install_dealer.bash</text:span></text:p>
      <text:p text:style-name="P4"><text:span text:style-name="T179"><text:s/></text:span>and give the correct password, you can subsequently run Dealer no matter what directory you are in by typing <text:span text:style-name="T48">dealerv2 </text:span>(without the dot) and the shell will find <text:span text:style-name="T247">dealerv2</text:span> and start it up for you.</text:p>
      <text:h text:style-name="P166" text:outline-level="1"/>
      <text:h text:style-name="P163" text:outline-level="1"><text:bookmark-start text:name="__RefHeading___Toc2945_3691053158"/>Appendix II. Authors<text:bookmark-end text:name="__RefHeading___Toc2945_3691053158"/></text:h>
      <text:p text:style-name="P5">These authors are listed in the original Dealer documentation:</text:p>
      <text:list xml:id="list3333951347" text:style-name="WW8Num21">
        <text:list-item>
          <text:p text:style-name="P216">Original code: Hans van Staveren <text:a xlink:type="simple" xlink:href="mailto:sater@xs4all.nl" text:style-name="Internet_20_link" text:visited-style-name="Visited_20_Internet_20_Link"><text:span text:style-name="Internet_20_link">(sater@xs4all.nl)</text:span></text:a> </text:p>
        </text:list-item>
      </text:list>
      <text:list xml:id="list4218905582" text:style-name="WW8Num22">
        <text:list-item>
          <text:p text:style-name="P217">Modifications such as the "loser" and "control" function by <text:a xlink:type="simple" xlink:href="mailto:henk@ripe.net" text:style-name="Internet_20_link" text:visited-style-name="Visited_20_Internet_20_Link"><text:span text:style-name="Internet_20_link">Henk Uijterwaal</text:span></text:a>. </text:p>
        </text:list-item>
        <text:list-item>
          <text:p text:style-name="P217">GNU random generator introduced by <text:a xlink:type="simple" xlink:href="mailto:Bruce.Moore@akamail.com" text:style-name="Internet_20_link" text:visited-style-name="Visited_20_Internet_20_Link"><text:span text:style-name="Internet_20_link">Bruce Moore</text:span></text:a>. </text:p>
        </text:list-item>
        <text:list-item>
          <text:p text:style-name="P217">Exhaust Mode by <text:a xlink:type="simple" xlink:href="../../../Debian/dealer/Manual/sr007-2@dial.oleane.com" text:style-name="Internet_20_link" text:visited-style-name="Visited_20_Internet_20_Link"><text:span text:style-name="Internet_20_link">François Dellacherie</text:span></text:a> </text:p>
        </text:list-item>
        <text:list-item>
          <text:p text:style-name="P217">pbn_to_ascii.pl post-processor by <text:a xlink:type="simple" xlink:href="mailto:Robin.Barker@npl.co.uk" text:style-name="Internet_20_link" text:visited-style-name="Visited_20_Internet_20_Link"><text:span text:style-name="Internet_20_link">Robin Barker</text:span></text:a>. </text:p>
        </text:list-item>
        <text:list-item>
          <text:p text:style-name="P217">cccc() and quality() functions by <text:a xlink:type="simple" xlink:href="mailto:DSuits@silknet.com" text:style-name="Internet_20_link" text:visited-style-name="Visited_20_Internet_20_Link"><text:span text:style-name="Internet_20_link">Danil Suits</text:span></text:a>. </text:p>
        </text:list-item>
        <text:list-item>
          <text:p text:style-name="P217">bug fixes, caching, new keywords/counts, options -2, -3, -l, by <text:a xlink:type="simple" xlink:href="mailto:alex@magenta.com" text:style-name="Internet_20_link" text:visited-style-name="Visited_20_Internet_20_Link"><text:span text:style-name="Internet_20_link">Alex Martelli</text:span></text:a>. </text:p>
        </text:list-item>
        <text:list-item>
          <text:p text:style-name="P217">Tricks (GIB) code by <text:a xlink:type="simple" xlink:href="mailto:pdh13@cam.ac.uk" text:style-name="Internet_20_link" text:visited-style-name="Visited_20_Internet_20_Link"><text:span text:style-name="Internet_20_link">Paul Hankin</text:span></text:a> and <text:a xlink:type="simple" xlink:href="mailto:micke.hovmoller@adacra.com" text:style-name="Internet_20_link" text:visited-style-name="Visited_20_Internet_20_Link"><text:span text:style-name="Internet_20_link">Micke Hovmoller</text:span></text:a>. </text:p>
        </text:list-item>
        <text:list-item>
          <text:p text:style-name="P217">Dos/Windows C support, and MSVC++ project files, by <text:a xlink:type="simple" xlink:href="../../../deal_v4/docs/paje@globalnet.co.uk" text:style-name="Internet_20_link" text:visited-style-name="Visited_20_Internet_20_Link"><text:span text:style-name="Internet_20_link">Paul Baxter</text:span></text:a>. </text:p>
        </text:list-item>
      </text:list>
      <text:p text:style-name="P4">Version 2.0 (2022) Author: <text:a xlink:type="simple" xlink:href="mailto:dealerv2@outlook.com?subject=Dealer%20Version%202.x" text:style-name="Internet_20_link" text:visited-style-name="Visited_20_Internet_20_Link"><text:span text:style-name="Internet_20_link"><text:span text:style-name="T221">JG</text:span></text:span></text:a><text:a xlink:type="simple" xlink:href="mailto:dealerv2@outlook.com?subject=Dealer%20Version%202.x" text:style-name="Internet_20_link" text:visited-style-name="Visited_20_Internet_20_Link"><text:span text:style-name="Internet_20_link"><text:span text:style-name="T221">M</text:span></text:span></text:a></text:p>
      <text:p text:style-name="P4"><text:span text:style-name="T168">JGM</text:span> - <text:span text:style-name="T5">Added</text:span>: </text:p>
      <text:list xml:id="list255809554" text:style-name="WW8Num23">
        <text:list-item>
          <text:p text:style-name="P218">Bo Haglund's DDS solver for Tricks and Par calculations</text:p>
        </text:list-item>
        <text:list-item>
          <text:p text:style-name="P218">Optimal Point Count evaluation </text:p>
        </text:list-item>
        <text:list-item>
          <text:p text:style-name="P218">Modern Losing Trick Count </text:p>
        </text:list-item>
        <text:list-item>
          <text:p text:style-name="P218">François Dellacherie Enhanced Shape processing</text:p>
        </text:list-item>
        <text:list-item>
          <text:p text:style-name="P218">Title and Improvements to various reports </text:p>
        </text:list-item>
        <text:list-item>
          <text:p text:style-name="P218">Export function, and Scripting of predeals </text:p>
        </text:list-item>
        <text:list-item>
          <text:p text:style-name="P218">Scripting values and keywords in the Input File </text:p>
        </text:list-item>
        <text:list-item>
          <text:p text:style-name="P218">CSV Report action, and Print Report action</text:p>
        </text:list-item>
        <text:list-item>
          <text:p text:style-name="P218">Doubled and Redoubled contracts for both score and evalcontract</text:p>
        </text:list-item>
        <text:list-item>
          <text:p text:style-name="P218">Score calculation mods </text:p>
        </text:list-item>
        <text:list-item>
          <text:p text:style-name="P218">Numbers with decimal points, aka 'dotnums' for use in ltc, cccc, quality, <text:s/>hcp &amp; other counts </text:p>
        </text:list-item>
        <text:list-item>
          <text:p text:style-name="P218">Bug fixes to altcount, and evalcontract</text:p>
        </text:list-item>
        <text:list-item>
          <text:p text:style-name="P218">Updated the RNG to GNU rand48 </text:p>
        </text:list-item>
        <text:list-item>
          <text:p text:style-name="P218">Modified the seeding method to use the Linux kernel entropy pool.</text:p>
        </text:list-item>
        <text:list-item>
          <text:p text:style-name="P218">Added ability to specify seed value in the Input File. </text:p>
        </text:list-item>
        <text:list-item>
          <text:p text:style-name="P218">Added the Bucket Frequency functionality (bktfreq)</text:p>
        </text:list-item>
        <text:list-item>
          <text:p text:style-name="P218">Added UserEval functionality. To allow metrics not in provided for in Dealer itself.</text:p>
        </text:list-item>
        <text:list-item>
          <text:p text:style-name="P218">Added ability to use Richard Pavlicek's library of 10 Million plus <text:span text:style-name="T40">solved</text:span> deals as input source.</text:p>
        </text:list-item>
        <text:list-item>
          <text:p text:style-name="P218">Added the ‘bias’ predeal functionality; e.g. <text:span text:style-name="T247">predeal spades(east)==4 </text:span><text:span text:style-name="T277">now works.</text:span></text:p>
        </text:list-item>
        <text:list-item>
          <text:p text:style-name="P218">Added functionality to save deals, and DD results, in RP’s highly efficient ‘zrd’ format. </text:p>
        </text:list-item>
      </text:list>
      <text:p text:style-name="P4"/>
      <text:p text:style-name="P4"><text:span text:style-name="T151">JGM</text:span> - <text:span text:style-name="T5">Removed</text:span>: </text:p>
      <text:list xml:id="list194231573493119" text:continue-numbering="true" text:style-name="WW8Num23">
        <text:list-item>
          <text:p text:style-name="P199">DOS/Windows code </text:p>
        </text:list-item>
        <text:list-item>
          <text:p text:style-name="P199">GIB library code, (GIB double dummy analysis remains.)<text:span text:style-name="T234"> RP Library function replaces this.</text:span></text:p>
        </text:list-item>
        <text:list-item>
          <text:p text:style-name="P199">Exhaust mode code </text:p>
        </text:list-item>
        <text:list-item>
          <text:p text:style-name="P199">zero52[NRANDVALS] array and code.</text:p>
        </text:list-item>
      </text:list>
      <text:p text:style-name="P103"/>
      <text:p text:style-name="P4"><text:span text:style-name="T151">JGM</text:span> - <text:span text:style-name="T5">Wrote:</text:span> </text:p>
      <text:list xml:id="list20442119" text:style-name="WW8Num24">
        <text:list-item>
          <text:p text:style-name="P200">Brief manual on operation of Dealer for code maintainers. </text:p>
        </text:list-item>
      </text:list>
      <text:list xml:id="list194230485059803" text:continue-list="list194231573493119" text:style-name="WW8Num23">
        <text:list-item>
          <text:p text:style-name="P199">Users Guide -- This is it!</text:p>
        </text:list-item>
      </text:list>
      <text:h text:style-name="P163" text:outline-level="1"><text:bookmark-start text:name="__RefHeading___Toc6770_3691053158"/>Appendix III. Copyright<text:bookmark-end text:name="__RefHeading___Toc6770_3691053158"/></text:h>
      <text:p text:style-name="P5">Original Copyright Notice from Hans van Staveren</text:p>
      <text:p text:style-name="P89">Hans van Staveren's original README file</text:p>
      <text:p text:style-name="P4">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P4">When you report bugs please mention the version number in the source files, and preferably send context diffs if you changed anything. I might put in your fixes, and distribute a new version someday. </text:p>
      <text:p text:style-name="P4">I would prefer if you did *not* use this program for generating hands for tournaments. I have not investigated the random number generation closely enough for me to be comfortable with that thought. </text:p>
      <text:p text:style-name="P4">(Note: random number generation has been significantly improved since the original release, for which this disclaimer was written; check the source code for more details). </text:p>
      <text:p text:style-name="P4"><text:span text:style-name="T179"><text:s text:c="8"/></text:span>Hans van Staveren</text:p>
      <text:p text:style-name="P4"><text:span text:style-name="T179"><text:s text:c="8"/></text:span>Amsterdam, <text:s/>Holland</text:p>
      <text:h text:style-name="P172" text:outline-level="2"><text:bookmark-start text:name="__RefHeading___Toc6772_3691053158"/>Copyright Version 2.0<text:bookmark-end text:name="__RefHeading___Toc6772_3691053158"/></text:h>
      <text:p text:style-name="P5">The code developed by JGM is copyright JGM (2022<text:span text:style-name="T234">, 2023,</text:span><text:span text:style-name="T288">2024</text:span>) and released under the GNU Public License Version 3 or later at your option. </text:p>
      <text:p text:style-name="P5">Copyright (C) 2022,<text:span text:style-name="T290">2023,2024</text:span>, J. G. Morse Richmond B.C. Canada, V7A2R1</text:p>
      <text:p text:style-name="P5"/>
      <text:p text:style-name="P5"><text:span text:style-name="T179"><text:s text:c="3"/></text:span>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5"><text:span text:style-name="T179"><text:s text:c="3"/></text:span>This program is distributed in the hope that it will be useful, <text:s/>but WITHOUT ANY WARRANTY; without even the implied warranty of <text:s/>MERCHANTABILITY or FITNESS FOR A PARTICULAR PURPOSE. <text:s/>See the GNU General Public License for more details.</text:p>
      <text:p text:style-name="P5">You should have received a copy of the GNU General Public License along with this program. <text:s/>If not, see &lt;http://www.gnu.org/licenses/&gt;.</text:p>
      <text:p text:style-name="P5"/>
      <text:h text:style-name="P166" text:outline-level="1"/>
      <text:h text:style-name="P163" text:outline-level="1"><text:bookmark-start text:name="__RefHeading___Toc7837_1294319977"/>Appendix IV. The KnR (cccc) A<text:span text:style-name="T285">l</text:span>gorithm Explained<text:bookmark-end text:name="__RefHeading___Toc7837_1294319977"/></text:h>
      <text:p text:style-name="P37">Jeff Goldsmith, who has implemented the KnR Four C's algorithm by Kaplan and Reubens in both Perl and C, has also provided an easy to read text version so that you don't have to read through the code to understand what it does.</text:p>
      <text:p text:style-name="P5"><text:span text:style-name="T126">I have included the text version here, because now that Jeff has passed away, I am not sure how long his web site:</text:span><text:span text:style-name="T147"> https://www.jeff-goldsmith.com</text:span><text:span text:style-name="T126"> will continue to be available.</text:span></text:p>
      <text:p text:style-name="P37">Here<text:span text:style-name="T268">,</text:span> courtesy of Jeff Goldsmith<text:span text:style-name="T268">,</text:span> is the KnR Algorithm in English.</text:p>
      <text:p text:style-name="P3">Recapping the K&amp;R algorithm from the October '82 Bridge World pp. 21-23.</text:p>
      <text:p text:style-name="P15"/>
      <text:p text:style-name="P15">Protected* high cards:</text:p>
      <text:p text:style-name="P3"><text:span text:style-name="T206"><text:s text:c="4"/></text:span>A = 3, K = 2, Q = 1 </text:p>
      <text:p text:style-name="P3">*King protected at least once; Q protected at least twice; Ace needs no protection</text:p>
      <text:p text:style-name="P3">See also adjustments to short honors section below, for Qxx, doubleton Q etc.</text:p>
      <text:p text:style-name="P15">Shortness:</text:p>
      <text:p text:style-name="P15"><text:span text:style-name="T206"><text:s text:c="4"/></text:span>void = 3, singleton = 2, doubleton = 1 Discount first doubleton</text:p>
      <text:p text:style-name="P3"><text:span text:style-name="T206"><text:s text:c="4"/></text:span>Note 1: Every stiff is counted as 2, whether stiff A,K,Q,J or x.</text:p>
      <text:p text:style-name="P3"><text:span text:style-name="T206"><text:s text:c="4"/></text:span>Note 2: Every 2nd and/or 3rd doubleton is counted as 1, whether xx or AK.</text:p>
      <text:p text:style-name="P3"/>
      <text:p text:style-name="P15">4333 = -.5</text:p>
      <text:p text:style-name="P15">Suit quality:</text:p>
      <text:p text:style-name="P3"><text:span text:style-name="T206"><text:s text:c="4"/></text:span>(number of cards in suit) * (4321 count)/10 </text:p>
      <text:p text:style-name="P15"><text:span text:style-name="T206"><text:s text:c="4"/></text:span>Adjustments: (added to 4321 count before dividing by 10 )</text:p>
      <text:p text:style-name="P15"><text:span text:style-name="T206"><text:s text:c="8"/></text:span>Seven card suits: <text:s/>+ 1 for missing Q or J<text:span text:style-name="T202">(1)</text:span><text:span text:style-name="T222"> </text:span><text:span text:style-name="T225">(+1 max )</text:span></text:p>
      <text:p text:style-name="P15"><text:span text:style-name="T206"><text:s text:c="8"/></text:span>Eight card suits: <text:s/>+ 2 for missing Q or <text:s/>+1 for missing J (<text:span text:style-name="T180">+2 max</text:span>)</text:p>
      <text:p text:style-name="P3"><text:span text:style-name="T206"><text:s text:c="8"/></text:span>Nine or longer: <text:s text:c="3"/>+ 2 for missing Q <text:span text:style-name="T180">and +1 for missing J (+3 max)</text:span></text:p>
      <text:p text:style-name="P15"><text:span text:style-name="T206"><text:s text:c="8"/></text:span>Six card suits or shorter:</text:p>
      <text:p text:style-name="P15"><text:span text:style-name="T206"><text:s text:c="12"/></text:span>Ten with two or more honors: 1</text:p>
      <text:p text:style-name="P15"><text:span text:style-name="T206"><text:s text:c="12"/></text:span>Ten with the Jack: <text:s text:c="10"/>1</text:p>
      <text:p text:style-name="P3"><text:span text:style-name="T206"><text:s text:c="12"/></text:span>Other tens: <text:s text:c="16"/>.5 (<text:span text:style-name="T185">i.e. Tens in a </text:span><text:span text:style-name="T181">6</text:span><text:span text:style-name="T185"> card or shorter suit?)</text:span></text:p>
      <text:p text:style-name="P3"><text:span text:style-name="T206"><text:s text:c="16"/></text:span><text:span text:style-name="T185">(modifier about six-card suits misplaced?)</text:span><text:span text:style-name="T203">(2)</text:span></text:p>
      <text:p text:style-name="P15"><text:span text:style-name="T206"><text:s text:c="12"/></text:span>Nine with the ten: <text:s text:c="2"/>.5 or <text:span text:style-name="T185">(only if the 9 is in a 6 card or less suit)</text:span></text:p>
      <text:p text:style-name="P15"><text:span text:style-name="T206"><text:s text:c="12"/></text:span>Nine with two honors:.5 or<text:tab/>("Honor" means A, K, or Q.<text:span text:style-name="T274">)</text:span> </text:p>
      <text:p text:style-name="P15"><text:span text:style-name="T206"><text:s text:c="12"/></text:span>Nine with the eight: .5</text:p>
      <text:p text:style-name="P15">short honors:</text:p>
      <text:p text:style-name="P15"><text:span text:style-name="T206"><text:s text:c="4"/></text:span>stiff king = .5 (i.e. unprotected K = .5 ; it's worth more than stiff x )</text:p>
      <text:p text:style-name="P3"><text:span text:style-name="T206"><text:s text:c="4"/></text:span>doubleton queen if with A or K = .5 ; <text:s text:c="2"/>Qx = 0.25 (Qx, QT, QJ)</text:p>
      <text:p text:style-name="P15"><text:span text:style-name="T206"><text:s text:c="4"/></text:span>stiff Q = 0 <text:s text:c="2"/></text:p>
      <text:p text:style-name="P15">lower honors:</text:p>
      <text:p text:style-name="P15"><text:span text:style-name="T206"><text:s text:c="4"/></text:span>Queen if without ace or king and suit is 3 or longer = -.25 i.e. Q worth 1.75.</text:p>
      <text:p text:style-name="P15"><text:span text:style-name="T206"><text:s text:c="4"/></text:span>J with exactly two higher honors = .5</text:p>
      <text:p text:style-name="P15"><text:span text:style-name="T206"><text:s text:c="4"/></text:span>J with exactly one higher honor <text:s/>= .25</text:p>
      <text:p text:style-name="P15"><text:span text:style-name="T206"><text:s text:c="4"/></text:span>doubleton queen = .25</text:p>
      <text:p text:style-name="P3"><text:span text:style-name="T206"><text:s text:c="4"/></text:span>Ten under precisely two higher or with 9 and under precisely one higher = .25</text:p>
      <text:p text:style-name="P15">Bottom line:</text:p>
      <text:p text:style-name="P3"><text:span text:style-name="T206"><text:s text:c="4"/></text:span>1H, 1S, 1NT opening optional at 12.0 mandatory <text:s text:c="2"/>12.5 <text:s text:c="21"/></text:p>
      <text:p text:style-name="P3"><text:span text:style-name="T206"><text:s text:c="4"/></text:span>1C, 1D <text:s text:c="5"/>opening optional at 13.0 mandatory <text:s text:c="2"/>13.5 <text:s text:c="19"/></text:p>
      <text:p text:style-name="P15"><text:span text:style-name="T206"><text:s text:c="4"/></text:span>2C with major <text:s text:c="18"/>22.0</text:p>
      <text:p text:style-name="P15"><text:span text:style-name="T206"><text:s text:c="4"/></text:span>2C with minor <text:s text:c="18"/>24.0</text:p>
      <text:p text:style-name="P14"><text:span text:style-name="T180">Source code at</text:span> http://www.jeff-goldsmith.org/cgi-bin/knr.cgi (see knr.pl in <text:span text:style-name="T300">d</text:span>ocs/)</text:p>
      <text:h text:style-name="P172" text:outline-level="2"><text:bookmark-start text:name="__RefHeading___Toc17457_1245427423"/><text:soft-page-break/>Additional Comments by JGM <text:s/>re KnR Algorithm <text:bookmark-end text:name="__RefHeading___Toc17457_1245427423"/></text:h>
      <text:p text:style-name="P4">(1) The explanation given here is correct. The code as published by Jeff would give the extra point only if <text:span text:style-name="T40">both</text:span><text:span text:style-name="T44"> the Queen and Jack were missing. Fixed by JGM in the knr_JeffGoldsmith.pl file in the ‘docs/’ directory.</text:span></text:p>
      <text:p text:style-name="P4"/>
      <text:p text:style-name="P4">(2) The text is ambiguous. </text:p>
      <text:p text:style-name="P4">&lt;quote&gt;<text:span text:style-name="T98">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5 when under the Ten or under any two honors, or accompanied by the Eight spot.</text:span> &lt;/quote&gt; </text:p>
      <text:p text:style-name="P4">The code as published by Jeff, assumes any Ten at all. <text:s/>Assuming that the above applies to any Ten at all, even in a 7+ suit, does not seem correct to me. A Ten in a 4 or 5 card suit has some value. A Ten in a 7 card suit likely adds very little. R. Pavlicek played with Kaplan; his website agrees that only Tens in a suit of six cards or fewer should count.</text:p>
      <text:p text:style-name="P4"/>
      <text:p text:style-name="P4">(3) What follows is some of the text from the original article, along with some comments or discussion by JGM. The actual text is between &lt;quote&gt; ... &lt;/quote&gt; tags. The rest is by JGM.</text:p>
      <text:p text:style-name="P4">1. Discussing 'useless lower honors' in long suits for the purposes of Suit Quality calculation:</text:p>
      <text:p text:style-name="P4"><text:span text:style-name="T179"><text:s/></text:span>&lt;quote&gt;</text:p>
      <text:p text:style-name="P4"><text:span text:style-name="T179"><text:s text:c="5"/></text:span><text:span text:style-name="T98">A 7 card suit would count 1 point extra (before multiplication by .7 for length) if either minor honor were missing; an 8 card suit, up to 2 extra points for missing honors and an even longer suit, up to <text:s/>3 extra.</text:span></text:p>
      <text:p text:style-name="P4">&lt;/quote&gt;</text:p>
      <text:p text:style-name="P4">Notice that for a 7 card suit, even if it has the Queen, but is missing the Jack it still gets an extra point credit. The or<text:span text:style-name="T286">i</text:span>ginal code by Jeff, would give the missing credit only if both Queen and Jack were missing. Fixed by JGM in 2022.</text:p>
      <text:p text:style-name="P4">2. When discussing this example hand,</text:p>
      <text:p text:style-name="P4"><text:span text:style-name="T179"><text:s text:c="9"/></text:span>AJTxxx KT9x xx x,</text:p>
      <text:p text:style-name="P4">originally valued as "<text:span text:style-name="T98">just under 13</text:span>" (actually 12.95 -- JGM -- but see note 4 below)</text:p>
      <text:p text:style-name="P4">&lt;quote&gt;</text:p>
      <text:p text:style-name="P90">For later in the auction, in responding and rebidding, distributional hands like the example above</text:p>
      <text:p text:style-name="P4"><text:span text:style-name="T98">may greatly increase or decrease in value. The </text:span><text:span text:style-name="T106">3 points in distribution </text:span><text:span text:style-name="T98">for that singleton and doubleton, 3 non-losers, will be subtracted by the computer on a totally misfitting auction; and the distribution count may be as much as doubled when the auction reveals a good fit. When supporting partner's suit with three or more trumps, the computer adds an extra 50% to the short suit count if sure of an eight-card fit, and adds an extra 100% when sure of a better fit. When it is partner who has supported, the extra credit is 25% for an assured eight-card fit, 50% for nine, 100% for huge fits.</text:span></text:p>
      <text:p text:style-name="P90">Responder to that minimum one-spade opening gives a limit raise to three spades. The computer now</text:p>
      <text:p text:style-name="P90">values opener's hand as close to 16, and bids on to game. Quite right too!</text:p>
      <text:p text:style-name="P4">&lt;/quote&gt;</text:p>
      <text:p text:style-name="P4">JGM Comments:</text:p>
      <text:p text:style-name="P4">1. Regarding the non supporting hand:</text:p>
      <text:p text:style-name="P4"><text:span text:style-name="T179"><text:s/></text:span>Assuming the LR shows 4 card support, there is a 10 fit, so the 2 points for the stiff club become 4 and the hand is now worth 14.95. I don't see 16. (but see note 4 below)</text:p>
      <text:p text:style-name="P4"><text:soft-page-break/>There are several questions that arise out of that statement regarding the exact details of how to treat doubletons and so on. They will likely never be answered.</text:p>
      <text:p text:style-name="P4">2. Regarding supporting hands:</text:p>
      <text:p text:style-name="P4">It sounds like when there is an 8 fit, with 3 <text:span text:style-name="T40">or more trumps</text:span> (50% increase), the computer would give a hand with two doubletons, an extra half point, (2nd doubleton now worth 1.5) and a hand with a stiff would get an extra point (stiff now worth 3 points).</text:p>
      <text:p text:style-name="P4">When there is a 9+ fit (100% increase) a stiff would be worth 4 points and a second doubleton would be worth two. If there were more than one stiff (a 6511 or 7411 hand say) then BOTH stiffs would be upgraded to 4 points.</text:p>
      <text:p text:style-name="P4"/>
      <text:p text:style-name="P4">3. From the text it is the length of the fit that matters most, not the number of trumps in the supporting hand. An 8 fit with 4 trumps (4=4 fit), gets the same increase as an 8 fit with 3 trumps (5=3 fit). Presumably a 9 fit with 4 trumps (5=4 fit) would get the same as a 9 fit with 3 (6=3 fit). This is quite different from everyone else where it is usually the number of trumps in the supporting hand that determines how much the supporting hand can count for shortness.</text:p>
      <text:p text:style-name="P4"/>
      <text:p text:style-name="P4">4. The text says to ignore the first doubleton; and the code provided by Jeff and others does that in a way, by arbitrarily subtracting 1 point <text:span text:style-name="T286">whether there is a doubleton or not</text:span>.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code therefore counts the first doubleton if there is another shortness in the hand.</text:p>
      <text:h text:style-name="P169" text:outline-level="1"/>
      <text:h text:style-name="P170" text:outline-level="1"><text:bookmark-start text:name="__RefHeading___Toc7506_3077954580"/><text:span text:style-name="T246">Appendix V. </text:span><text:s/>Library of Solved Deals<text:span text:style-name="T273"> by R. Pavlicek</text:span><text:bookmark-end text:name="__RefHeading___Toc7506_3077954580"/></text:h>
      <text:p text:style-name="P133">The complete library is available on Github as part of the<text:span text:style-name="T228"> </text:span><text:span text:style-name="T229">https://github.com/dealerv2/Show_RP_DB</text:span> repo. <text:span text:style-name="T219">Because Github does not allow files more than 50 MB, the database on this site comes as 6 separate files each with 2 Million deals. rpdd00 rpdd01 rpdd02 rpdd03 rpdd04 rpdd05</text:span></text:p>
      <text:p text:style-name="Standard"><text:span text:style-name="T217">If you append these files together in sequence when you get them you will have RP’s complete database.<text:line-break/>Also included are the files</text:span><text:span text:style-name="T218"> </text:span><text:span text:style-name="q"><text:span text:style-name="T217">rpdd_10First.zrd and rpdd_10Last.zrd</text:span></text:span><text:span text:style-name="q"><text:span text:style-name="T218"> </text:span></text:span><text:span text:style-name="T217">which are the first 10 and the last 10 deals. These two files can be used to test and debug with.</text:span></text:p>
      <text:p text:style-name="P16"/>
      <text:p text:style-name="P142">The complete Library is approximately 240MB.</text:p>
      <text:p text:style-name="P142">Alternatively you can download the ZIP archive from RP's web site and create the Library yourself using the code utilities provided by RP. These utilities are MS-DOS executable and batch files and will only run on MS-DOS, not on Linux.</text:p>
      <text:p text:style-name="P144">To get RP's ZIP archive which allows you to create your own copy of the Library and also some utilities for using it, visit <text:span text:style-name="T228">http://www.rpbridge.net/rput.htm.</text:span></text:p>
      <text:p text:style-name="P142">If you download the ZIP file you will find inside a file called <text:span text:style-name="T7">rsd.txt </text:span><text:span text:style-name="T227">This file is reproduced below and explains the format of the library and how to build your own copy.</text:span></text:p>
      <text:p text:style-name="P143"/>
      <text:p text:style-name="P145"><text:span text:style-name="T227">The</text:span><text:span text:style-name="T235"> </text:span><text:span text:style-name="T227">Github repo </text:span><text:span text:style-name="T236">also </text:span><text:span text:style-name="T227">contains C code, written by JGM, that will parse this Library and output each deal in 'pbn' format. See </text:span><text:span text:style-name="T230">https://github.com/dealerv2/Show_RP_DB</text:span></text:p>
      <text:p text:style-name="P85"><text:s/>Each record in the Library is 23 bytes; 13 to record the cards in the deal, and 10 to record the 20 DD results.</text:p>
      <text:p text:style-name="P94">Here is RP's file explaining how to use his Library of solved deals.</text:p>
      <text:p text:style-name="Standard">-------------------</text:p>
      <text:p text:style-name="Standard">Random Solved Deals</text:p>
      <text:p text:style-name="Standard">-------------------</text:p>
      <text:p text:style-name="Standard"><text:s text:c="4"/>*** Alert! This resource is for computer savvy persons ***</text:p>
      <text:p text:style-name="Standard"><text:s text:c="4"/>*** with programming experience. You know who you are! ***</text:p>
      <text:p text:style-name="Standard">In the early 2000s I created a database of 10,485,760 random deals.</text:p>
      <text:p text:style-name="Standard">That was easy. The daunting task was to solve each deal 20 times to</text:p>
      <text:p text:style-name="Standard">determine the double-dummy makes for each hand in each strain, which</text:p>
      <text:p text:style-name="Standard">required almost <text:span text:style-name="T42">_two years_ </text:span>of computer time.</text:p>
      <text:p text:style-name="Standard"/>
      <text:p text:style-name="Standard">As a courtesy to other programmers and data addicts, these deals and</text:p>
      <text:p text:style-name="Standard">double-dummy results are available for download in the file <text:span text:style-name="T5">rsd.zip,</text:span></text:p>
      <text:p text:style-name="Standard">which contains these files:</text:p>
      <text:p text:style-name="Standard">rsd.txt<text:tab/><text:tab/>You are reading it</text:p>
      <text:p text:style-name="Standard">rpdd.zdd<text:tab/>Double-dummy results (104,857,600 bytes)</text:p>
      <text:p text:style-name="Standard">rsd.bat<text:tab/><text:tab/>Batch file to start:</text:p>
      <text:p text:style-name="Standard">xrsd.exe<text:tab/>Program to create the random deals</text:p>
      <text:p text:style-name="Standard"/>
      <text:p text:style-name="Standard"/>
      <text:p text:style-name="Standard"><text:soft-page-break/>Unzip the four files into a separate folder and open (run) rsd.bat.</text:p>
      <text:p text:style-name="Standard">Answer the prompt of how many deals to create, then type Y (yes).</text:p>
      <text:p text:style-name="Standard"/>
      <text:p text:style-name="Standard">A new file rpdd.zrd will be built in this structure:</text:p>
      <text:p text:style-name="Standard">===== ZRD Format ====== 23 bytes (184 bits) per record =====</text:p>
      <text:p text:style-name="Standard">Bitmap<text:tab/> <text:s text:c="3"/>Value<text:tab/>Coding</text:p>
      <text:p text:style-name="Standard">0-1<text:tab/> <text:s text:c="3"/>SA<text:tab/><text:tab/>00=West <text:s/>01=North <text:s/>10=East <text:s/>11=South</text:p>
      <text:p text:style-name="Standard">2-3<text:tab/> <text:s text:c="3"/>SK<text:tab/><text:tab/>00=West <text:s/>01=North <text:s/>10=East <text:s/>11=South</text:p>
      <text:p text:style-name="Standard">...<text:tab/> <text:s text:c="3"/>...<text:tab/><text:tab/>...</text:p>
      <text:p text:style-name="Standard">22-23<text:tab/> <text:s text:c="3"/>S3<text:tab/><text:tab/>00=West <text:s/>01=North <text:s/>10=East <text:s/>11=South</text:p>
      <text:p text:style-name="Standard">24-25<text:tab/> <text:s text:c="3"/>S2<text:tab/><text:tab/>00=West <text:s/>01=North <text:s/>10=East <text:s/>11=South</text:p>
      <text:p text:style-name="Standard">26-103<text:tab/> <text:s text:c="3"/>...<text:tab/><text:tab/>Same for other suits in order H D C</text:p>
      <text:p text:style-name="Standard">104-107<text:tab/> <text:s text:c="3"/>West<text:tab/>Tricks makable in NT (0-13)</text:p>
      <text:p text:style-name="Standard">108-111<text:tab/> <text:s text:c="3"/>North<text:tab/>Tricks makable in NT (0-13)</text:p>
      <text:p text:style-name="Standard">112-115<text:tab/> <text:s text:c="3"/>East<text:tab/><text:span text:style-name="T275"><text:tab/></text:span>Tricks makable in NT (0-13)</text:p>
      <text:p text:style-name="Standard">116-119<text:tab/> <text:s text:c="3"/>South<text:tab/>Tricks makable in NT (0-13)</text:p>
      <text:p text:style-name="Standard">120-183<text:tab/> <text:s text:c="3"/>...<text:tab/><text:tab/>Same for each suit in order S H D C</text:p>
      <text:p text:style-name="Standard">============================================================</text:p>
      <text:p text:style-name="Standard">If you created the full database, rpdd.zrd will be 241,172,480 bytes</text:p>
      <text:p text:style-name="Standard">(23*10,485,760). To verify its integrity, right-click on the file and</text:p>
      <text:p text:style-name="Standard">from the menu select "CRC SHA" --&gt; SHA-1. It should match:</text:p>
      <text:p text:style-name="Standard"><text:s text:c="4"/>A5E35BDBED32D2A1FAA8D450216E529701284994</text:p>
      <text:p text:style-name="Standard">Created by: Richard Pavlicek</text:p>
      <text:p text:style-name="Standard">E-mail: richard@rpbridge.net</text:p>
      <text:p text:style-name="Standard">Web site: <text:a xlink:type="simple" xlink:href="http://rpbridge.net/" text:style-name="Internet_20_link" text:visited-style-name="Visited_20_Internet_20_Link">http://rpbridge.net</text:a></text:p>
      <text:p text:style-name="Standard"/>
      <text:h text:style-name="P171" text:outline-level="1"><text:bookmark-start text:name="__RefHeading___Toc7506_30779545801"/><text:span text:style-name="T246">Appendix V</text:span><text:span text:style-name="T291">I. The Sample UserEval Program</text:span><text:bookmark-end text:name="__RefHeading___Toc7506_30779545801"/></text:h>
      <text:h text:style-name="P173" text:outline-level="2"><text:bookmark-start text:name="__RefHeading___Toc15553_3875612458"/>Location, Building, <text:span text:style-name="T292">and Executing</text:span><text:bookmark-end text:name="__RefHeading___Toc15553_3875612458"/></text:h>
      <text:p text:style-name="Standard">The UserEval code is located in the the UserEval sub-directory of the dealerv2 ROO<text:span text:style-name="T291">T</text:span> directory (DealerV2_4 as of 2024/08/23). </text:p>
      <text:p text:style-name="Standard">The C code is in <text:span text:style-name="T247">UserEval/src</text:span>, the header files in <text:span text:style-name="T247">UserEval/include</text:span> and the Makefile in <text:span text:style-name="T247">UserEval/.</text:span></text:p>
      <text:p text:style-name="Standard">To build the <text:span text:style-name="T291">production version, </text:span></text:p>
      <text:p text:style-name="P125">cd Usereval</text:p>
      <text:p text:style-name="P125">unset JGMDBG &amp;&amp; make </text:p>
      <text:p text:style-name="P125">cp DealerServer ../Prod</text:p>
      <text:p text:style-name="Standard">This will create a copy of the DealerServer program in the Prod sub-directory of the ROOT.</text:p>
      <text:p text:style-name="Standard">Then to make a version with the debugging code enabled</text:p>
      <text:p text:style-name="P125">make clean</text:p>
      <text:p text:style-name="P125">export JGMDBG=1</text:p>
      <text:p text:style-name="P125">make</text:p>
      <text:p text:style-name="P125">cp DealerSrvdbg ../Debug</text:p>
      <text:p text:style-name="Standard">this will create a DealerServer binary with debugging features enabled, in the Debug subdirectory of ROOT.</text:p>
      <text:p text:style-name="Standard"/>
      <text:p text:style-name="Standard">If you run<text:span text:style-name="T5"> dealerv2 </text:span>using as input a file which includes <text:span text:style-name="T5">usereval</text:span><text:span text:style-name="T112"> clauses, dealerv2 will try to run a binary with the name </text:span><text:span text:style-name="T262">DealerServer.</text:span><text:span text:style-name="T112"> To over-ride this choice use the -U switch on the command line. (See the command line switches section earlier in this document). For example to run the debug version <text:s/>from the Debug subdirectory issue the command</text:span></text:p>
      <text:p text:style-name="P125">dealerv2 -U DealerV2_4/Debug/DealerSrvdbg Examples/UE40_tst.dli</text:p>
      <text:p text:style-name="Standard"/>
      <text:h text:style-name="Heading_20_2" text:outline-level="2"><text:bookmark-start text:name="__RefHeading___Toc15555_3875612458"/>The Included UserEval Server Program<text:bookmark-end text:name="__RefHeading___Toc15555_3875612458"/></text:h>
      <text:p text:style-name="Standard">This program implements code to evaluate a pair of hands (either the NS side, or the EW side) according to 15 different methods. (Each method is called a ‘metric’). There is a Bergen metric, a Pavlicek metric, a Sheinwold metric, a Zar metric and so on.</text:p>
      <text:p text:style-name="Standard">The key thing to appreciate is that the focus of this program is <text:span text:style-name="T40">the side</text:span><text:span text:style-name="T44"> as a whole. In dealer itself the focus is on the hands individually; there is no easy way to calculate support points with shortness and 3 </text:span><text:span text:style-name="T47">or</text:span><text:span text:style-name="T44"> 4 trump for example, nor to account for wasted honors facing shortness and that sort of thing. (The one exception is the OPC call, but that result is achieved by also running an external program).</text:span></text:p>
      <text:p text:style-name="Standard">The grammar of the <text:span text:style-name="T5">usereval</text:span><text:span text:style-name="T112"> clause allows for specifying the hand, or the side, and also the sui</text:span><text:span text:style-name="T121">t, but in practice the DealerServer program include</text:span><text:span text:style-name="T122">d </text:span><text:span text:style-name="T121">with the distribution only the side portion of the grammar is used. For the rest of this discussion therefore we focus on </text:span><text:span text:style-name="T10">usereva</text:span><text:span text:style-name="T11">l</text:span><text:span text:style-name="T121"> clauses that match the following:</text:span></text:p>
      <text:p text:style-name="P125">usereval(10, NS, 3 ) or usereval(40, EW, 87 )</text:p>
      <text:p text:style-name="Standard"/>
      <text:p text:style-name="P149">Each usereval clause is called a “query”. The first number in the parentheses is the type of query, also known as the ‘tag’. This tag specifies what kind of result the user is looking for. The second item is the <text:soft-page-break/>side. For the purposes of our discussion the side is either NS or EW (note the capitals). The sample server treats each side individually and keeps the results for each side in separate sets of counters.</text:p>
      <text:p text:style-name="P149">The 3<text:span text:style-name="T222">rd</text:span> item is the result number, or counter number. The user must know in which counter the Server program stores which result. For example tag 10, implements side evaluation according to Richard Pavlicek’s method; he counts for shortness, he adds for extra length in the trump suit, he deducts points for short honors such as singleton or doubleton Queens and Jacks and so on.</text:p>
      <text:p text:style-name="P149">Tag 10 then returns several results; the most useful ones are the six results in counters 0 thru 5. These are in order: <text:span text:style-name="T40">Counter <text:s/>Number <text:s text:c="4"/>Result Description</text:span></text:p>
      <text:p text:style-name="P149"><text:s text:c="32"/>0 <text:s text:c="19"/>The total strength of the side if played in NoTrump</text:p>
      <text:p text:style-name="P149"><text:s text:c="32"/>1 <text:s text:c="19"/>The strength of the North (or East) hand if played in NoTrump</text:p>
      <text:p text:style-name="P149"><text:s text:c="32"/>2 <text:s text:c="19"/>The strength of the South (or West) hand if played in NoTrump</text:p>
      <text:p text:style-name="P149"><text:s text:c="32"/>3 <text:s text:c="19"/>The total strength of the side if played in its ‘Best Fit’.</text:p>
      <text:p text:style-name="P150"><text:s text:c="32"/><text:span text:style-name="T293">4</text:span> <text:s text:c="19"/>The strength of the North (or East) hand if played in its ‘Best Fit’.</text:p>
      <text:p text:style-name="P150"><text:s text:c="32"/><text:span text:style-name="T293">5</text:span> <text:s text:c="19"/>The strength of the South (or West) hand if played in its ‘Best Fit’.</text:p>
      <text:p text:style-name="P151">The choice of which counter to use for which result depends on who wrote the code. The above scheme is the one adopted by JGM as the ‘standard’ when it comes to getting the results from individual metrics. Additional values are often returned in counters numbered higher than 5, but there is no real standard for any of these, and they are mostly used for testing purposes to verify the accuracy of the code in implementing the algorithm.</text:p>
      <text:p text:style-name="P151">Two other counters are also standard in this version of the server: counter 126 is used to store the number of the suit that is considered to be the ‘Best Fit’ suit. The suits are numbered Clubs=0, Diamonds=1, Hearts=2, Spades=3. The other standard counter is 127, which gives the length of the fit, in the ‘Best Fit’ suit. <text:span text:style-name="T301">Values in counter 126 off eight</text:span> and above are self-explanatory. The <text:span text:style-name="T301">value </text:span>7 shows a 5:2 fit, and the <text:span text:style-name="T301">value</text:span> -1 shows none of the above. (Therefore 4:3, 6:1 or 7:0).</text:p>
      <text:p text:style-name="P151"/>
      <text:h text:style-name="P179" text:outline-level="3"><text:bookmark-start text:name="__RefHeading___Toc15557_3875612458"/>Metrics Implemented In Included Server<text:bookmark-end text:name="__RefHeading___Toc15557_3875612458"/></text:h>
      <text:p text:style-name="P81">Terminology</text:p>
      <table:table table:name="Table1" table:style-name="Table1" table:template-name="Academic">
        <table:table-column table:style-name="Table1.A"/>
        <table:table-column table:style-name="Table1.B"/>
        <table:table-row>
          <table:table-cell table:style-name="Table1.A1" office:value-type="string">
            <text:p text:style-name="P111">Term</text:p>
          </table:table-cell>
          <table:table-cell table:style-name="Table1.A1" office:value-type="string">
            <text:p text:style-name="P111">Meaning(*)</text:p>
          </table:table-cell>
        </table:table-row>
        <table:table-row>
          <table:table-cell table:style-name="Table1.A2" office:value-type="string">
            <text:p text:style-name="P111">HCP-W</text:p>
          </table:table-cell>
          <table:table-cell table:style-name="Table1.A2" office:value-type="string">
            <text:p text:style-name="P111">High Card Points on the Ace=4, King=3, Queen=2, Jack=1, Ten=0 <text:span text:style-name="T301">scale</text:span></text:p>
          </table:table-cell>
        </table:table-row>
        <table:table-row>
          <table:table-cell table:style-name="Table1.A2" office:value-type="string">
            <text:p text:style-name="P111">HCP-B</text:p>
          </table:table-cell>
          <table:table-cell table:style-name="Table1.A2" office:value-type="string">
            <text:p text:style-name="P110">‘<text:span text:style-name="T296">Bumwrap’ HCP. Ace=4.5, K=3, Q=1.5, J=0.75, T=0.25</text:span></text:p>
          </table:table-cell>
        </table:table-row>
        <table:table-row>
          <table:table-cell table:style-name="Table1.A2" office:value-type="string">
            <text:p text:style-name="P111">Dpts</text:p>
          </table:table-cell>
          <table:table-cell table:style-name="Table1.A2" office:value-type="string">
            <text:p text:style-name="P111">Distribution Pts for shortness: Void=3, Stiff=2, Doubleton=1.</text:p>
          </table:table-cell>
        </table:table-row>
        <table:table-row>
          <table:table-cell table:style-name="Table1.A2" office:value-type="string">
            <text:p text:style-name="P111">Len</text:p>
          </table:table-cell>
          <table:table-cell table:style-name="Table1.A2" office:value-type="string">
            <text:p text:style-name="P111">Points for Length in a suit longer than 4. Exact value depends on metric</text:p>
          </table:table-cell>
        </table:table-row>
        <table:table-row>
          <table:table-cell table:style-name="Table1.A2" office:value-type="string">
            <text:p text:style-name="P111">Dfit</text:p>
          </table:table-cell>
          <table:table-cell table:style-name="Table1.A2" office:value-type="string">
            <text:p text:style-name="P111">Dummy support points for shortness with 3+ trumps. Metric dependant</text:p>
          </table:table-cell>
        </table:table-row>
        <table:table-row>
          <table:table-cell table:style-name="Table1.A2" office:value-type="string">
            <text:p text:style-name="P111">Fn</text:p>
          </table:table-cell>
          <table:table-cell table:style-name="Table1.A2" office:value-type="string">
            <text:p text:style-name="P111">Extra pts in Declarer for longer trumps, or shortness etc.</text:p>
          </table:table-cell>
        </table:table-row>
        <table:table-row>
          <table:table-cell table:style-name="Table1.A2" office:value-type="string">
            <text:p text:style-name="P111">Hf</text:p>
          </table:table-cell>
          <table:table-cell table:style-name="Table1.A2" office:value-type="string">
            <text:p text:style-name="P111">Upgrade to minor honors supporting partner’s long suit(s). <text:span text:style-name="T302">U</text:span>sually trump suit.</text:p>
          </table:table-cell>
        </table:table-row>
        <table:table-row table:style-name="Table1.9">
          <table:table-cell table:style-name="Table1.A2" office:value-type="string">
            <text:p text:style-name="P111">Body</text:p>
          </table:table-cell>
          <table:table-cell table:style-name="Table1.A2" office:value-type="string">
            <text:p text:style-name="P111">Add for Tens/Aces; subtract for lack of Aces</text:p>
          </table:table-cell>
        </table:table-row>
        <table:table-row table:style-name="Table1.9">
          <table:table-cell table:style-name="Table1.A2" office:value-type="string">
            <text:p text:style-name="P112">Misfit</text:p>
          </table:table-cell>
          <table:table-cell table:style-name="Table1.A2" office:value-type="string">
            <text:p text:style-name="P112">Deduct for honors wasted vs shortness.</text:p>
          </table:table-cell>
        </table:table-row>
        <table:table-row table:style-name="Table1.9">
          <table:table-cell table:style-name="Table1.A2" office:value-type="string">
            <text:p text:style-name="P111">Syn</text:p>
          </table:table-cell>
          <table:table-cell table:style-name="Table1.A2" office:value-type="string">
            <text:p text:style-name="P111">Honors working together in a suit; <text:span text:style-name="T302">aka synergy.</text:span></text:p>
          </table:table-cell>
        </table:table-row>
        <table:table-row table:style-name="Table1.9">
          <table:table-cell table:style-name="Table1.A12" office:value-type="string">
            <text:p text:style-name="P113">Best Fit /HLDF</text:p>
          </table:table-cell>
          <table:table-cell table:style-name="Table1.A12" office:value-type="string">
            <text:p text:style-name="P113">Longest Fit then Major over minor then Weaker over Stronger</text:p>
          </table:table-cell>
        </table:table-row>
      </table:table>
      <text:p text:style-name="P152">(*) The usual meaning is given as a guide but there exist significant variations between the metrics. For example some count +1 for each card &gt; 4 in each suit; some count the 6<text:span text:style-name="T222">th</text:span> and up card as 2 points <text:span text:style-name="T301">etc.</text:span></text:p>
      <text:p text:style-name="P153">The biggest difference in approach is that some metrics count Shortness points before a fit is found, while others count for Length.</text:p>
      <table:table table:name="IncludedMetrics" table:style-name="IncludedMetrics" table:template-name="Elegant">
        <table:table-column table:style-name="IncludedMetrics.A"/>
        <table:table-column table:style-name="IncludedMetrics.B"/>
        <table:table-column table:style-name="IncludedMetrics.C"/>
        <table:table-header-rows>
          <text:soft-page-break/>
          <table:table-row>
            <table:table-cell table:style-name="IncludedMetrics.A1" office:value-type="string">
              <text:p text:style-name="P109">Tag Number</text:p>
            </table:table-cell>
            <table:table-cell table:style-name="IncludedMetrics.A1" office:value-type="string">
              <text:p text:style-name="P108">Metric Name</text:p>
            </table:table-cell>
            <table:table-cell table:style-name="IncludedMetrics.A1" office:value-type="string">
              <text:p text:style-name="P109">Description</text:p>
            </table:table-cell>
          </table:table-row>
        </table:table-header-rows>
        <table:table-row>
          <table:table-cell table:style-name="IncludedMetrics.A2" office:value-type="string">
            <text:p text:style-name="P105">0</text:p>
          </table:table-cell>
          <table:table-cell table:style-name="IncludedMetrics.A2" office:value-type="string">
            <text:p text:style-name="P106">Bergen</text:p>
          </table:table-cell>
          <table:table-cell table:style-name="IncludedMetrics.A2" office:value-type="string">
            <text:p text:style-name="P106">Adjust-3,Len,Dfit,Fn,Hf,Syn,Body, HCP-W, </text:p>
          </table:table-cell>
        </table:table-row>
        <table:table-row>
          <table:table-cell table:style-name="IncludedMetrics.A2" office:value-type="string">
            <text:p text:style-name="P105">1</text:p>
          </table:table-cell>
          <table:table-cell table:style-name="IncludedMetrics.A2" office:value-type="string">
            <text:p text:style-name="P106">Bissel</text:p>
          </table:table-cell>
          <table:table-cell table:style-name="IncludedMetrics.A2" office:value-type="string">
            <text:p text:style-name="P106">Bissel 1936. Unique method. Per RP website and iNet docs.</text:p>
          </table:table-cell>
        </table:table-row>
        <table:table-row>
          <table:table-cell table:style-name="IncludedMetrics.A2" office:value-type="string">
            <text:p text:style-name="P105">2</text:p>
          </table:table-cell>
          <table:table-cell table:style-name="IncludedMetrics.A2" office:value-type="string">
            <text:p text:style-name="P106">DKP (1)</text:p>
          </table:table-cell>
          <table:table-cell table:style-name="IncludedMetrics.A2" office:value-type="string">
            <text:p text:style-name="P106">Kleinman <text:span text:style-name="T297">LJP</text:span> per NoTrump Zone Book. <text:span text:style-name="T297">Len based; Dfit.</text:span></text:p>
          </table:table-cell>
        </table:table-row>
        <table:table-row>
          <table:table-cell table:style-name="IncludedMetrics.A2" office:value-type="string">
            <text:p text:style-name="P105">3</text:p>
          </table:table-cell>
          <table:table-cell table:style-name="IncludedMetrics.A2" office:value-type="string">
            <text:p text:style-name="P106">Goren <text:span text:style-name="T302">(0)</text:span></text:p>
          </table:table-cell>
          <table:table-cell table:style-name="IncludedMetrics.A2" office:value-type="string">
            <text:p text:style-name="P106">HCP-W; Dpts, Dfit, Hf, Fn, Body, <text:span text:style-name="T298">misfit.</text:span></text:p>
          </table:table-cell>
        </table:table-row>
        <table:table-row>
          <table:table-cell table:style-name="IncludedMetrics.A2" office:value-type="string">
            <text:p text:style-name="P105">4</text:p>
          </table:table-cell>
          <table:table-cell table:style-name="IncludedMetrics.A2" office:value-type="string">
            <text:p text:style-name="P106">Kaplan</text:p>
          </table:table-cell>
          <table:table-cell table:style-name="IncludedMetrics.A2" office:value-type="string">
            <text:p text:style-name="P106">HCP-W; Len, Dfit, <text:span text:style-name="T298">Hf,Fn</text:span></text:p>
          </table:table-cell>
        </table:table-row>
        <table:table-row>
          <table:table-cell table:style-name="IncludedMetrics.A2" office:value-type="string">
            <text:p text:style-name="P105">5</text:p>
          </table:table-cell>
          <table:table-cell table:style-name="IncludedMetrics.A2" office:value-type="string">
            <text:p text:style-name="P106">Karpin</text:p>
          </table:table-cell>
          <table:table-cell table:style-name="IncludedMetrics.A2" office:value-type="string">
            <text:p text:style-name="P106">HCP-W; Len, Dfit, Fn, </text:p>
          </table:table-cell>
        </table:table-row>
        <table:table-row>
          <table:table-cell table:style-name="IncludedMetrics.A2" office:value-type="string">
            <text:p text:style-name="P105">6</text:p>
          </table:table-cell>
          <table:table-cell table:style-name="IncludedMetrics.A2" office:value-type="string">
            <text:p text:style-name="P106">Karpin_B</text:p>
          </table:table-cell>
          <table:table-cell table:style-name="IncludedMetrics.A2" office:value-type="string">
            <text:p text:style-name="P106">HCP-B; Len, Dfit, Fn, </text:p>
          </table:table-cell>
        </table:table-row>
        <table:table-row>
          <table:table-cell table:style-name="IncludedMetrics.A2" office:value-type="string">
            <text:p text:style-name="P105">7</text:p>
          </table:table-cell>
          <table:table-cell table:style-name="IncludedMetrics.A2" office:value-type="string">
            <text:p text:style-name="P106">KnR Fit (2)</text:p>
          </table:table-cell>
          <table:table-cell table:style-name="IncludedMetrics.A2" office:value-type="string">
            <text:p text:style-name="P106">4 C’s as fixed by JGM plus for shortness with fit; minus for misfit</text:p>
          </table:table-cell>
        </table:table-row>
        <table:table-row>
          <table:table-cell table:style-name="IncludedMetrics.A2" office:value-type="string">
            <text:p text:style-name="P105">8</text:p>
          </table:table-cell>
          <table:table-cell table:style-name="IncludedMetrics.A2" office:value-type="string">
            <text:p text:style-name="P106">Larsson</text:p>
          </table:table-cell>
          <table:table-cell table:style-name="IncludedMetrics.A2" office:value-type="string">
            <text:p text:style-name="P106">HCP-W; Len, Dfit, Body, Syn</text:p>
          </table:table-cell>
        </table:table-row>
        <table:table-row>
          <table:table-cell table:style-name="IncludedMetrics.A2" office:value-type="string">
            <text:p text:style-name="P105">9</text:p>
          </table:table-cell>
          <table:table-cell table:style-name="IncludedMetrics.A2" office:value-type="string">
            <text:p text:style-name="P106">Larsson_B</text:p>
          </table:table-cell>
          <table:table-cell table:style-name="IncludedMetrics.A2" office:value-type="string">
            <text:p text:style-name="P106">HCP-B; Len, Dfit, Body, Syn</text:p>
          </table:table-cell>
        </table:table-row>
        <table:table-row>
          <table:table-cell table:style-name="IncludedMetrics.A2" office:value-type="string">
            <text:p text:style-name="P105">10</text:p>
          </table:table-cell>
          <table:table-cell table:style-name="IncludedMetrics.A2" office:value-type="string">
            <text:p text:style-name="P106">Pavlicek</text:p>
          </table:table-cell>
          <table:table-cell table:style-name="IncludedMetrics.A2" office:value-type="string">
            <text:p text:style-name="P106">HCP-W; Dpts, Dfit, Body, <text:span text:style-name="T298">misfit</text:span></text:p>
          </table:table-cell>
        </table:table-row>
        <table:table-row>
          <table:table-cell table:style-name="IncludedMetrics.A2" office:value-type="string">
            <text:p text:style-name="P105">11</text:p>
          </table:table-cell>
          <table:table-cell table:style-name="IncludedMetrics.A2" office:value-type="string">
            <text:p text:style-name="P106">Sheinwold</text:p>
          </table:table-cell>
          <table:table-cell table:style-name="IncludedMetrics.A2" office:value-type="string">
            <text:p text:style-name="P106">HCP-W; Dpts, Dfit</text:p>
          </table:table-cell>
        </table:table-row>
        <table:table-row>
          <table:table-cell table:style-name="IncludedMetrics.A2" office:value-type="string">
            <text:p text:style-name="P105">12</text:p>
          </table:table-cell>
          <table:table-cell table:style-name="IncludedMetrics.A2" office:value-type="string">
            <text:p text:style-name="P106">Zar Basic</text:p>
          </table:table-cell>
          <table:table-cell table:style-name="IncludedMetrics.A2" office:value-type="string">
            <text:p text:style-name="P104"><text:s/><text:span text:style-name="T294">2*L1 + (L2-L4) + Controls + HCP-W </text:span><text:span text:style-name="T295">per Zar PDF</text:span></text:p>
          </table:table-cell>
        </table:table-row>
        <table:table-row>
          <table:table-cell table:style-name="IncludedMetrics.A2" office:value-type="string">
            <text:p text:style-name="P105">13</text:p>
          </table:table-cell>
          <table:table-cell table:style-name="IncludedMetrics.A2" office:value-type="string">
            <text:p text:style-name="P106">Zar Advanced</text:p>
          </table:table-cell>
          <table:table-cell table:style-name="IncludedMetrics.A2" office:value-type="string">
            <text:p text:style-name="P107">Basic +Dfit, Hf and other refinements</text:p>
          </table:table-cell>
        </table:table-row>
        <table:table-row>
          <table:table-cell table:style-name="IncludedMetrics.A2" office:value-type="string">
            <text:p text:style-name="P105">14</text:p>
          </table:table-cell>
          <table:table-cell table:style-name="IncludedMetrics.A2" office:value-type="string">
            <text:p text:style-name="P106">Roth</text:p>
          </table:table-cell>
          <table:table-cell table:style-name="IncludedMetrics.A2" office:value-type="string">
            <text:p text:style-name="P107">HCP-W; Dpts; Dfit, Syn; Per 1968 Book.</text:p>
          </table:table-cell>
        </table:table-row>
        <table:table-row>
          <table:table-cell table:style-name="IncludedMetrics.A2" office:value-type="string">
            <text:p text:style-name="P105">40</text:p>
          </table:table-cell>
          <table:table-cell table:style-name="IncludedMetrics.A2" office:value-type="string">
            <text:p text:style-name="P106">Set40 <text:span text:style-name="T295">(3)</text:span></text:p>
          </table:table-cell>
          <table:table-cell table:style-name="IncludedMetrics.A2" office:value-type="string">
            <text:p text:style-name="P107">90 Results. A set of 6 for each of the 15 metrics.</text:p>
          </table:table-cell>
        </table:table-row>
        <table:table-row>
          <table:table-cell table:style-name="IncludedMetrics.A2" office:value-type="string">
            <text:p text:style-name="P105">50</text:p>
          </table:table-cell>
          <table:table-cell table:style-name="IncludedMetrics.A2" office:value-type="string">
            <text:p text:style-name="P106">KarpinMixed</text:p>
          </table:table-cell>
          <table:table-cell table:style-name="IncludedMetrics.A2" office:value-type="string">
            <text:p text:style-name="P107">Both Karpin and Karpin_B </text:p>
          </table:table-cell>
        </table:table-row>
        <table:table-row>
          <table:table-cell table:style-name="IncludedMetrics.A2" office:value-type="string">
            <text:p text:style-name="P105">51</text:p>
          </table:table-cell>
          <table:table-cell table:style-name="IncludedMetrics.A2" office:value-type="string">
            <text:p text:style-name="P106">LarssonMixed</text:p>
          </table:table-cell>
          <table:table-cell table:style-name="IncludedMetrics.A2" office:value-type="string">
            <text:p text:style-name="P107">Both Larsson and Larsson_B</text:p>
          </table:table-cell>
        </table:table-row>
        <table:table-row>
          <table:table-cell table:style-name="IncludedMetrics.A20" office:value-type="string">
            <text:p text:style-name="P105">88</text:p>
          </table:table-cell>
          <table:table-cell table:style-name="IncludedMetrics.A20" office:value-type="string">
            <text:p text:style-name="P106">Set88 <text:span text:style-name="T295">(4)</text:span></text:p>
          </table:table-cell>
          <table:table-cell table:style-name="IncludedMetrics.A20" office:value-type="string">
            <text:p text:style-name="P107">30 Results. NT-Total, and BestFit total for all 15 metrics</text:p>
          </table:table-cell>
        </table:table-row>
      </table:table>
      <text:p text:style-name="P154">(0) Almost every metric deducts for stiff K, Q, J. Most deduct for Queens doubleton, and Jacks <text:span text:style-name="T302">d</text:span>oubleton if not with an A or K. Few deduct for other short honors such as a stiff A or a doubleton KQ. In a method that does not use Dpts, this is straightforward; the questions surround how to evaluate short honors, when using Dpts. Is a stiff K worth 2 + 3? 2 + (3-1), 3 only? Does it matter whether the contract is in a suit or NoTrump?</text:p>
      <text:p text:style-name="P154">(1) DK’s LJP are A=13, K=9, Q=5, J=1 Tens get +1 or +2 depending on ‘companions’. Synergy points are awarded for cards with an A or K. The final result is divided by 3., then Length points are added. JGM added a standard version of Dfit since DK did not address that in his book.</text:p>
      <text:p text:style-name="P154">(2) The 4C’s algorithm per the original text; errors in J Goldsmith’s code fixed. JGM added the Dfit and Fn points per the original text in the Bridge World.<text:span text:style-name="T302">(See Appendix IV)</text:span></text:p>
      <text:p text:style-name="P154">(3) The six ‘standard’ results for each of the 15 metrics returned in order. <text:span text:style-name="T299">Thus slots 0..5 are for Bergen, and slots 84 .. 89 for Roth. </text:span>See the file UE40_test.dli in the Examples directory.</text:p>
      <text:p text:style-name="P154">(4) <text:span text:style-name="T299">The sides’s total HLDF evaluation <text:s/>for each of the15 metrics in slots 0 .. 14, and the sides’s total NT evaluation for each of the metrics in slots 15 .. 29.</text:span></text:p>
      <text:p text:style-name="P155"/>
      <text:p text:style-name="P156">See the Dealer Input (dli) files in the Examples directory; the ones with UE as part of the filen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CA" style:letter-kerning="true" style:font-name-asian="Droid Sans" style:font-family-asian="'Droid Sans'"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top="0.1701in" fo:margin-bottom="0.0402in" style: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8z0" style:family="text">
      <style:text-properties style:font-name="Symbol" fo:font-family="Symbol" style:font-charset="x-symbol" style:font-name-complex="OpenSymbol" style:font-family-complex="OpenSymbol, 'Arial Unicode MS'" style:font-charset-complex="x-symbol"/>
    </style:style>
    <style:style style:name="WW8Num19z0" style:family="text">
      <style:text-properties style:font-name="Symbol" fo:font-family="Symbol" style:font-charset="x-symbol" style:font-name-complex="OpenSymbol" style:font-family-complex="OpenSymbol, 'Arial Unicode MS'" style:font-charset-complex="x-symbol"/>
    </style:style>
    <style:style style:name="WW8Num20z0" style:family="text">
      <style:text-properties style:font-name="Symbol" fo:font-family="Symbol" style:font-charset="x-symbol" style:font-name-complex="OpenSymbol" style:font-family-complex="OpenSymbol, 'Arial Unicode MS'" style:font-charset-complex="x-symbol"/>
    </style:style>
    <style:style style:name="WW8Num21z0" style:family="text">
      <style:text-properties style:font-name="Symbol" fo:font-family="Symbol" style:font-charset="x-symbol" style:font-name-complex="OpenSymbol" style:font-family-complex="OpenSymbol, 'Arial Unicode MS'" style:font-charset-complex="x-symbol"/>
    </style:style>
    <style:style style:name="WW8Num22z0" style:family="text">
      <style:text-properties style:font-name="Symbol" fo:font-family="Symbol" style:font-charset="x-symbol" style:font-name-complex="OpenSymbol" style:font-family-complex="OpenSymbol, 'Arial Unicode MS'" style:font-charset-complex="x-symbol"/>
    </style:style>
    <style:style style:name="WW8Num2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q" style:family="text"/>
    <text:outline-style style:name="Outline">
      <text:outline-level-style text:level="1" text:style-name="WW8Num1z0" loext:num-list-format="%1%"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0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0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0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2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2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2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2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2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2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CA">
      <number:number number:min-integer-digits="1"/>
    </number:number-style>
    <number:text-style style:name="N10100" number:language="en" number:country="CA">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style>
    <style:style style:name="Academic.2" style:family="table-cell" style:data-style-name="N10000">
      <style:table-cell-properties fo:border-bottom="0.74pt solid #000000" fo:padding="0in" fo:padding-left="0in" fo:padding-right="0in" fo:padding-top="0in" fo:padding-bottom="0in"/>
    </style:style>
    <style:style style:name="Academic.3" style:family="table-cell" style:data-style-name="N10100">
      <style:table-cell-properties fo:padding="0in" fo:padding-left="0in" fo:padding-right="0in" fo:padding-top="0in" fo:padding-bottom="0in"/>
    </style:style>
    <style:style style:name="Academic.4" style:family="table-cell" style:data-style-name="N10000">
      <style:table-cell-properties fo:padding="0in" fo:padding-left="0in" fo:padding-right="0in" fo:padding-top="0in" fo:padding-bottom="0in"/>
    </style:style>
    <style:style style:name="Academic.5" style:family="table-cell" style:data-style-name="N10000">
      <style:table-cell-properties fo:padding="0in" fo:padding-left="0in" fo:padding-right="0in" fo:padding-top="0in" fo:padding-bottom="0in"/>
    </style:style>
    <style:style style:name="Academic.6" style:family="table-cell" style:data-style-name="N10100">
      <style:table-cell-properties fo:padding="0in" fo:padding-left="0in" fo:padding-right="0in" fo:padding-top="0in" fo:padding-bottom="0in"/>
    </style:style>
    <style:style style:name="Academic.7" style:family="table-cell" style:data-style-name="N10000">
      <style:table-cell-properties fo:padding="0in" fo:padding-left="0in" fo:padding-right="0in" fo:padding-top="0in" fo:padding-bottom="0in"/>
    </style:style>
    <style:style style:name="Academic.8" style:family="table-cell" style:data-style-name="N10000">
      <style:table-cell-properties fo:padding="0in" fo:padding-left="0in" fo:padding-right="0in" fo:padding-top="0in" fo:padding-bottom="0in"/>
    </style:style>
    <style:style style:name="Academic.9" style:family="table-cell" style:data-style-name="N10000">
      <style:table-cell-properties fo:padding="0in" fo:padding-left="0in" fo:padding-right="0in" fo:padding-top="0in" fo:padding-bottom="0in"/>
    </style:style>
    <style:style style:name="Academic.10" style:family="table-cell" style:data-style-name="N10000">
      <style:table-cell-properties fo:padding="0in" fo:padding-left="0in" fo:padding-right="0in" fo:padding-top="0in" fo:padding-bottom="0in"/>
    </style:style>
    <style:style style:name="Academic.11" style:family="table-cell" style:data-style-name="N10100">
      <style:table-cell-properties fo:border-top="0.74pt solid #000000" fo:border-bottom="0.74pt solid #000000" fo:padding="0in" fo:padding-left="0in" fo:padding-right="0in" fo:padding-top="0in" fo:padding-bottom="0in"/>
    </style:style>
    <style:style style:name="Academic.12" style:family="table-cell" style:data-style-name="N10100">
      <style:table-cell-properties fo:border-top="0.74pt solid #000000" fo:border-bottom="0.74pt solid #000000" fo:padding="0in" fo:padding-left="0in" fo:padding-right="0in" fo:padding-top="0in" fo:padding-bottom="0in"/>
    </style:style>
    <style:style style:name="Academic.13" style:family="table-cell" style:data-style-name="N10100">
      <style:table-cell-properties fo:border-bottom="0.74pt solid #000000" fo:padding="0in" fo:padding-left="0in" fo:padding-right="0in" fo:padding-top="0in" fo:padding-bottom="0in"/>
    </style:style>
    <style:style style:name="Academic.14" style:family="table-cell" style:data-style-name="N10000">
      <style:table-cell-properties fo:border-bottom="0.74pt solid #000000" fo:padding="0in" fo:padding-left="0in" fo:padding-right="0in" fo:padding-top="0in" fo:padding-bottom="0in"/>
    </style:style>
    <style:style style:name="Academic.15" style:family="table-cell" style:data-style-name="N10100">
      <style:table-cell-properties fo:border-top="0.74pt solid #000000" fo:border-bottom="0.74pt solid #000000" fo:padding="0in" fo:padding-left="0in" fo:padding-right="0in" fo:padding-top="0in" fo:padding-bottom="0in"/>
    </style:style>
    <style:style style:name="Academic.16" style:family="table-cell" style:data-style-name="N10000">
      <style:table-cell-properties fo:border-bottom="0.74pt solid #000000" fo:padding="0in" fo:padding-left="0in" fo:padding-right="0in" fo:padding-top="0in" fo:padding-bottom="0in"/>
    </style:style>
    <style:style style:name="Elegant.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fo:text-align="start" style:justify-single-word="false" style:writing-mode="lr-tb"/>
    </style:style>
    <style:style style:name="MT1" style:family="text">
      <style:text-properties officeooo:rsid="0055372d"/>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3882in" fo:margin-left="0in" fo:margin-right="0in" fo:margin-top="0.3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uthor: JGM <text:s/><text:tab/>Page:<text:page-number text:select-page="current">59</text:page-number><text:tab/>Date:<text:span text:style-name="MT1">2024-06-30</text:span></text:p>
      </style:header>
      <style:footer>
        <text:p text:style-name="MP2"><text:a xlink:type="simple" xlink:href="#Table of Contents1|region" text:style-name="Internet_20_link" text:visited-style-name="Visited_20_Internet_20_Link"><text:span text:style-name="Internet_20_link">TOC</text:span></text:a> <text:s text:c="3"/><text:a xlink:type="simple" xlink:href="#20.Appendix II. Authors|outline" text:style-name="Internet_20_link" text:visited-style-name="Visited_20_Internet_20_Link"><text:span text:style-name="Internet_20_link">Authors</text:span></text:a> <text:s text:c="2"/><text:a xlink:type="simple" xlink:href="#6.The Input File |outline" text:style-name="Internet_20_link" text:visited-style-name="Visited_20_Internet_20_Link">Input File </text:a><text:s text:c="4"/><text:a xlink:type="simple" xlink:href="#11.Command Line Parameters|outline" text:style-name="Internet_20_link" text:visited-style-name="Visited_20_Internet_20_Link"><text:span text:style-name="Internet_20_link">Command Line</text:span></text:a> <text:s text:c="5"/><text:a xlink:type="simple" xlink:href="#12.Scripting the Input File|outline" text:style-name="Internet_20_link" text:visited-style-name="Visited_20_Internet_20_Link"><text:span text:style-name="Internet_20_link">Scripting</text:span></text:a> <text:s text:c="5"/><text:a xlink:type="simple" xlink:href="#18.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text:span text:style-name="Internet_20_link">Release Notes</text:span></text:a> <text:s text:c="2"/><text:a xlink:type="simple" xlink:href="#21.Appendix III. Copyright|outline" text:style-name="Internet_20_link" text:visited-style-name="Visited_20_Internet_20_Link"><text:span text:style-name="Internet_20_link">License</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5:47:11</meta:creation-date>
    <dc:date>2024-09-25T19:42:29.180367482</dc:date>
    <meta:print-date>2023-01-22T12:46:00</meta:print-date>
    <meta:editing-cycles>199</meta:editing-cycles>
    <meta:editing-duration>P16DT23H15M51S</meta:editing-duration>
    <meta:generator>LibreOffice/7.3.7.2$Linux_X86_64 LibreOffice_project/30$Build-2</meta:generator>
    <meta:document-statistic meta:table-count="2" meta:image-count="0" meta:object-count="0" meta:page-count="59" meta:paragraph-count="1397" meta:word-count="26315" meta:character-count="153967" meta:non-whitespace-character-count="122862"/>
  </office:meta>
</office:document-meta>
</file>